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lanilha 1" table:style-name="ta1">
        <table:shapes>
          <draw:frame draw:z-index="0" draw:style-name="gr1" draw:text-style-name="P1" svg:width="159.99mm" svg:height="89.99mm" svg:x="113.89mm" svg:y="5.51mm">
            <draw:object draw:notify-on-update-of-ranges="'Planilha 1'.B2:'Planilha 1'.B1001 'Planilha 1'.D2:'Planilha 1'.D1001 'Planilha 1'.B2:'Planilha 1'.B1001 'Planilha 1'.E2:'Planilha 1'.E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rupo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office:value-type="float" office:value="9" calcext:value-type="float">
            <text:p>9</text:p>
          </table:table-cell>
          <table:table-cell table:formula="of:=IF([.A2]=0;[.C2];NA())" office:value-type="float" office:value="9" calcext:value-type="float">
            <text:p>9</text:p>
          </table:table-cell>
          <table:table-cell table:formula="of:=IF([.A2]=1;[.C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6717" calcext:value-type="float">
            <text:p>10,56717</text:p>
          </table:table-cell>
          <table:table-cell office:value-type="float" office:value="9.268445" calcext:value-type="float">
            <text:p>9,268445</text:p>
          </table:table-cell>
          <table:table-cell table:formula="of:=IF([.A3]=0;[.C3];NA())" office:value-type="float" office:value="9.268445" calcext:value-type="float">
            <text:p>9,268445</text:p>
          </table:table-cell>
          <table:table-cell table:formula="of:=IF([.A3]=1;[.C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7532" calcext:value-type="float">
            <text:p>8,27532</text:p>
          </table:table-cell>
          <table:table-cell office:value-type="float" office:value="11.38221" calcext:value-type="float">
            <text:p>11,38221</text:p>
          </table:table-cell>
          <table:table-cell table:formula="of:=IF([.A4]=0;[.C4];NA())" office:value-type="float" office:value="11.38221" calcext:value-type="float">
            <text:p>11,38221</text:p>
          </table:table-cell>
          <table:table-cell table:formula="of:=IF([.A4]=1;[.C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27458" calcext:value-type="float">
            <text:p>8,227458</text:p>
          </table:table-cell>
          <table:table-cell office:value-type="float" office:value="11.37764" calcext:value-type="float">
            <text:p>11,37764</text:p>
          </table:table-cell>
          <table:table-cell table:formula="of:=IF([.A5]=0;[.C5];NA())" office:value-type="float" office:value="11.37764" calcext:value-type="float">
            <text:p>11,37764</text:p>
          </table:table-cell>
          <table:table-cell table:formula="of:=IF([.A5]=1;[.C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79511" calcext:value-type="float">
            <text:p>8,179511</text:p>
          </table:table-cell>
          <table:table-cell office:value-type="float" office:value="11.37211" calcext:value-type="float">
            <text:p>11,37211</text:p>
          </table:table-cell>
          <table:table-cell table:formula="of:=IF([.A6]=0;[.C6];NA())" office:value-type="float" office:value="11.37211" calcext:value-type="float">
            <text:p>11,37211</text:p>
          </table:table-cell>
          <table:table-cell table:formula="of:=IF([.A6]=1;[.C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315" calcext:value-type="float">
            <text:p>8,1315</text:p>
          </table:table-cell>
          <table:table-cell office:value-type="float" office:value="11.36561" calcext:value-type="float">
            <text:p>11,36561</text:p>
          </table:table-cell>
          <table:table-cell table:formula="of:=IF([.A7]=0;[.C7];NA())" office:value-type="float" office:value="11.36561" calcext:value-type="float">
            <text:p>11,36561</text:p>
          </table:table-cell>
          <table:table-cell table:formula="of:=IF([.A7]=1;[.C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83443" calcext:value-type="float">
            <text:p>8,083443</text:p>
          </table:table-cell>
          <table:table-cell office:value-type="float" office:value="11.35814" calcext:value-type="float">
            <text:p>11,35814</text:p>
          </table:table-cell>
          <table:table-cell table:formula="of:=IF([.A8]=0;[.C8];NA())" office:value-type="float" office:value="11.35814" calcext:value-type="float">
            <text:p>11,35814</text:p>
          </table:table-cell>
          <table:table-cell table:formula="of:=IF([.A8]=1;[.C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35361" calcext:value-type="float">
            <text:p>8,035361</text:p>
          </table:table-cell>
          <table:table-cell office:value-type="float" office:value="11.3497" calcext:value-type="float">
            <text:p>11,3497</text:p>
          </table:table-cell>
          <table:table-cell table:formula="of:=IF([.A9]=0;[.C9];NA())" office:value-type="float" office:value="11.3497" calcext:value-type="float">
            <text:p>11,3497</text:p>
          </table:table-cell>
          <table:table-cell table:formula="of:=IF([.A9]=1;[.C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8727" calcext:value-type="float">
            <text:p>7,98727</text:p>
          </table:table-cell>
          <table:table-cell office:value-type="float" office:value="11.34027" calcext:value-type="float">
            <text:p>11,34027</text:p>
          </table:table-cell>
          <table:table-cell table:formula="of:=IF([.A10]=0;[.C10];NA())" office:value-type="float" office:value="11.34027" calcext:value-type="float">
            <text:p>11,34027</text:p>
          </table:table-cell>
          <table:table-cell table:formula="of:=IF([.A10]=1;[.C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392" calcext:value-type="float">
            <text:p>7,9392</text:p>
          </table:table-cell>
          <table:table-cell office:value-type="float" office:value="11.32987" calcext:value-type="float">
            <text:p>11,32987</text:p>
          </table:table-cell>
          <table:table-cell table:formula="of:=IF([.A11]=0;[.C11];NA())" office:value-type="float" office:value="11.32987" calcext:value-type="float">
            <text:p>11,32987</text:p>
          </table:table-cell>
          <table:table-cell table:formula="of:=IF([.A11]=1;[.C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9116" calcext:value-type="float">
            <text:p>7,89116</text:p>
          </table:table-cell>
          <table:table-cell office:value-type="float" office:value="11.31848" calcext:value-type="float">
            <text:p>11,31848</text:p>
          </table:table-cell>
          <table:table-cell table:formula="of:=IF([.A12]=0;[.C12];NA())" office:value-type="float" office:value="11.31848" calcext:value-type="float">
            <text:p>11,31848</text:p>
          </table:table-cell>
          <table:table-cell table:formula="of:=IF([.A12]=1;[.C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4317" calcext:value-type="float">
            <text:p>7,84317</text:p>
          </table:table-cell>
          <table:table-cell office:value-type="float" office:value="11.30611" calcext:value-type="float">
            <text:p>11,30611</text:p>
          </table:table-cell>
          <table:table-cell table:formula="of:=IF([.A13]=0;[.C13];NA())" office:value-type="float" office:value="11.30611" calcext:value-type="float">
            <text:p>11,30611</text:p>
          </table:table-cell>
          <table:table-cell table:formula="of:=IF([.A13]=1;[.C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7166" calcext:value-type="float">
            <text:p>10,57166</text:p>
          </table:table-cell>
          <table:table-cell office:value-type="float" office:value="9.29981" calcext:value-type="float">
            <text:p>9,29981</text:p>
          </table:table-cell>
          <table:table-cell table:formula="of:=IF([.A14]=0;[.C14];NA())" office:value-type="float" office:value="9.29981" calcext:value-type="float">
            <text:p>9,29981</text:p>
          </table:table-cell>
          <table:table-cell table:formula="of:=IF([.A14]=1;[.C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9526" calcext:value-type="float">
            <text:p>7,79526</text:p>
          </table:table-cell>
          <table:table-cell office:value-type="float" office:value="11.29275" calcext:value-type="float">
            <text:p>11,29275</text:p>
          </table:table-cell>
          <table:table-cell table:formula="of:=IF([.A15]=0;[.C15];NA())" office:value-type="float" office:value="11.29275" calcext:value-type="float">
            <text:p>11,29275</text:p>
          </table:table-cell>
          <table:table-cell table:formula="of:=IF([.A15]=1;[.C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4744" calcext:value-type="float">
            <text:p>7,74744</text:p>
          </table:table-cell>
          <table:table-cell office:value-type="float" office:value="11.2784" calcext:value-type="float">
            <text:p>11,2784</text:p>
          </table:table-cell>
          <table:table-cell table:formula="of:=IF([.A16]=0;[.C16];NA())" office:value-type="float" office:value="11.2784" calcext:value-type="float">
            <text:p>11,2784</text:p>
          </table:table-cell>
          <table:table-cell table:formula="of:=IF([.A16]=1;[.C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974" calcext:value-type="float">
            <text:p>7,69974</text:p>
          </table:table-cell>
          <table:table-cell office:value-type="float" office:value="11.26305" calcext:value-type="float">
            <text:p>11,26305</text:p>
          </table:table-cell>
          <table:table-cell table:formula="of:=IF([.A17]=0;[.C17];NA())" office:value-type="float" office:value="11.26305" calcext:value-type="float">
            <text:p>11,26305</text:p>
          </table:table-cell>
          <table:table-cell table:formula="of:=IF([.A17]=1;[.C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5217" calcext:value-type="float">
            <text:p>7,65217</text:p>
          </table:table-cell>
          <table:table-cell office:value-type="float" office:value="11.24672" calcext:value-type="float">
            <text:p>11,24672</text:p>
          </table:table-cell>
          <table:table-cell table:formula="of:=IF([.A18]=0;[.C18];NA())" office:value-type="float" office:value="11.24672" calcext:value-type="float">
            <text:p>11,24672</text:p>
          </table:table-cell>
          <table:table-cell table:formula="of:=IF([.A18]=1;[.C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0476" calcext:value-type="float">
            <text:p>7,60476</text:p>
          </table:table-cell>
          <table:table-cell office:value-type="float" office:value="11.22939" calcext:value-type="float">
            <text:p>11,22939</text:p>
          </table:table-cell>
          <table:table-cell table:formula="of:=IF([.A19]=0;[.C19];NA())" office:value-type="float" office:value="11.22939" calcext:value-type="float">
            <text:p>11,22939</text:p>
          </table:table-cell>
          <table:table-cell table:formula="of:=IF([.A19]=1;[.C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5752" calcext:value-type="float">
            <text:p>7,55752</text:p>
          </table:table-cell>
          <table:table-cell office:value-type="float" office:value="11.21107" calcext:value-type="float">
            <text:p>11,21107</text:p>
          </table:table-cell>
          <table:table-cell table:formula="of:=IF([.A20]=0;[.C20];NA())" office:value-type="float" office:value="11.21107" calcext:value-type="float">
            <text:p>11,21107</text:p>
          </table:table-cell>
          <table:table-cell table:formula="of:=IF([.A20]=1;[.C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1048" calcext:value-type="float">
            <text:p>7,51048</text:p>
          </table:table-cell>
          <table:table-cell office:value-type="float" office:value="11.19176" calcext:value-type="float">
            <text:p>11,19176</text:p>
          </table:table-cell>
          <table:table-cell table:formula="of:=IF([.A21]=0;[.C21];NA())" office:value-type="float" office:value="11.19176" calcext:value-type="float">
            <text:p>11,19176</text:p>
          </table:table-cell>
          <table:table-cell table:formula="of:=IF([.A21]=1;[.C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6366" calcext:value-type="float">
            <text:p>7,46366</text:p>
          </table:table-cell>
          <table:table-cell office:value-type="float" office:value="11.17146" calcext:value-type="float">
            <text:p>11,17146</text:p>
          </table:table-cell>
          <table:table-cell table:formula="of:=IF([.A22]=0;[.C22];NA())" office:value-type="float" office:value="11.17146" calcext:value-type="float">
            <text:p>11,17146</text:p>
          </table:table-cell>
          <table:table-cell table:formula="of:=IF([.A22]=1;[.C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1707" calcext:value-type="float">
            <text:p>7,41707</text:p>
          </table:table-cell>
          <table:table-cell office:value-type="float" office:value="11.15017" calcext:value-type="float">
            <text:p>11,15017</text:p>
          </table:table-cell>
          <table:table-cell table:formula="of:=IF([.A23]=0;[.C23];NA())" office:value-type="float" office:value="11.15017" calcext:value-type="float">
            <text:p>11,15017</text:p>
          </table:table-cell>
          <table:table-cell table:formula="of:=IF([.A23]=1;[.C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7075" calcext:value-type="float">
            <text:p>7,37075</text:p>
          </table:table-cell>
          <table:table-cell office:value-type="float" office:value="11.12789" calcext:value-type="float">
            <text:p>11,12789</text:p>
          </table:table-cell>
          <table:table-cell table:formula="of:=IF([.A24]=0;[.C24];NA())" office:value-type="float" office:value="11.12789" calcext:value-type="float">
            <text:p>11,12789</text:p>
          </table:table-cell>
          <table:table-cell table:formula="of:=IF([.A24]=1;[.C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7552" calcext:value-type="float">
            <text:p>10,57552</text:p>
          </table:table-cell>
          <table:table-cell office:value-type="float" office:value="9.331439" calcext:value-type="float">
            <text:p>9,331439</text:p>
          </table:table-cell>
          <table:table-cell table:formula="of:=IF([.A25]=0;[.C25];NA())" office:value-type="float" office:value="9.331439" calcext:value-type="float">
            <text:p>9,331439</text:p>
          </table:table-cell>
          <table:table-cell table:formula="of:=IF([.A25]=1;[.C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247" calcext:value-type="float">
            <text:p>7,3247</text:p>
          </table:table-cell>
          <table:table-cell office:value-type="float" office:value="11.10463" calcext:value-type="float">
            <text:p>11,10463</text:p>
          </table:table-cell>
          <table:table-cell table:formula="of:=IF([.A26]=0;[.C26];NA())" office:value-type="float" office:value="11.10463" calcext:value-type="float">
            <text:p>11,10463</text:p>
          </table:table-cell>
          <table:table-cell table:formula="of:=IF([.A26]=1;[.C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7896" calcext:value-type="float">
            <text:p>7,27896</text:p>
          </table:table-cell>
          <table:table-cell office:value-type="float" office:value="11.08039" calcext:value-type="float">
            <text:p>11,08039</text:p>
          </table:table-cell>
          <table:table-cell table:formula="of:=IF([.A27]=0;[.C27];NA())" office:value-type="float" office:value="11.08039" calcext:value-type="float">
            <text:p>11,08039</text:p>
          </table:table-cell>
          <table:table-cell table:formula="of:=IF([.A27]=1;[.C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3353" calcext:value-type="float">
            <text:p>7,23353</text:p>
          </table:table-cell>
          <table:table-cell office:value-type="float" office:value="11.05516" calcext:value-type="float">
            <text:p>11,05516</text:p>
          </table:table-cell>
          <table:table-cell table:formula="of:=IF([.A28]=0;[.C28];NA())" office:value-type="float" office:value="11.05516" calcext:value-type="float">
            <text:p>11,05516</text:p>
          </table:table-cell>
          <table:table-cell table:formula="of:=IF([.A28]=1;[.C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8845" calcext:value-type="float">
            <text:p>7,18845</text:p>
          </table:table-cell>
          <table:table-cell office:value-type="float" office:value="11.02896" calcext:value-type="float">
            <text:p>11,02896</text:p>
          </table:table-cell>
          <table:table-cell table:formula="of:=IF([.A29]=0;[.C29];NA())" office:value-type="float" office:value="11.02896" calcext:value-type="float">
            <text:p>11,02896</text:p>
          </table:table-cell>
          <table:table-cell table:formula="of:=IF([.A29]=1;[.C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373" calcext:value-type="float">
            <text:p>7,14373</text:p>
          </table:table-cell>
          <table:table-cell office:value-type="float" office:value="11.00179" calcext:value-type="float">
            <text:p>11,00179</text:p>
          </table:table-cell>
          <table:table-cell table:formula="of:=IF([.A30]=0;[.C30];NA())" office:value-type="float" office:value="11.00179" calcext:value-type="float">
            <text:p>11,00179</text:p>
          </table:table-cell>
          <table:table-cell table:formula="of:=IF([.A30]=1;[.C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9939" calcext:value-type="float">
            <text:p>7,09939</text:p>
          </table:table-cell>
          <table:table-cell office:value-type="float" office:value="10.97365" calcext:value-type="float">
            <text:p>10,97365</text:p>
          </table:table-cell>
          <table:table-cell table:formula="of:=IF([.A31]=0;[.C31];NA())" office:value-type="float" office:value="10.97365" calcext:value-type="float">
            <text:p>10,97365</text:p>
          </table:table-cell>
          <table:table-cell table:formula="of:=IF([.A31]=1;[.C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5546" calcext:value-type="float">
            <text:p>7,05546</text:p>
          </table:table-cell>
          <table:table-cell office:value-type="float" office:value="10.94454" calcext:value-type="float">
            <text:p>10,94454</text:p>
          </table:table-cell>
          <table:table-cell table:formula="of:=IF([.A32]=0;[.C32];NA())" office:value-type="float" office:value="10.94454" calcext:value-type="float">
            <text:p>10,94454</text:p>
          </table:table-cell>
          <table:table-cell table:formula="of:=IF([.A32]=1;[.C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1195" calcext:value-type="float">
            <text:p>7,01195</text:p>
          </table:table-cell>
          <table:table-cell office:value-type="float" office:value="10.91448" calcext:value-type="float">
            <text:p>10,91448</text:p>
          </table:table-cell>
          <table:table-cell table:formula="of:=IF([.A33]=0;[.C33];NA())" office:value-type="float" office:value="10.91448" calcext:value-type="float">
            <text:p>10,91448</text:p>
          </table:table-cell>
          <table:table-cell table:formula="of:=IF([.A33]=1;[.C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6888" calcext:value-type="float">
            <text:p>6,96888</text:p>
          </table:table-cell>
          <table:table-cell office:value-type="float" office:value="10.88347" calcext:value-type="float">
            <text:p>10,88347</text:p>
          </table:table-cell>
          <table:table-cell table:formula="of:=IF([.A34]=0;[.C34];NA())" office:value-type="float" office:value="10.88347" calcext:value-type="float">
            <text:p>10,88347</text:p>
          </table:table-cell>
          <table:table-cell table:formula="of:=IF([.A34]=1;[.C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92628" calcext:value-type="float">
            <text:p>6,92628</text:p>
          </table:table-cell>
          <table:table-cell office:value-type="float" office:value="10.85151" calcext:value-type="float">
            <text:p>10,85151</text:p>
          </table:table-cell>
          <table:table-cell table:formula="of:=IF([.A35]=0;[.C35];NA())" office:value-type="string" office:string-value="" calcext:value-type="error">
            <text:p>#N/DISP</text:p>
          </table:table-cell>
          <table:table-cell table:formula="of:=IF([.A35]=1;[.C35];NA())" office:value-type="float" office:value="10.85151" calcext:value-type="float">
            <text:p>10,85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7873" calcext:value-type="float">
            <text:p>10,57873</text:p>
          </table:table-cell>
          <table:table-cell office:value-type="float" office:value="9.363319" calcext:value-type="float">
            <text:p>9,363319</text:p>
          </table:table-cell>
          <table:table-cell table:formula="of:=IF([.A36]=0;[.C36];NA())" office:value-type="float" office:value="9.363319" calcext:value-type="float">
            <text:p>9,363319</text:p>
          </table:table-cell>
          <table:table-cell table:formula="of:=IF([.A36]=1;[.C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88417" calcext:value-type="float">
            <text:p>6,88417</text:p>
          </table:table-cell>
          <table:table-cell office:value-type="float" office:value="10.81862" calcext:value-type="float">
            <text:p>10,81862</text:p>
          </table:table-cell>
          <table:table-cell table:formula="of:=IF([.A37]=0;[.C37];NA())" office:value-type="string" office:string-value="" calcext:value-type="error">
            <text:p>#N/DISP</text:p>
          </table:table-cell>
          <table:table-cell table:formula="of:=IF([.A37]=1;[.C37];NA())" office:value-type="float" office:value="10.81862" calcext:value-type="float">
            <text:p>10,818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84256" calcext:value-type="float">
            <text:p>6,84256</text:p>
          </table:table-cell>
          <table:table-cell office:value-type="float" office:value="10.78479" calcext:value-type="float">
            <text:p>10,78479</text:p>
          </table:table-cell>
          <table:table-cell table:formula="of:=IF([.A38]=0;[.C38];NA())" office:value-type="string" office:string-value="" calcext:value-type="error">
            <text:p>#N/DISP</text:p>
          </table:table-cell>
          <table:table-cell table:formula="of:=IF([.A38]=1;[.C38];NA())" office:value-type="float" office:value="10.78479" calcext:value-type="float">
            <text:p>10,784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80148" calcext:value-type="float">
            <text:p>6,80148</text:p>
          </table:table-cell>
          <table:table-cell office:value-type="float" office:value="10.75003" calcext:value-type="float">
            <text:p>10,75003</text:p>
          </table:table-cell>
          <table:table-cell table:formula="of:=IF([.A39]=0;[.C39];NA())" office:value-type="string" office:string-value="" calcext:value-type="error">
            <text:p>#N/DISP</text:p>
          </table:table-cell>
          <table:table-cell table:formula="of:=IF([.A39]=1;[.C39];NA())" office:value-type="float" office:value="10.75003" calcext:value-type="float">
            <text:p>10,75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76095" calcext:value-type="float">
            <text:p>6,76095</text:p>
          </table:table-cell>
          <table:table-cell office:value-type="float" office:value="10.71436" calcext:value-type="float">
            <text:p>10,71436</text:p>
          </table:table-cell>
          <table:table-cell table:formula="of:=IF([.A40]=0;[.C40];NA())" office:value-type="string" office:string-value="" calcext:value-type="error">
            <text:p>#N/DISP</text:p>
          </table:table-cell>
          <table:table-cell table:formula="of:=IF([.A40]=1;[.C40];NA())" office:value-type="float" office:value="10.71436" calcext:value-type="float">
            <text:p>10,714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72098" calcext:value-type="float">
            <text:p>6,72098</text:p>
          </table:table-cell>
          <table:table-cell office:value-type="float" office:value="10.67778" calcext:value-type="float">
            <text:p>10,67778</text:p>
          </table:table-cell>
          <table:table-cell table:formula="of:=IF([.A41]=0;[.C41];NA())" office:value-type="string" office:string-value="" calcext:value-type="error">
            <text:p>#N/DISP</text:p>
          </table:table-cell>
          <table:table-cell table:formula="of:=IF([.A41]=1;[.C41];NA())" office:value-type="float" office:value="10.67778" calcext:value-type="float">
            <text:p>10,67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6816" calcext:value-type="float">
            <text:p>6,6816</text:p>
          </table:table-cell>
          <table:table-cell office:value-type="float" office:value="10.64031" calcext:value-type="float">
            <text:p>10,64031</text:p>
          </table:table-cell>
          <table:table-cell table:formula="of:=IF([.A42]=0;[.C42];NA())" office:value-type="string" office:string-value="" calcext:value-type="error">
            <text:p>#N/DISP</text:p>
          </table:table-cell>
          <table:table-cell table:formula="of:=IF([.A42]=1;[.C42];NA())" office:value-type="float" office:value="10.64031" calcext:value-type="float">
            <text:p>10,640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64282" calcext:value-type="float">
            <text:p>6,64282</text:p>
          </table:table-cell>
          <table:table-cell office:value-type="float" office:value="10.60194" calcext:value-type="float">
            <text:p>10,60194</text:p>
          </table:table-cell>
          <table:table-cell table:formula="of:=IF([.A43]=0;[.C43];NA())" office:value-type="string" office:string-value="" calcext:value-type="error">
            <text:p>#N/DISP</text:p>
          </table:table-cell>
          <table:table-cell table:formula="of:=IF([.A43]=1;[.C43];NA())" office:value-type="float" office:value="10.60194" calcext:value-type="float">
            <text:p>10,60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60467" calcext:value-type="float">
            <text:p>6,60467</text:p>
          </table:table-cell>
          <table:table-cell office:value-type="float" office:value="10.56269" calcext:value-type="float">
            <text:p>10,56269</text:p>
          </table:table-cell>
          <table:table-cell table:formula="of:=IF([.A44]=0;[.C44];NA())" office:value-type="string" office:string-value="" calcext:value-type="error">
            <text:p>#N/DISP</text:p>
          </table:table-cell>
          <table:table-cell table:formula="of:=IF([.A44]=1;[.C44];NA())" office:value-type="float" office:value="10.56269" calcext:value-type="float">
            <text:p>10,56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6716" calcext:value-type="float">
            <text:p>6,56716</text:p>
          </table:table-cell>
          <table:table-cell office:value-type="float" office:value="10.52257" calcext:value-type="float">
            <text:p>10,52257</text:p>
          </table:table-cell>
          <table:table-cell table:formula="of:=IF([.A45]=0;[.C45];NA())" office:value-type="string" office:string-value="" calcext:value-type="error">
            <text:p>#N/DISP</text:p>
          </table:table-cell>
          <table:table-cell table:formula="of:=IF([.A45]=1;[.C45];NA())" office:value-type="float" office:value="10.52257" calcext:value-type="float">
            <text:p>10,522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3032" calcext:value-type="float">
            <text:p>6,53032</text:p>
          </table:table-cell>
          <table:table-cell office:value-type="float" office:value="10.48159" calcext:value-type="float">
            <text:p>10,48159</text:p>
          </table:table-cell>
          <table:table-cell table:formula="of:=IF([.A46]=0;[.C46];NA())" office:value-type="string" office:string-value="" calcext:value-type="error">
            <text:p>#N/DISP</text:p>
          </table:table-cell>
          <table:table-cell table:formula="of:=IF([.A46]=1;[.C46];NA())" office:value-type="float" office:value="10.48159" calcext:value-type="float">
            <text:p>10,48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8131" calcext:value-type="float">
            <text:p>10,58131</text:p>
          </table:table-cell>
          <table:table-cell office:value-type="float" office:value="9.395437" calcext:value-type="float">
            <text:p>9,395437</text:p>
          </table:table-cell>
          <table:table-cell table:formula="of:=IF([.A47]=0;[.C47];NA())" office:value-type="float" office:value="9.395437" calcext:value-type="float">
            <text:p>9,395437</text:p>
          </table:table-cell>
          <table:table-cell table:formula="of:=IF([.A47]=1;[.C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49417" calcext:value-type="float">
            <text:p>6,49417</text:p>
          </table:table-cell>
          <table:table-cell office:value-type="float" office:value="10.43975" calcext:value-type="float">
            <text:p>10,43975</text:p>
          </table:table-cell>
          <table:table-cell table:formula="of:=IF([.A48]=0;[.C48];NA())" office:value-type="string" office:string-value="" calcext:value-type="error">
            <text:p>#N/DISP</text:p>
          </table:table-cell>
          <table:table-cell table:formula="of:=IF([.A48]=1;[.C48];NA())" office:value-type="float" office:value="10.43975" calcext:value-type="float">
            <text:p>10,439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45871" calcext:value-type="float">
            <text:p>6,45871</text:p>
          </table:table-cell>
          <table:table-cell office:value-type="float" office:value="10.39709" calcext:value-type="float">
            <text:p>10,39709</text:p>
          </table:table-cell>
          <table:table-cell table:formula="of:=IF([.A49]=0;[.C49];NA())" office:value-type="string" office:string-value="" calcext:value-type="error">
            <text:p>#N/DISP</text:p>
          </table:table-cell>
          <table:table-cell table:formula="of:=IF([.A49]=1;[.C49];NA())" office:value-type="float" office:value="10.39709" calcext:value-type="float">
            <text:p>10,397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42398" calcext:value-type="float">
            <text:p>6,42398</text:p>
          </table:table-cell>
          <table:table-cell office:value-type="float" office:value="10.35359" calcext:value-type="float">
            <text:p>10,35359</text:p>
          </table:table-cell>
          <table:table-cell table:formula="of:=IF([.A50]=0;[.C50];NA())" office:value-type="string" office:string-value="" calcext:value-type="error">
            <text:p>#N/DISP</text:p>
          </table:table-cell>
          <table:table-cell table:formula="of:=IF([.A50]=1;[.C50];NA())" office:value-type="float" office:value="10.35359" calcext:value-type="float">
            <text:p>10,353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38998" calcext:value-type="float">
            <text:p>6,38998</text:p>
          </table:table-cell>
          <table:table-cell office:value-type="float" office:value="10.30928" calcext:value-type="float">
            <text:p>10,30928</text:p>
          </table:table-cell>
          <table:table-cell table:formula="of:=IF([.A51]=0;[.C51];NA())" office:value-type="string" office:string-value="" calcext:value-type="error">
            <text:p>#N/DISP</text:p>
          </table:table-cell>
          <table:table-cell table:formula="of:=IF([.A51]=1;[.C51];NA())" office:value-type="float" office:value="10.30928" calcext:value-type="float">
            <text:p>10,309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35675" calcext:value-type="float">
            <text:p>6,35675</text:p>
          </table:table-cell>
          <table:table-cell office:value-type="float" office:value="10.26417" calcext:value-type="float">
            <text:p>10,26417</text:p>
          </table:table-cell>
          <table:table-cell table:formula="of:=IF([.A52]=0;[.C52];NA())" office:value-type="string" office:string-value="" calcext:value-type="error">
            <text:p>#N/DISP</text:p>
          </table:table-cell>
          <table:table-cell table:formula="of:=IF([.A52]=1;[.C52];NA())" office:value-type="float" office:value="10.26417" calcext:value-type="float">
            <text:p>10,264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32429" calcext:value-type="float">
            <text:p>6,32429</text:p>
          </table:table-cell>
          <table:table-cell office:value-type="float" office:value="10.21826" calcext:value-type="float">
            <text:p>10,21826</text:p>
          </table:table-cell>
          <table:table-cell table:formula="of:=IF([.A53]=0;[.C53];NA())" office:value-type="string" office:string-value="" calcext:value-type="error">
            <text:p>#N/DISP</text:p>
          </table:table-cell>
          <table:table-cell table:formula="of:=IF([.A53]=1;[.C53];NA())" office:value-type="float" office:value="10.21826" calcext:value-type="float">
            <text:p>10,218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9262" calcext:value-type="float">
            <text:p>6,29262</text:p>
          </table:table-cell>
          <table:table-cell office:value-type="float" office:value="10.17159" calcext:value-type="float">
            <text:p>10,17159</text:p>
          </table:table-cell>
          <table:table-cell table:formula="of:=IF([.A54]=0;[.C54];NA())" office:value-type="string" office:string-value="" calcext:value-type="error">
            <text:p>#N/DISP</text:p>
          </table:table-cell>
          <table:table-cell table:formula="of:=IF([.A54]=1;[.C54];NA())" office:value-type="float" office:value="10.17159" calcext:value-type="float">
            <text:p>10,17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6177" calcext:value-type="float">
            <text:p>6,26177</text:p>
          </table:table-cell>
          <table:table-cell office:value-type="float" office:value="10.12415" calcext:value-type="float">
            <text:p>10,12415</text:p>
          </table:table-cell>
          <table:table-cell table:formula="of:=IF([.A55]=0;[.C55];NA())" office:value-type="string" office:string-value="" calcext:value-type="error">
            <text:p>#N/DISP</text:p>
          </table:table-cell>
          <table:table-cell table:formula="of:=IF([.A55]=1;[.C55];NA())" office:value-type="float" office:value="10.12415" calcext:value-type="float">
            <text:p>10,124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3175" calcext:value-type="float">
            <text:p>6,23175</text:p>
          </table:table-cell>
          <table:table-cell office:value-type="float" office:value="10.07596" calcext:value-type="float">
            <text:p>10,07596</text:p>
          </table:table-cell>
          <table:table-cell table:formula="of:=IF([.A56]=0;[.C56];NA())" office:value-type="string" office:string-value="" calcext:value-type="error">
            <text:p>#N/DISP</text:p>
          </table:table-cell>
          <table:table-cell table:formula="of:=IF([.A56]=1;[.C56];NA())" office:value-type="float" office:value="10.07596" calcext:value-type="float">
            <text:p>10,075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0257" calcext:value-type="float">
            <text:p>6,20257</text:p>
          </table:table-cell>
          <table:table-cell office:value-type="float" office:value="10.02704" calcext:value-type="float">
            <text:p>10,02704</text:p>
          </table:table-cell>
          <table:table-cell table:formula="of:=IF([.A57]=0;[.C57];NA())" office:value-type="string" office:string-value="" calcext:value-type="error">
            <text:p>#N/DISP</text:p>
          </table:table-cell>
          <table:table-cell table:formula="of:=IF([.A57]=1;[.C57];NA())" office:value-type="float" office:value="10.02704" calcext:value-type="float">
            <text:p>10,02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8323" calcext:value-type="float">
            <text:p>10,58323</text:p>
          </table:table-cell>
          <table:table-cell office:value-type="float" office:value="9.42778" calcext:value-type="float">
            <text:p>9,42778</text:p>
          </table:table-cell>
          <table:table-cell table:formula="of:=IF([.A58]=0;[.C58];NA())" office:value-type="float" office:value="9.42778" calcext:value-type="float">
            <text:p>9,42778</text:p>
          </table:table-cell>
          <table:table-cell table:formula="of:=IF([.A58]=1;[.C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17426" calcext:value-type="float">
            <text:p>6,17426</text:p>
          </table:table-cell>
          <table:table-cell office:value-type="float" office:value="9.977395" calcext:value-type="float">
            <text:p>9,977395</text:p>
          </table:table-cell>
          <table:table-cell table:formula="of:=IF([.A59]=0;[.C59];NA())" office:value-type="string" office:string-value="" calcext:value-type="error">
            <text:p>#N/DISP</text:p>
          </table:table-cell>
          <table:table-cell table:formula="of:=IF([.A59]=1;[.C59];NA())" office:value-type="float" office:value="9.977395" calcext:value-type="float">
            <text:p>9,9773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14683" calcext:value-type="float">
            <text:p>6,14683</text:p>
          </table:table-cell>
          <table:table-cell office:value-type="float" office:value="9.927051" calcext:value-type="float">
            <text:p>9,927051</text:p>
          </table:table-cell>
          <table:table-cell table:formula="of:=IF([.A60]=0;[.C60];NA())" office:value-type="string" office:string-value="" calcext:value-type="error">
            <text:p>#N/DISP</text:p>
          </table:table-cell>
          <table:table-cell table:formula="of:=IF([.A60]=1;[.C60];NA())" office:value-type="float" office:value="9.927051" calcext:value-type="float">
            <text:p>9,9270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1203" calcext:value-type="float">
            <text:p>6,1203</text:p>
          </table:table-cell>
          <table:table-cell office:value-type="float" office:value="9.876019" calcext:value-type="float">
            <text:p>9,876019</text:p>
          </table:table-cell>
          <table:table-cell table:formula="of:=IF([.A61]=0;[.C61];NA())" office:value-type="string" office:string-value="" calcext:value-type="error">
            <text:p>#N/DISP</text:p>
          </table:table-cell>
          <table:table-cell table:formula="of:=IF([.A61]=1;[.C61];NA())" office:value-type="float" office:value="9.876019" calcext:value-type="float">
            <text:p>9,876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9468" calcext:value-type="float">
            <text:p>6,09468</text:p>
          </table:table-cell>
          <table:table-cell office:value-type="float" office:value="9.824315" calcext:value-type="float">
            <text:p>9,824315</text:p>
          </table:table-cell>
          <table:table-cell table:formula="of:=IF([.A62]=0;[.C62];NA())" office:value-type="string" office:string-value="" calcext:value-type="error">
            <text:p>#N/DISP</text:p>
          </table:table-cell>
          <table:table-cell table:formula="of:=IF([.A62]=1;[.C62];NA())" office:value-type="float" office:value="9.824315" calcext:value-type="float">
            <text:p>9,8243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6999" calcext:value-type="float">
            <text:p>6,06999</text:p>
          </table:table-cell>
          <table:table-cell office:value-type="float" office:value="9.771955" calcext:value-type="float">
            <text:p>9,771955</text:p>
          </table:table-cell>
          <table:table-cell table:formula="of:=IF([.A63]=0;[.C63];NA())" office:value-type="string" office:string-value="" calcext:value-type="error">
            <text:p>#N/DISP</text:p>
          </table:table-cell>
          <table:table-cell table:formula="of:=IF([.A63]=1;[.C63];NA())" office:value-type="float" office:value="9.771955" calcext:value-type="float">
            <text:p>9,7719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4624" calcext:value-type="float">
            <text:p>6,04624</text:p>
          </table:table-cell>
          <table:table-cell office:value-type="float" office:value="9.718957" calcext:value-type="float">
            <text:p>9,718957</text:p>
          </table:table-cell>
          <table:table-cell table:formula="of:=IF([.A64]=0;[.C64];NA())" office:value-type="string" office:string-value="" calcext:value-type="error">
            <text:p>#N/DISP</text:p>
          </table:table-cell>
          <table:table-cell table:formula="of:=IF([.A64]=1;[.C64];NA())" office:value-type="float" office:value="9.718957" calcext:value-type="float">
            <text:p>9,7189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2345" calcext:value-type="float">
            <text:p>6,02345</text:p>
          </table:table-cell>
          <table:table-cell office:value-type="float" office:value="9.665337" calcext:value-type="float">
            <text:p>9,665337</text:p>
          </table:table-cell>
          <table:table-cell table:formula="of:=IF([.A65]=0;[.C65];NA())" office:value-type="string" office:string-value="" calcext:value-type="error">
            <text:p>#N/DISP</text:p>
          </table:table-cell>
          <table:table-cell table:formula="of:=IF([.A65]=1;[.C65];NA())" office:value-type="float" office:value="9.665337" calcext:value-type="float">
            <text:p>9,665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0164" calcext:value-type="float">
            <text:p>6,00164</text:p>
          </table:table-cell>
          <table:table-cell office:value-type="float" office:value="9.611113" calcext:value-type="float">
            <text:p>9,611113</text:p>
          </table:table-cell>
          <table:table-cell table:formula="of:=IF([.A66]=0;[.C66];NA())" office:value-type="string" office:string-value="" calcext:value-type="error">
            <text:p>#N/DISP</text:p>
          </table:table-cell>
          <table:table-cell table:formula="of:=IF([.A66]=1;[.C66];NA())" office:value-type="float" office:value="9.611113" calcext:value-type="float">
            <text:p>9,611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8082" calcext:value-type="float">
            <text:p>5,98082</text:p>
          </table:table-cell>
          <table:table-cell office:value-type="float" office:value="9.556302" calcext:value-type="float">
            <text:p>9,556302</text:p>
          </table:table-cell>
          <table:table-cell table:formula="of:=IF([.A67]=0;[.C67];NA())" office:value-type="string" office:string-value="" calcext:value-type="error">
            <text:p>#N/DISP</text:p>
          </table:table-cell>
          <table:table-cell table:formula="of:=IF([.A67]=1;[.C67];NA())" office:value-type="float" office:value="9.556302" calcext:value-type="float">
            <text:p>9,556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6101" calcext:value-type="float">
            <text:p>5,96101</text:p>
          </table:table-cell>
          <table:table-cell office:value-type="float" office:value="9.500922" calcext:value-type="float">
            <text:p>9,500922</text:p>
          </table:table-cell>
          <table:table-cell table:formula="of:=IF([.A68]=0;[.C68];NA())" office:value-type="string" office:string-value="" calcext:value-type="error">
            <text:p>#N/DISP</text:p>
          </table:table-cell>
          <table:table-cell table:formula="of:=IF([.A68]=1;[.C68];NA())" office:value-type="float" office:value="9.500922" calcext:value-type="float">
            <text:p>9,500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8448" calcext:value-type="float">
            <text:p>10,58448</text:p>
          </table:table-cell>
          <table:table-cell office:value-type="float" office:value="9.460335" calcext:value-type="float">
            <text:p>9,460335</text:p>
          </table:table-cell>
          <table:table-cell table:formula="of:=IF([.A69]=0;[.C69];NA())" office:value-type="float" office:value="9.460335" calcext:value-type="float">
            <text:p>9,460335</text:p>
          </table:table-cell>
          <table:table-cell table:formula="of:=IF([.A69]=1;[.C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4221" calcext:value-type="float">
            <text:p>5,94221</text:p>
          </table:table-cell>
          <table:table-cell office:value-type="float" office:value="9.444993" calcext:value-type="float">
            <text:p>9,444993</text:p>
          </table:table-cell>
          <table:table-cell table:formula="of:=IF([.A70]=0;[.C70];NA())" office:value-type="string" office:string-value="" calcext:value-type="error">
            <text:p>#N/DISP</text:p>
          </table:table-cell>
          <table:table-cell table:formula="of:=IF([.A70]=1;[.C70];NA())" office:value-type="float" office:value="9.444993" calcext:value-type="float">
            <text:p>9,4449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2444" calcext:value-type="float">
            <text:p>5,92444</text:p>
          </table:table-cell>
          <table:table-cell office:value-type="float" office:value="9.388533" calcext:value-type="float">
            <text:p>9,388533</text:p>
          </table:table-cell>
          <table:table-cell table:formula="of:=IF([.A71]=0;[.C71];NA())" office:value-type="string" office:string-value="" calcext:value-type="error">
            <text:p>#N/DISP</text:p>
          </table:table-cell>
          <table:table-cell table:formula="of:=IF([.A71]=1;[.C71];NA())" office:value-type="float" office:value="9.388533" calcext:value-type="float">
            <text:p>9,3885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0772" calcext:value-type="float">
            <text:p>5,90772</text:p>
          </table:table-cell>
          <table:table-cell office:value-type="float" office:value="9.331561" calcext:value-type="float">
            <text:p>9,331561</text:p>
          </table:table-cell>
          <table:table-cell table:formula="of:=IF([.A72]=0;[.C72];NA())" office:value-type="string" office:string-value="" calcext:value-type="error">
            <text:p>#N/DISP</text:p>
          </table:table-cell>
          <table:table-cell table:formula="of:=IF([.A72]=1;[.C72];NA())" office:value-type="float" office:value="9.331561" calcext:value-type="float">
            <text:p>9,331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9206" calcext:value-type="float">
            <text:p>5,89206</text:p>
          </table:table-cell>
          <table:table-cell office:value-type="float" office:value="9.274096" calcext:value-type="float">
            <text:p>9,274096</text:p>
          </table:table-cell>
          <table:table-cell table:formula="of:=IF([.A73]=0;[.C73];NA())" office:value-type="string" office:string-value="" calcext:value-type="error">
            <text:p>#N/DISP</text:p>
          </table:table-cell>
          <table:table-cell table:formula="of:=IF([.A73]=1;[.C73];NA())" office:value-type="float" office:value="9.274096" calcext:value-type="float">
            <text:p>9,274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7747" calcext:value-type="float">
            <text:p>5,87747</text:p>
          </table:table-cell>
          <table:table-cell office:value-type="float" office:value="9.216158" calcext:value-type="float">
            <text:p>9,216158</text:p>
          </table:table-cell>
          <table:table-cell table:formula="of:=IF([.A74]=0;[.C74];NA())" office:value-type="string" office:string-value="" calcext:value-type="error">
            <text:p>#N/DISP</text:p>
          </table:table-cell>
          <table:table-cell table:formula="of:=IF([.A74]=1;[.C74];NA())" office:value-type="float" office:value="9.216158" calcext:value-type="float">
            <text:p>9,2161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6397" calcext:value-type="float">
            <text:p>5,86397</text:p>
          </table:table-cell>
          <table:table-cell office:value-type="float" office:value="9.157767" calcext:value-type="float">
            <text:p>9,157767</text:p>
          </table:table-cell>
          <table:table-cell table:formula="of:=IF([.A75]=0;[.C75];NA())" office:value-type="string" office:string-value="" calcext:value-type="error">
            <text:p>#N/DISP</text:p>
          </table:table-cell>
          <table:table-cell table:formula="of:=IF([.A75]=1;[.C75];NA())" office:value-type="float" office:value="9.157767" calcext:value-type="float">
            <text:p>9,1577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5155" calcext:value-type="float">
            <text:p>5,85155</text:p>
          </table:table-cell>
          <table:table-cell office:value-type="float" office:value="9.0989439" calcext:value-type="float">
            <text:p>9,0989439</text:p>
          </table:table-cell>
          <table:table-cell table:formula="of:=IF([.A76]=0;[.C76];NA())" office:value-type="string" office:string-value="" calcext:value-type="error">
            <text:p>#N/DISP</text:p>
          </table:table-cell>
          <table:table-cell table:formula="of:=IF([.A76]=1;[.C76];NA())" office:value-type="float" office:value="9.0989439" calcext:value-type="float">
            <text:p>9,09894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4025" calcext:value-type="float">
            <text:p>5,84025</text:p>
          </table:table-cell>
          <table:table-cell office:value-type="float" office:value="9.0397087" calcext:value-type="float">
            <text:p>9,0397087</text:p>
          </table:table-cell>
          <table:table-cell table:formula="of:=IF([.A77]=0;[.C77];NA())" office:value-type="string" office:string-value="" calcext:value-type="error">
            <text:p>#N/DISP</text:p>
          </table:table-cell>
          <table:table-cell table:formula="of:=IF([.A77]=1;[.C77];NA())" office:value-type="float" office:value="9.0397087" calcext:value-type="float">
            <text:p>9,03970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3006" calcext:value-type="float">
            <text:p>5,83006</text:p>
          </table:table-cell>
          <table:table-cell office:value-type="float" office:value="8.9800824" calcext:value-type="float">
            <text:p>8,9800824</text:p>
          </table:table-cell>
          <table:table-cell table:formula="of:=IF([.A78]=0;[.C78];NA())" office:value-type="string" office:string-value="" calcext:value-type="error">
            <text:p>#N/DISP</text:p>
          </table:table-cell>
          <table:table-cell table:formula="of:=IF([.A78]=1;[.C78];NA())" office:value-type="float" office:value="8.9800824" calcext:value-type="float">
            <text:p>8,98008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21" calcext:value-type="float">
            <text:p>5,821</text:p>
          </table:table-cell>
          <table:table-cell office:value-type="float" office:value="8.9200863" calcext:value-type="float">
            <text:p>8,9200863</text:p>
          </table:table-cell>
          <table:table-cell table:formula="of:=IF([.A79]=0;[.C79];NA())" office:value-type="string" office:string-value="" calcext:value-type="error">
            <text:p>#N/DISP</text:p>
          </table:table-cell>
          <table:table-cell table:formula="of:=IF([.A79]=1;[.C79];NA())" office:value-type="float" office:value="8.9200863" calcext:value-type="float">
            <text:p>8,92008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8508" calcext:value-type="float">
            <text:p>10,58508</text:p>
          </table:table-cell>
          <table:table-cell office:value-type="float" office:value="9.493089" calcext:value-type="float">
            <text:p>9,493089</text:p>
          </table:table-cell>
          <table:table-cell table:formula="of:=IF([.A80]=0;[.C80];NA())" office:value-type="float" office:value="9.493089" calcext:value-type="float">
            <text:p>9,493089</text:p>
          </table:table-cell>
          <table:table-cell table:formula="of:=IF([.A80]=1;[.C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1308" calcext:value-type="float">
            <text:p>5,81308</text:p>
          </table:table-cell>
          <table:table-cell office:value-type="float" office:value="8.859742" calcext:value-type="float">
            <text:p>8,859742</text:p>
          </table:table-cell>
          <table:table-cell table:formula="of:=IF([.A81]=0;[.C81];NA())" office:value-type="string" office:string-value="" calcext:value-type="error">
            <text:p>#N/DISP</text:p>
          </table:table-cell>
          <table:table-cell table:formula="of:=IF([.A81]=1;[.C81];NA())" office:value-type="float" office:value="8.859742" calcext:value-type="float">
            <text:p>8,8597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0631" calcext:value-type="float">
            <text:p>5,80631</text:p>
          </table:table-cell>
          <table:table-cell office:value-type="float" office:value="8.79907" calcext:value-type="float">
            <text:p>8,79907</text:p>
          </table:table-cell>
          <table:table-cell table:formula="of:=IF([.A82]=0;[.C82];NA())" office:value-type="string" office:string-value="" calcext:value-type="error">
            <text:p>#N/DISP</text:p>
          </table:table-cell>
          <table:table-cell table:formula="of:=IF([.A82]=1;[.C82];NA())" office:value-type="float" office:value="8.79907" calcext:value-type="float">
            <text:p>8,79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007" calcext:value-type="float">
            <text:p>5,8007</text:p>
          </table:table-cell>
          <table:table-cell office:value-type="float" office:value="8.738094" calcext:value-type="float">
            <text:p>8,738094</text:p>
          </table:table-cell>
          <table:table-cell table:formula="of:=IF([.A83]=0;[.C83];NA())" office:value-type="string" office:string-value="" calcext:value-type="error">
            <text:p>#N/DISP</text:p>
          </table:table-cell>
          <table:table-cell table:formula="of:=IF([.A83]=1;[.C83];NA())" office:value-type="float" office:value="8.738094" calcext:value-type="float">
            <text:p>8,738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79626" calcext:value-type="float">
            <text:p>5,79626</text:p>
          </table:table-cell>
          <table:table-cell office:value-type="float" office:value="8.676835" calcext:value-type="float">
            <text:p>8,676835</text:p>
          </table:table-cell>
          <table:table-cell table:formula="of:=IF([.A84]=0;[.C84];NA())" office:value-type="string" office:string-value="" calcext:value-type="error">
            <text:p>#N/DISP</text:p>
          </table:table-cell>
          <table:table-cell table:formula="of:=IF([.A84]=1;[.C84];NA())" office:value-type="float" office:value="8.676835" calcext:value-type="float">
            <text:p>8,6768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79299" calcext:value-type="float">
            <text:p>5,79299</text:p>
          </table:table-cell>
          <table:table-cell office:value-type="float" office:value="8.615316" calcext:value-type="float">
            <text:p>8,615316</text:p>
          </table:table-cell>
          <table:table-cell table:formula="of:=IF([.A85]=0;[.C85];NA())" office:value-type="string" office:string-value="" calcext:value-type="error">
            <text:p>#N/DISP</text:p>
          </table:table-cell>
          <table:table-cell table:formula="of:=IF([.A85]=1;[.C85];NA())" office:value-type="float" office:value="8.615316" calcext:value-type="float">
            <text:p>8,615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7909" calcext:value-type="float">
            <text:p>5,7909</text:p>
          </table:table-cell>
          <table:table-cell office:value-type="float" office:value="8.553559" calcext:value-type="float">
            <text:p>8,553559</text:p>
          </table:table-cell>
          <table:table-cell table:formula="of:=IF([.A86]=0;[.C86];NA())" office:value-type="string" office:string-value="" calcext:value-type="error">
            <text:p>#N/DISP</text:p>
          </table:table-cell>
          <table:table-cell table:formula="of:=IF([.A86]=1;[.C86];NA())" office:value-type="float" office:value="8.553559" calcext:value-type="float">
            <text:p>8,5535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79001" calcext:value-type="float">
            <text:p>5,79001</text:p>
          </table:table-cell>
          <table:table-cell office:value-type="float" office:value="8.491588" calcext:value-type="float">
            <text:p>8,491588</text:p>
          </table:table-cell>
          <table:table-cell table:formula="of:=IF([.A87]=0;[.C87];NA())" office:value-type="string" office:string-value="" calcext:value-type="error">
            <text:p>#N/DISP</text:p>
          </table:table-cell>
          <table:table-cell table:formula="of:=IF([.A87]=1;[.C87];NA())" office:value-type="float" office:value="8.491588" calcext:value-type="float">
            <text:p>8,4915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79032" calcext:value-type="float">
            <text:p>5,79032</text:p>
          </table:table-cell>
          <table:table-cell office:value-type="float" office:value="8.429425" calcext:value-type="float">
            <text:p>8,429425</text:p>
          </table:table-cell>
          <table:table-cell table:formula="of:=IF([.A88]=0;[.C88];NA())" office:value-type="string" office:string-value="" calcext:value-type="error">
            <text:p>#N/DISP</text:p>
          </table:table-cell>
          <table:table-cell table:formula="of:=IF([.A88]=1;[.C88];NA())" office:value-type="float" office:value="8.429425" calcext:value-type="float">
            <text:p>8,429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79183" calcext:value-type="float">
            <text:p>5,79183</text:p>
          </table:table-cell>
          <table:table-cell office:value-type="float" office:value="8.367093" calcext:value-type="float">
            <text:p>8,367093</text:p>
          </table:table-cell>
          <table:table-cell table:formula="of:=IF([.A89]=0;[.C89];NA())" office:value-type="string" office:string-value="" calcext:value-type="error">
            <text:p>#N/DISP</text:p>
          </table:table-cell>
          <table:table-cell table:formula="of:=IF([.A89]=1;[.C89];NA())" office:value-type="float" office:value="8.367093" calcext:value-type="float">
            <text:p>8,3670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79456" calcext:value-type="float">
            <text:p>5,79456</text:p>
          </table:table-cell>
          <table:table-cell office:value-type="float" office:value="8.304617" calcext:value-type="float">
            <text:p>8,304617</text:p>
          </table:table-cell>
          <table:table-cell table:formula="of:=IF([.A90]=0;[.C90];NA())" office:value-type="string" office:string-value="" calcext:value-type="error">
            <text:p>#N/DISP</text:p>
          </table:table-cell>
          <table:table-cell table:formula="of:=IF([.A90]=1;[.C90];NA())" office:value-type="float" office:value="8.304617" calcext:value-type="float">
            <text:p>8,3046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8499" calcext:value-type="float">
            <text:p>10,58499</text:p>
          </table:table-cell>
          <table:table-cell office:value-type="float" office:value="9.526028" calcext:value-type="float">
            <text:p>9,526028</text:p>
          </table:table-cell>
          <table:table-cell table:formula="of:=IF([.A91]=0;[.C91];NA())" office:value-type="float" office:value="9.526028" calcext:value-type="float">
            <text:p>9,526028</text:p>
          </table:table-cell>
          <table:table-cell table:formula="of:=IF([.A91]=1;[.C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79851" calcext:value-type="float">
            <text:p>5,79851</text:p>
          </table:table-cell>
          <table:table-cell office:value-type="float" office:value="8.242019" calcext:value-type="float">
            <text:p>8,242019</text:p>
          </table:table-cell>
          <table:table-cell table:formula="of:=IF([.A92]=0;[.C92];NA())" office:value-type="string" office:string-value="" calcext:value-type="error">
            <text:p>#N/DISP</text:p>
          </table:table-cell>
          <table:table-cell table:formula="of:=IF([.A92]=1;[.C92];NA())" office:value-type="float" office:value="8.242019" calcext:value-type="float">
            <text:p>8,242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0368" calcext:value-type="float">
            <text:p>5,80368</text:p>
          </table:table-cell>
          <table:table-cell office:value-type="float" office:value="8.179323" calcext:value-type="float">
            <text:p>8,179323</text:p>
          </table:table-cell>
          <table:table-cell table:formula="of:=IF([.A93]=0;[.C93];NA())" office:value-type="string" office:string-value="" calcext:value-type="error">
            <text:p>#N/DISP</text:p>
          </table:table-cell>
          <table:table-cell table:formula="of:=IF([.A93]=1;[.C93];NA())" office:value-type="float" office:value="8.179323" calcext:value-type="float">
            <text:p>8,179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1007" calcext:value-type="float">
            <text:p>5,81007</text:p>
          </table:table-cell>
          <table:table-cell office:value-type="float" office:value="8.116554" calcext:value-type="float">
            <text:p>8,116554</text:p>
          </table:table-cell>
          <table:table-cell table:formula="of:=IF([.A94]=0;[.C94];NA())" office:value-type="string" office:string-value="" calcext:value-type="error">
            <text:p>#N/DISP</text:p>
          </table:table-cell>
          <table:table-cell table:formula="of:=IF([.A94]=1;[.C94];NA())" office:value-type="float" office:value="8.116554" calcext:value-type="float">
            <text:p>8,1165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1771" calcext:value-type="float">
            <text:p>5,81771</text:p>
          </table:table-cell>
          <table:table-cell office:value-type="float" office:value="8.053736" calcext:value-type="float">
            <text:p>8,053736</text:p>
          </table:table-cell>
          <table:table-cell table:formula="of:=IF([.A95]=0;[.C95];NA())" office:value-type="string" office:string-value="" calcext:value-type="error">
            <text:p>#N/DISP</text:p>
          </table:table-cell>
          <table:table-cell table:formula="of:=IF([.A95]=1;[.C95];NA())" office:value-type="float" office:value="8.053736" calcext:value-type="float">
            <text:p>8,053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2658" calcext:value-type="float">
            <text:p>5,82658</text:p>
          </table:table-cell>
          <table:table-cell office:value-type="float" office:value="7.99089" calcext:value-type="float">
            <text:p>7,99089</text:p>
          </table:table-cell>
          <table:table-cell table:formula="of:=IF([.A96]=0;[.C96];NA())" office:value-type="string" office:string-value="" calcext:value-type="error">
            <text:p>#N/DISP</text:p>
          </table:table-cell>
          <table:table-cell table:formula="of:=IF([.A96]=1;[.C96];NA())" office:value-type="float" office:value="7.99089" calcext:value-type="float">
            <text:p>7,990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3669" calcext:value-type="float">
            <text:p>5,83669</text:p>
          </table:table-cell>
          <table:table-cell office:value-type="float" office:value="7.92805" calcext:value-type="float">
            <text:p>7,92805</text:p>
          </table:table-cell>
          <table:table-cell table:formula="of:=IF([.A97]=0;[.C97];NA())" office:value-type="string" office:string-value="" calcext:value-type="error">
            <text:p>#N/DISP</text:p>
          </table:table-cell>
          <table:table-cell table:formula="of:=IF([.A97]=1;[.C97];NA())" office:value-type="float" office:value="7.92805" calcext:value-type="float">
            <text:p>7,92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4805" calcext:value-type="float">
            <text:p>5,84805</text:p>
          </table:table-cell>
          <table:table-cell office:value-type="float" office:value="7.86523" calcext:value-type="float">
            <text:p>7,86523</text:p>
          </table:table-cell>
          <table:table-cell table:formula="of:=IF([.A98]=0;[.C98];NA())" office:value-type="string" office:string-value="" calcext:value-type="error">
            <text:p>#N/DISP</text:p>
          </table:table-cell>
          <table:table-cell table:formula="of:=IF([.A98]=1;[.C98];NA())" office:value-type="float" office:value="7.86523" calcext:value-type="float">
            <text:p>7,865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6065" calcext:value-type="float">
            <text:p>5,86065</text:p>
          </table:table-cell>
          <table:table-cell office:value-type="float" office:value="7.80246" calcext:value-type="float">
            <text:p>7,80246</text:p>
          </table:table-cell>
          <table:table-cell table:formula="of:=IF([.A99]=0;[.C99];NA())" office:value-type="string" office:string-value="" calcext:value-type="error">
            <text:p>#N/DISP</text:p>
          </table:table-cell>
          <table:table-cell table:formula="of:=IF([.A99]=1;[.C99];NA())" office:value-type="float" office:value="7.80246" calcext:value-type="float">
            <text:p>7,802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7451" calcext:value-type="float">
            <text:p>5,87451</text:p>
          </table:table-cell>
          <table:table-cell office:value-type="float" office:value="7.73976" calcext:value-type="float">
            <text:p>7,73976</text:p>
          </table:table-cell>
          <table:table-cell table:formula="of:=IF([.A100]=0;[.C100];NA())" office:value-type="string" office:string-value="" calcext:value-type="error">
            <text:p>#N/DISP</text:p>
          </table:table-cell>
          <table:table-cell table:formula="of:=IF([.A100]=1;[.C100];NA())" office:value-type="float" office:value="7.73976" calcext:value-type="float">
            <text:p>7,739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962" calcext:value-type="float">
            <text:p>5,88962</text:p>
          </table:table-cell>
          <table:table-cell office:value-type="float" office:value="7.67716" calcext:value-type="float">
            <text:p>7,67716</text:p>
          </table:table-cell>
          <table:table-cell table:formula="of:=IF([.A101]=0;[.C101];NA())" office:value-type="string" office:string-value="" calcext:value-type="error">
            <text:p>#N/DISP</text:p>
          </table:table-cell>
          <table:table-cell table:formula="of:=IF([.A101]=1;[.C101];NA())" office:value-type="float" office:value="7.67716" calcext:value-type="float">
            <text:p>7,67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8422" calcext:value-type="float">
            <text:p>10,58422</text:p>
          </table:table-cell>
          <table:table-cell office:value-type="float" office:value="9.559137" calcext:value-type="float">
            <text:p>9,559137</text:p>
          </table:table-cell>
          <table:table-cell table:formula="of:=IF([.A102]=0;[.C102];NA())" office:value-type="float" office:value="9.559137" calcext:value-type="float">
            <text:p>9,559137</text:p>
          </table:table-cell>
          <table:table-cell table:formula="of:=IF([.A102]=1;[.C1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0598" calcext:value-type="float">
            <text:p>5,90598</text:p>
          </table:table-cell>
          <table:table-cell office:value-type="float" office:value="7.61468" calcext:value-type="float">
            <text:p>7,61468</text:p>
          </table:table-cell>
          <table:table-cell table:formula="of:=IF([.A103]=0;[.C103];NA())" office:value-type="string" office:string-value="" calcext:value-type="error">
            <text:p>#N/DISP</text:p>
          </table:table-cell>
          <table:table-cell table:formula="of:=IF([.A103]=1;[.C103];NA())" office:value-type="float" office:value="7.61468" calcext:value-type="float">
            <text:p>7,614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2359" calcext:value-type="float">
            <text:p>5,92359</text:p>
          </table:table-cell>
          <table:table-cell office:value-type="float" office:value="7.55235" calcext:value-type="float">
            <text:p>7,55235</text:p>
          </table:table-cell>
          <table:table-cell table:formula="of:=IF([.A104]=0;[.C104];NA())" office:value-type="string" office:string-value="" calcext:value-type="error">
            <text:p>#N/DISP</text:p>
          </table:table-cell>
          <table:table-cell table:formula="of:=IF([.A104]=1;[.C104];NA())" office:value-type="float" office:value="7.55235" calcext:value-type="float">
            <text:p>7,55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4245" calcext:value-type="float">
            <text:p>5,94245</text:p>
          </table:table-cell>
          <table:table-cell office:value-type="float" office:value="7.49019" calcext:value-type="float">
            <text:p>7,49019</text:p>
          </table:table-cell>
          <table:table-cell table:formula="of:=IF([.A105]=0;[.C105];NA())" office:value-type="string" office:string-value="" calcext:value-type="error">
            <text:p>#N/DISP</text:p>
          </table:table-cell>
          <table:table-cell table:formula="of:=IF([.A105]=1;[.C105];NA())" office:value-type="float" office:value="7.49019" calcext:value-type="float">
            <text:p>7,49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6257" calcext:value-type="float">
            <text:p>5,96257</text:p>
          </table:table-cell>
          <table:table-cell office:value-type="float" office:value="7.42824" calcext:value-type="float">
            <text:p>7,42824</text:p>
          </table:table-cell>
          <table:table-cell table:formula="of:=IF([.A106]=0;[.C106];NA())" office:value-type="string" office:string-value="" calcext:value-type="error">
            <text:p>#N/DISP</text:p>
          </table:table-cell>
          <table:table-cell table:formula="of:=IF([.A106]=1;[.C106];NA())" office:value-type="float" office:value="7.42824" calcext:value-type="float">
            <text:p>7,428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8395" calcext:value-type="float">
            <text:p>5,98395</text:p>
          </table:table-cell>
          <table:table-cell office:value-type="float" office:value="7.3665" calcext:value-type="float">
            <text:p>7,3665</text:p>
          </table:table-cell>
          <table:table-cell table:formula="of:=IF([.A107]=0;[.C107];NA())" office:value-type="string" office:string-value="" calcext:value-type="error">
            <text:p>#N/DISP</text:p>
          </table:table-cell>
          <table:table-cell table:formula="of:=IF([.A107]=1;[.C107];NA())" office:value-type="float" office:value="7.3665" calcext:value-type="float">
            <text:p>7,3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0657" calcext:value-type="float">
            <text:p>6,00657</text:p>
          </table:table-cell>
          <table:table-cell office:value-type="float" office:value="7.30502" calcext:value-type="float">
            <text:p>7,30502</text:p>
          </table:table-cell>
          <table:table-cell table:formula="of:=IF([.A108]=0;[.C108];NA())" office:value-type="string" office:string-value="" calcext:value-type="error">
            <text:p>#N/DISP</text:p>
          </table:table-cell>
          <table:table-cell table:formula="of:=IF([.A108]=1;[.C108];NA())" office:value-type="float" office:value="7.30502" calcext:value-type="float">
            <text:p>7,30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3044" calcext:value-type="float">
            <text:p>6,03044</text:p>
          </table:table-cell>
          <table:table-cell office:value-type="float" office:value="7.24381" calcext:value-type="float">
            <text:p>7,24381</text:p>
          </table:table-cell>
          <table:table-cell table:formula="of:=IF([.A109]=0;[.C109];NA())" office:value-type="string" office:string-value="" calcext:value-type="error">
            <text:p>#N/DISP</text:p>
          </table:table-cell>
          <table:table-cell table:formula="of:=IF([.A109]=1;[.C109];NA())" office:value-type="float" office:value="7.24381" calcext:value-type="float">
            <text:p>7,243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5556" calcext:value-type="float">
            <text:p>6,05556</text:p>
          </table:table-cell>
          <table:table-cell office:value-type="float" office:value="7.1829" calcext:value-type="float">
            <text:p>7,1829</text:p>
          </table:table-cell>
          <table:table-cell table:formula="of:=IF([.A110]=0;[.C110];NA())" office:value-type="string" office:string-value="" calcext:value-type="error">
            <text:p>#N/DISP</text:p>
          </table:table-cell>
          <table:table-cell table:formula="of:=IF([.A110]=1;[.C110];NA())" office:value-type="float" office:value="7.1829" calcext:value-type="float">
            <text:p>7,1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192" calcext:value-type="float">
            <text:p>6,08192</text:p>
          </table:table-cell>
          <table:table-cell office:value-type="float" office:value="7.12231" calcext:value-type="float">
            <text:p>7,12231</text:p>
          </table:table-cell>
          <table:table-cell table:formula="of:=IF([.A111]=0;[.C111];NA())" office:value-type="string" office:string-value="" calcext:value-type="error">
            <text:p>#N/DISP</text:p>
          </table:table-cell>
          <table:table-cell table:formula="of:=IF([.A111]=1;[.C111];NA())" office:value-type="float" office:value="7.12231" calcext:value-type="float">
            <text:p>7,12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10953" calcext:value-type="float">
            <text:p>6,10953</text:p>
          </table:table-cell>
          <table:table-cell office:value-type="float" office:value="7.06207" calcext:value-type="float">
            <text:p>7,06207</text:p>
          </table:table-cell>
          <table:table-cell table:formula="of:=IF([.A112]=0;[.C112];NA())" office:value-type="string" office:string-value="" calcext:value-type="error">
            <text:p>#N/DISP</text:p>
          </table:table-cell>
          <table:table-cell table:formula="of:=IF([.A112]=1;[.C112];NA())" office:value-type="float" office:value="7.06207" calcext:value-type="float">
            <text:p>7,06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0973" calcext:value-type="float">
            <text:p>10,50973</text:p>
          </table:table-cell>
          <table:table-cell office:value-type="float" office:value="9.0284611" calcext:value-type="float">
            <text:p>9,0284611</text:p>
          </table:table-cell>
          <table:table-cell table:formula="of:=IF([.A113]=0;[.C113];NA())" office:value-type="float" office:value="9.0284611" calcext:value-type="float">
            <text:p>9,0284611</text:p>
          </table:table-cell>
          <table:table-cell table:formula="of:=IF([.A113]=1;[.C1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8277" calcext:value-type="float">
            <text:p>10,58277</text:p>
          </table:table-cell>
          <table:table-cell office:value-type="float" office:value="9.592403" calcext:value-type="float">
            <text:p>9,592403</text:p>
          </table:table-cell>
          <table:table-cell table:formula="of:=IF([.A114]=0;[.C114];NA())" office:value-type="float" office:value="9.592403" calcext:value-type="float">
            <text:p>9,592403</text:p>
          </table:table-cell>
          <table:table-cell table:formula="of:=IF([.A114]=1;[.C1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13837" calcext:value-type="float">
            <text:p>6,13837</text:p>
          </table:table-cell>
          <table:table-cell office:value-type="float" office:value="7.00221" calcext:value-type="float">
            <text:p>7,00221</text:p>
          </table:table-cell>
          <table:table-cell table:formula="of:=IF([.A115]=0;[.C115];NA())" office:value-type="string" office:string-value="" calcext:value-type="error">
            <text:p>#N/DISP</text:p>
          </table:table-cell>
          <table:table-cell table:formula="of:=IF([.A115]=1;[.C115];NA())" office:value-type="float" office:value="7.00221" calcext:value-type="float">
            <text:p>7,00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16844" calcext:value-type="float">
            <text:p>6,16844</text:p>
          </table:table-cell>
          <table:table-cell office:value-type="float" office:value="6.94275" calcext:value-type="float">
            <text:p>6,94275</text:p>
          </table:table-cell>
          <table:table-cell table:formula="of:=IF([.A116]=0;[.C116];NA())" office:value-type="string" office:string-value="" calcext:value-type="error">
            <text:p>#N/DISP</text:p>
          </table:table-cell>
          <table:table-cell table:formula="of:=IF([.A116]=1;[.C116];NA())" office:value-type="float" office:value="6.94275" calcext:value-type="float">
            <text:p>6,94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19974" calcext:value-type="float">
            <text:p>6,19974</text:p>
          </table:table-cell>
          <table:table-cell office:value-type="float" office:value="6.88372" calcext:value-type="float">
            <text:p>6,88372</text:p>
          </table:table-cell>
          <table:table-cell table:formula="of:=IF([.A117]=0;[.C117];NA())" office:value-type="string" office:string-value="" calcext:value-type="error">
            <text:p>#N/DISP</text:p>
          </table:table-cell>
          <table:table-cell table:formula="of:=IF([.A117]=1;[.C117];NA())" office:value-type="float" office:value="6.88372" calcext:value-type="float">
            <text:p>6,883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3226" calcext:value-type="float">
            <text:p>6,23226</text:p>
          </table:table-cell>
          <table:table-cell office:value-type="float" office:value="6.82513" calcext:value-type="float">
            <text:p>6,82513</text:p>
          </table:table-cell>
          <table:table-cell table:formula="of:=IF([.A118]=0;[.C118];NA())" office:value-type="string" office:string-value="" calcext:value-type="error">
            <text:p>#N/DISP</text:p>
          </table:table-cell>
          <table:table-cell table:formula="of:=IF([.A118]=1;[.C118];NA())" office:value-type="float" office:value="6.82513" calcext:value-type="float">
            <text:p>6,82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66" calcext:value-type="float">
            <text:p>6,266</text:p>
          </table:table-cell>
          <table:table-cell office:value-type="float" office:value="6.76703" calcext:value-type="float">
            <text:p>6,76703</text:p>
          </table:table-cell>
          <table:table-cell table:formula="of:=IF([.A119]=0;[.C119];NA())" office:value-type="string" office:string-value="" calcext:value-type="error">
            <text:p>#N/DISP</text:p>
          </table:table-cell>
          <table:table-cell table:formula="of:=IF([.A119]=1;[.C119];NA())" office:value-type="float" office:value="6.76703" calcext:value-type="float">
            <text:p>6,76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30095" calcext:value-type="float">
            <text:p>6,30095</text:p>
          </table:table-cell>
          <table:table-cell office:value-type="float" office:value="6.70942" calcext:value-type="float">
            <text:p>6,70942</text:p>
          </table:table-cell>
          <table:table-cell table:formula="of:=IF([.A120]=0;[.C120];NA())" office:value-type="string" office:string-value="" calcext:value-type="error">
            <text:p>#N/DISP</text:p>
          </table:table-cell>
          <table:table-cell table:formula="of:=IF([.A120]=1;[.C120];NA())" office:value-type="float" office:value="6.70942" calcext:value-type="float">
            <text:p>6,70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33711" calcext:value-type="float">
            <text:p>6,33711</text:p>
          </table:table-cell>
          <table:table-cell office:value-type="float" office:value="6.65234" calcext:value-type="float">
            <text:p>6,65234</text:p>
          </table:table-cell>
          <table:table-cell table:formula="of:=IF([.A121]=0;[.C121];NA())" office:value-type="string" office:string-value="" calcext:value-type="error">
            <text:p>#N/DISP</text:p>
          </table:table-cell>
          <table:table-cell table:formula="of:=IF([.A121]=1;[.C121];NA())" office:value-type="float" office:value="6.65234" calcext:value-type="float">
            <text:p>6,652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37445" calcext:value-type="float">
            <text:p>6,37445</text:p>
          </table:table-cell>
          <table:table-cell office:value-type="float" office:value="6.59582" calcext:value-type="float">
            <text:p>6,59582</text:p>
          </table:table-cell>
          <table:table-cell table:formula="of:=IF([.A122]=0;[.C122];NA())" office:value-type="string" office:string-value="" calcext:value-type="error">
            <text:p>#N/DISP</text:p>
          </table:table-cell>
          <table:table-cell table:formula="of:=IF([.A122]=1;[.C122];NA())" office:value-type="float" office:value="6.59582" calcext:value-type="float">
            <text:p>6,595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41299" calcext:value-type="float">
            <text:p>6,41299</text:p>
          </table:table-cell>
          <table:table-cell office:value-type="float" office:value="6.53986" calcext:value-type="float">
            <text:p>6,53986</text:p>
          </table:table-cell>
          <table:table-cell table:formula="of:=IF([.A123]=0;[.C123];NA())" office:value-type="string" office:string-value="" calcext:value-type="error">
            <text:p>#N/DISP</text:p>
          </table:table-cell>
          <table:table-cell table:formula="of:=IF([.A123]=1;[.C123];NA())" office:value-type="float" office:value="6.53986" calcext:value-type="float">
            <text:p>6,539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4527" calcext:value-type="float">
            <text:p>6,4527</text:p>
          </table:table-cell>
          <table:table-cell office:value-type="float" office:value="6.48451" calcext:value-type="float">
            <text:p>6,48451</text:p>
          </table:table-cell>
          <table:table-cell table:formula="of:=IF([.A124]=0;[.C124];NA())" office:value-type="string" office:string-value="" calcext:value-type="error">
            <text:p>#N/DISP</text:p>
          </table:table-cell>
          <table:table-cell table:formula="of:=IF([.A124]=1;[.C124];NA())" office:value-type="float" office:value="6.48451" calcext:value-type="float">
            <text:p>6,48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8062" calcext:value-type="float">
            <text:p>10,58062</text:p>
          </table:table-cell>
          <table:table-cell office:value-type="float" office:value="9.625812" calcext:value-type="float">
            <text:p>9,625812</text:p>
          </table:table-cell>
          <table:table-cell table:formula="of:=IF([.A125]=0;[.C125];NA())" office:value-type="float" office:value="9.625812" calcext:value-type="float">
            <text:p>9,625812</text:p>
          </table:table-cell>
          <table:table-cell table:formula="of:=IF([.A125]=1;[.C1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49359" calcext:value-type="float">
            <text:p>6,49359</text:p>
          </table:table-cell>
          <table:table-cell office:value-type="float" office:value="6.42979" calcext:value-type="float">
            <text:p>6,42979</text:p>
          </table:table-cell>
          <table:table-cell table:formula="of:=IF([.A126]=0;[.C126];NA())" office:value-type="string" office:string-value="" calcext:value-type="error">
            <text:p>#N/DISP</text:p>
          </table:table-cell>
          <table:table-cell table:formula="of:=IF([.A126]=1;[.C126];NA())" office:value-type="float" office:value="6.42979" calcext:value-type="float">
            <text:p>6,429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3563" calcext:value-type="float">
            <text:p>6,53563</text:p>
          </table:table-cell>
          <table:table-cell office:value-type="float" office:value="6.37571" calcext:value-type="float">
            <text:p>6,37571</text:p>
          </table:table-cell>
          <table:table-cell table:formula="of:=IF([.A127]=0;[.C127];NA())" office:value-type="string" office:string-value="" calcext:value-type="error">
            <text:p>#N/DISP</text:p>
          </table:table-cell>
          <table:table-cell table:formula="of:=IF([.A127]=1;[.C127];NA())" office:value-type="float" office:value="6.37571" calcext:value-type="float">
            <text:p>6,37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7882" calcext:value-type="float">
            <text:p>6,57882</text:p>
          </table:table-cell>
          <table:table-cell office:value-type="float" office:value="6.32231" calcext:value-type="float">
            <text:p>6,32231</text:p>
          </table:table-cell>
          <table:table-cell table:formula="of:=IF([.A128]=0;[.C128];NA())" office:value-type="string" office:string-value="" calcext:value-type="error">
            <text:p>#N/DISP</text:p>
          </table:table-cell>
          <table:table-cell table:formula="of:=IF([.A128]=1;[.C128];NA())" office:value-type="float" office:value="6.32231" calcext:value-type="float">
            <text:p>6,32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62316" calcext:value-type="float">
            <text:p>6,62316</text:p>
          </table:table-cell>
          <table:table-cell office:value-type="float" office:value="6.26961" calcext:value-type="float">
            <text:p>6,26961</text:p>
          </table:table-cell>
          <table:table-cell table:formula="of:=IF([.A129]=0;[.C129];NA())" office:value-type="string" office:string-value="" calcext:value-type="error">
            <text:p>#N/DISP</text:p>
          </table:table-cell>
          <table:table-cell table:formula="of:=IF([.A129]=1;[.C129];NA())" office:value-type="float" office:value="6.26961" calcext:value-type="float">
            <text:p>6,26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66862" calcext:value-type="float">
            <text:p>6,66862</text:p>
          </table:table-cell>
          <table:table-cell office:value-type="float" office:value="6.21763" calcext:value-type="float">
            <text:p>6,21763</text:p>
          </table:table-cell>
          <table:table-cell table:formula="of:=IF([.A130]=0;[.C130];NA())" office:value-type="string" office:string-value="" calcext:value-type="error">
            <text:p>#N/DISP</text:p>
          </table:table-cell>
          <table:table-cell table:formula="of:=IF([.A130]=1;[.C130];NA())" office:value-type="float" office:value="6.21763" calcext:value-type="float">
            <text:p>6,217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7152" calcext:value-type="float">
            <text:p>6,7152</text:p>
          </table:table-cell>
          <table:table-cell office:value-type="float" office:value="6.1664" calcext:value-type="float">
            <text:p>6,1664</text:p>
          </table:table-cell>
          <table:table-cell table:formula="of:=IF([.A131]=0;[.C131];NA())" office:value-type="string" office:string-value="" calcext:value-type="error">
            <text:p>#N/DISP</text:p>
          </table:table-cell>
          <table:table-cell table:formula="of:=IF([.A131]=1;[.C131];NA())" office:value-type="float" office:value="6.1664" calcext:value-type="float">
            <text:p>6,16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76289" calcext:value-type="float">
            <text:p>6,76289</text:p>
          </table:table-cell>
          <table:table-cell office:value-type="float" office:value="6.11593" calcext:value-type="float">
            <text:p>6,11593</text:p>
          </table:table-cell>
          <table:table-cell table:formula="of:=IF([.A132]=0;[.C132];NA())" office:value-type="string" office:string-value="" calcext:value-type="error">
            <text:p>#N/DISP</text:p>
          </table:table-cell>
          <table:table-cell table:formula="of:=IF([.A132]=1;[.C132];NA())" office:value-type="float" office:value="6.11593" calcext:value-type="float">
            <text:p>6,115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81167" calcext:value-type="float">
            <text:p>6,81167</text:p>
          </table:table-cell>
          <table:table-cell office:value-type="float" office:value="6.06626" calcext:value-type="float">
            <text:p>6,06626</text:p>
          </table:table-cell>
          <table:table-cell table:formula="of:=IF([.A133]=0;[.C133];NA())" office:value-type="string" office:string-value="" calcext:value-type="error">
            <text:p>#N/DISP</text:p>
          </table:table-cell>
          <table:table-cell table:formula="of:=IF([.A133]=1;[.C133];NA())" office:value-type="float" office:value="6.06626" calcext:value-type="float">
            <text:p>6,066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86153" calcext:value-type="float">
            <text:p>6,86153</text:p>
          </table:table-cell>
          <table:table-cell office:value-type="float" office:value="6.01741" calcext:value-type="float">
            <text:p>6,01741</text:p>
          </table:table-cell>
          <table:table-cell table:formula="of:=IF([.A134]=0;[.C134];NA())" office:value-type="string" office:string-value="" calcext:value-type="error">
            <text:p>#N/DISP</text:p>
          </table:table-cell>
          <table:table-cell table:formula="of:=IF([.A134]=1;[.C134];NA())" office:value-type="float" office:value="6.01741" calcext:value-type="float">
            <text:p>6,017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91245" calcext:value-type="float">
            <text:p>6,91245</text:p>
          </table:table-cell>
          <table:table-cell office:value-type="float" office:value="5.9694" calcext:value-type="float">
            <text:p>5,9694</text:p>
          </table:table-cell>
          <table:table-cell table:formula="of:=IF([.A135]=0;[.C135];NA())" office:value-type="string" office:string-value="" calcext:value-type="error">
            <text:p>#N/DISP</text:p>
          </table:table-cell>
          <table:table-cell table:formula="of:=IF([.A135]=1;[.C135];NA())" office:value-type="float" office:value="5.9694" calcext:value-type="float">
            <text:p>5,9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7777" calcext:value-type="float">
            <text:p>10,57777</text:p>
          </table:table-cell>
          <table:table-cell office:value-type="float" office:value="9.659349" calcext:value-type="float">
            <text:p>9,659349</text:p>
          </table:table-cell>
          <table:table-cell table:formula="of:=IF([.A136]=0;[.C136];NA())" office:value-type="float" office:value="9.659349" calcext:value-type="float">
            <text:p>9,659349</text:p>
          </table:table-cell>
          <table:table-cell table:formula="of:=IF([.A136]=1;[.C1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96443" calcext:value-type="float">
            <text:p>6,96443</text:p>
          </table:table-cell>
          <table:table-cell office:value-type="float" office:value="5.92225" calcext:value-type="float">
            <text:p>5,92225</text:p>
          </table:table-cell>
          <table:table-cell table:formula="of:=IF([.A137]=0;[.C137];NA())" office:value-type="string" office:string-value="" calcext:value-type="error">
            <text:p>#N/DISP</text:p>
          </table:table-cell>
          <table:table-cell table:formula="of:=IF([.A137]=1;[.C137];NA())" office:value-type="float" office:value="5.92225" calcext:value-type="float">
            <text:p>5,92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01744" calcext:value-type="float">
            <text:p>7,01744</text:p>
          </table:table-cell>
          <table:table-cell office:value-type="float" office:value="5.87599" calcext:value-type="float">
            <text:p>5,87599</text:p>
          </table:table-cell>
          <table:table-cell table:formula="of:=IF([.A138]=0;[.C138];NA())" office:value-type="string" office:string-value="" calcext:value-type="error">
            <text:p>#N/DISP</text:p>
          </table:table-cell>
          <table:table-cell table:formula="of:=IF([.A138]=1;[.C138];NA())" office:value-type="float" office:value="5.87599" calcext:value-type="float">
            <text:p>5,875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07148" calcext:value-type="float">
            <text:p>7,07148</text:p>
          </table:table-cell>
          <table:table-cell office:value-type="float" office:value="5.83063" calcext:value-type="float">
            <text:p>5,83063</text:p>
          </table:table-cell>
          <table:table-cell table:formula="of:=IF([.A139]=0;[.C139];NA())" office:value-type="string" office:string-value="" calcext:value-type="error">
            <text:p>#N/DISP</text:p>
          </table:table-cell>
          <table:table-cell table:formula="of:=IF([.A139]=1;[.C139];NA())" office:value-type="float" office:value="5.83063" calcext:value-type="float">
            <text:p>5,83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12652" calcext:value-type="float">
            <text:p>7,12652</text:p>
          </table:table-cell>
          <table:table-cell office:value-type="float" office:value="5.7862" calcext:value-type="float">
            <text:p>5,7862</text:p>
          </table:table-cell>
          <table:table-cell table:formula="of:=IF([.A140]=0;[.C140];NA())" office:value-type="string" office:string-value="" calcext:value-type="error">
            <text:p>#N/DISP</text:p>
          </table:table-cell>
          <table:table-cell table:formula="of:=IF([.A140]=1;[.C140];NA())" office:value-type="float" office:value="5.7862" calcext:value-type="float">
            <text:p>5,78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18256" calcext:value-type="float">
            <text:p>7,18256</text:p>
          </table:table-cell>
          <table:table-cell office:value-type="float" office:value="5.74273" calcext:value-type="float">
            <text:p>5,74273</text:p>
          </table:table-cell>
          <table:table-cell table:formula="of:=IF([.A141]=0;[.C141];NA())" office:value-type="string" office:string-value="" calcext:value-type="error">
            <text:p>#N/DISP</text:p>
          </table:table-cell>
          <table:table-cell table:formula="of:=IF([.A141]=1;[.C141];NA())" office:value-type="float" office:value="5.74273" calcext:value-type="float">
            <text:p>5,742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23957" calcext:value-type="float">
            <text:p>7,23957</text:p>
          </table:table-cell>
          <table:table-cell office:value-type="float" office:value="5.70023" calcext:value-type="float">
            <text:p>5,70023</text:p>
          </table:table-cell>
          <table:table-cell table:formula="of:=IF([.A142]=0;[.C142];NA())" office:value-type="string" office:string-value="" calcext:value-type="error">
            <text:p>#N/DISP</text:p>
          </table:table-cell>
          <table:table-cell table:formula="of:=IF([.A142]=1;[.C142];NA())" office:value-type="float" office:value="5.70023" calcext:value-type="float">
            <text:p>5,700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29754" calcext:value-type="float">
            <text:p>7,29754</text:p>
          </table:table-cell>
          <table:table-cell office:value-type="float" office:value="5.65873" calcext:value-type="float">
            <text:p>5,65873</text:p>
          </table:table-cell>
          <table:table-cell table:formula="of:=IF([.A143]=0;[.C143];NA())" office:value-type="string" office:string-value="" calcext:value-type="error">
            <text:p>#N/DISP</text:p>
          </table:table-cell>
          <table:table-cell table:formula="of:=IF([.A143]=1;[.C143];NA())" office:value-type="float" office:value="5.65873" calcext:value-type="float">
            <text:p>5,658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5644" calcext:value-type="float">
            <text:p>7,35644</text:p>
          </table:table-cell>
          <table:table-cell office:value-type="float" office:value="5.61824" calcext:value-type="float">
            <text:p>5,61824</text:p>
          </table:table-cell>
          <table:table-cell table:formula="of:=IF([.A144]=0;[.C144];NA())" office:value-type="string" office:string-value="" calcext:value-type="error">
            <text:p>#N/DISP</text:p>
          </table:table-cell>
          <table:table-cell table:formula="of:=IF([.A144]=1;[.C144];NA())" office:value-type="float" office:value="5.61824" calcext:value-type="float">
            <text:p>5,618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1628" calcext:value-type="float">
            <text:p>7,41628</text:p>
          </table:table-cell>
          <table:table-cell office:value-type="float" office:value="5.57878" calcext:value-type="float">
            <text:p>5,57878</text:p>
          </table:table-cell>
          <table:table-cell table:formula="of:=IF([.A145]=0;[.C145];NA())" office:value-type="string" office:string-value="" calcext:value-type="error">
            <text:p>#N/DISP</text:p>
          </table:table-cell>
          <table:table-cell table:formula="of:=IF([.A145]=1;[.C145];NA())" office:value-type="float" office:value="5.57878" calcext:value-type="float">
            <text:p>5,578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7701" calcext:value-type="float">
            <text:p>7,47701</text:p>
          </table:table-cell>
          <table:table-cell office:value-type="float" office:value="5.54039" calcext:value-type="float">
            <text:p>5,54039</text:p>
          </table:table-cell>
          <table:table-cell table:formula="of:=IF([.A146]=0;[.C146];NA())" office:value-type="string" office:string-value="" calcext:value-type="error">
            <text:p>#N/DISP</text:p>
          </table:table-cell>
          <table:table-cell table:formula="of:=IF([.A146]=1;[.C146];NA())" office:value-type="float" office:value="5.54039" calcext:value-type="float">
            <text:p>5,540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7421" calcext:value-type="float">
            <text:p>10,57421</text:p>
          </table:table-cell>
          <table:table-cell office:value-type="float" office:value="9.692999" calcext:value-type="float">
            <text:p>9,692999</text:p>
          </table:table-cell>
          <table:table-cell table:formula="of:=IF([.A147]=0;[.C147];NA())" office:value-type="float" office:value="9.692999" calcext:value-type="float">
            <text:p>9,692999</text:p>
          </table:table-cell>
          <table:table-cell table:formula="of:=IF([.A147]=1;[.C1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3864" calcext:value-type="float">
            <text:p>7,53864</text:p>
          </table:table-cell>
          <table:table-cell office:value-type="float" office:value="5.50307" calcext:value-type="float">
            <text:p>5,50307</text:p>
          </table:table-cell>
          <table:table-cell table:formula="of:=IF([.A148]=0;[.C148];NA())" office:value-type="string" office:string-value="" calcext:value-type="error">
            <text:p>#N/DISP</text:p>
          </table:table-cell>
          <table:table-cell table:formula="of:=IF([.A148]=1;[.C148];NA())" office:value-type="float" office:value="5.50307" calcext:value-type="float">
            <text:p>5,50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60113" calcext:value-type="float">
            <text:p>7,60113</text:p>
          </table:table-cell>
          <table:table-cell office:value-type="float" office:value="5.46685" calcext:value-type="float">
            <text:p>5,46685</text:p>
          </table:table-cell>
          <table:table-cell table:formula="of:=IF([.A149]=0;[.C149];NA())" office:value-type="string" office:string-value="" calcext:value-type="error">
            <text:p>#N/DISP</text:p>
          </table:table-cell>
          <table:table-cell table:formula="of:=IF([.A149]=1;[.C149];NA())" office:value-type="float" office:value="5.46685" calcext:value-type="float">
            <text:p>5,466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66446" calcext:value-type="float">
            <text:p>7,66446</text:p>
          </table:table-cell>
          <table:table-cell office:value-type="float" office:value="5.43174" calcext:value-type="float">
            <text:p>5,43174</text:p>
          </table:table-cell>
          <table:table-cell table:formula="of:=IF([.A150]=0;[.C150];NA())" office:value-type="string" office:string-value="" calcext:value-type="error">
            <text:p>#N/DISP</text:p>
          </table:table-cell>
          <table:table-cell table:formula="of:=IF([.A150]=1;[.C150];NA())" office:value-type="float" office:value="5.43174" calcext:value-type="float">
            <text:p>5,431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72863" calcext:value-type="float">
            <text:p>7,72863</text:p>
          </table:table-cell>
          <table:table-cell office:value-type="float" office:value="5.39778" calcext:value-type="float">
            <text:p>5,39778</text:p>
          </table:table-cell>
          <table:table-cell table:formula="of:=IF([.A151]=0;[.C151];NA())" office:value-type="string" office:string-value="" calcext:value-type="error">
            <text:p>#N/DISP</text:p>
          </table:table-cell>
          <table:table-cell table:formula="of:=IF([.A151]=1;[.C151];NA())" office:value-type="float" office:value="5.39778" calcext:value-type="float">
            <text:p>5,39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7936" calcext:value-type="float">
            <text:p>7,7936</text:p>
          </table:table-cell>
          <table:table-cell office:value-type="float" office:value="5.36496" calcext:value-type="float">
            <text:p>5,36496</text:p>
          </table:table-cell>
          <table:table-cell table:formula="of:=IF([.A152]=0;[.C152];NA())" office:value-type="string" office:string-value="" calcext:value-type="error">
            <text:p>#N/DISP</text:p>
          </table:table-cell>
          <table:table-cell table:formula="of:=IF([.A152]=1;[.C152];NA())" office:value-type="float" office:value="5.36496" calcext:value-type="float">
            <text:p>5,36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5936" calcext:value-type="float">
            <text:p>7,85936</text:p>
          </table:table-cell>
          <table:table-cell office:value-type="float" office:value="5.33332" calcext:value-type="float">
            <text:p>5,33332</text:p>
          </table:table-cell>
          <table:table-cell table:formula="of:=IF([.A153]=0;[.C153];NA())" office:value-type="string" office:string-value="" calcext:value-type="error">
            <text:p>#N/DISP</text:p>
          </table:table-cell>
          <table:table-cell table:formula="of:=IF([.A153]=1;[.C153];NA())" office:value-type="float" office:value="5.33332" calcext:value-type="float">
            <text:p>5,33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92588" calcext:value-type="float">
            <text:p>7,92588</text:p>
          </table:table-cell>
          <table:table-cell office:value-type="float" office:value="5.30287" calcext:value-type="float">
            <text:p>5,30287</text:p>
          </table:table-cell>
          <table:table-cell table:formula="of:=IF([.A154]=0;[.C154];NA())" office:value-type="string" office:string-value="" calcext:value-type="error">
            <text:p>#N/DISP</text:p>
          </table:table-cell>
          <table:table-cell table:formula="of:=IF([.A154]=1;[.C154];NA())" office:value-type="float" office:value="5.30287" calcext:value-type="float">
            <text:p>5,30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99315" calcext:value-type="float">
            <text:p>7,99315</text:p>
          </table:table-cell>
          <table:table-cell office:value-type="float" office:value="5.27363" calcext:value-type="float">
            <text:p>5,27363</text:p>
          </table:table-cell>
          <table:table-cell table:formula="of:=IF([.A155]=0;[.C155];NA())" office:value-type="string" office:string-value="" calcext:value-type="error">
            <text:p>#N/DISP</text:p>
          </table:table-cell>
          <table:table-cell table:formula="of:=IF([.A155]=1;[.C155];NA())" office:value-type="float" office:value="5.27363" calcext:value-type="float">
            <text:p>5,273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061141" calcext:value-type="float">
            <text:p>8,061141</text:p>
          </table:table-cell>
          <table:table-cell office:value-type="float" office:value="5.24561" calcext:value-type="float">
            <text:p>5,24561</text:p>
          </table:table-cell>
          <table:table-cell table:formula="of:=IF([.A156]=0;[.C156];NA())" office:value-type="string" office:string-value="" calcext:value-type="error">
            <text:p>#N/DISP</text:p>
          </table:table-cell>
          <table:table-cell table:formula="of:=IF([.A156]=1;[.C156];NA())" office:value-type="float" office:value="5.24561" calcext:value-type="float">
            <text:p>5,24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129829" calcext:value-type="float">
            <text:p>8,129829</text:p>
          </table:table-cell>
          <table:table-cell office:value-type="float" office:value="5.21884" calcext:value-type="float">
            <text:p>5,21884</text:p>
          </table:table-cell>
          <table:table-cell table:formula="of:=IF([.A157]=0;[.C157];NA())" office:value-type="string" office:string-value="" calcext:value-type="error">
            <text:p>#N/DISP</text:p>
          </table:table-cell>
          <table:table-cell table:formula="of:=IF([.A157]=1;[.C157];NA())" office:value-type="float" office:value="5.21884" calcext:value-type="float">
            <text:p>5,21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6995" calcext:value-type="float">
            <text:p>10,56995</text:p>
          </table:table-cell>
          <table:table-cell office:value-type="float" office:value="9.726748" calcext:value-type="float">
            <text:p>9,726748</text:p>
          </table:table-cell>
          <table:table-cell table:formula="of:=IF([.A158]=0;[.C158];NA())" office:value-type="float" office:value="9.726748" calcext:value-type="float">
            <text:p>9,726748</text:p>
          </table:table-cell>
          <table:table-cell table:formula="of:=IF([.A158]=1;[.C1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199194" calcext:value-type="float">
            <text:p>8,199194</text:p>
          </table:table-cell>
          <table:table-cell office:value-type="float" office:value="5.19332" calcext:value-type="float">
            <text:p>5,19332</text:p>
          </table:table-cell>
          <table:table-cell table:formula="of:=IF([.A159]=0;[.C159];NA())" office:value-type="string" office:string-value="" calcext:value-type="error">
            <text:p>#N/DISP</text:p>
          </table:table-cell>
          <table:table-cell table:formula="of:=IF([.A159]=1;[.C159];NA())" office:value-type="float" office:value="5.19332" calcext:value-type="float">
            <text:p>5,19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69213" calcext:value-type="float">
            <text:p>8,269213</text:p>
          </table:table-cell>
          <table:table-cell office:value-type="float" office:value="5.16908" calcext:value-type="float">
            <text:p>5,16908</text:p>
          </table:table-cell>
          <table:table-cell table:formula="of:=IF([.A160]=0;[.C160];NA())" office:value-type="string" office:string-value="" calcext:value-type="error">
            <text:p>#N/DISP</text:p>
          </table:table-cell>
          <table:table-cell table:formula="of:=IF([.A160]=1;[.C160];NA())" office:value-type="float" office:value="5.16908" calcext:value-type="float">
            <text:p>5,169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339861" calcext:value-type="float">
            <text:p>8,339861</text:p>
          </table:table-cell>
          <table:table-cell office:value-type="float" office:value="5.14613" calcext:value-type="float">
            <text:p>5,14613</text:p>
          </table:table-cell>
          <table:table-cell table:formula="of:=IF([.A161]=0;[.C161];NA())" office:value-type="string" office:string-value="" calcext:value-type="error">
            <text:p>#N/DISP</text:p>
          </table:table-cell>
          <table:table-cell table:formula="of:=IF([.A161]=1;[.C161];NA())" office:value-type="float" office:value="5.14613" calcext:value-type="float">
            <text:p>5,146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411116" calcext:value-type="float">
            <text:p>8,411116</text:p>
          </table:table-cell>
          <table:table-cell office:value-type="float" office:value="5.12449" calcext:value-type="float">
            <text:p>5,12449</text:p>
          </table:table-cell>
          <table:table-cell table:formula="of:=IF([.A162]=0;[.C162];NA())" office:value-type="string" office:string-value="" calcext:value-type="error">
            <text:p>#N/DISP</text:p>
          </table:table-cell>
          <table:table-cell table:formula="of:=IF([.A162]=1;[.C162];NA())" office:value-type="float" office:value="5.12449" calcext:value-type="float">
            <text:p>5,124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482952" calcext:value-type="float">
            <text:p>8,482952</text:p>
          </table:table-cell>
          <table:table-cell office:value-type="float" office:value="5.10416" calcext:value-type="float">
            <text:p>5,10416</text:p>
          </table:table-cell>
          <table:table-cell table:formula="of:=IF([.A163]=0;[.C163];NA())" office:value-type="string" office:string-value="" calcext:value-type="error">
            <text:p>#N/DISP</text:p>
          </table:table-cell>
          <table:table-cell table:formula="of:=IF([.A163]=1;[.C163];NA())" office:value-type="float" office:value="5.10416" calcext:value-type="float">
            <text:p>5,10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555346" calcext:value-type="float">
            <text:p>8,555346</text:p>
          </table:table-cell>
          <table:table-cell office:value-type="float" office:value="5.08517" calcext:value-type="float">
            <text:p>5,08517</text:p>
          </table:table-cell>
          <table:table-cell table:formula="of:=IF([.A164]=0;[.C164];NA())" office:value-type="string" office:string-value="" calcext:value-type="error">
            <text:p>#N/DISP</text:p>
          </table:table-cell>
          <table:table-cell table:formula="of:=IF([.A164]=1;[.C164];NA())" office:value-type="float" office:value="5.08517" calcext:value-type="float">
            <text:p>5,085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28272" calcext:value-type="float">
            <text:p>8,628272</text:p>
          </table:table-cell>
          <table:table-cell office:value-type="float" office:value="5.06753" calcext:value-type="float">
            <text:p>5,06753</text:p>
          </table:table-cell>
          <table:table-cell table:formula="of:=IF([.A165]=0;[.C165];NA())" office:value-type="string" office:string-value="" calcext:value-type="error">
            <text:p>#N/DISP</text:p>
          </table:table-cell>
          <table:table-cell table:formula="of:=IF([.A165]=1;[.C165];NA())" office:value-type="float" office:value="5.06753" calcext:value-type="float">
            <text:p>5,067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701706" calcext:value-type="float">
            <text:p>8,701706</text:p>
          </table:table-cell>
          <table:table-cell office:value-type="float" office:value="5.05125" calcext:value-type="float">
            <text:p>5,05125</text:p>
          </table:table-cell>
          <table:table-cell table:formula="of:=IF([.A166]=0;[.C166];NA())" office:value-type="string" office:string-value="" calcext:value-type="error">
            <text:p>#N/DISP</text:p>
          </table:table-cell>
          <table:table-cell table:formula="of:=IF([.A166]=1;[.C166];NA())" office:value-type="float" office:value="5.05125" calcext:value-type="float">
            <text:p>5,05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775621" calcext:value-type="float">
            <text:p>8,775621</text:p>
          </table:table-cell>
          <table:table-cell office:value-type="float" office:value="5.03635" calcext:value-type="float">
            <text:p>5,03635</text:p>
          </table:table-cell>
          <table:table-cell table:formula="of:=IF([.A167]=0;[.C167];NA())" office:value-type="string" office:string-value="" calcext:value-type="error">
            <text:p>#N/DISP</text:p>
          </table:table-cell>
          <table:table-cell table:formula="of:=IF([.A167]=1;[.C167];NA())" office:value-type="float" office:value="5.03635" calcext:value-type="float">
            <text:p>5,0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49993" calcext:value-type="float">
            <text:p>8,849993</text:p>
          </table:table-cell>
          <table:table-cell office:value-type="float" office:value="5.02283" calcext:value-type="float">
            <text:p>5,02283</text:p>
          </table:table-cell>
          <table:table-cell table:formula="of:=IF([.A168]=0;[.C168];NA())" office:value-type="string" office:string-value="" calcext:value-type="error">
            <text:p>#N/DISP</text:p>
          </table:table-cell>
          <table:table-cell table:formula="of:=IF([.A168]=1;[.C168];NA())" office:value-type="float" office:value="5.02283" calcext:value-type="float">
            <text:p>5,02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6497" calcext:value-type="float">
            <text:p>10,56497</text:p>
          </table:table-cell>
          <table:table-cell office:value-type="float" office:value="9.760581" calcext:value-type="float">
            <text:p>9,760581</text:p>
          </table:table-cell>
          <table:table-cell table:formula="of:=IF([.A169]=0;[.C169];NA())" office:value-type="float" office:value="9.760581" calcext:value-type="float">
            <text:p>9,760581</text:p>
          </table:table-cell>
          <table:table-cell table:formula="of:=IF([.A169]=1;[.C1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9247947" calcext:value-type="float">
            <text:p>8,9247947</text:p>
          </table:table-cell>
          <table:table-cell office:value-type="float" office:value="5.01071" calcext:value-type="float">
            <text:p>5,01071</text:p>
          </table:table-cell>
          <table:table-cell table:formula="of:=IF([.A170]=0;[.C170];NA())" office:value-type="string" office:string-value="" calcext:value-type="error">
            <text:p>#N/DISP</text:p>
          </table:table-cell>
          <table:table-cell table:formula="of:=IF([.A170]=1;[.C170];NA())" office:value-type="float" office:value="5.01071" calcext:value-type="float">
            <text:p>5,01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IF([.A171]=0;[.C171];NA())" office:value-type="string" office:string-value="" calcext:value-type="error">
            <text:p>#N/DISP</text:p>
          </table:table-cell>
          <table:table-cell table:formula="of:=IF([.A171]=1;[.C171];NA(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0755822" calcext:value-type="float">
            <text:p>9,0755822</text:p>
          </table:table-cell>
          <table:table-cell office:value-type="float" office:value="4.99071" calcext:value-type="float">
            <text:p>4,99071</text:p>
          </table:table-cell>
          <table:table-cell table:formula="of:=IF([.A172]=0;[.C172];NA())" office:value-type="string" office:string-value="" calcext:value-type="error">
            <text:p>#N/DISP</text:p>
          </table:table-cell>
          <table:table-cell table:formula="of:=IF([.A172]=1;[.C172];NA())" office:value-type="float" office:value="4.99071" calcext:value-type="float">
            <text:p>4,99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151515" calcext:value-type="float">
            <text:p>9,151515</text:p>
          </table:table-cell>
          <table:table-cell office:value-type="float" office:value="4.98286" calcext:value-type="float">
            <text:p>4,98286</text:p>
          </table:table-cell>
          <table:table-cell table:formula="of:=IF([.A173]=0;[.C173];NA())" office:value-type="string" office:string-value="" calcext:value-type="error">
            <text:p>#N/DISP</text:p>
          </table:table-cell>
          <table:table-cell table:formula="of:=IF([.A173]=1;[.C173];NA())" office:value-type="float" office:value="4.98286" calcext:value-type="float">
            <text:p>4,98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2777" calcext:value-type="float">
            <text:p>9,22777</text:p>
          </table:table-cell>
          <table:table-cell office:value-type="float" office:value="4.97644" calcext:value-type="float">
            <text:p>4,97644</text:p>
          </table:table-cell>
          <table:table-cell table:formula="of:=IF([.A174]=0;[.C174];NA())" office:value-type="string" office:string-value="" calcext:value-type="error">
            <text:p>#N/DISP</text:p>
          </table:table-cell>
          <table:table-cell table:formula="of:=IF([.A174]=1;[.C174];NA())" office:value-type="float" office:value="4.97644" calcext:value-type="float">
            <text:p>4,976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0432" calcext:value-type="float">
            <text:p>9,30432</text:p>
          </table:table-cell>
          <table:table-cell office:value-type="float" office:value="4.97148" calcext:value-type="float">
            <text:p>4,97148</text:p>
          </table:table-cell>
          <table:table-cell table:formula="of:=IF([.A175]=0;[.C175];NA())" office:value-type="string" office:string-value="" calcext:value-type="error">
            <text:p>#N/DISP</text:p>
          </table:table-cell>
          <table:table-cell table:formula="of:=IF([.A175]=1;[.C175];NA())" office:value-type="float" office:value="4.97148" calcext:value-type="float">
            <text:p>4,971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81139" calcext:value-type="float">
            <text:p>9,381139</text:p>
          </table:table-cell>
          <table:table-cell office:value-type="float" office:value="4.96797" calcext:value-type="float">
            <text:p>4,96797</text:p>
          </table:table-cell>
          <table:table-cell table:formula="of:=IF([.A176]=0;[.C176];NA())" office:value-type="string" office:string-value="" calcext:value-type="error">
            <text:p>#N/DISP</text:p>
          </table:table-cell>
          <table:table-cell table:formula="of:=IF([.A176]=1;[.C176];NA())" office:value-type="float" office:value="4.96797" calcext:value-type="float">
            <text:p>4,967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58197" calcext:value-type="float">
            <text:p>9,458197</text:p>
          </table:table-cell>
          <table:table-cell office:value-type="float" office:value="4.96594" calcext:value-type="float">
            <text:p>4,96594</text:p>
          </table:table-cell>
          <table:table-cell table:formula="of:=IF([.A177]=0;[.C177];NA())" office:value-type="string" office:string-value="" calcext:value-type="error">
            <text:p>#N/DISP</text:p>
          </table:table-cell>
          <table:table-cell table:formula="of:=IF([.A177]=1;[.C177];NA())" office:value-type="float" office:value="4.96594" calcext:value-type="float">
            <text:p>4,965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35467" calcext:value-type="float">
            <text:p>9,535467</text:p>
          </table:table-cell>
          <table:table-cell office:value-type="float" office:value="4.96538" calcext:value-type="float">
            <text:p>4,96538</text:p>
          </table:table-cell>
          <table:table-cell table:formula="of:=IF([.A178]=0;[.C178];NA())" office:value-type="string" office:string-value="" calcext:value-type="error">
            <text:p>#N/DISP</text:p>
          </table:table-cell>
          <table:table-cell table:formula="of:=IF([.A178]=1;[.C178];NA())" office:value-type="float" office:value="4.96538" calcext:value-type="float">
            <text:p>4,965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1292" calcext:value-type="float">
            <text:p>9,61292</text:p>
          </table:table-cell>
          <table:table-cell office:value-type="float" office:value="4.9663" calcext:value-type="float">
            <text:p>4,9663</text:p>
          </table:table-cell>
          <table:table-cell table:formula="of:=IF([.A179]=0;[.C179];NA())" office:value-type="string" office:string-value="" calcext:value-type="error">
            <text:p>#N/DISP</text:p>
          </table:table-cell>
          <table:table-cell table:formula="of:=IF([.A179]=1;[.C179];NA())" office:value-type="float" office:value="4.9663" calcext:value-type="float">
            <text:p>4,9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5926" calcext:value-type="float">
            <text:p>10,55926</text:p>
          </table:table-cell>
          <table:table-cell office:value-type="float" office:value="9.794483" calcext:value-type="float">
            <text:p>9,794483</text:p>
          </table:table-cell>
          <table:table-cell table:formula="of:=IF([.A180]=0;[.C180];NA())" office:value-type="float" office:value="9.794483" calcext:value-type="float">
            <text:p>9,794483</text:p>
          </table:table-cell>
          <table:table-cell table:formula="of:=IF([.A180]=1;[.C1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90529" calcext:value-type="float">
            <text:p>9,690529</text:p>
          </table:table-cell>
          <table:table-cell office:value-type="float" office:value="4.96871" calcext:value-type="float">
            <text:p>4,96871</text:p>
          </table:table-cell>
          <table:table-cell table:formula="of:=IF([.A181]=0;[.C181];NA())" office:value-type="string" office:string-value="" calcext:value-type="error">
            <text:p>#N/DISP</text:p>
          </table:table-cell>
          <table:table-cell table:formula="of:=IF([.A181]=1;[.C181];NA())" office:value-type="float" office:value="4.96871" calcext:value-type="float">
            <text:p>4,968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68263" calcext:value-type="float">
            <text:p>9,768263</text:p>
          </table:table-cell>
          <table:table-cell office:value-type="float" office:value="4.97262" calcext:value-type="float">
            <text:p>4,97262</text:p>
          </table:table-cell>
          <table:table-cell table:formula="of:=IF([.A182]=0;[.C182];NA())" office:value-type="string" office:string-value="" calcext:value-type="error">
            <text:p>#N/DISP</text:p>
          </table:table-cell>
          <table:table-cell table:formula="of:=IF([.A182]=1;[.C182];NA())" office:value-type="float" office:value="4.97262" calcext:value-type="float">
            <text:p>4,972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46095" calcext:value-type="float">
            <text:p>9,846095</text:p>
          </table:table-cell>
          <table:table-cell office:value-type="float" office:value="4.97803" calcext:value-type="float">
            <text:p>4,97803</text:p>
          </table:table-cell>
          <table:table-cell table:formula="of:=IF([.A183]=0;[.C183];NA())" office:value-type="string" office:string-value="" calcext:value-type="error">
            <text:p>#N/DISP</text:p>
          </table:table-cell>
          <table:table-cell table:formula="of:=IF([.A183]=1;[.C183];NA())" office:value-type="float" office:value="4.97803" calcext:value-type="float">
            <text:p>4,978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23996" calcext:value-type="float">
            <text:p>9,923996</text:p>
          </table:table-cell>
          <table:table-cell office:value-type="float" office:value="4.98495" calcext:value-type="float">
            <text:p>4,98495</text:p>
          </table:table-cell>
          <table:table-cell table:formula="of:=IF([.A184]=0;[.C184];NA())" office:value-type="string" office:string-value="" calcext:value-type="error">
            <text:p>#N/DISP</text:p>
          </table:table-cell>
          <table:table-cell table:formula="of:=IF([.A184]=1;[.C184];NA())" office:value-type="float" office:value="4.98495" calcext:value-type="float">
            <text:p>4,984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0193" calcext:value-type="float">
            <text:p>10,00193</text:p>
          </table:table-cell>
          <table:table-cell office:value-type="float" office:value="4.99338" calcext:value-type="float">
            <text:p>4,99338</text:p>
          </table:table-cell>
          <table:table-cell table:formula="of:=IF([.A185]=0;[.C185];NA())" office:value-type="string" office:string-value="" calcext:value-type="error">
            <text:p>#N/DISP</text:p>
          </table:table-cell>
          <table:table-cell table:formula="of:=IF([.A185]=1;[.C185];NA())" office:value-type="float" office:value="4.99338" calcext:value-type="float">
            <text:p>4,993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7988" calcext:value-type="float">
            <text:p>10,07988</text:p>
          </table:table-cell>
          <table:table-cell office:value-type="float" office:value="5.00332" calcext:value-type="float">
            <text:p>5,00332</text:p>
          </table:table-cell>
          <table:table-cell table:formula="of:=IF([.A186]=0;[.C186];NA())" office:value-type="string" office:string-value="" calcext:value-type="error">
            <text:p>#N/DISP</text:p>
          </table:table-cell>
          <table:table-cell table:formula="of:=IF([.A186]=1;[.C186];NA())" office:value-type="float" office:value="5.00332" calcext:value-type="float">
            <text:p>5,00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5781" calcext:value-type="float">
            <text:p>10,15781</text:p>
          </table:table-cell>
          <table:table-cell office:value-type="float" office:value="5.01478" calcext:value-type="float">
            <text:p>5,01478</text:p>
          </table:table-cell>
          <table:table-cell table:formula="of:=IF([.A187]=0;[.C187];NA())" office:value-type="string" office:string-value="" calcext:value-type="error">
            <text:p>#N/DISP</text:p>
          </table:table-cell>
          <table:table-cell table:formula="of:=IF([.A187]=1;[.C187];NA())" office:value-type="float" office:value="5.01478" calcext:value-type="float">
            <text:p>5,01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3569" calcext:value-type="float">
            <text:p>10,23569</text:p>
          </table:table-cell>
          <table:table-cell office:value-type="float" office:value="5.02776" calcext:value-type="float">
            <text:p>5,02776</text:p>
          </table:table-cell>
          <table:table-cell table:formula="of:=IF([.A188]=0;[.C188];NA())" office:value-type="string" office:string-value="" calcext:value-type="error">
            <text:p>#N/DISP</text:p>
          </table:table-cell>
          <table:table-cell table:formula="of:=IF([.A188]=1;[.C188];NA())" office:value-type="float" office:value="5.02776" calcext:value-type="float">
            <text:p>5,027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1349" calcext:value-type="float">
            <text:p>10,31349</text:p>
          </table:table-cell>
          <table:table-cell office:value-type="float" office:value="5.04227" calcext:value-type="float">
            <text:p>5,04227</text:p>
          </table:table-cell>
          <table:table-cell table:formula="of:=IF([.A189]=0;[.C189];NA())" office:value-type="string" office:string-value="" calcext:value-type="error">
            <text:p>#N/DISP</text:p>
          </table:table-cell>
          <table:table-cell table:formula="of:=IF([.A189]=1;[.C189];NA())" office:value-type="float" office:value="5.04227" calcext:value-type="float">
            <text:p>5,04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9119" calcext:value-type="float">
            <text:p>10,39119</text:p>
          </table:table-cell>
          <table:table-cell office:value-type="float" office:value="5.0583" calcext:value-type="float">
            <text:p>5,0583</text:p>
          </table:table-cell>
          <table:table-cell table:formula="of:=IF([.A190]=0;[.C190];NA())" office:value-type="string" office:string-value="" calcext:value-type="error">
            <text:p>#N/DISP</text:p>
          </table:table-cell>
          <table:table-cell table:formula="of:=IF([.A190]=1;[.C190];NA())" office:value-type="float" office:value="5.0583" calcext:value-type="float">
            <text:p>5,0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5283" calcext:value-type="float">
            <text:p>10,55283</text:p>
          </table:table-cell>
          <table:table-cell office:value-type="float" office:value="9.828439" calcext:value-type="float">
            <text:p>9,828439</text:p>
          </table:table-cell>
          <table:table-cell table:formula="of:=IF([.A191]=0;[.C191];NA())" office:value-type="float" office:value="9.828439" calcext:value-type="float">
            <text:p>9,828439</text:p>
          </table:table-cell>
          <table:table-cell table:formula="of:=IF([.A191]=1;[.C1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6874" calcext:value-type="float">
            <text:p>10,46874</text:p>
          </table:table-cell>
          <table:table-cell office:value-type="float" office:value="5.07586" calcext:value-type="float">
            <text:p>5,07586</text:p>
          </table:table-cell>
          <table:table-cell table:formula="of:=IF([.A192]=0;[.C192];NA())" office:value-type="string" office:string-value="" calcext:value-type="error">
            <text:p>#N/DISP</text:p>
          </table:table-cell>
          <table:table-cell table:formula="of:=IF([.A192]=1;[.C192];NA())" office:value-type="float" office:value="5.07586" calcext:value-type="float">
            <text:p>5,07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4612" calcext:value-type="float">
            <text:p>10,54612</text:p>
          </table:table-cell>
          <table:table-cell office:value-type="float" office:value="5.09494" calcext:value-type="float">
            <text:p>5,09494</text:p>
          </table:table-cell>
          <table:table-cell table:formula="of:=IF([.A193]=0;[.C193];NA())" office:value-type="string" office:string-value="" calcext:value-type="error">
            <text:p>#N/DISP</text:p>
          </table:table-cell>
          <table:table-cell table:formula="of:=IF([.A193]=1;[.C193];NA())" office:value-type="float" office:value="5.09494" calcext:value-type="float">
            <text:p>5,094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2331" calcext:value-type="float">
            <text:p>10,62331</text:p>
          </table:table-cell>
          <table:table-cell office:value-type="float" office:value="5.11555" calcext:value-type="float">
            <text:p>5,11555</text:p>
          </table:table-cell>
          <table:table-cell table:formula="of:=IF([.A194]=0;[.C194];NA())" office:value-type="string" office:string-value="" calcext:value-type="error">
            <text:p>#N/DISP</text:p>
          </table:table-cell>
          <table:table-cell table:formula="of:=IF([.A194]=1;[.C194];NA())" office:value-type="float" office:value="5.11555" calcext:value-type="float">
            <text:p>5,11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0027" calcext:value-type="float">
            <text:p>10,70027</text:p>
          </table:table-cell>
          <table:table-cell office:value-type="float" office:value="5.13768" calcext:value-type="float">
            <text:p>5,13768</text:p>
          </table:table-cell>
          <table:table-cell table:formula="of:=IF([.A195]=0;[.C195];NA())" office:value-type="string" office:string-value="" calcext:value-type="error">
            <text:p>#N/DISP</text:p>
          </table:table-cell>
          <table:table-cell table:formula="of:=IF([.A195]=1;[.C195];NA())" office:value-type="float" office:value="5.13768" calcext:value-type="float">
            <text:p>5,137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7696" calcext:value-type="float">
            <text:p>10,77696</text:p>
          </table:table-cell>
          <table:table-cell office:value-type="float" office:value="5.16134" calcext:value-type="float">
            <text:p>5,16134</text:p>
          </table:table-cell>
          <table:table-cell table:formula="of:=IF([.A196]=0;[.C196];NA())" office:value-type="string" office:string-value="" calcext:value-type="error">
            <text:p>#N/DISP</text:p>
          </table:table-cell>
          <table:table-cell table:formula="of:=IF([.A196]=1;[.C196];NA())" office:value-type="float" office:value="5.16134" calcext:value-type="float">
            <text:p>5,161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5337" calcext:value-type="float">
            <text:p>10,85337</text:p>
          </table:table-cell>
          <table:table-cell office:value-type="float" office:value="5.18652" calcext:value-type="float">
            <text:p>5,18652</text:p>
          </table:table-cell>
          <table:table-cell table:formula="of:=IF([.A197]=0;[.C197];NA())" office:value-type="string" office:string-value="" calcext:value-type="error">
            <text:p>#N/DISP</text:p>
          </table:table-cell>
          <table:table-cell table:formula="of:=IF([.A197]=1;[.C197];NA())" office:value-type="float" office:value="5.18652" calcext:value-type="float">
            <text:p>5,186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2946" calcext:value-type="float">
            <text:p>10,92946</text:p>
          </table:table-cell>
          <table:table-cell office:value-type="float" office:value="5.21322" calcext:value-type="float">
            <text:p>5,21322</text:p>
          </table:table-cell>
          <table:table-cell table:formula="of:=IF([.A198]=0;[.C198];NA())" office:value-type="string" office:string-value="" calcext:value-type="error">
            <text:p>#N/DISP</text:p>
          </table:table-cell>
          <table:table-cell table:formula="of:=IF([.A198]=1;[.C198];NA())" office:value-type="float" office:value="5.21322" calcext:value-type="float">
            <text:p>5,213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052" calcext:value-type="float">
            <text:p>11,0052</text:p>
          </table:table-cell>
          <table:table-cell office:value-type="float" office:value="5.24144" calcext:value-type="float">
            <text:p>5,24144</text:p>
          </table:table-cell>
          <table:table-cell table:formula="of:=IF([.A199]=0;[.C199];NA())" office:value-type="string" office:string-value="" calcext:value-type="error">
            <text:p>#N/DISP</text:p>
          </table:table-cell>
          <table:table-cell table:formula="of:=IF([.A199]=1;[.C199];NA())" office:value-type="float" office:value="5.24144" calcext:value-type="float">
            <text:p>5,24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8056" calcext:value-type="float">
            <text:p>11,08056</text:p>
          </table:table-cell>
          <table:table-cell office:value-type="float" office:value="5.27117" calcext:value-type="float">
            <text:p>5,27117</text:p>
          </table:table-cell>
          <table:table-cell table:formula="of:=IF([.A200]=0;[.C200];NA())" office:value-type="string" office:string-value="" calcext:value-type="error">
            <text:p>#N/DISP</text:p>
          </table:table-cell>
          <table:table-cell table:formula="of:=IF([.A200]=1;[.C200];NA())" office:value-type="float" office:value="5.27117" calcext:value-type="float">
            <text:p>5,27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15551" calcext:value-type="float">
            <text:p>11,15551</text:p>
          </table:table-cell>
          <table:table-cell office:value-type="float" office:value="5.30241" calcext:value-type="float">
            <text:p>5,30241</text:p>
          </table:table-cell>
          <table:table-cell table:formula="of:=IF([.A201]=0;[.C201];NA())" office:value-type="string" office:string-value="" calcext:value-type="error">
            <text:p>#N/DISP</text:p>
          </table:table-cell>
          <table:table-cell table:formula="of:=IF([.A201]=1;[.C201];NA())" office:value-type="float" office:value="5.30241" calcext:value-type="float">
            <text:p>5,30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4567" calcext:value-type="float">
            <text:p>10,54567</text:p>
          </table:table-cell>
          <table:table-cell office:value-type="float" office:value="9.862433" calcext:value-type="float">
            <text:p>9,862433</text:p>
          </table:table-cell>
          <table:table-cell table:formula="of:=IF([.A202]=0;[.C202];NA())" office:value-type="float" office:value="9.862433" calcext:value-type="float">
            <text:p>9,862433</text:p>
          </table:table-cell>
          <table:table-cell table:formula="of:=IF([.A202]=1;[.C2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3002" calcext:value-type="float">
            <text:p>11,23002</text:p>
          </table:table-cell>
          <table:table-cell office:value-type="float" office:value="5.33515" calcext:value-type="float">
            <text:p>5,33515</text:p>
          </table:table-cell>
          <table:table-cell table:formula="of:=IF([.A203]=0;[.C203];NA())" office:value-type="string" office:string-value="" calcext:value-type="error">
            <text:p>#N/DISP</text:p>
          </table:table-cell>
          <table:table-cell table:formula="of:=IF([.A203]=1;[.C203];NA())" office:value-type="float" office:value="5.33515" calcext:value-type="float">
            <text:p>5,33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30406" calcext:value-type="float">
            <text:p>11,30406</text:p>
          </table:table-cell>
          <table:table-cell office:value-type="float" office:value="5.36939" calcext:value-type="float">
            <text:p>5,36939</text:p>
          </table:table-cell>
          <table:table-cell table:formula="of:=IF([.A204]=0;[.C204];NA())" office:value-type="string" office:string-value="" calcext:value-type="error">
            <text:p>#N/DISP</text:p>
          </table:table-cell>
          <table:table-cell table:formula="of:=IF([.A204]=1;[.C204];NA())" office:value-type="float" office:value="5.36939" calcext:value-type="float">
            <text:p>5,369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37759" calcext:value-type="float">
            <text:p>11,37759</text:p>
          </table:table-cell>
          <table:table-cell office:value-type="float" office:value="5.40512" calcext:value-type="float">
            <text:p>5,40512</text:p>
          </table:table-cell>
          <table:table-cell table:formula="of:=IF([.A205]=0;[.C205];NA())" office:value-type="string" office:string-value="" calcext:value-type="error">
            <text:p>#N/DISP</text:p>
          </table:table-cell>
          <table:table-cell table:formula="of:=IF([.A205]=1;[.C205];NA())" office:value-type="float" office:value="5.40512" calcext:value-type="float">
            <text:p>5,40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506" calcext:value-type="float">
            <text:p>11,4506</text:p>
          </table:table-cell>
          <table:table-cell office:value-type="float" office:value="5.44234" calcext:value-type="float">
            <text:p>5,44234</text:p>
          </table:table-cell>
          <table:table-cell table:formula="of:=IF([.A206]=0;[.C206];NA())" office:value-type="string" office:string-value="" calcext:value-type="error">
            <text:p>#N/DISP</text:p>
          </table:table-cell>
          <table:table-cell table:formula="of:=IF([.A206]=1;[.C206];NA())" office:value-type="float" office:value="5.44234" calcext:value-type="float">
            <text:p>5,442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2305" calcext:value-type="float">
            <text:p>11,52305</text:p>
          </table:table-cell>
          <table:table-cell office:value-type="float" office:value="5.48103" calcext:value-type="float">
            <text:p>5,48103</text:p>
          </table:table-cell>
          <table:table-cell table:formula="of:=IF([.A207]=0;[.C207];NA())" office:value-type="string" office:string-value="" calcext:value-type="error">
            <text:p>#N/DISP</text:p>
          </table:table-cell>
          <table:table-cell table:formula="of:=IF([.A207]=1;[.C207];NA())" office:value-type="float" office:value="5.48103" calcext:value-type="float">
            <text:p>5,481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9491" calcext:value-type="float">
            <text:p>11,59491</text:p>
          </table:table-cell>
          <table:table-cell office:value-type="float" office:value="5.5212" calcext:value-type="float">
            <text:p>5,5212</text:p>
          </table:table-cell>
          <table:table-cell table:formula="of:=IF([.A208]=0;[.C208];NA())" office:value-type="string" office:string-value="" calcext:value-type="error">
            <text:p>#N/DISP</text:p>
          </table:table-cell>
          <table:table-cell table:formula="of:=IF([.A208]=1;[.C208];NA())" office:value-type="float" office:value="5.5212" calcext:value-type="float">
            <text:p>5,52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6615" calcext:value-type="float">
            <text:p>11,66615</text:p>
          </table:table-cell>
          <table:table-cell office:value-type="float" office:value="5.56283" calcext:value-type="float">
            <text:p>5,56283</text:p>
          </table:table-cell>
          <table:table-cell table:formula="of:=IF([.A209]=0;[.C209];NA())" office:value-type="string" office:string-value="" calcext:value-type="error">
            <text:p>#N/DISP</text:p>
          </table:table-cell>
          <table:table-cell table:formula="of:=IF([.A209]=1;[.C209];NA())" office:value-type="float" office:value="5.56283" calcext:value-type="float">
            <text:p>5,56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3673" calcext:value-type="float">
            <text:p>11,73673</text:p>
          </table:table-cell>
          <table:table-cell office:value-type="float" office:value="5.6059" calcext:value-type="float">
            <text:p>5,6059</text:p>
          </table:table-cell>
          <table:table-cell table:formula="of:=IF([.A210]=0;[.C210];NA())" office:value-type="string" office:string-value="" calcext:value-type="error">
            <text:p>#N/DISP</text:p>
          </table:table-cell>
          <table:table-cell table:formula="of:=IF([.A210]=1;[.C210];NA())" office:value-type="float" office:value="5.6059" calcext:value-type="float">
            <text:p>5,6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0664" calcext:value-type="float">
            <text:p>11,80664</text:p>
          </table:table-cell>
          <table:table-cell office:value-type="float" office:value="5.65043" calcext:value-type="float">
            <text:p>5,65043</text:p>
          </table:table-cell>
          <table:table-cell table:formula="of:=IF([.A211]=0;[.C211];NA())" office:value-type="string" office:string-value="" calcext:value-type="error">
            <text:p>#N/DISP</text:p>
          </table:table-cell>
          <table:table-cell table:formula="of:=IF([.A211]=1;[.C211];NA())" office:value-type="float" office:value="5.65043" calcext:value-type="float">
            <text:p>5,65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7585" calcext:value-type="float">
            <text:p>11,87585</text:p>
          </table:table-cell>
          <table:table-cell office:value-type="float" office:value="5.69638" calcext:value-type="float">
            <text:p>5,69638</text:p>
          </table:table-cell>
          <table:table-cell table:formula="of:=IF([.A212]=0;[.C212];NA())" office:value-type="float" office:value="5.69638" calcext:value-type="float">
            <text:p>5,69638</text:p>
          </table:table-cell>
          <table:table-cell table:formula="of:=IF([.A212]=1;[.C2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3778" calcext:value-type="float">
            <text:p>10,53778</text:p>
          </table:table-cell>
          <table:table-cell office:value-type="float" office:value="9.896449" calcext:value-type="float">
            <text:p>9,896449</text:p>
          </table:table-cell>
          <table:table-cell table:formula="of:=IF([.A213]=0;[.C213];NA())" office:value-type="float" office:value="9.896449" calcext:value-type="float">
            <text:p>9,896449</text:p>
          </table:table-cell>
          <table:table-cell table:formula="of:=IF([.A213]=1;[.C2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4431" calcext:value-type="float">
            <text:p>11,94431</text:p>
          </table:table-cell>
          <table:table-cell office:value-type="float" office:value="5.74375" calcext:value-type="float">
            <text:p>5,74375</text:p>
          </table:table-cell>
          <table:table-cell table:formula="of:=IF([.A214]=0;[.C214];NA())" office:value-type="float" office:value="5.74375" calcext:value-type="float">
            <text:p>5,74375</text:p>
          </table:table-cell>
          <table:table-cell table:formula="of:=IF([.A214]=1;[.C2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1201" calcext:value-type="float">
            <text:p>12,01201</text:p>
          </table:table-cell>
          <table:table-cell office:value-type="float" office:value="5.79254" calcext:value-type="float">
            <text:p>5,79254</text:p>
          </table:table-cell>
          <table:table-cell table:formula="of:=IF([.A215]=0;[.C215];NA())" office:value-type="float" office:value="5.79254" calcext:value-type="float">
            <text:p>5,79254</text:p>
          </table:table-cell>
          <table:table-cell table:formula="of:=IF([.A215]=1;[.C2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7891" calcext:value-type="float">
            <text:p>12,07891</text:p>
          </table:table-cell>
          <table:table-cell office:value-type="float" office:value="5.84272" calcext:value-type="float">
            <text:p>5,84272</text:p>
          </table:table-cell>
          <table:table-cell table:formula="of:=IF([.A216]=0;[.C216];NA())" office:value-type="float" office:value="5.84272" calcext:value-type="float">
            <text:p>5,84272</text:p>
          </table:table-cell>
          <table:table-cell table:formula="of:=IF([.A216]=1;[.C2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4499" calcext:value-type="float">
            <text:p>12,14499</text:p>
          </table:table-cell>
          <table:table-cell office:value-type="float" office:value="5.89429" calcext:value-type="float">
            <text:p>5,89429</text:p>
          </table:table-cell>
          <table:table-cell table:formula="of:=IF([.A217]=0;[.C217];NA())" office:value-type="float" office:value="5.89429" calcext:value-type="float">
            <text:p>5,89429</text:p>
          </table:table-cell>
          <table:table-cell table:formula="of:=IF([.A217]=1;[.C2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21021" calcext:value-type="float">
            <text:p>12,21021</text:p>
          </table:table-cell>
          <table:table-cell office:value-type="float" office:value="5.94723" calcext:value-type="float">
            <text:p>5,94723</text:p>
          </table:table-cell>
          <table:table-cell table:formula="of:=IF([.A218]=0;[.C218];NA())" office:value-type="float" office:value="5.94723" calcext:value-type="float">
            <text:p>5,94723</text:p>
          </table:table-cell>
          <table:table-cell table:formula="of:=IF([.A218]=1;[.C2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27456" calcext:value-type="float">
            <text:p>12,27456</text:p>
          </table:table-cell>
          <table:table-cell office:value-type="float" office:value="6.00152" calcext:value-type="float">
            <text:p>6,00152</text:p>
          </table:table-cell>
          <table:table-cell table:formula="of:=IF([.A219]=0;[.C219];NA())" office:value-type="float" office:value="6.00152" calcext:value-type="float">
            <text:p>6,00152</text:p>
          </table:table-cell>
          <table:table-cell table:formula="of:=IF([.A219]=1;[.C2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33799" calcext:value-type="float">
            <text:p>12,33799</text:p>
          </table:table-cell>
          <table:table-cell office:value-type="float" office:value="6.05716" calcext:value-type="float">
            <text:p>6,05716</text:p>
          </table:table-cell>
          <table:table-cell table:formula="of:=IF([.A220]=0;[.C220];NA())" office:value-type="float" office:value="6.05716" calcext:value-type="float">
            <text:p>6,05716</text:p>
          </table:table-cell>
          <table:table-cell table:formula="of:=IF([.A220]=1;[.C2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40049" calcext:value-type="float">
            <text:p>12,40049</text:p>
          </table:table-cell>
          <table:table-cell office:value-type="float" office:value="6.11413" calcext:value-type="float">
            <text:p>6,11413</text:p>
          </table:table-cell>
          <table:table-cell table:formula="of:=IF([.A221]=0;[.C221];NA())" office:value-type="float" office:value="6.11413" calcext:value-type="float">
            <text:p>6,11413</text:p>
          </table:table-cell>
          <table:table-cell table:formula="of:=IF([.A221]=1;[.C2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46203" calcext:value-type="float">
            <text:p>12,46203</text:p>
          </table:table-cell>
          <table:table-cell office:value-type="float" office:value="6.17241" calcext:value-type="float">
            <text:p>6,17241</text:p>
          </table:table-cell>
          <table:table-cell table:formula="of:=IF([.A222]=0;[.C222];NA())" office:value-type="float" office:value="6.17241" calcext:value-type="float">
            <text:p>6,17241</text:p>
          </table:table-cell>
          <table:table-cell table:formula="of:=IF([.A222]=1;[.C2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2257" calcext:value-type="float">
            <text:p>12,52257</text:p>
          </table:table-cell>
          <table:table-cell office:value-type="float" office:value="6.23199" calcext:value-type="float">
            <text:p>6,23199</text:p>
          </table:table-cell>
          <table:table-cell table:formula="of:=IF([.A223]=0;[.C223];NA())" office:value-type="float" office:value="6.23199" calcext:value-type="float">
            <text:p>6,23199</text:p>
          </table:table-cell>
          <table:table-cell table:formula="of:=IF([.A223]=1;[.C2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1892" calcext:value-type="float">
            <text:p>10,51892</text:p>
          </table:table-cell>
          <table:table-cell office:value-type="float" office:value="9.0572891" calcext:value-type="float">
            <text:p>9,0572891</text:p>
          </table:table-cell>
          <table:table-cell table:formula="of:=IF([.A224]=0;[.C224];NA())" office:value-type="float" office:value="9.0572891" calcext:value-type="float">
            <text:p>9,0572891</text:p>
          </table:table-cell>
          <table:table-cell table:formula="of:=IF([.A224]=1;[.C2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2916" calcext:value-type="float">
            <text:p>10,52916</text:p>
          </table:table-cell>
          <table:table-cell office:value-type="float" office:value="9.930473" calcext:value-type="float">
            <text:p>9,930473</text:p>
          </table:table-cell>
          <table:table-cell table:formula="of:=IF([.A225]=0;[.C225];NA())" office:value-type="float" office:value="9.930473" calcext:value-type="float">
            <text:p>9,930473</text:p>
          </table:table-cell>
          <table:table-cell table:formula="of:=IF([.A225]=1;[.C2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821" calcext:value-type="float">
            <text:p>12,5821</text:p>
          </table:table-cell>
          <table:table-cell office:value-type="float" office:value="6.29285" calcext:value-type="float">
            <text:p>6,29285</text:p>
          </table:table-cell>
          <table:table-cell table:formula="of:=IF([.A226]=0;[.C226];NA())" office:value-type="float" office:value="6.29285" calcext:value-type="float">
            <text:p>6,29285</text:p>
          </table:table-cell>
          <table:table-cell table:formula="of:=IF([.A226]=1;[.C2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64058" calcext:value-type="float">
            <text:p>12,64058</text:p>
          </table:table-cell>
          <table:table-cell office:value-type="float" office:value="6.35497" calcext:value-type="float">
            <text:p>6,35497</text:p>
          </table:table-cell>
          <table:table-cell table:formula="of:=IF([.A227]=0;[.C227];NA())" office:value-type="float" office:value="6.35497" calcext:value-type="float">
            <text:p>6,35497</text:p>
          </table:table-cell>
          <table:table-cell table:formula="of:=IF([.A227]=1;[.C2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69798" calcext:value-type="float">
            <text:p>12,69798</text:p>
          </table:table-cell>
          <table:table-cell office:value-type="float" office:value="6.41833" calcext:value-type="float">
            <text:p>6,41833</text:p>
          </table:table-cell>
          <table:table-cell table:formula="of:=IF([.A228]=0;[.C228];NA())" office:value-type="float" office:value="6.41833" calcext:value-type="float">
            <text:p>6,41833</text:p>
          </table:table-cell>
          <table:table-cell table:formula="of:=IF([.A228]=1;[.C2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75429" calcext:value-type="float">
            <text:p>12,75429</text:p>
          </table:table-cell>
          <table:table-cell office:value-type="float" office:value="6.48292" calcext:value-type="float">
            <text:p>6,48292</text:p>
          </table:table-cell>
          <table:table-cell table:formula="of:=IF([.A229]=0;[.C229];NA())" office:value-type="float" office:value="6.48292" calcext:value-type="float">
            <text:p>6,48292</text:p>
          </table:table-cell>
          <table:table-cell table:formula="of:=IF([.A229]=1;[.C2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80948" calcext:value-type="float">
            <text:p>12,80948</text:p>
          </table:table-cell>
          <table:table-cell office:value-type="float" office:value="6.54872" calcext:value-type="float">
            <text:p>6,54872</text:p>
          </table:table-cell>
          <table:table-cell table:formula="of:=IF([.A230]=0;[.C230];NA())" office:value-type="float" office:value="6.54872" calcext:value-type="float">
            <text:p>6,54872</text:p>
          </table:table-cell>
          <table:table-cell table:formula="of:=IF([.A230]=1;[.C2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86351" calcext:value-type="float">
            <text:p>12,86351</text:p>
          </table:table-cell>
          <table:table-cell office:value-type="float" office:value="6.61571" calcext:value-type="float">
            <text:p>6,61571</text:p>
          </table:table-cell>
          <table:table-cell table:formula="of:=IF([.A231]=0;[.C231];NA())" office:value-type="float" office:value="6.61571" calcext:value-type="float">
            <text:p>6,61571</text:p>
          </table:table-cell>
          <table:table-cell table:formula="of:=IF([.A231]=1;[.C2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91638" calcext:value-type="float">
            <text:p>12,91638</text:p>
          </table:table-cell>
          <table:table-cell office:value-type="float" office:value="6.68386" calcext:value-type="float">
            <text:p>6,68386</text:p>
          </table:table-cell>
          <table:table-cell table:formula="of:=IF([.A232]=0;[.C232];NA())" office:value-type="float" office:value="6.68386" calcext:value-type="float">
            <text:p>6,68386</text:p>
          </table:table-cell>
          <table:table-cell table:formula="of:=IF([.A232]=1;[.C2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96804" calcext:value-type="float">
            <text:p>12,96804</text:p>
          </table:table-cell>
          <table:table-cell office:value-type="float" office:value="6.75316" calcext:value-type="float">
            <text:p>6,75316</text:p>
          </table:table-cell>
          <table:table-cell table:formula="of:=IF([.A233]=0;[.C233];NA())" office:value-type="float" office:value="6.75316" calcext:value-type="float">
            <text:p>6,75316</text:p>
          </table:table-cell>
          <table:table-cell table:formula="of:=IF([.A233]=1;[.C2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1848" calcext:value-type="float">
            <text:p>13,01848</text:p>
          </table:table-cell>
          <table:table-cell office:value-type="float" office:value="6.82359" calcext:value-type="float">
            <text:p>6,82359</text:p>
          </table:table-cell>
          <table:table-cell table:formula="of:=IF([.A234]=0;[.C234];NA())" office:value-type="float" office:value="6.82359" calcext:value-type="float">
            <text:p>6,82359</text:p>
          </table:table-cell>
          <table:table-cell table:formula="of:=IF([.A234]=1;[.C2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6767" calcext:value-type="float">
            <text:p>13,06767</text:p>
          </table:table-cell>
          <table:table-cell office:value-type="float" office:value="6.89512" calcext:value-type="float">
            <text:p>6,89512</text:p>
          </table:table-cell>
          <table:table-cell table:formula="of:=IF([.A235]=0;[.C235];NA())" office:value-type="float" office:value="6.89512" calcext:value-type="float">
            <text:p>6,89512</text:p>
          </table:table-cell>
          <table:table-cell table:formula="of:=IF([.A235]=1;[.C2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1979" calcext:value-type="float">
            <text:p>10,51979</text:p>
          </table:table-cell>
          <table:table-cell office:value-type="float" office:value="9.964488" calcext:value-type="float">
            <text:p>9,964488</text:p>
          </table:table-cell>
          <table:table-cell table:formula="of:=IF([.A236]=0;[.C236];NA())" office:value-type="float" office:value="9.964488" calcext:value-type="float">
            <text:p>9,964488</text:p>
          </table:table-cell>
          <table:table-cell table:formula="of:=IF([.A236]=1;[.C2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11558" calcext:value-type="float">
            <text:p>13,11558</text:p>
          </table:table-cell>
          <table:table-cell office:value-type="float" office:value="6.96774" calcext:value-type="float">
            <text:p>6,96774</text:p>
          </table:table-cell>
          <table:table-cell table:formula="of:=IF([.A237]=0;[.C237];NA())" office:value-type="float" office:value="6.96774" calcext:value-type="float">
            <text:p>6,96774</text:p>
          </table:table-cell>
          <table:table-cell table:formula="of:=IF([.A237]=1;[.C2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1622" calcext:value-type="float">
            <text:p>13,1622</text:p>
          </table:table-cell>
          <table:table-cell office:value-type="float" office:value="7.04142" calcext:value-type="float">
            <text:p>7,04142</text:p>
          </table:table-cell>
          <table:table-cell table:formula="of:=IF([.A238]=0;[.C238];NA())" office:value-type="float" office:value="7.04142" calcext:value-type="float">
            <text:p>7,04142</text:p>
          </table:table-cell>
          <table:table-cell table:formula="of:=IF([.A238]=1;[.C2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0751" calcext:value-type="float">
            <text:p>13,20751</text:p>
          </table:table-cell>
          <table:table-cell office:value-type="float" office:value="7.11613" calcext:value-type="float">
            <text:p>7,11613</text:p>
          </table:table-cell>
          <table:table-cell table:formula="of:=IF([.A239]=0;[.C239];NA())" office:value-type="float" office:value="7.11613" calcext:value-type="float">
            <text:p>7,11613</text:p>
          </table:table-cell>
          <table:table-cell table:formula="of:=IF([.A239]=1;[.C2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5147" calcext:value-type="float">
            <text:p>13,25147</text:p>
          </table:table-cell>
          <table:table-cell office:value-type="float" office:value="7.19185" calcext:value-type="float">
            <text:p>7,19185</text:p>
          </table:table-cell>
          <table:table-cell table:formula="of:=IF([.A240]=0;[.C240];NA())" office:value-type="float" office:value="7.19185" calcext:value-type="float">
            <text:p>7,19185</text:p>
          </table:table-cell>
          <table:table-cell table:formula="of:=IF([.A240]=1;[.C2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9407" calcext:value-type="float">
            <text:p>13,29407</text:p>
          </table:table-cell>
          <table:table-cell office:value-type="float" office:value="7.26857" calcext:value-type="float">
            <text:p>7,26857</text:p>
          </table:table-cell>
          <table:table-cell table:formula="of:=IF([.A241]=0;[.C241];NA())" office:value-type="float" office:value="7.26857" calcext:value-type="float">
            <text:p>7,26857</text:p>
          </table:table-cell>
          <table:table-cell table:formula="of:=IF([.A241]=1;[.C2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3529" calcext:value-type="float">
            <text:p>13,33529</text:p>
          </table:table-cell>
          <table:table-cell office:value-type="float" office:value="7.34625" calcext:value-type="float">
            <text:p>7,34625</text:p>
          </table:table-cell>
          <table:table-cell table:formula="of:=IF([.A242]=0;[.C242];NA())" office:value-type="float" office:value="7.34625" calcext:value-type="float">
            <text:p>7,34625</text:p>
          </table:table-cell>
          <table:table-cell table:formula="of:=IF([.A242]=1;[.C2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751" calcext:value-type="float">
            <text:p>13,3751</text:p>
          </table:table-cell>
          <table:table-cell office:value-type="float" office:value="7.42487" calcext:value-type="float">
            <text:p>7,42487</text:p>
          </table:table-cell>
          <table:table-cell table:formula="of:=IF([.A243]=0;[.C243];NA())" office:value-type="float" office:value="7.42487" calcext:value-type="float">
            <text:p>7,42487</text:p>
          </table:table-cell>
          <table:table-cell table:formula="of:=IF([.A243]=1;[.C2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1348" calcext:value-type="float">
            <text:p>13,41348</text:p>
          </table:table-cell>
          <table:table-cell office:value-type="float" office:value="7.5044" calcext:value-type="float">
            <text:p>7,5044</text:p>
          </table:table-cell>
          <table:table-cell table:formula="of:=IF([.A244]=0;[.C244];NA())" office:value-type="float" office:value="7.5044" calcext:value-type="float">
            <text:p>7,5044</text:p>
          </table:table-cell>
          <table:table-cell table:formula="of:=IF([.A244]=1;[.C2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5041" calcext:value-type="float">
            <text:p>13,45041</text:p>
          </table:table-cell>
          <table:table-cell office:value-type="float" office:value="7.58483" calcext:value-type="float">
            <text:p>7,58483</text:p>
          </table:table-cell>
          <table:table-cell table:formula="of:=IF([.A245]=0;[.C245];NA())" office:value-type="float" office:value="7.58483" calcext:value-type="float">
            <text:p>7,58483</text:p>
          </table:table-cell>
          <table:table-cell table:formula="of:=IF([.A245]=1;[.C2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8588" calcext:value-type="float">
            <text:p>13,48588</text:p>
          </table:table-cell>
          <table:table-cell office:value-type="float" office:value="7.66611" calcext:value-type="float">
            <text:p>7,66611</text:p>
          </table:table-cell>
          <table:table-cell table:formula="of:=IF([.A246]=0;[.C246];NA())" office:value-type="float" office:value="7.66611" calcext:value-type="float">
            <text:p>7,66611</text:p>
          </table:table-cell>
          <table:table-cell table:formula="of:=IF([.A246]=1;[.C2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0968" calcext:value-type="float">
            <text:p>10,50968</text:p>
          </table:table-cell>
          <table:table-cell office:value-type="float" office:value="9.998479" calcext:value-type="float">
            <text:p>9,998479</text:p>
          </table:table-cell>
          <table:table-cell table:formula="of:=IF([.A247]=0;[.C247];NA())" office:value-type="float" office:value="9.998479" calcext:value-type="float">
            <text:p>9,998479</text:p>
          </table:table-cell>
          <table:table-cell table:formula="of:=IF([.A247]=1;[.C2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1986" calcext:value-type="float">
            <text:p>13,51986</text:p>
          </table:table-cell>
          <table:table-cell office:value-type="float" office:value="7.74823" calcext:value-type="float">
            <text:p>7,74823</text:p>
          </table:table-cell>
          <table:table-cell table:formula="of:=IF([.A248]=0;[.C248];NA())" office:value-type="float" office:value="7.74823" calcext:value-type="float">
            <text:p>7,74823</text:p>
          </table:table-cell>
          <table:table-cell table:formula="of:=IF([.A248]=1;[.C2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5234" calcext:value-type="float">
            <text:p>13,55234</text:p>
          </table:table-cell>
          <table:table-cell office:value-type="float" office:value="7.83116" calcext:value-type="float">
            <text:p>7,83116</text:p>
          </table:table-cell>
          <table:table-cell table:formula="of:=IF([.A249]=0;[.C249];NA())" office:value-type="float" office:value="7.83116" calcext:value-type="float">
            <text:p>7,83116</text:p>
          </table:table-cell>
          <table:table-cell table:formula="of:=IF([.A249]=1;[.C2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8329" calcext:value-type="float">
            <text:p>13,58329</text:p>
          </table:table-cell>
          <table:table-cell office:value-type="float" office:value="7.91487" calcext:value-type="float">
            <text:p>7,91487</text:p>
          </table:table-cell>
          <table:table-cell table:formula="of:=IF([.A250]=0;[.C250];NA())" office:value-type="float" office:value="7.91487" calcext:value-type="float">
            <text:p>7,91487</text:p>
          </table:table-cell>
          <table:table-cell table:formula="of:=IF([.A250]=1;[.C2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1271" calcext:value-type="float">
            <text:p>13,61271</text:p>
          </table:table-cell>
          <table:table-cell office:value-type="float" office:value="7.99933" calcext:value-type="float">
            <text:p>7,99933</text:p>
          </table:table-cell>
          <table:table-cell table:formula="of:=IF([.A251]=0;[.C251];NA())" office:value-type="float" office:value="7.99933" calcext:value-type="float">
            <text:p>7,99933</text:p>
          </table:table-cell>
          <table:table-cell table:formula="of:=IF([.A251]=1;[.C2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4056" calcext:value-type="float">
            <text:p>13,64056</text:p>
          </table:table-cell>
          <table:table-cell office:value-type="float" office:value="8.084511" calcext:value-type="float">
            <text:p>8,084511</text:p>
          </table:table-cell>
          <table:table-cell table:formula="of:=IF([.A252]=0;[.C252];NA())" office:value-type="float" office:value="8.084511" calcext:value-type="float">
            <text:p>8,084511</text:p>
          </table:table-cell>
          <table:table-cell table:formula="of:=IF([.A252]=1;[.C2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6683" calcext:value-type="float">
            <text:p>13,66683</text:p>
          </table:table-cell>
          <table:table-cell office:value-type="float" office:value="8.170391" calcext:value-type="float">
            <text:p>8,170391</text:p>
          </table:table-cell>
          <table:table-cell table:formula="of:=IF([.A253]=0;[.C253];NA())" office:value-type="float" office:value="8.170391" calcext:value-type="float">
            <text:p>8,170391</text:p>
          </table:table-cell>
          <table:table-cell table:formula="of:=IF([.A253]=1;[.C2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9152" calcext:value-type="float">
            <text:p>13,69152</text:p>
          </table:table-cell>
          <table:table-cell office:value-type="float" office:value="8.256936" calcext:value-type="float">
            <text:p>8,256936</text:p>
          </table:table-cell>
          <table:table-cell table:formula="of:=IF([.A254]=0;[.C254];NA())" office:value-type="float" office:value="8.256936" calcext:value-type="float">
            <text:p>8,256936</text:p>
          </table:table-cell>
          <table:table-cell table:formula="of:=IF([.A254]=1;[.C2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146" calcext:value-type="float">
            <text:p>13,7146</text:p>
          </table:table-cell>
          <table:table-cell office:value-type="float" office:value="8.344118" calcext:value-type="float">
            <text:p>8,344118</text:p>
          </table:table-cell>
          <table:table-cell table:formula="of:=IF([.A255]=0;[.C255];NA())" office:value-type="float" office:value="8.344118" calcext:value-type="float">
            <text:p>8,344118</text:p>
          </table:table-cell>
          <table:table-cell table:formula="of:=IF([.A255]=1;[.C2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3605" calcext:value-type="float">
            <text:p>13,73605</text:p>
          </table:table-cell>
          <table:table-cell office:value-type="float" office:value="8.431907" calcext:value-type="float">
            <text:p>8,431907</text:p>
          </table:table-cell>
          <table:table-cell table:formula="of:=IF([.A256]=0;[.C256];NA())" office:value-type="float" office:value="8.431907" calcext:value-type="float">
            <text:p>8,431907</text:p>
          </table:table-cell>
          <table:table-cell table:formula="of:=IF([.A256]=1;[.C2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5587" calcext:value-type="float">
            <text:p>13,75587</text:p>
          </table:table-cell>
          <table:table-cell office:value-type="float" office:value="8.520271" calcext:value-type="float">
            <text:p>8,520271</text:p>
          </table:table-cell>
          <table:table-cell table:formula="of:=IF([.A257]=0;[.C257];NA())" office:value-type="float" office:value="8.520271" calcext:value-type="float">
            <text:p>8,520271</text:p>
          </table:table-cell>
          <table:table-cell table:formula="of:=IF([.A257]=1;[.C2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9883" calcext:value-type="float">
            <text:p>10,49883</text:p>
          </table:table-cell>
          <table:table-cell office:value-type="float" office:value="10.03243" calcext:value-type="float">
            <text:p>10,03243</text:p>
          </table:table-cell>
          <table:table-cell table:formula="of:=IF([.A258]=0;[.C258];NA())" office:value-type="float" office:value="10.03243" calcext:value-type="float">
            <text:p>10,03243</text:p>
          </table:table-cell>
          <table:table-cell table:formula="of:=IF([.A258]=1;[.C2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7403" calcext:value-type="float">
            <text:p>13,77403</text:p>
          </table:table-cell>
          <table:table-cell office:value-type="float" office:value="8.609181" calcext:value-type="float">
            <text:p>8,609181</text:p>
          </table:table-cell>
          <table:table-cell table:formula="of:=IF([.A259]=0;[.C259];NA())" office:value-type="float" office:value="8.609181" calcext:value-type="float">
            <text:p>8,609181</text:p>
          </table:table-cell>
          <table:table-cell table:formula="of:=IF([.A259]=1;[.C2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9053" calcext:value-type="float">
            <text:p>13,79053</text:p>
          </table:table-cell>
          <table:table-cell office:value-type="float" office:value="8.698606" calcext:value-type="float">
            <text:p>8,698606</text:p>
          </table:table-cell>
          <table:table-cell table:formula="of:=IF([.A260]=0;[.C260];NA())" office:value-type="float" office:value="8.698606" calcext:value-type="float">
            <text:p>8,698606</text:p>
          </table:table-cell>
          <table:table-cell table:formula="of:=IF([.A260]=1;[.C2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0535" calcext:value-type="float">
            <text:p>13,80535</text:p>
          </table:table-cell>
          <table:table-cell office:value-type="float" office:value="8.788513" calcext:value-type="float">
            <text:p>8,788513</text:p>
          </table:table-cell>
          <table:table-cell table:formula="of:=IF([.A261]=0;[.C261];NA())" office:value-type="float" office:value="8.788513" calcext:value-type="float">
            <text:p>8,788513</text:p>
          </table:table-cell>
          <table:table-cell table:formula="of:=IF([.A261]=1;[.C2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1848" calcext:value-type="float">
            <text:p>13,81848</text:p>
          </table:table-cell>
          <table:table-cell office:value-type="float" office:value="8.878873" calcext:value-type="float">
            <text:p>8,878873</text:p>
          </table:table-cell>
          <table:table-cell table:formula="of:=IF([.A262]=0;[.C262];NA())" office:value-type="float" office:value="8.878873" calcext:value-type="float">
            <text:p>8,878873</text:p>
          </table:table-cell>
          <table:table-cell table:formula="of:=IF([.A262]=1;[.C2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299" calcext:value-type="float">
            <text:p>13,8299</text:p>
          </table:table-cell>
          <table:table-cell office:value-type="float" office:value="8.9696524" calcext:value-type="float">
            <text:p>8,9696524</text:p>
          </table:table-cell>
          <table:table-cell table:formula="of:=IF([.A263]=0;[.C263];NA())" office:value-type="float" office:value="8.9696524" calcext:value-type="float">
            <text:p>8,9696524</text:p>
          </table:table-cell>
          <table:table-cell table:formula="of:=IF([.A263]=1;[.C2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3962" calcext:value-type="float">
            <text:p>13,83962</text:p>
          </table:table-cell>
          <table:table-cell office:value-type="float" office:value="9.0608196" calcext:value-type="float">
            <text:p>9,0608196</text:p>
          </table:table-cell>
          <table:table-cell table:formula="of:=IF([.A264]=0;[.C264];NA())" office:value-type="float" office:value="9.0608196" calcext:value-type="float">
            <text:p>9,0608196</text:p>
          </table:table-cell>
          <table:table-cell table:formula="of:=IF([.A264]=1;[.C2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4761" calcext:value-type="float">
            <text:p>13,84761</text:p>
          </table:table-cell>
          <table:table-cell office:value-type="float" office:value="9.152342" calcext:value-type="float">
            <text:p>9,152342</text:p>
          </table:table-cell>
          <table:table-cell table:formula="of:=IF([.A265]=0;[.C265];NA())" office:value-type="float" office:value="9.152342" calcext:value-type="float">
            <text:p>9,152342</text:p>
          </table:table-cell>
          <table:table-cell table:formula="of:=IF([.A265]=1;[.C2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5386" calcext:value-type="float">
            <text:p>13,85386</text:p>
          </table:table-cell>
          <table:table-cell office:value-type="float" office:value="9.244187" calcext:value-type="float">
            <text:p>9,244187</text:p>
          </table:table-cell>
          <table:table-cell table:formula="of:=IF([.A266]=0;[.C266];NA())" office:value-type="float" office:value="9.244187" calcext:value-type="float">
            <text:p>9,244187</text:p>
          </table:table-cell>
          <table:table-cell table:formula="of:=IF([.A266]=1;[.C2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5837" calcext:value-type="float">
            <text:p>13,85837</text:p>
          </table:table-cell>
          <table:table-cell office:value-type="float" office:value="9.336322" calcext:value-type="float">
            <text:p>9,336322</text:p>
          </table:table-cell>
          <table:table-cell table:formula="of:=IF([.A267]=0;[.C267];NA())" office:value-type="float" office:value="9.336322" calcext:value-type="float">
            <text:p>9,336322</text:p>
          </table:table-cell>
          <table:table-cell table:formula="of:=IF([.A267]=1;[.C2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6113" calcext:value-type="float">
            <text:p>13,86113</text:p>
          </table:table-cell>
          <table:table-cell office:value-type="float" office:value="9.428714" calcext:value-type="float">
            <text:p>9,428714</text:p>
          </table:table-cell>
          <table:table-cell table:formula="of:=IF([.A268]=0;[.C268];NA())" office:value-type="float" office:value="9.428714" calcext:value-type="float">
            <text:p>9,428714</text:p>
          </table:table-cell>
          <table:table-cell table:formula="of:=IF([.A268]=1;[.C2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8723" calcext:value-type="float">
            <text:p>10,48723</text:p>
          </table:table-cell>
          <table:table-cell office:value-type="float" office:value="10.06632" calcext:value-type="float">
            <text:p>10,06632</text:p>
          </table:table-cell>
          <table:table-cell table:formula="of:=IF([.A269]=0;[.C269];NA())" office:value-type="float" office:value="10.06632" calcext:value-type="float">
            <text:p>10,06632</text:p>
          </table:table-cell>
          <table:table-cell table:formula="of:=IF([.A269]=1;[.C2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6213" calcext:value-type="float">
            <text:p>13,86213</text:p>
          </table:table-cell>
          <table:table-cell office:value-type="float" office:value="9.521329" calcext:value-type="float">
            <text:p>9,521329</text:p>
          </table:table-cell>
          <table:table-cell table:formula="of:=IF([.A270]=0;[.C270];NA())" office:value-type="float" office:value="9.521329" calcext:value-type="float">
            <text:p>9,521329</text:p>
          </table:table-cell>
          <table:table-cell table:formula="of:=IF([.A270]=1;[.C2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6136" calcext:value-type="float">
            <text:p>13,86136</text:p>
          </table:table-cell>
          <table:table-cell office:value-type="float" office:value="9.614133" calcext:value-type="float">
            <text:p>9,614133</text:p>
          </table:table-cell>
          <table:table-cell table:formula="of:=IF([.A271]=0;[.C271];NA())" office:value-type="float" office:value="9.614133" calcext:value-type="float">
            <text:p>9,614133</text:p>
          </table:table-cell>
          <table:table-cell table:formula="of:=IF([.A271]=1;[.C2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5882" calcext:value-type="float">
            <text:p>13,85882</text:p>
          </table:table-cell>
          <table:table-cell office:value-type="float" office:value="9.707093" calcext:value-type="float">
            <text:p>9,707093</text:p>
          </table:table-cell>
          <table:table-cell table:formula="of:=IF([.A272]=0;[.C272];NA())" office:value-type="float" office:value="9.707093" calcext:value-type="float">
            <text:p>9,707093</text:p>
          </table:table-cell>
          <table:table-cell table:formula="of:=IF([.A272]=1;[.C2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545" calcext:value-type="float">
            <text:p>13,8545</text:p>
          </table:table-cell>
          <table:table-cell office:value-type="float" office:value="9.800175" calcext:value-type="float">
            <text:p>9,800175</text:p>
          </table:table-cell>
          <table:table-cell table:formula="of:=IF([.A273]=0;[.C273];NA())" office:value-type="float" office:value="9.800175" calcext:value-type="float">
            <text:p>9,800175</text:p>
          </table:table-cell>
          <table:table-cell table:formula="of:=IF([.A273]=1;[.C2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4838" calcext:value-type="float">
            <text:p>13,84838</text:p>
          </table:table-cell>
          <table:table-cell office:value-type="float" office:value="9.893344" calcext:value-type="float">
            <text:p>9,893344</text:p>
          </table:table-cell>
          <table:table-cell table:formula="of:=IF([.A274]=0;[.C274];NA())" office:value-type="float" office:value="9.893344" calcext:value-type="float">
            <text:p>9,893344</text:p>
          </table:table-cell>
          <table:table-cell table:formula="of:=IF([.A274]=1;[.C2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4048" calcext:value-type="float">
            <text:p>13,84048</text:p>
          </table:table-cell>
          <table:table-cell office:value-type="float" office:value="9.986567" calcext:value-type="float">
            <text:p>9,986567</text:p>
          </table:table-cell>
          <table:table-cell table:formula="of:=IF([.A275]=0;[.C275];NA())" office:value-type="float" office:value="9.986567" calcext:value-type="float">
            <text:p>9,986567</text:p>
          </table:table-cell>
          <table:table-cell table:formula="of:=IF([.A275]=1;[.C2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3079" calcext:value-type="float">
            <text:p>13,83079</text:p>
          </table:table-cell>
          <table:table-cell office:value-type="float" office:value="10.07981" calcext:value-type="float">
            <text:p>10,07981</text:p>
          </table:table-cell>
          <table:table-cell table:formula="of:=IF([.A276]=0;[.C276];NA())" office:value-type="float" office:value="10.07981" calcext:value-type="float">
            <text:p>10,07981</text:p>
          </table:table-cell>
          <table:table-cell table:formula="of:=IF([.A276]=1;[.C2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1929" calcext:value-type="float">
            <text:p>13,81929</text:p>
          </table:table-cell>
          <table:table-cell office:value-type="float" office:value="10.17304" calcext:value-type="float">
            <text:p>10,17304</text:p>
          </table:table-cell>
          <table:table-cell table:formula="of:=IF([.A277]=0;[.C277];NA())" office:value-type="float" office:value="10.17304" calcext:value-type="float">
            <text:p>10,17304</text:p>
          </table:table-cell>
          <table:table-cell table:formula="of:=IF([.A277]=1;[.C2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06" calcext:value-type="float">
            <text:p>13,806</text:p>
          </table:table-cell>
          <table:table-cell office:value-type="float" office:value="10.26621" calcext:value-type="float">
            <text:p>10,26621</text:p>
          </table:table-cell>
          <table:table-cell table:formula="of:=IF([.A278]=0;[.C278];NA())" office:value-type="float" office:value="10.26621" calcext:value-type="float">
            <text:p>10,26621</text:p>
          </table:table-cell>
          <table:table-cell table:formula="of:=IF([.A278]=1;[.C2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909" calcext:value-type="float">
            <text:p>13,7909</text:p>
          </table:table-cell>
          <table:table-cell office:value-type="float" office:value="10.3593" calcext:value-type="float">
            <text:p>10,3593</text:p>
          </table:table-cell>
          <table:table-cell table:formula="of:=IF([.A279]=0;[.C279];NA())" office:value-type="float" office:value="10.3593" calcext:value-type="float">
            <text:p>10,3593</text:p>
          </table:table-cell>
          <table:table-cell table:formula="of:=IF([.A279]=1;[.C2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7488" calcext:value-type="float">
            <text:p>10,47488</text:p>
          </table:table-cell>
          <table:table-cell office:value-type="float" office:value="10.10015" calcext:value-type="float">
            <text:p>10,10015</text:p>
          </table:table-cell>
          <table:table-cell table:formula="of:=IF([.A280]=0;[.C280];NA())" office:value-type="float" office:value="10.10015" calcext:value-type="float">
            <text:p>10,10015</text:p>
          </table:table-cell>
          <table:table-cell table:formula="of:=IF([.A280]=1;[.C2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7399" calcext:value-type="float">
            <text:p>13,77399</text:p>
          </table:table-cell>
          <table:table-cell office:value-type="float" office:value="10.45227" calcext:value-type="float">
            <text:p>10,45227</text:p>
          </table:table-cell>
          <table:table-cell table:formula="of:=IF([.A281]=0;[.C281];NA())" office:value-type="float" office:value="10.45227" calcext:value-type="float">
            <text:p>10,45227</text:p>
          </table:table-cell>
          <table:table-cell table:formula="of:=IF([.A281]=1;[.C2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5528" calcext:value-type="float">
            <text:p>13,75528</text:p>
          </table:table-cell>
          <table:table-cell office:value-type="float" office:value="10.54508" calcext:value-type="float">
            <text:p>10,54508</text:p>
          </table:table-cell>
          <table:table-cell table:formula="of:=IF([.A282]=0;[.C282];NA())" office:value-type="float" office:value="10.54508" calcext:value-type="float">
            <text:p>10,54508</text:p>
          </table:table-cell>
          <table:table-cell table:formula="of:=IF([.A282]=1;[.C2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3477" calcext:value-type="float">
            <text:p>13,73477</text:p>
          </table:table-cell>
          <table:table-cell office:value-type="float" office:value="10.63771" calcext:value-type="float">
            <text:p>10,63771</text:p>
          </table:table-cell>
          <table:table-cell table:formula="of:=IF([.A283]=0;[.C283];NA())" office:value-type="float" office:value="10.63771" calcext:value-type="float">
            <text:p>10,63771</text:p>
          </table:table-cell>
          <table:table-cell table:formula="of:=IF([.A283]=1;[.C2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1244" calcext:value-type="float">
            <text:p>13,71244</text:p>
          </table:table-cell>
          <table:table-cell office:value-type="float" office:value="10.73011" calcext:value-type="float">
            <text:p>10,73011</text:p>
          </table:table-cell>
          <table:table-cell table:formula="of:=IF([.A284]=0;[.C284];NA())" office:value-type="float" office:value="10.73011" calcext:value-type="float">
            <text:p>10,73011</text:p>
          </table:table-cell>
          <table:table-cell table:formula="of:=IF([.A284]=1;[.C2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8832" calcext:value-type="float">
            <text:p>13,68832</text:p>
          </table:table-cell>
          <table:table-cell office:value-type="float" office:value="10.82225" calcext:value-type="float">
            <text:p>10,82225</text:p>
          </table:table-cell>
          <table:table-cell table:formula="of:=IF([.A285]=0;[.C285];NA())" office:value-type="float" office:value="10.82225" calcext:value-type="float">
            <text:p>10,82225</text:p>
          </table:table-cell>
          <table:table-cell table:formula="of:=IF([.A285]=1;[.C2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6239" calcext:value-type="float">
            <text:p>13,66239</text:p>
          </table:table-cell>
          <table:table-cell office:value-type="float" office:value="10.91409" calcext:value-type="float">
            <text:p>10,91409</text:p>
          </table:table-cell>
          <table:table-cell table:formula="of:=IF([.A286]=0;[.C286];NA())" office:value-type="float" office:value="10.91409" calcext:value-type="float">
            <text:p>10,91409</text:p>
          </table:table-cell>
          <table:table-cell table:formula="of:=IF([.A286]=1;[.C2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3466" calcext:value-type="float">
            <text:p>13,63466</text:p>
          </table:table-cell>
          <table:table-cell office:value-type="float" office:value="11.0056" calcext:value-type="float">
            <text:p>11,0056</text:p>
          </table:table-cell>
          <table:table-cell table:formula="of:=IF([.A287]=0;[.C287];NA())" office:value-type="float" office:value="11.0056" calcext:value-type="float">
            <text:p>11,0056</text:p>
          </table:table-cell>
          <table:table-cell table:formula="of:=IF([.A287]=1;[.C2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0514" calcext:value-type="float">
            <text:p>13,60514</text:p>
          </table:table-cell>
          <table:table-cell office:value-type="float" office:value="11.09674" calcext:value-type="float">
            <text:p>11,09674</text:p>
          </table:table-cell>
          <table:table-cell table:formula="of:=IF([.A288]=0;[.C288];NA())" office:value-type="float" office:value="11.09674" calcext:value-type="float">
            <text:p>11,09674</text:p>
          </table:table-cell>
          <table:table-cell table:formula="of:=IF([.A288]=1;[.C2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7382" calcext:value-type="float">
            <text:p>13,57382</text:p>
          </table:table-cell>
          <table:table-cell office:value-type="float" office:value="11.18748" calcext:value-type="float">
            <text:p>11,18748</text:p>
          </table:table-cell>
          <table:table-cell table:formula="of:=IF([.A289]=0;[.C289];NA())" office:value-type="float" office:value="11.18748" calcext:value-type="float">
            <text:p>11,18748</text:p>
          </table:table-cell>
          <table:table-cell table:formula="of:=IF([.A289]=1;[.C2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4071" calcext:value-type="float">
            <text:p>13,54071</text:p>
          </table:table-cell>
          <table:table-cell office:value-type="float" office:value="11.27779" calcext:value-type="float">
            <text:p>11,27779</text:p>
          </table:table-cell>
          <table:table-cell table:formula="of:=IF([.A290]=0;[.C290];NA())" office:value-type="float" office:value="11.27779" calcext:value-type="float">
            <text:p>11,27779</text:p>
          </table:table-cell>
          <table:table-cell table:formula="of:=IF([.A290]=1;[.C2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6179" calcext:value-type="float">
            <text:p>10,46179</text:p>
          </table:table-cell>
          <table:table-cell office:value-type="float" office:value="10.13388" calcext:value-type="float">
            <text:p>10,13388</text:p>
          </table:table-cell>
          <table:table-cell table:formula="of:=IF([.A291]=0;[.C291];NA())" office:value-type="float" office:value="10.13388" calcext:value-type="float">
            <text:p>10,13388</text:p>
          </table:table-cell>
          <table:table-cell table:formula="of:=IF([.A291]=1;[.C2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0583" calcext:value-type="float">
            <text:p>13,50583</text:p>
          </table:table-cell>
          <table:table-cell office:value-type="float" office:value="11.36762" calcext:value-type="float">
            <text:p>11,36762</text:p>
          </table:table-cell>
          <table:table-cell table:formula="of:=IF([.A292]=0;[.C292];NA())" office:value-type="float" office:value="11.36762" calcext:value-type="float">
            <text:p>11,36762</text:p>
          </table:table-cell>
          <table:table-cell table:formula="of:=IF([.A292]=1;[.C2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6916" calcext:value-type="float">
            <text:p>13,46916</text:p>
          </table:table-cell>
          <table:table-cell office:value-type="float" office:value="11.45694" calcext:value-type="float">
            <text:p>11,45694</text:p>
          </table:table-cell>
          <table:table-cell table:formula="of:=IF([.A293]=0;[.C293];NA())" office:value-type="float" office:value="11.45694" calcext:value-type="float">
            <text:p>11,45694</text:p>
          </table:table-cell>
          <table:table-cell table:formula="of:=IF([.A293]=1;[.C2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3073" calcext:value-type="float">
            <text:p>13,43073</text:p>
          </table:table-cell>
          <table:table-cell office:value-type="float" office:value="11.54573" calcext:value-type="float">
            <text:p>11,54573</text:p>
          </table:table-cell>
          <table:table-cell table:formula="of:=IF([.A294]=0;[.C294];NA())" office:value-type="float" office:value="11.54573" calcext:value-type="float">
            <text:p>11,54573</text:p>
          </table:table-cell>
          <table:table-cell table:formula="of:=IF([.A294]=1;[.C2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9054" calcext:value-type="float">
            <text:p>13,39054</text:p>
          </table:table-cell>
          <table:table-cell office:value-type="float" office:value="11.63393" calcext:value-type="float">
            <text:p>11,63393</text:p>
          </table:table-cell>
          <table:table-cell table:formula="of:=IF([.A295]=0;[.C295];NA())" office:value-type="float" office:value="11.63393" calcext:value-type="float">
            <text:p>11,63393</text:p>
          </table:table-cell>
          <table:table-cell table:formula="of:=IF([.A295]=1;[.C2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4859" calcext:value-type="float">
            <text:p>13,34859</text:p>
          </table:table-cell>
          <table:table-cell office:value-type="float" office:value="11.72152" calcext:value-type="float">
            <text:p>11,72152</text:p>
          </table:table-cell>
          <table:table-cell table:formula="of:=IF([.A296]=0;[.C296];NA())" office:value-type="float" office:value="11.72152" calcext:value-type="float">
            <text:p>11,72152</text:p>
          </table:table-cell>
          <table:table-cell table:formula="of:=IF([.A296]=1;[.C2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0489" calcext:value-type="float">
            <text:p>13,30489</text:p>
          </table:table-cell>
          <table:table-cell office:value-type="float" office:value="11.80847" calcext:value-type="float">
            <text:p>11,80847</text:p>
          </table:table-cell>
          <table:table-cell table:formula="of:=IF([.A297]=0;[.C297];NA())" office:value-type="float" office:value="11.80847" calcext:value-type="float">
            <text:p>11,80847</text:p>
          </table:table-cell>
          <table:table-cell table:formula="of:=IF([.A297]=1;[.C2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5946" calcext:value-type="float">
            <text:p>13,25946</text:p>
          </table:table-cell>
          <table:table-cell office:value-type="float" office:value="11.89473" calcext:value-type="float">
            <text:p>11,89473</text:p>
          </table:table-cell>
          <table:table-cell table:formula="of:=IF([.A298]=0;[.C298];NA())" office:value-type="float" office:value="11.89473" calcext:value-type="float">
            <text:p>11,89473</text:p>
          </table:table-cell>
          <table:table-cell table:formula="of:=IF([.A298]=1;[.C2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1231" calcext:value-type="float">
            <text:p>13,21231</text:p>
          </table:table-cell>
          <table:table-cell office:value-type="float" office:value="11.98028" calcext:value-type="float">
            <text:p>11,98028</text:p>
          </table:table-cell>
          <table:table-cell table:formula="of:=IF([.A299]=0;[.C299];NA())" office:value-type="float" office:value="11.98028" calcext:value-type="float">
            <text:p>11,98028</text:p>
          </table:table-cell>
          <table:table-cell table:formula="of:=IF([.A299]=1;[.C2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16344" calcext:value-type="float">
            <text:p>13,16344</text:p>
          </table:table-cell>
          <table:table-cell office:value-type="float" office:value="12.06507" calcext:value-type="float">
            <text:p>12,06507</text:p>
          </table:table-cell>
          <table:table-cell table:formula="of:=IF([.A300]=0;[.C300];NA())" office:value-type="float" office:value="12.06507" calcext:value-type="float">
            <text:p>12,06507</text:p>
          </table:table-cell>
          <table:table-cell table:formula="of:=IF([.A300]=1;[.C3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11287" calcext:value-type="float">
            <text:p>13,11287</text:p>
          </table:table-cell>
          <table:table-cell office:value-type="float" office:value="12.14908" calcext:value-type="float">
            <text:p>12,14908</text:p>
          </table:table-cell>
          <table:table-cell table:formula="of:=IF([.A301]=0;[.C301];NA())" office:value-type="float" office:value="12.14908" calcext:value-type="float">
            <text:p>12,14908</text:p>
          </table:table-cell>
          <table:table-cell table:formula="of:=IF([.A301]=1;[.C3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4794" calcext:value-type="float">
            <text:p>10,44794</text:p>
          </table:table-cell>
          <table:table-cell office:value-type="float" office:value="10.16751" calcext:value-type="float">
            <text:p>10,16751</text:p>
          </table:table-cell>
          <table:table-cell table:formula="of:=IF([.A302]=0;[.C302];NA())" office:value-type="float" office:value="10.16751" calcext:value-type="float">
            <text:p>10,16751</text:p>
          </table:table-cell>
          <table:table-cell table:formula="of:=IF([.A302]=1;[.C3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6061" calcext:value-type="float">
            <text:p>13,06061</text:p>
          </table:table-cell>
          <table:table-cell office:value-type="float" office:value="12.23227" calcext:value-type="float">
            <text:p>12,23227</text:p>
          </table:table-cell>
          <table:table-cell table:formula="of:=IF([.A303]=0;[.C303];NA())" office:value-type="float" office:value="12.23227" calcext:value-type="float">
            <text:p>12,23227</text:p>
          </table:table-cell>
          <table:table-cell table:formula="of:=IF([.A303]=1;[.C3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0667" calcext:value-type="float">
            <text:p>13,00667</text:p>
          </table:table-cell>
          <table:table-cell office:value-type="float" office:value="12.3146" calcext:value-type="float">
            <text:p>12,3146</text:p>
          </table:table-cell>
          <table:table-cell table:formula="of:=IF([.A304]=0;[.C304];NA())" office:value-type="float" office:value="12.3146" calcext:value-type="float">
            <text:p>12,3146</text:p>
          </table:table-cell>
          <table:table-cell table:formula="of:=IF([.A304]=1;[.C3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95107" calcext:value-type="float">
            <text:p>12,95107</text:p>
          </table:table-cell>
          <table:table-cell office:value-type="float" office:value="12.39605" calcext:value-type="float">
            <text:p>12,39605</text:p>
          </table:table-cell>
          <table:table-cell table:formula="of:=IF([.A305]=0;[.C305];NA())" office:value-type="float" office:value="12.39605" calcext:value-type="float">
            <text:p>12,39605</text:p>
          </table:table-cell>
          <table:table-cell table:formula="of:=IF([.A305]=1;[.C3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89381" calcext:value-type="float">
            <text:p>12,89381</text:p>
          </table:table-cell>
          <table:table-cell office:value-type="float" office:value="12.47658" calcext:value-type="float">
            <text:p>12,47658</text:p>
          </table:table-cell>
          <table:table-cell table:formula="of:=IF([.A306]=0;[.C306];NA())" office:value-type="float" office:value="12.47658" calcext:value-type="float">
            <text:p>12,47658</text:p>
          </table:table-cell>
          <table:table-cell table:formula="of:=IF([.A306]=1;[.C3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83493" calcext:value-type="float">
            <text:p>12,83493</text:p>
          </table:table-cell>
          <table:table-cell office:value-type="float" office:value="12.55616" calcext:value-type="float">
            <text:p>12,55616</text:p>
          </table:table-cell>
          <table:table-cell table:formula="of:=IF([.A307]=0;[.C307];NA())" office:value-type="float" office:value="12.55616" calcext:value-type="float">
            <text:p>12,55616</text:p>
          </table:table-cell>
          <table:table-cell table:formula="of:=IF([.A307]=1;[.C3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77442" calcext:value-type="float">
            <text:p>12,77442</text:p>
          </table:table-cell>
          <table:table-cell office:value-type="float" office:value="12.63474" calcext:value-type="float">
            <text:p>12,63474</text:p>
          </table:table-cell>
          <table:table-cell table:formula="of:=IF([.A308]=0;[.C308];NA())" office:value-type="float" office:value="12.63474" calcext:value-type="float">
            <text:p>12,63474</text:p>
          </table:table-cell>
          <table:table-cell table:formula="of:=IF([.A308]=1;[.C3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.71231" calcext:value-type="float">
            <text:p>12,71231</text:p>
          </table:table-cell>
          <table:table-cell table:formula="of:=IF([.A309]=0;[.C309];NA())" office:value-type="float" office:value="12.71231" calcext:value-type="float">
            <text:p>12,71231</text:p>
          </table:table-cell>
          <table:table-cell table:formula="of:=IF([.A309]=1;[.C3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64862" calcext:value-type="float">
            <text:p>12,64862</text:p>
          </table:table-cell>
          <table:table-cell office:value-type="float" office:value="12.78883" calcext:value-type="float">
            <text:p>12,78883</text:p>
          </table:table-cell>
          <table:table-cell table:formula="of:=IF([.A310]=0;[.C310];NA())" office:value-type="float" office:value="12.78883" calcext:value-type="float">
            <text:p>12,78883</text:p>
          </table:table-cell>
          <table:table-cell table:formula="of:=IF([.A310]=1;[.C3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8335" calcext:value-type="float">
            <text:p>12,58335</text:p>
          </table:table-cell>
          <table:table-cell office:value-type="float" office:value="12.86426" calcext:value-type="float">
            <text:p>12,86426</text:p>
          </table:table-cell>
          <table:table-cell table:formula="of:=IF([.A311]=0;[.C311];NA())" office:value-type="float" office:value="12.86426" calcext:value-type="float">
            <text:p>12,86426</text:p>
          </table:table-cell>
          <table:table-cell table:formula="of:=IF([.A311]=1;[.C3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1654" calcext:value-type="float">
            <text:p>12,51654</text:p>
          </table:table-cell>
          <table:table-cell office:value-type="float" office:value="12.93857" calcext:value-type="float">
            <text:p>12,93857</text:p>
          </table:table-cell>
          <table:table-cell table:formula="of:=IF([.A312]=0;[.C312];NA())" office:value-type="float" office:value="12.93857" calcext:value-type="float">
            <text:p>12,93857</text:p>
          </table:table-cell>
          <table:table-cell table:formula="of:=IF([.A312]=1;[.C3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3334" calcext:value-type="float">
            <text:p>10,43334</text:p>
          </table:table-cell>
          <table:table-cell office:value-type="float" office:value="10.20101" calcext:value-type="float">
            <text:p>10,20101</text:p>
          </table:table-cell>
          <table:table-cell table:formula="of:=IF([.A313]=0;[.C313];NA())" office:value-type="float" office:value="10.20101" calcext:value-type="float">
            <text:p>10,20101</text:p>
          </table:table-cell>
          <table:table-cell table:formula="of:=IF([.A313]=1;[.C3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4482" calcext:value-type="float">
            <text:p>12,4482</text:p>
          </table:table-cell>
          <table:table-cell office:value-type="float" office:value="13.01173" calcext:value-type="float">
            <text:p>13,01173</text:p>
          </table:table-cell>
          <table:table-cell table:formula="of:=IF([.A314]=0;[.C314];NA())" office:value-type="float" office:value="13.01173" calcext:value-type="float">
            <text:p>13,01173</text:p>
          </table:table-cell>
          <table:table-cell table:formula="of:=IF([.A314]=1;[.C3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37835" calcext:value-type="float">
            <text:p>12,37835</text:p>
          </table:table-cell>
          <table:table-cell office:value-type="float" office:value="13.08372" calcext:value-type="float">
            <text:p>13,08372</text:p>
          </table:table-cell>
          <table:table-cell table:formula="of:=IF([.A315]=0;[.C315];NA())" office:value-type="float" office:value="13.08372" calcext:value-type="float">
            <text:p>13,08372</text:p>
          </table:table-cell>
          <table:table-cell table:formula="of:=IF([.A315]=1;[.C3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307" calcext:value-type="float">
            <text:p>12,307</text:p>
          </table:table-cell>
          <table:table-cell office:value-type="float" office:value="13.1545" calcext:value-type="float">
            <text:p>13,1545</text:p>
          </table:table-cell>
          <table:table-cell table:formula="of:=IF([.A316]=0;[.C316];NA())" office:value-type="float" office:value="13.1545" calcext:value-type="float">
            <text:p>13,1545</text:p>
          </table:table-cell>
          <table:table-cell table:formula="of:=IF([.A316]=1;[.C3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23419" calcext:value-type="float">
            <text:p>12,23419</text:p>
          </table:table-cell>
          <table:table-cell office:value-type="float" office:value="13.22403" calcext:value-type="float">
            <text:p>13,22403</text:p>
          </table:table-cell>
          <table:table-cell table:formula="of:=IF([.A317]=0;[.C317];NA())" office:value-type="float" office:value="13.22403" calcext:value-type="float">
            <text:p>13,22403</text:p>
          </table:table-cell>
          <table:table-cell table:formula="of:=IF([.A317]=1;[.C3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5993" calcext:value-type="float">
            <text:p>12,15993</text:p>
          </table:table-cell>
          <table:table-cell office:value-type="float" office:value="13.29229" calcext:value-type="float">
            <text:p>13,29229</text:p>
          </table:table-cell>
          <table:table-cell table:formula="of:=IF([.A318]=0;[.C318];NA())" office:value-type="float" office:value="13.29229" calcext:value-type="float">
            <text:p>13,29229</text:p>
          </table:table-cell>
          <table:table-cell table:formula="of:=IF([.A318]=1;[.C3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8424" calcext:value-type="float">
            <text:p>12,08424</text:p>
          </table:table-cell>
          <table:table-cell office:value-type="float" office:value="13.35925" calcext:value-type="float">
            <text:p>13,35925</text:p>
          </table:table-cell>
          <table:table-cell table:formula="of:=IF([.A319]=0;[.C319];NA())" office:value-type="float" office:value="13.35925" calcext:value-type="float">
            <text:p>13,35925</text:p>
          </table:table-cell>
          <table:table-cell table:formula="of:=IF([.A319]=1;[.C3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0715" calcext:value-type="float">
            <text:p>12,00715</text:p>
          </table:table-cell>
          <table:table-cell office:value-type="float" office:value="13.42488" calcext:value-type="float">
            <text:p>13,42488</text:p>
          </table:table-cell>
          <table:table-cell table:formula="of:=IF([.A320]=0;[.C320];NA())" office:value-type="float" office:value="13.42488" calcext:value-type="float">
            <text:p>13,42488</text:p>
          </table:table-cell>
          <table:table-cell table:formula="of:=IF([.A320]=1;[.C3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2867" calcext:value-type="float">
            <text:p>11,92867</text:p>
          </table:table-cell>
          <table:table-cell office:value-type="float" office:value="13.48915" calcext:value-type="float">
            <text:p>13,48915</text:p>
          </table:table-cell>
          <table:table-cell table:formula="of:=IF([.A321]=0;[.C321];NA())" office:value-type="float" office:value="13.48915" calcext:value-type="float">
            <text:p>13,48915</text:p>
          </table:table-cell>
          <table:table-cell table:formula="of:=IF([.A321]=1;[.C3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4885" calcext:value-type="float">
            <text:p>11,84885</text:p>
          </table:table-cell>
          <table:table-cell office:value-type="float" office:value="13.55203" calcext:value-type="float">
            <text:p>13,55203</text:p>
          </table:table-cell>
          <table:table-cell table:formula="of:=IF([.A322]=0;[.C322];NA())" office:value-type="float" office:value="13.55203" calcext:value-type="float">
            <text:p>13,55203</text:p>
          </table:table-cell>
          <table:table-cell table:formula="of:=IF([.A322]=1;[.C3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6768" calcext:value-type="float">
            <text:p>11,76768</text:p>
          </table:table-cell>
          <table:table-cell office:value-type="float" office:value="13.61349" calcext:value-type="float">
            <text:p>13,61349</text:p>
          </table:table-cell>
          <table:table-cell table:formula="of:=IF([.A323]=0;[.C323];NA())" office:value-type="float" office:value="13.61349" calcext:value-type="float">
            <text:p>13,61349</text:p>
          </table:table-cell>
          <table:table-cell table:formula="of:=IF([.A323]=1;[.C3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1799" calcext:value-type="float">
            <text:p>10,41799</text:p>
          </table:table-cell>
          <table:table-cell office:value-type="float" office:value="10.23438" calcext:value-type="float">
            <text:p>10,23438</text:p>
          </table:table-cell>
          <table:table-cell table:formula="of:=IF([.A324]=0;[.C324];NA())" office:value-type="float" office:value="10.23438" calcext:value-type="float">
            <text:p>10,23438</text:p>
          </table:table-cell>
          <table:table-cell table:formula="of:=IF([.A324]=1;[.C3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8522" calcext:value-type="float">
            <text:p>11,68522</text:p>
          </table:table-cell>
          <table:table-cell office:value-type="float" office:value="13.67351" calcext:value-type="float">
            <text:p>13,67351</text:p>
          </table:table-cell>
          <table:table-cell table:formula="of:=IF([.A325]=0;[.C325];NA())" office:value-type="float" office:value="13.67351" calcext:value-type="float">
            <text:p>13,67351</text:p>
          </table:table-cell>
          <table:table-cell table:formula="of:=IF([.A325]=1;[.C3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0147" calcext:value-type="float">
            <text:p>11,60147</text:p>
          </table:table-cell>
          <table:table-cell office:value-type="float" office:value="13.73206" calcext:value-type="float">
            <text:p>13,73206</text:p>
          </table:table-cell>
          <table:table-cell table:formula="of:=IF([.A326]=0;[.C326];NA())" office:value-type="float" office:value="13.73206" calcext:value-type="float">
            <text:p>13,73206</text:p>
          </table:table-cell>
          <table:table-cell table:formula="of:=IF([.A326]=1;[.C3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1647" calcext:value-type="float">
            <text:p>11,51647</text:p>
          </table:table-cell>
          <table:table-cell office:value-type="float" office:value="13.7891" calcext:value-type="float">
            <text:p>13,7891</text:p>
          </table:table-cell>
          <table:table-cell table:formula="of:=IF([.A327]=0;[.C327];NA())" office:value-type="float" office:value="13.7891" calcext:value-type="float">
            <text:p>13,7891</text:p>
          </table:table-cell>
          <table:table-cell table:formula="of:=IF([.A327]=1;[.C3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3024" calcext:value-type="float">
            <text:p>11,43024</text:p>
          </table:table-cell>
          <table:table-cell office:value-type="float" office:value="13.84462" calcext:value-type="float">
            <text:p>13,84462</text:p>
          </table:table-cell>
          <table:table-cell table:formula="of:=IF([.A328]=0;[.C328];NA())" office:value-type="float" office:value="13.84462" calcext:value-type="float">
            <text:p>13,84462</text:p>
          </table:table-cell>
          <table:table-cell table:formula="of:=IF([.A328]=1;[.C3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4281" calcext:value-type="float">
            <text:p>11,34281</text:p>
          </table:table-cell>
          <table:table-cell office:value-type="float" office:value="13.89859" calcext:value-type="float">
            <text:p>13,89859</text:p>
          </table:table-cell>
          <table:table-cell table:formula="of:=IF([.A329]=0;[.C329];NA())" office:value-type="float" office:value="13.89859" calcext:value-type="float">
            <text:p>13,89859</text:p>
          </table:table-cell>
          <table:table-cell table:formula="of:=IF([.A329]=1;[.C3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542" calcext:value-type="float">
            <text:p>11,2542</text:p>
          </table:table-cell>
          <table:table-cell office:value-type="float" office:value="13.95098" calcext:value-type="float">
            <text:p>13,95098</text:p>
          </table:table-cell>
          <table:table-cell table:formula="of:=IF([.A330]=0;[.C330];NA())" office:value-type="float" office:value="13.95098" calcext:value-type="float">
            <text:p>13,95098</text:p>
          </table:table-cell>
          <table:table-cell table:formula="of:=IF([.A330]=1;[.C3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6446" calcext:value-type="float">
            <text:p>11,16446</text:p>
          </table:table-cell>
          <table:table-cell office:value-type="float" office:value="14.00176" calcext:value-type="float">
            <text:p>14,00176</text:p>
          </table:table-cell>
          <table:table-cell table:formula="of:=IF([.A331]=0;[.C331];NA())" office:value-type="float" office:value="14.00176" calcext:value-type="float">
            <text:p>14,00176</text:p>
          </table:table-cell>
          <table:table-cell table:formula="of:=IF([.A331]=1;[.C3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7359" calcext:value-type="float">
            <text:p>11,07359</text:p>
          </table:table-cell>
          <table:table-cell office:value-type="float" office:value="14.05092" calcext:value-type="float">
            <text:p>14,05092</text:p>
          </table:table-cell>
          <table:table-cell table:formula="of:=IF([.A332]=0;[.C332];NA())" office:value-type="float" office:value="14.05092" calcext:value-type="float">
            <text:p>14,05092</text:p>
          </table:table-cell>
          <table:table-cell table:formula="of:=IF([.A332]=1;[.C3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8165" calcext:value-type="float">
            <text:p>10,98165</text:p>
          </table:table-cell>
          <table:table-cell office:value-type="float" office:value="14.09843" calcext:value-type="float">
            <text:p>14,09843</text:p>
          </table:table-cell>
          <table:table-cell table:formula="of:=IF([.A333]=0;[.C333];NA())" office:value-type="float" office:value="14.09843" calcext:value-type="float">
            <text:p>14,09843</text:p>
          </table:table-cell>
          <table:table-cell table:formula="of:=IF([.A333]=1;[.C3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88864" calcext:value-type="float">
            <text:p>10,88864</text:p>
          </table:table-cell>
          <table:table-cell office:value-type="float" office:value="14.14426" calcext:value-type="float">
            <text:p>14,14426</text:p>
          </table:table-cell>
          <table:table-cell table:formula="of:=IF([.A334]=0;[.C334];NA())" office:value-type="float" office:value="14.14426" calcext:value-type="float">
            <text:p>14,14426</text:p>
          </table:table-cell>
          <table:table-cell table:formula="of:=IF([.A334]=1;[.C3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2755" calcext:value-type="float">
            <text:p>10,52755</text:p>
          </table:table-cell>
          <table:table-cell office:value-type="float" office:value="9.0864734" calcext:value-type="float">
            <text:p>9,0864734</text:p>
          </table:table-cell>
          <table:table-cell table:formula="of:=IF([.A335]=0;[.C335];NA())" office:value-type="float" office:value="9.0864734" calcext:value-type="float">
            <text:p>9,0864734</text:p>
          </table:table-cell>
          <table:table-cell table:formula="of:=IF([.A335]=1;[.C3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0189" calcext:value-type="float">
            <text:p>10,40189</text:p>
          </table:table-cell>
          <table:table-cell office:value-type="float" office:value="10.2676" calcext:value-type="float">
            <text:p>10,2676</text:p>
          </table:table-cell>
          <table:table-cell table:formula="of:=IF([.A336]=0;[.C336];NA())" office:value-type="float" office:value="10.2676" calcext:value-type="float">
            <text:p>10,2676</text:p>
          </table:table-cell>
          <table:table-cell table:formula="of:=IF([.A336]=1;[.C3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9462" calcext:value-type="float">
            <text:p>10,79462</text:p>
          </table:table-cell>
          <table:table-cell office:value-type="float" office:value="14.1884" calcext:value-type="float">
            <text:p>14,1884</text:p>
          </table:table-cell>
          <table:table-cell table:formula="of:=IF([.A337]=0;[.C337];NA())" office:value-type="float" office:value="14.1884" calcext:value-type="float">
            <text:p>14,1884</text:p>
          </table:table-cell>
          <table:table-cell table:formula="of:=IF([.A337]=1;[.C3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9959" calcext:value-type="float">
            <text:p>10,69959</text:p>
          </table:table-cell>
          <table:table-cell office:value-type="float" office:value="14.23081" calcext:value-type="float">
            <text:p>14,23081</text:p>
          </table:table-cell>
          <table:table-cell table:formula="of:=IF([.A338]=0;[.C338];NA())" office:value-type="float" office:value="14.23081" calcext:value-type="float">
            <text:p>14,23081</text:p>
          </table:table-cell>
          <table:table-cell table:formula="of:=IF([.A338]=1;[.C3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0361" calcext:value-type="float">
            <text:p>10,60361</text:p>
          </table:table-cell>
          <table:table-cell office:value-type="float" office:value="14.27148" calcext:value-type="float">
            <text:p>14,27148</text:p>
          </table:table-cell>
          <table:table-cell table:formula="of:=IF([.A339]=0;[.C339];NA())" office:value-type="float" office:value="14.27148" calcext:value-type="float">
            <text:p>14,27148</text:p>
          </table:table-cell>
          <table:table-cell table:formula="of:=IF([.A339]=1;[.C3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0669" calcext:value-type="float">
            <text:p>10,50669</text:p>
          </table:table-cell>
          <table:table-cell office:value-type="float" office:value="14.31039" calcext:value-type="float">
            <text:p>14,31039</text:p>
          </table:table-cell>
          <table:table-cell table:formula="of:=IF([.A340]=0;[.C340];NA())" office:value-type="float" office:value="14.31039" calcext:value-type="float">
            <text:p>14,31039</text:p>
          </table:table-cell>
          <table:table-cell table:formula="of:=IF([.A340]=1;[.C3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0888" calcext:value-type="float">
            <text:p>10,40888</text:p>
          </table:table-cell>
          <table:table-cell office:value-type="float" office:value="14.34752" calcext:value-type="float">
            <text:p>14,34752</text:p>
          </table:table-cell>
          <table:table-cell table:formula="of:=IF([.A341]=0;[.C341];NA())" office:value-type="float" office:value="14.34752" calcext:value-type="float">
            <text:p>14,34752</text:p>
          </table:table-cell>
          <table:table-cell table:formula="of:=IF([.A341]=1;[.C3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102" calcext:value-type="float">
            <text:p>10,3102</text:p>
          </table:table-cell>
          <table:table-cell office:value-type="float" office:value="14.38284" calcext:value-type="float">
            <text:p>14,38284</text:p>
          </table:table-cell>
          <table:table-cell table:formula="of:=IF([.A342]=0;[.C342];NA())" office:value-type="float" office:value="14.38284" calcext:value-type="float">
            <text:p>14,38284</text:p>
          </table:table-cell>
          <table:table-cell table:formula="of:=IF([.A342]=1;[.C3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107" calcext:value-type="float">
            <text:p>10,2107</text:p>
          </table:table-cell>
          <table:table-cell office:value-type="float" office:value="14.41634" calcext:value-type="float">
            <text:p>14,41634</text:p>
          </table:table-cell>
          <table:table-cell table:formula="of:=IF([.A343]=0;[.C343];NA())" office:value-type="float" office:value="14.41634" calcext:value-type="float">
            <text:p>14,41634</text:p>
          </table:table-cell>
          <table:table-cell table:formula="of:=IF([.A343]=1;[.C3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1039" calcext:value-type="float">
            <text:p>10,11039</text:p>
          </table:table-cell>
          <table:table-cell office:value-type="float" office:value="14.44799" calcext:value-type="float">
            <text:p>14,44799</text:p>
          </table:table-cell>
          <table:table-cell table:formula="of:=IF([.A344]=0;[.C344];NA())" office:value-type="float" office:value="14.44799" calcext:value-type="float">
            <text:p>14,44799</text:p>
          </table:table-cell>
          <table:table-cell table:formula="of:=IF([.A344]=1;[.C3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0932" calcext:value-type="float">
            <text:p>10,00932</text:p>
          </table:table-cell>
          <table:table-cell office:value-type="float" office:value="14.47779" calcext:value-type="float">
            <text:p>14,47779</text:p>
          </table:table-cell>
          <table:table-cell table:formula="of:=IF([.A345]=0;[.C345];NA())" office:value-type="float" office:value="14.47779" calcext:value-type="float">
            <text:p>14,47779</text:p>
          </table:table-cell>
          <table:table-cell table:formula="of:=IF([.A345]=1;[.C3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07515" calcext:value-type="float">
            <text:p>9,907515</text:p>
          </table:table-cell>
          <table:table-cell office:value-type="float" office:value="14.50571" calcext:value-type="float">
            <text:p>14,50571</text:p>
          </table:table-cell>
          <table:table-cell table:formula="of:=IF([.A346]=0;[.C346];NA())" office:value-type="float" office:value="14.50571" calcext:value-type="float">
            <text:p>14,50571</text:p>
          </table:table-cell>
          <table:table-cell table:formula="of:=IF([.A346]=1;[.C3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8504" calcext:value-type="float">
            <text:p>10,38504</text:p>
          </table:table-cell>
          <table:table-cell office:value-type="float" office:value="10.30064" calcext:value-type="float">
            <text:p>10,30064</text:p>
          </table:table-cell>
          <table:table-cell table:formula="of:=IF([.A347]=0;[.C347];NA())" office:value-type="float" office:value="10.30064" calcext:value-type="float">
            <text:p>10,30064</text:p>
          </table:table-cell>
          <table:table-cell table:formula="of:=IF([.A347]=1;[.C3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0502" calcext:value-type="float">
            <text:p>9,80502</text:p>
          </table:table-cell>
          <table:table-cell office:value-type="float" office:value="14.53173" calcext:value-type="float">
            <text:p>14,53173</text:p>
          </table:table-cell>
          <table:table-cell table:formula="of:=IF([.A348]=0;[.C348];NA())" office:value-type="float" office:value="14.53173" calcext:value-type="float">
            <text:p>14,53173</text:p>
          </table:table-cell>
          <table:table-cell table:formula="of:=IF([.A348]=1;[.C3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01866" calcext:value-type="float">
            <text:p>9,701866</text:p>
          </table:table-cell>
          <table:table-cell office:value-type="float" office:value="14.55584" calcext:value-type="float">
            <text:p>14,55584</text:p>
          </table:table-cell>
          <table:table-cell table:formula="of:=IF([.A349]=0;[.C349];NA())" office:value-type="float" office:value="14.55584" calcext:value-type="float">
            <text:p>14,55584</text:p>
          </table:table-cell>
          <table:table-cell table:formula="of:=IF([.A349]=1;[.C3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98089" calcext:value-type="float">
            <text:p>9,598089</text:p>
          </table:table-cell>
          <table:table-cell office:value-type="float" office:value="14.57803" calcext:value-type="float">
            <text:p>14,57803</text:p>
          </table:table-cell>
          <table:table-cell table:formula="of:=IF([.A350]=0;[.C350];NA())" office:value-type="float" office:value="14.57803" calcext:value-type="float">
            <text:p>14,57803</text:p>
          </table:table-cell>
          <table:table-cell table:formula="of:=IF([.A350]=1;[.C3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93724" calcext:value-type="float">
            <text:p>9,493724</text:p>
          </table:table-cell>
          <table:table-cell office:value-type="float" office:value="14.59827" calcext:value-type="float">
            <text:p>14,59827</text:p>
          </table:table-cell>
          <table:table-cell table:formula="of:=IF([.A351]=0;[.C351];NA())" office:value-type="float" office:value="14.59827" calcext:value-type="float">
            <text:p>14,59827</text:p>
          </table:table-cell>
          <table:table-cell table:formula="of:=IF([.A351]=1;[.C3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88808" calcext:value-type="float">
            <text:p>9,388808</text:p>
          </table:table-cell>
          <table:table-cell office:value-type="float" office:value="14.61656" calcext:value-type="float">
            <text:p>14,61656</text:p>
          </table:table-cell>
          <table:table-cell table:formula="of:=IF([.A352]=0;[.C352];NA())" office:value-type="float" office:value="14.61656" calcext:value-type="float">
            <text:p>14,61656</text:p>
          </table:table-cell>
          <table:table-cell table:formula="of:=IF([.A352]=1;[.C3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83378" calcext:value-type="float">
            <text:p>9,283378</text:p>
          </table:table-cell>
          <table:table-cell office:value-type="float" office:value="14.63288" calcext:value-type="float">
            <text:p>14,63288</text:p>
          </table:table-cell>
          <table:table-cell table:formula="of:=IF([.A353]=0;[.C353];NA())" office:value-type="float" office:value="14.63288" calcext:value-type="float">
            <text:p>14,63288</text:p>
          </table:table-cell>
          <table:table-cell table:formula="of:=IF([.A353]=1;[.C3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77471" calcext:value-type="float">
            <text:p>9,177471</text:p>
          </table:table-cell>
          <table:table-cell office:value-type="float" office:value="14.64721" calcext:value-type="float">
            <text:p>14,64721</text:p>
          </table:table-cell>
          <table:table-cell table:formula="of:=IF([.A354]=0;[.C354];NA())" office:value-type="float" office:value="14.64721" calcext:value-type="float">
            <text:p>14,64721</text:p>
          </table:table-cell>
          <table:table-cell table:formula="of:=IF([.A354]=1;[.C3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11238" calcext:value-type="float">
            <text:p>9,0711238</text:p>
          </table:table-cell>
          <table:table-cell office:value-type="float" office:value="14.65955" calcext:value-type="float">
            <text:p>14,65955</text:p>
          </table:table-cell>
          <table:table-cell table:formula="of:=IF([.A355]=0;[.C355];NA())" office:value-type="float" office:value="14.65955" calcext:value-type="float">
            <text:p>14,65955</text:p>
          </table:table-cell>
          <table:table-cell table:formula="of:=IF([.A355]=1;[.C3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643746" calcext:value-type="float">
            <text:p>8,9643746</text:p>
          </table:table-cell>
          <table:table-cell office:value-type="float" office:value="14.66989" calcext:value-type="float">
            <text:p>14,66989</text:p>
          </table:table-cell>
          <table:table-cell table:formula="of:=IF([.A356]=0;[.C356];NA())" office:value-type="float" office:value="14.66989" calcext:value-type="float">
            <text:p>14,66989</text:p>
          </table:table-cell>
          <table:table-cell table:formula="of:=IF([.A356]=1;[.C3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57261" calcext:value-type="float">
            <text:p>8,857261</text:p>
          </table:table-cell>
          <table:table-cell office:value-type="float" office:value="14.67821" calcext:value-type="float">
            <text:p>14,67821</text:p>
          </table:table-cell>
          <table:table-cell table:formula="of:=IF([.A357]=0;[.C357];NA())" office:value-type="float" office:value="14.67821" calcext:value-type="float">
            <text:p>14,67821</text:p>
          </table:table-cell>
          <table:table-cell table:formula="of:=IF([.A357]=1;[.C3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6744" calcext:value-type="float">
            <text:p>10,36744</text:p>
          </table:table-cell>
          <table:table-cell office:value-type="float" office:value="10.3335" calcext:value-type="float">
            <text:p>10,3335</text:p>
          </table:table-cell>
          <table:table-cell table:formula="of:=IF([.A358]=0;[.C358];NA())" office:value-type="float" office:value="10.3335" calcext:value-type="float">
            <text:p>10,3335</text:p>
          </table:table-cell>
          <table:table-cell table:formula="of:=IF([.A358]=1;[.C3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49821" calcext:value-type="float">
            <text:p>8,749821</text:p>
          </table:table-cell>
          <table:table-cell office:value-type="float" office:value="14.6845" calcext:value-type="float">
            <text:p>14,6845</text:p>
          </table:table-cell>
          <table:table-cell table:formula="of:=IF([.A359]=0;[.C359];NA())" office:value-type="float" office:value="14.6845" calcext:value-type="float">
            <text:p>14,6845</text:p>
          </table:table-cell>
          <table:table-cell table:formula="of:=IF([.A359]=1;[.C3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42094" calcext:value-type="float">
            <text:p>8,642094</text:p>
          </table:table-cell>
          <table:table-cell office:value-type="float" office:value="14.68875" calcext:value-type="float">
            <text:p>14,68875</text:p>
          </table:table-cell>
          <table:table-cell table:formula="of:=IF([.A360]=0;[.C360];NA())" office:value-type="float" office:value="14.68875" calcext:value-type="float">
            <text:p>14,68875</text:p>
          </table:table-cell>
          <table:table-cell table:formula="of:=IF([.A360]=1;[.C3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34118" calcext:value-type="float">
            <text:p>8,534118</text:p>
          </table:table-cell>
          <table:table-cell office:value-type="float" office:value="14.69096" calcext:value-type="float">
            <text:p>14,69096</text:p>
          </table:table-cell>
          <table:table-cell table:formula="of:=IF([.A361]=0;[.C361];NA())" office:value-type="float" office:value="14.69096" calcext:value-type="float">
            <text:p>14,69096</text:p>
          </table:table-cell>
          <table:table-cell table:formula="of:=IF([.A361]=1;[.C3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25931" calcext:value-type="float">
            <text:p>8,425931</text:p>
          </table:table-cell>
          <table:table-cell office:value-type="float" office:value="14.69112" calcext:value-type="float">
            <text:p>14,69112</text:p>
          </table:table-cell>
          <table:table-cell table:formula="of:=IF([.A362]=0;[.C362];NA())" office:value-type="float" office:value="14.69112" calcext:value-type="float">
            <text:p>14,69112</text:p>
          </table:table-cell>
          <table:table-cell table:formula="of:=IF([.A362]=1;[.C3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17573" calcext:value-type="float">
            <text:p>8,317573</text:p>
          </table:table-cell>
          <table:table-cell office:value-type="float" office:value="14.68922" calcext:value-type="float">
            <text:p>14,68922</text:p>
          </table:table-cell>
          <table:table-cell table:formula="of:=IF([.A363]=0;[.C363];NA())" office:value-type="float" office:value="14.68922" calcext:value-type="float">
            <text:p>14,68922</text:p>
          </table:table-cell>
          <table:table-cell table:formula="of:=IF([.A363]=1;[.C3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09084" calcext:value-type="float">
            <text:p>8,209084</text:p>
          </table:table-cell>
          <table:table-cell office:value-type="float" office:value="14.68525" calcext:value-type="float">
            <text:p>14,68525</text:p>
          </table:table-cell>
          <table:table-cell table:formula="of:=IF([.A364]=0;[.C364];NA())" office:value-type="float" office:value="14.68525" calcext:value-type="float">
            <text:p>14,68525</text:p>
          </table:table-cell>
          <table:table-cell table:formula="of:=IF([.A364]=1;[.C3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00502" calcext:value-type="float">
            <text:p>8,100502</text:p>
          </table:table-cell>
          <table:table-cell office:value-type="float" office:value="14.67921" calcext:value-type="float">
            <text:p>14,67921</text:p>
          </table:table-cell>
          <table:table-cell table:formula="of:=IF([.A365]=0;[.C365];NA())" office:value-type="float" office:value="14.67921" calcext:value-type="float">
            <text:p>14,67921</text:p>
          </table:table-cell>
          <table:table-cell table:formula="of:=IF([.A365]=1;[.C3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9187" calcext:value-type="float">
            <text:p>7,99187</text:p>
          </table:table-cell>
          <table:table-cell office:value-type="float" office:value="14.67109" calcext:value-type="float">
            <text:p>14,67109</text:p>
          </table:table-cell>
          <table:table-cell table:formula="of:=IF([.A366]=0;[.C366];NA())" office:value-type="float" office:value="14.67109" calcext:value-type="float">
            <text:p>14,67109</text:p>
          </table:table-cell>
          <table:table-cell table:formula="of:=IF([.A366]=1;[.C3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8322" calcext:value-type="float">
            <text:p>7,88322</text:p>
          </table:table-cell>
          <table:table-cell office:value-type="float" office:value="14.66089" calcext:value-type="float">
            <text:p>14,66089</text:p>
          </table:table-cell>
          <table:table-cell table:formula="of:=IF([.A367]=0;[.C367];NA())" office:value-type="float" office:value="14.66089" calcext:value-type="float">
            <text:p>14,66089</text:p>
          </table:table-cell>
          <table:table-cell table:formula="of:=IF([.A367]=1;[.C3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746" calcext:value-type="float">
            <text:p>7,7746</text:p>
          </table:table-cell>
          <table:table-cell office:value-type="float" office:value="14.64861" calcext:value-type="float">
            <text:p>14,64861</text:p>
          </table:table-cell>
          <table:table-cell table:formula="of:=IF([.A368]=0;[.C368];NA())" office:value-type="float" office:value="14.64861" calcext:value-type="float">
            <text:p>14,64861</text:p>
          </table:table-cell>
          <table:table-cell table:formula="of:=IF([.A368]=1;[.C3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4909" calcext:value-type="float">
            <text:p>10,34909</text:p>
          </table:table-cell>
          <table:table-cell office:value-type="float" office:value="10.36615" calcext:value-type="float">
            <text:p>10,36615</text:p>
          </table:table-cell>
          <table:table-cell table:formula="of:=IF([.A369]=0;[.C369];NA())" office:value-type="float" office:value="10.36615" calcext:value-type="float">
            <text:p>10,36615</text:p>
          </table:table-cell>
          <table:table-cell table:formula="of:=IF([.A369]=1;[.C3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6605" calcext:value-type="float">
            <text:p>7,66605</text:p>
          </table:table-cell>
          <table:table-cell office:value-type="float" office:value="14.63424" calcext:value-type="float">
            <text:p>14,63424</text:p>
          </table:table-cell>
          <table:table-cell table:formula="of:=IF([.A370]=0;[.C370];NA())" office:value-type="float" office:value="14.63424" calcext:value-type="float">
            <text:p>14,63424</text:p>
          </table:table-cell>
          <table:table-cell table:formula="of:=IF([.A370]=1;[.C3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576" calcext:value-type="float">
            <text:p>7,5576</text:p>
          </table:table-cell>
          <table:table-cell office:value-type="float" office:value="14.61778" calcext:value-type="float">
            <text:p>14,61778</text:p>
          </table:table-cell>
          <table:table-cell table:formula="of:=IF([.A371]=0;[.C371];NA())" office:value-type="float" office:value="14.61778" calcext:value-type="float">
            <text:p>14,61778</text:p>
          </table:table-cell>
          <table:table-cell table:formula="of:=IF([.A371]=1;[.C3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493" calcext:value-type="float">
            <text:p>7,4493</text:p>
          </table:table-cell>
          <table:table-cell office:value-type="float" office:value="14.59923" calcext:value-type="float">
            <text:p>14,59923</text:p>
          </table:table-cell>
          <table:table-cell table:formula="of:=IF([.A372]=0;[.C372];NA())" office:value-type="float" office:value="14.59923" calcext:value-type="float">
            <text:p>14,59923</text:p>
          </table:table-cell>
          <table:table-cell table:formula="of:=IF([.A372]=1;[.C3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4119" calcext:value-type="float">
            <text:p>7,34119</text:p>
          </table:table-cell>
          <table:table-cell office:value-type="float" office:value="14.5786" calcext:value-type="float">
            <text:p>14,5786</text:p>
          </table:table-cell>
          <table:table-cell table:formula="of:=IF([.A373]=0;[.C373];NA())" office:value-type="float" office:value="14.5786" calcext:value-type="float">
            <text:p>14,5786</text:p>
          </table:table-cell>
          <table:table-cell table:formula="of:=IF([.A373]=1;[.C3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333" calcext:value-type="float">
            <text:p>7,2333</text:p>
          </table:table-cell>
          <table:table-cell office:value-type="float" office:value="14.55587" calcext:value-type="float">
            <text:p>14,55587</text:p>
          </table:table-cell>
          <table:table-cell table:formula="of:=IF([.A374]=0;[.C374];NA())" office:value-type="float" office:value="14.55587" calcext:value-type="float">
            <text:p>14,55587</text:p>
          </table:table-cell>
          <table:table-cell table:formula="of:=IF([.A374]=1;[.C3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2569" calcext:value-type="float">
            <text:p>7,12569</text:p>
          </table:table-cell>
          <table:table-cell office:value-type="float" office:value="14.53105" calcext:value-type="float">
            <text:p>14,53105</text:p>
          </table:table-cell>
          <table:table-cell table:formula="of:=IF([.A375]=0;[.C375];NA())" office:value-type="float" office:value="14.53105" calcext:value-type="float">
            <text:p>14,53105</text:p>
          </table:table-cell>
          <table:table-cell table:formula="of:=IF([.A375]=1;[.C3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1838" calcext:value-type="float">
            <text:p>7,01838</text:p>
          </table:table-cell>
          <table:table-cell office:value-type="float" office:value="14.50415" calcext:value-type="float">
            <text:p>14,50415</text:p>
          </table:table-cell>
          <table:table-cell table:formula="of:=IF([.A376]=0;[.C376];NA())" office:value-type="float" office:value="14.50415" calcext:value-type="float">
            <text:p>14,50415</text:p>
          </table:table-cell>
          <table:table-cell table:formula="of:=IF([.A376]=1;[.C3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1143" calcext:value-type="float">
            <text:p>6,91143</text:p>
          </table:table-cell>
          <table:table-cell office:value-type="float" office:value="14.47517" calcext:value-type="float">
            <text:p>14,47517</text:p>
          </table:table-cell>
          <table:table-cell table:formula="of:=IF([.A377]=0;[.C377];NA())" office:value-type="float" office:value="14.47517" calcext:value-type="float">
            <text:p>14,47517</text:p>
          </table:table-cell>
          <table:table-cell table:formula="of:=IF([.A377]=1;[.C3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0486" calcext:value-type="float">
            <text:p>6,80486</text:p>
          </table:table-cell>
          <table:table-cell office:value-type="float" office:value="14.4441" calcext:value-type="float">
            <text:p>14,4441</text:p>
          </table:table-cell>
          <table:table-cell table:formula="of:=IF([.A378]=0;[.C378];NA())" office:value-type="float" office:value="14.4441" calcext:value-type="float">
            <text:p>14,4441</text:p>
          </table:table-cell>
          <table:table-cell table:formula="of:=IF([.A378]=1;[.C3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9872" calcext:value-type="float">
            <text:p>6,69872</text:p>
          </table:table-cell>
          <table:table-cell office:value-type="float" office:value="14.41096" calcext:value-type="float">
            <text:p>14,41096</text:p>
          </table:table-cell>
          <table:table-cell table:formula="of:=IF([.A379]=0;[.C379];NA())" office:value-type="float" office:value="14.41096" calcext:value-type="float">
            <text:p>14,41096</text:p>
          </table:table-cell>
          <table:table-cell table:formula="of:=IF([.A379]=1;[.C3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2999" calcext:value-type="float">
            <text:p>10,32999</text:p>
          </table:table-cell>
          <table:table-cell office:value-type="float" office:value="10.39858" calcext:value-type="float">
            <text:p>10,39858</text:p>
          </table:table-cell>
          <table:table-cell table:formula="of:=IF([.A380]=0;[.C380];NA())" office:value-type="float" office:value="10.39858" calcext:value-type="float">
            <text:p>10,39858</text:p>
          </table:table-cell>
          <table:table-cell table:formula="of:=IF([.A380]=1;[.C3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9306" calcext:value-type="float">
            <text:p>6,59306</text:p>
          </table:table-cell>
          <table:table-cell office:value-type="float" office:value="14.37575" calcext:value-type="float">
            <text:p>14,37575</text:p>
          </table:table-cell>
          <table:table-cell table:formula="of:=IF([.A381]=0;[.C381];NA())" office:value-type="float" office:value="14.37575" calcext:value-type="float">
            <text:p>14,37575</text:p>
          </table:table-cell>
          <table:table-cell table:formula="of:=IF([.A381]=1;[.C3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879" calcext:value-type="float">
            <text:p>6,4879</text:p>
          </table:table-cell>
          <table:table-cell office:value-type="float" office:value="14.33848" calcext:value-type="float">
            <text:p>14,33848</text:p>
          </table:table-cell>
          <table:table-cell table:formula="of:=IF([.A382]=0;[.C382];NA())" office:value-type="float" office:value="14.33848" calcext:value-type="float">
            <text:p>14,33848</text:p>
          </table:table-cell>
          <table:table-cell table:formula="of:=IF([.A382]=1;[.C3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833" calcext:value-type="float">
            <text:p>6,3833</text:p>
          </table:table-cell>
          <table:table-cell office:value-type="float" office:value="14.29915" calcext:value-type="float">
            <text:p>14,29915</text:p>
          </table:table-cell>
          <table:table-cell table:formula="of:=IF([.A383]=0;[.C383];NA())" office:value-type="float" office:value="14.29915" calcext:value-type="float">
            <text:p>14,29915</text:p>
          </table:table-cell>
          <table:table-cell table:formula="of:=IF([.A383]=1;[.C3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7929" calcext:value-type="float">
            <text:p>6,27929</text:p>
          </table:table-cell>
          <table:table-cell office:value-type="float" office:value="14.25777" calcext:value-type="float">
            <text:p>14,25777</text:p>
          </table:table-cell>
          <table:table-cell table:formula="of:=IF([.A384]=0;[.C384];NA())" office:value-type="float" office:value="14.25777" calcext:value-type="float">
            <text:p>14,25777</text:p>
          </table:table-cell>
          <table:table-cell table:formula="of:=IF([.A384]=1;[.C3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7591" calcext:value-type="float">
            <text:p>6,17591</text:p>
          </table:table-cell>
          <table:table-cell office:value-type="float" office:value="14.21435" calcext:value-type="float">
            <text:p>14,21435</text:p>
          </table:table-cell>
          <table:table-cell table:formula="of:=IF([.A385]=0;[.C385];NA())" office:value-type="float" office:value="14.21435" calcext:value-type="float">
            <text:p>14,21435</text:p>
          </table:table-cell>
          <table:table-cell table:formula="of:=IF([.A385]=1;[.C3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732" calcext:value-type="float">
            <text:p>6,0732</text:p>
          </table:table-cell>
          <table:table-cell office:value-type="float" office:value="14.16889" calcext:value-type="float">
            <text:p>14,16889</text:p>
          </table:table-cell>
          <table:table-cell table:formula="of:=IF([.A386]=0;[.C386];NA())" office:value-type="float" office:value="14.16889" calcext:value-type="float">
            <text:p>14,16889</text:p>
          </table:table-cell>
          <table:table-cell table:formula="of:=IF([.A386]=1;[.C3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712" calcext:value-type="float">
            <text:p>5,9712</text:p>
          </table:table-cell>
          <table:table-cell office:value-type="float" office:value="14.12142" calcext:value-type="float">
            <text:p>14,12142</text:p>
          </table:table-cell>
          <table:table-cell table:formula="of:=IF([.A387]=0;[.C387];NA())" office:value-type="float" office:value="14.12142" calcext:value-type="float">
            <text:p>14,12142</text:p>
          </table:table-cell>
          <table:table-cell table:formula="of:=IF([.A387]=1;[.C3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6996" calcext:value-type="float">
            <text:p>5,86996</text:p>
          </table:table-cell>
          <table:table-cell office:value-type="float" office:value="14.07193" calcext:value-type="float">
            <text:p>14,07193</text:p>
          </table:table-cell>
          <table:table-cell table:formula="of:=IF([.A388]=0;[.C388];NA())" office:value-type="float" office:value="14.07193" calcext:value-type="float">
            <text:p>14,07193</text:p>
          </table:table-cell>
          <table:table-cell table:formula="of:=IF([.A388]=1;[.C3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6951" calcext:value-type="float">
            <text:p>5,76951</text:p>
          </table:table-cell>
          <table:table-cell office:value-type="float" office:value="14.02044" calcext:value-type="float">
            <text:p>14,02044</text:p>
          </table:table-cell>
          <table:table-cell table:formula="of:=IF([.A389]=0;[.C389];NA())" office:value-type="float" office:value="14.02044" calcext:value-type="float">
            <text:p>14,02044</text:p>
          </table:table-cell>
          <table:table-cell table:formula="of:=IF([.A389]=1;[.C3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66988" calcext:value-type="float">
            <text:p>5,66988</text:p>
          </table:table-cell>
          <table:table-cell office:value-type="float" office:value="13.96696" calcext:value-type="float">
            <text:p>13,96696</text:p>
          </table:table-cell>
          <table:table-cell table:formula="of:=IF([.A390]=0;[.C390];NA())" office:value-type="string" office:string-value="" calcext:value-type="error">
            <text:p>#N/DISP</text:p>
          </table:table-cell>
          <table:table-cell table:formula="of:=IF([.A390]=1;[.C390];NA())" office:value-type="float" office:value="13.96696" calcext:value-type="float">
            <text:p>13,96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1015" calcext:value-type="float">
            <text:p>10,31015</text:p>
          </table:table-cell>
          <table:table-cell office:value-type="float" office:value="10.43078" calcext:value-type="float">
            <text:p>10,43078</text:p>
          </table:table-cell>
          <table:table-cell table:formula="of:=IF([.A391]=0;[.C391];NA())" office:value-type="float" office:value="10.43078" calcext:value-type="float">
            <text:p>10,43078</text:p>
          </table:table-cell>
          <table:table-cell table:formula="of:=IF([.A391]=1;[.C3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7113" calcext:value-type="float">
            <text:p>5,57113</text:p>
          </table:table-cell>
          <table:table-cell office:value-type="float" office:value="13.91151" calcext:value-type="float">
            <text:p>13,91151</text:p>
          </table:table-cell>
          <table:table-cell table:formula="of:=IF([.A392]=0;[.C392];NA())" office:value-type="string" office:string-value="" calcext:value-type="error">
            <text:p>#N/DISP</text:p>
          </table:table-cell>
          <table:table-cell table:formula="of:=IF([.A392]=1;[.C392];NA())" office:value-type="float" office:value="13.91151" calcext:value-type="float">
            <text:p>13,91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7329" calcext:value-type="float">
            <text:p>5,47329</text:p>
          </table:table-cell>
          <table:table-cell office:value-type="float" office:value="13.8541" calcext:value-type="float">
            <text:p>13,8541</text:p>
          </table:table-cell>
          <table:table-cell table:formula="of:=IF([.A393]=0;[.C393];NA())" office:value-type="string" office:string-value="" calcext:value-type="error">
            <text:p>#N/DISP</text:p>
          </table:table-cell>
          <table:table-cell table:formula="of:=IF([.A393]=1;[.C393];NA())" office:value-type="float" office:value="13.8541" calcext:value-type="float">
            <text:p>13,85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37639" calcext:value-type="float">
            <text:p>5,37639</text:p>
          </table:table-cell>
          <table:table-cell office:value-type="float" office:value="13.79474" calcext:value-type="float">
            <text:p>13,79474</text:p>
          </table:table-cell>
          <table:table-cell table:formula="of:=IF([.A394]=0;[.C394];NA())" office:value-type="string" office:string-value="" calcext:value-type="error">
            <text:p>#N/DISP</text:p>
          </table:table-cell>
          <table:table-cell table:formula="of:=IF([.A394]=1;[.C394];NA())" office:value-type="float" office:value="13.79474" calcext:value-type="float">
            <text:p>13,794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28049" calcext:value-type="float">
            <text:p>5,28049</text:p>
          </table:table-cell>
          <table:table-cell office:value-type="float" office:value="13.73346" calcext:value-type="float">
            <text:p>13,73346</text:p>
          </table:table-cell>
          <table:table-cell table:formula="of:=IF([.A395]=0;[.C395];NA())" office:value-type="string" office:string-value="" calcext:value-type="error">
            <text:p>#N/DISP</text:p>
          </table:table-cell>
          <table:table-cell table:formula="of:=IF([.A395]=1;[.C395];NA())" office:value-type="float" office:value="13.73346" calcext:value-type="float">
            <text:p>13,73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1856" calcext:value-type="float">
            <text:p>5,1856</text:p>
          </table:table-cell>
          <table:table-cell office:value-type="float" office:value="13.67025" calcext:value-type="float">
            <text:p>13,67025</text:p>
          </table:table-cell>
          <table:table-cell table:formula="of:=IF([.A396]=0;[.C396];NA())" office:value-type="string" office:string-value="" calcext:value-type="error">
            <text:p>#N/DISP</text:p>
          </table:table-cell>
          <table:table-cell table:formula="of:=IF([.A396]=1;[.C396];NA())" office:value-type="float" office:value="13.67025" calcext:value-type="float">
            <text:p>13,67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09178" calcext:value-type="float">
            <text:p>5,09178</text:p>
          </table:table-cell>
          <table:table-cell office:value-type="float" office:value="13.60515" calcext:value-type="float">
            <text:p>13,60515</text:p>
          </table:table-cell>
          <table:table-cell table:formula="of:=IF([.A397]=0;[.C397];NA())" office:value-type="string" office:string-value="" calcext:value-type="error">
            <text:p>#N/DISP</text:p>
          </table:table-cell>
          <table:table-cell table:formula="of:=IF([.A397]=1;[.C397];NA())" office:value-type="float" office:value="13.60515" calcext:value-type="float">
            <text:p>13,60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9906" calcext:value-type="float">
            <text:p>4,99906</text:p>
          </table:table-cell>
          <table:table-cell office:value-type="float" office:value="13.53817" calcext:value-type="float">
            <text:p>13,53817</text:p>
          </table:table-cell>
          <table:table-cell table:formula="of:=IF([.A398]=0;[.C398];NA())" office:value-type="string" office:string-value="" calcext:value-type="error">
            <text:p>#N/DISP</text:p>
          </table:table-cell>
          <table:table-cell table:formula="of:=IF([.A398]=1;[.C398];NA())" office:value-type="float" office:value="13.53817" calcext:value-type="float">
            <text:p>13,538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0748" calcext:value-type="float">
            <text:p>4,90748</text:p>
          </table:table-cell>
          <table:table-cell office:value-type="float" office:value="13.46933" calcext:value-type="float">
            <text:p>13,46933</text:p>
          </table:table-cell>
          <table:table-cell table:formula="of:=IF([.A399]=0;[.C399];NA())" office:value-type="string" office:string-value="" calcext:value-type="error">
            <text:p>#N/DISP</text:p>
          </table:table-cell>
          <table:table-cell table:formula="of:=IF([.A399]=1;[.C399];NA())" office:value-type="float" office:value="13.46933" calcext:value-type="float">
            <text:p>13,46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1708" calcext:value-type="float">
            <text:p>4,81708</text:p>
          </table:table-cell>
          <table:table-cell office:value-type="float" office:value="13.39864" calcext:value-type="float">
            <text:p>13,39864</text:p>
          </table:table-cell>
          <table:table-cell table:formula="of:=IF([.A400]=0;[.C400];NA())" office:value-type="string" office:string-value="" calcext:value-type="error">
            <text:p>#N/DISP</text:p>
          </table:table-cell>
          <table:table-cell table:formula="of:=IF([.A400]=1;[.C400];NA())" office:value-type="float" office:value="13.39864" calcext:value-type="float">
            <text:p>13,39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2789" calcext:value-type="float">
            <text:p>4,72789</text:p>
          </table:table-cell>
          <table:table-cell office:value-type="float" office:value="13.32614" calcext:value-type="float">
            <text:p>13,32614</text:p>
          </table:table-cell>
          <table:table-cell table:formula="of:=IF([.A401]=0;[.C401];NA())" office:value-type="string" office:string-value="" calcext:value-type="error">
            <text:p>#N/DISP</text:p>
          </table:table-cell>
          <table:table-cell table:formula="of:=IF([.A401]=1;[.C401];NA())" office:value-type="float" office:value="13.32614" calcext:value-type="float">
            <text:p>13,32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8956" calcext:value-type="float">
            <text:p>10,28956</text:p>
          </table:table-cell>
          <table:table-cell office:value-type="float" office:value="10.46272" calcext:value-type="float">
            <text:p>10,46272</text:p>
          </table:table-cell>
          <table:table-cell table:formula="of:=IF([.A402]=0;[.C402];NA())" office:value-type="float" office:value="10.46272" calcext:value-type="float">
            <text:p>10,46272</text:p>
          </table:table-cell>
          <table:table-cell table:formula="of:=IF([.A402]=1;[.C4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3995" calcext:value-type="float">
            <text:p>4,63995</text:p>
          </table:table-cell>
          <table:table-cell office:value-type="float" office:value="13.25183" calcext:value-type="float">
            <text:p>13,25183</text:p>
          </table:table-cell>
          <table:table-cell table:formula="of:=IF([.A403]=0;[.C403];NA())" office:value-type="string" office:string-value="" calcext:value-type="error">
            <text:p>#N/DISP</text:p>
          </table:table-cell>
          <table:table-cell table:formula="of:=IF([.A403]=1;[.C403];NA())" office:value-type="float" office:value="13.25183" calcext:value-type="float">
            <text:p>13,251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5329" calcext:value-type="float">
            <text:p>4,55329</text:p>
          </table:table-cell>
          <table:table-cell office:value-type="float" office:value="13.17574" calcext:value-type="float">
            <text:p>13,17574</text:p>
          </table:table-cell>
          <table:table-cell table:formula="of:=IF([.A404]=0;[.C404];NA())" office:value-type="string" office:string-value="" calcext:value-type="error">
            <text:p>#N/DISP</text:p>
          </table:table-cell>
          <table:table-cell table:formula="of:=IF([.A404]=1;[.C404];NA())" office:value-type="float" office:value="13.17574" calcext:value-type="float">
            <text:p>13,175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6796" calcext:value-type="float">
            <text:p>4,46796</text:p>
          </table:table-cell>
          <table:table-cell office:value-type="float" office:value="13.09789" calcext:value-type="float">
            <text:p>13,09789</text:p>
          </table:table-cell>
          <table:table-cell table:formula="of:=IF([.A405]=0;[.C405];NA())" office:value-type="string" office:string-value="" calcext:value-type="error">
            <text:p>#N/DISP</text:p>
          </table:table-cell>
          <table:table-cell table:formula="of:=IF([.A405]=1;[.C405];NA())" office:value-type="float" office:value="13.09789" calcext:value-type="float">
            <text:p>13,097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8398" calcext:value-type="float">
            <text:p>4,38398</text:p>
          </table:table-cell>
          <table:table-cell office:value-type="float" office:value="13.0183" calcext:value-type="float">
            <text:p>13,0183</text:p>
          </table:table-cell>
          <table:table-cell table:formula="of:=IF([.A406]=0;[.C406];NA())" office:value-type="string" office:string-value="" calcext:value-type="error">
            <text:p>#N/DISP</text:p>
          </table:table-cell>
          <table:table-cell table:formula="of:=IF([.A406]=1;[.C406];NA())" office:value-type="float" office:value="13.0183" calcext:value-type="float">
            <text:p>13,01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014" calcext:value-type="float">
            <text:p>4,3014</text:p>
          </table:table-cell>
          <table:table-cell office:value-type="float" office:value="12.93701" calcext:value-type="float">
            <text:p>12,93701</text:p>
          </table:table-cell>
          <table:table-cell table:formula="of:=IF([.A407]=0;[.C407];NA())" office:value-type="string" office:string-value="" calcext:value-type="error">
            <text:p>#N/DISP</text:p>
          </table:table-cell>
          <table:table-cell table:formula="of:=IF([.A407]=1;[.C407];NA())" office:value-type="float" office:value="12.93701" calcext:value-type="float">
            <text:p>12,937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2024" calcext:value-type="float">
            <text:p>4,22024</text:p>
          </table:table-cell>
          <table:table-cell office:value-type="float" office:value="12.85402" calcext:value-type="float">
            <text:p>12,85402</text:p>
          </table:table-cell>
          <table:table-cell table:formula="of:=IF([.A408]=0;[.C408];NA())" office:value-type="string" office:string-value="" calcext:value-type="error">
            <text:p>#N/DISP</text:p>
          </table:table-cell>
          <table:table-cell table:formula="of:=IF([.A408]=1;[.C408];NA())" office:value-type="float" office:value="12.85402" calcext:value-type="float">
            <text:p>12,854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4055" calcext:value-type="float">
            <text:p>4,14055</text:p>
          </table:table-cell>
          <table:table-cell office:value-type="float" office:value="12.76938" calcext:value-type="float">
            <text:p>12,76938</text:p>
          </table:table-cell>
          <table:table-cell table:formula="of:=IF([.A409]=0;[.C409];NA())" office:value-type="string" office:string-value="" calcext:value-type="error">
            <text:p>#N/DISP</text:p>
          </table:table-cell>
          <table:table-cell table:formula="of:=IF([.A409]=1;[.C409];NA())" office:value-type="float" office:value="12.76938" calcext:value-type="float">
            <text:p>12,769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06235" calcext:value-type="float">
            <text:p>4,06235</text:p>
          </table:table-cell>
          <table:table-cell office:value-type="float" office:value="12.68309" calcext:value-type="float">
            <text:p>12,68309</text:p>
          </table:table-cell>
          <table:table-cell table:formula="of:=IF([.A410]=0;[.C410];NA())" office:value-type="string" office:string-value="" calcext:value-type="error">
            <text:p>#N/DISP</text:p>
          </table:table-cell>
          <table:table-cell table:formula="of:=IF([.A410]=1;[.C410];NA())" office:value-type="float" office:value="12.68309" calcext:value-type="float">
            <text:p>12,683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8568" calcext:value-type="float">
            <text:p>3,98568</text:p>
          </table:table-cell>
          <table:table-cell office:value-type="float" office:value="12.5952" calcext:value-type="float">
            <text:p>12,5952</text:p>
          </table:table-cell>
          <table:table-cell table:formula="of:=IF([.A411]=0;[.C411];NA())" office:value-type="string" office:string-value="" calcext:value-type="error">
            <text:p>#N/DISP</text:p>
          </table:table-cell>
          <table:table-cell table:formula="of:=IF([.A411]=1;[.C411];NA())" office:value-type="float" office:value="12.5952" calcext:value-type="float">
            <text:p>12,5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1057" calcext:value-type="float">
            <text:p>3,91057</text:p>
          </table:table-cell>
          <table:table-cell office:value-type="float" office:value="12.50572" calcext:value-type="float">
            <text:p>12,50572</text:p>
          </table:table-cell>
          <table:table-cell table:formula="of:=IF([.A412]=0;[.C412];NA())" office:value-type="string" office:string-value="" calcext:value-type="error">
            <text:p>#N/DISP</text:p>
          </table:table-cell>
          <table:table-cell table:formula="of:=IF([.A412]=1;[.C412];NA())" office:value-type="float" office:value="12.50572" calcext:value-type="float">
            <text:p>12,50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6823" calcext:value-type="float">
            <text:p>10,26823</text:p>
          </table:table-cell>
          <table:table-cell office:value-type="float" office:value="10.49439" calcext:value-type="float">
            <text:p>10,49439</text:p>
          </table:table-cell>
          <table:table-cell table:formula="of:=IF([.A413]=0;[.C413];NA())" office:value-type="float" office:value="10.49439" calcext:value-type="float">
            <text:p>10,49439</text:p>
          </table:table-cell>
          <table:table-cell table:formula="of:=IF([.A413]=1;[.C4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83705" calcext:value-type="float">
            <text:p>3,83705</text:p>
          </table:table-cell>
          <table:table-cell office:value-type="float" office:value="12.41469" calcext:value-type="float">
            <text:p>12,41469</text:p>
          </table:table-cell>
          <table:table-cell table:formula="of:=IF([.A414]=0;[.C414];NA())" office:value-type="string" office:string-value="" calcext:value-type="error">
            <text:p>#N/DISP</text:p>
          </table:table-cell>
          <table:table-cell table:formula="of:=IF([.A414]=1;[.C414];NA())" office:value-type="float" office:value="12.41469" calcext:value-type="float">
            <text:p>12,414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6517" calcext:value-type="float">
            <text:p>3,76517</text:p>
          </table:table-cell>
          <table:table-cell office:value-type="float" office:value="12.32213" calcext:value-type="float">
            <text:p>12,32213</text:p>
          </table:table-cell>
          <table:table-cell table:formula="of:=IF([.A415]=0;[.C415];NA())" office:value-type="string" office:string-value="" calcext:value-type="error">
            <text:p>#N/DISP</text:p>
          </table:table-cell>
          <table:table-cell table:formula="of:=IF([.A415]=1;[.C415];NA())" office:value-type="float" office:value="12.32213" calcext:value-type="float">
            <text:p>12,322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9494" calcext:value-type="float">
            <text:p>3,69494</text:p>
          </table:table-cell>
          <table:table-cell office:value-type="float" office:value="12.22807" calcext:value-type="float">
            <text:p>12,22807</text:p>
          </table:table-cell>
          <table:table-cell table:formula="of:=IF([.A416]=0;[.C416];NA())" office:value-type="string" office:string-value="" calcext:value-type="error">
            <text:p>#N/DISP</text:p>
          </table:table-cell>
          <table:table-cell table:formula="of:=IF([.A416]=1;[.C416];NA())" office:value-type="float" office:value="12.22807" calcext:value-type="float">
            <text:p>12,228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264" calcext:value-type="float">
            <text:p>3,6264</text:p>
          </table:table-cell>
          <table:table-cell office:value-type="float" office:value="12.13254" calcext:value-type="float">
            <text:p>12,13254</text:p>
          </table:table-cell>
          <table:table-cell table:formula="of:=IF([.A417]=0;[.C417];NA())" office:value-type="string" office:string-value="" calcext:value-type="error">
            <text:p>#N/DISP</text:p>
          </table:table-cell>
          <table:table-cell table:formula="of:=IF([.A417]=1;[.C417];NA())" office:value-type="float" office:value="12.13254" calcext:value-type="float">
            <text:p>12,132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5958" calcext:value-type="float">
            <text:p>3,55958</text:p>
          </table:table-cell>
          <table:table-cell office:value-type="float" office:value="12.03557" calcext:value-type="float">
            <text:p>12,03557</text:p>
          </table:table-cell>
          <table:table-cell table:formula="of:=IF([.A418]=0;[.C418];NA())" office:value-type="string" office:string-value="" calcext:value-type="error">
            <text:p>#N/DISP</text:p>
          </table:table-cell>
          <table:table-cell table:formula="of:=IF([.A418]=1;[.C418];NA())" office:value-type="float" office:value="12.03557" calcext:value-type="float">
            <text:p>12,035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945" calcext:value-type="float">
            <text:p>3,4945</text:p>
          </table:table-cell>
          <table:table-cell office:value-type="float" office:value="11.93719" calcext:value-type="float">
            <text:p>11,93719</text:p>
          </table:table-cell>
          <table:table-cell table:formula="of:=IF([.A419]=0;[.C419];NA())" office:value-type="string" office:string-value="" calcext:value-type="error">
            <text:p>#N/DISP</text:p>
          </table:table-cell>
          <table:table-cell table:formula="of:=IF([.A419]=1;[.C419];NA())" office:value-type="float" office:value="11.93719" calcext:value-type="float">
            <text:p>11,937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3121" calcext:value-type="float">
            <text:p>3,43121</text:p>
          </table:table-cell>
          <table:table-cell office:value-type="float" office:value="11.83744" calcext:value-type="float">
            <text:p>11,83744</text:p>
          </table:table-cell>
          <table:table-cell table:formula="of:=IF([.A420]=0;[.C420];NA())" office:value-type="string" office:string-value="" calcext:value-type="error">
            <text:p>#N/DISP</text:p>
          </table:table-cell>
          <table:table-cell table:formula="of:=IF([.A420]=1;[.C420];NA())" office:value-type="float" office:value="11.83744" calcext:value-type="float">
            <text:p>11,83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6972" calcext:value-type="float">
            <text:p>3,36972</text:p>
          </table:table-cell>
          <table:table-cell office:value-type="float" office:value="11.73634" calcext:value-type="float">
            <text:p>11,73634</text:p>
          </table:table-cell>
          <table:table-cell table:formula="of:=IF([.A421]=0;[.C421];NA())" office:value-type="string" office:string-value="" calcext:value-type="error">
            <text:p>#N/DISP</text:p>
          </table:table-cell>
          <table:table-cell table:formula="of:=IF([.A421]=1;[.C421];NA())" office:value-type="float" office:value="11.73634" calcext:value-type="float">
            <text:p>11,736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1007" calcext:value-type="float">
            <text:p>3,31007</text:p>
          </table:table-cell>
          <table:table-cell office:value-type="float" office:value="11.63394" calcext:value-type="float">
            <text:p>11,63394</text:p>
          </table:table-cell>
          <table:table-cell table:formula="of:=IF([.A422]=0;[.C422];NA())" office:value-type="string" office:string-value="" calcext:value-type="error">
            <text:p>#N/DISP</text:p>
          </table:table-cell>
          <table:table-cell table:formula="of:=IF([.A422]=1;[.C422];NA())" office:value-type="float" office:value="11.63394" calcext:value-type="float">
            <text:p>11,633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5229" calcext:value-type="float">
            <text:p>3,25229</text:p>
          </table:table-cell>
          <table:table-cell office:value-type="float" office:value="11.53025" calcext:value-type="float">
            <text:p>11,53025</text:p>
          </table:table-cell>
          <table:table-cell table:formula="of:=IF([.A423]=0;[.C423];NA())" office:value-type="string" office:string-value="" calcext:value-type="error">
            <text:p>#N/DISP</text:p>
          </table:table-cell>
          <table:table-cell table:formula="of:=IF([.A423]=1;[.C423];NA())" office:value-type="float" office:value="11.53025" calcext:value-type="float">
            <text:p>11,53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4616" calcext:value-type="float">
            <text:p>10,24616</text:p>
          </table:table-cell>
          <table:table-cell office:value-type="float" office:value="10.52577" calcext:value-type="float">
            <text:p>10,52577</text:p>
          </table:table-cell>
          <table:table-cell table:formula="of:=IF([.A424]=0;[.C424];NA())" office:value-type="float" office:value="10.52577" calcext:value-type="float">
            <text:p>10,52577</text:p>
          </table:table-cell>
          <table:table-cell table:formula="of:=IF([.A424]=1;[.C4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9639" calcext:value-type="float">
            <text:p>3,19639</text:p>
          </table:table-cell>
          <table:table-cell office:value-type="float" office:value="11.42532" calcext:value-type="float">
            <text:p>11,42532</text:p>
          </table:table-cell>
          <table:table-cell table:formula="of:=IF([.A425]=0;[.C425];NA())" office:value-type="string" office:string-value="" calcext:value-type="error">
            <text:p>#N/DISP</text:p>
          </table:table-cell>
          <table:table-cell table:formula="of:=IF([.A425]=1;[.C425];NA())" office:value-type="float" office:value="11.42532" calcext:value-type="float">
            <text:p>11,425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4241" calcext:value-type="float">
            <text:p>3,14241</text:p>
          </table:table-cell>
          <table:table-cell office:value-type="float" office:value="11.31918" calcext:value-type="float">
            <text:p>11,31918</text:p>
          </table:table-cell>
          <table:table-cell table:formula="of:=IF([.A426]=0;[.C426];NA())" office:value-type="string" office:string-value="" calcext:value-type="error">
            <text:p>#N/DISP</text:p>
          </table:table-cell>
          <table:table-cell table:formula="of:=IF([.A426]=1;[.C426];NA())" office:value-type="float" office:value="11.31918" calcext:value-type="float">
            <text:p>11,319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9037" calcext:value-type="float">
            <text:p>3,09037</text:p>
          </table:table-cell>
          <table:table-cell office:value-type="float" office:value="11.21187" calcext:value-type="float">
            <text:p>11,21187</text:p>
          </table:table-cell>
          <table:table-cell table:formula="of:=IF([.A427]=0;[.C427];NA())" office:value-type="string" office:string-value="" calcext:value-type="error">
            <text:p>#N/DISP</text:p>
          </table:table-cell>
          <table:table-cell table:formula="of:=IF([.A427]=1;[.C427];NA())" office:value-type="float" office:value="11.21187" calcext:value-type="float">
            <text:p>11,211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403" calcext:value-type="float">
            <text:p>3,0403</text:p>
          </table:table-cell>
          <table:table-cell office:value-type="float" office:value="11.10342" calcext:value-type="float">
            <text:p>11,10342</text:p>
          </table:table-cell>
          <table:table-cell table:formula="of:=IF([.A428]=0;[.C428];NA())" office:value-type="string" office:string-value="" calcext:value-type="error">
            <text:p>#N/DISP</text:p>
          </table:table-cell>
          <table:table-cell table:formula="of:=IF([.A428]=1;[.C428];NA())" office:value-type="float" office:value="11.10342" calcext:value-type="float">
            <text:p>11,103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9222" calcext:value-type="float">
            <text:p>2,99222</text:p>
          </table:table-cell>
          <table:table-cell office:value-type="float" office:value="10.99386" calcext:value-type="float">
            <text:p>10,99386</text:p>
          </table:table-cell>
          <table:table-cell table:formula="of:=IF([.A429]=0;[.C429];NA())" office:value-type="string" office:string-value="" calcext:value-type="error">
            <text:p>#N/DISP</text:p>
          </table:table-cell>
          <table:table-cell table:formula="of:=IF([.A429]=1;[.C429];NA())" office:value-type="float" office:value="10.99386" calcext:value-type="float">
            <text:p>10,99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4616" calcext:value-type="float">
            <text:p>2,94616</text:p>
          </table:table-cell>
          <table:table-cell office:value-type="float" office:value="10.88324" calcext:value-type="float">
            <text:p>10,88324</text:p>
          </table:table-cell>
          <table:table-cell table:formula="of:=IF([.A430]=0;[.C430];NA())" office:value-type="string" office:string-value="" calcext:value-type="error">
            <text:p>#N/DISP</text:p>
          </table:table-cell>
          <table:table-cell table:formula="of:=IF([.A430]=1;[.C430];NA())" office:value-type="float" office:value="10.88324" calcext:value-type="float">
            <text:p>10,88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0213" calcext:value-type="float">
            <text:p>2,90213</text:p>
          </table:table-cell>
          <table:table-cell office:value-type="float" office:value="10.77159" calcext:value-type="float">
            <text:p>10,77159</text:p>
          </table:table-cell>
          <table:table-cell table:formula="of:=IF([.A431]=0;[.C431];NA())" office:value-type="string" office:string-value="" calcext:value-type="error">
            <text:p>#N/DISP</text:p>
          </table:table-cell>
          <table:table-cell table:formula="of:=IF([.A431]=1;[.C431];NA())" office:value-type="float" office:value="10.77159" calcext:value-type="float">
            <text:p>10,77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6017" calcext:value-type="float">
            <text:p>2,86017</text:p>
          </table:table-cell>
          <table:table-cell office:value-type="float" office:value="10.65895" calcext:value-type="float">
            <text:p>10,65895</text:p>
          </table:table-cell>
          <table:table-cell table:formula="of:=IF([.A432]=0;[.C432];NA())" office:value-type="string" office:string-value="" calcext:value-type="error">
            <text:p>#N/DISP</text:p>
          </table:table-cell>
          <table:table-cell table:formula="of:=IF([.A432]=1;[.C432];NA())" office:value-type="float" office:value="10.65895" calcext:value-type="float">
            <text:p>10,658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2029" calcext:value-type="float">
            <text:p>2,82029</text:p>
          </table:table-cell>
          <table:table-cell office:value-type="float" office:value="10.54536" calcext:value-type="float">
            <text:p>10,54536</text:p>
          </table:table-cell>
          <table:table-cell table:formula="of:=IF([.A433]=0;[.C433];NA())" office:value-type="string" office:string-value="" calcext:value-type="error">
            <text:p>#N/DISP</text:p>
          </table:table-cell>
          <table:table-cell table:formula="of:=IF([.A433]=1;[.C433];NA())" office:value-type="float" office:value="10.54536" calcext:value-type="float">
            <text:p>10,545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8252" calcext:value-type="float">
            <text:p>2,78252</text:p>
          </table:table-cell>
          <table:table-cell office:value-type="float" office:value="10.43085" calcext:value-type="float">
            <text:p>10,43085</text:p>
          </table:table-cell>
          <table:table-cell table:formula="of:=IF([.A434]=0;[.C434];NA())" office:value-type="string" office:string-value="" calcext:value-type="error">
            <text:p>#N/DISP</text:p>
          </table:table-cell>
          <table:table-cell table:formula="of:=IF([.A434]=1;[.C434];NA())" office:value-type="float" office:value="10.43085" calcext:value-type="float">
            <text:p>10,43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2336" calcext:value-type="float">
            <text:p>10,22336</text:p>
          </table:table-cell>
          <table:table-cell office:value-type="float" office:value="10.55685" calcext:value-type="float">
            <text:p>10,55685</text:p>
          </table:table-cell>
          <table:table-cell table:formula="of:=IF([.A435]=0;[.C435];NA())" office:value-type="float" office:value="10.55685" calcext:value-type="float">
            <text:p>10,55685</text:p>
          </table:table-cell>
          <table:table-cell table:formula="of:=IF([.A435]=1;[.C4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4687" calcext:value-type="float">
            <text:p>2,74687</text:p>
          </table:table-cell>
          <table:table-cell office:value-type="float" office:value="10.31546" calcext:value-type="float">
            <text:p>10,31546</text:p>
          </table:table-cell>
          <table:table-cell table:formula="of:=IF([.A436]=0;[.C436];NA())" office:value-type="string" office:string-value="" calcext:value-type="error">
            <text:p>#N/DISP</text:p>
          </table:table-cell>
          <table:table-cell table:formula="of:=IF([.A436]=1;[.C436];NA())" office:value-type="float" office:value="10.31546" calcext:value-type="float">
            <text:p>10,315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1336" calcext:value-type="float">
            <text:p>2,71336</text:p>
          </table:table-cell>
          <table:table-cell office:value-type="float" office:value="10.19924" calcext:value-type="float">
            <text:p>10,19924</text:p>
          </table:table-cell>
          <table:table-cell table:formula="of:=IF([.A437]=0;[.C437];NA())" office:value-type="string" office:string-value="" calcext:value-type="error">
            <text:p>#N/DISP</text:p>
          </table:table-cell>
          <table:table-cell table:formula="of:=IF([.A437]=1;[.C437];NA())" office:value-type="float" office:value="10.19924" calcext:value-type="float">
            <text:p>10,199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8202" calcext:value-type="float">
            <text:p>2,68202</text:p>
          </table:table-cell>
          <table:table-cell office:value-type="float" office:value="10.08222" calcext:value-type="float">
            <text:p>10,08222</text:p>
          </table:table-cell>
          <table:table-cell table:formula="of:=IF([.A438]=0;[.C438];NA())" office:value-type="string" office:string-value="" calcext:value-type="error">
            <text:p>#N/DISP</text:p>
          </table:table-cell>
          <table:table-cell table:formula="of:=IF([.A438]=1;[.C438];NA())" office:value-type="float" office:value="10.08222" calcext:value-type="float">
            <text:p>10,08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5286" calcext:value-type="float">
            <text:p>2,65286</text:p>
          </table:table-cell>
          <table:table-cell office:value-type="float" office:value="9.964448" calcext:value-type="float">
            <text:p>9,964448</text:p>
          </table:table-cell>
          <table:table-cell table:formula="of:=IF([.A439]=0;[.C439];NA())" office:value-type="string" office:string-value="" calcext:value-type="error">
            <text:p>#N/DISP</text:p>
          </table:table-cell>
          <table:table-cell table:formula="of:=IF([.A439]=1;[.C439];NA())" office:value-type="float" office:value="9.964448" calcext:value-type="float">
            <text:p>9,9644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2589" calcext:value-type="float">
            <text:p>2,62589</text:p>
          </table:table-cell>
          <table:table-cell office:value-type="float" office:value="9.845959" calcext:value-type="float">
            <text:p>9,845959</text:p>
          </table:table-cell>
          <table:table-cell table:formula="of:=IF([.A440]=0;[.C440];NA())" office:value-type="string" office:string-value="" calcext:value-type="error">
            <text:p>#N/DISP</text:p>
          </table:table-cell>
          <table:table-cell table:formula="of:=IF([.A440]=1;[.C440];NA())" office:value-type="float" office:value="9.845959" calcext:value-type="float">
            <text:p>9,8459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0114" calcext:value-type="float">
            <text:p>2,60114</text:p>
          </table:table-cell>
          <table:table-cell office:value-type="float" office:value="9.726795" calcext:value-type="float">
            <text:p>9,726795</text:p>
          </table:table-cell>
          <table:table-cell table:formula="of:=IF([.A441]=0;[.C441];NA())" office:value-type="string" office:string-value="" calcext:value-type="error">
            <text:p>#N/DISP</text:p>
          </table:table-cell>
          <table:table-cell table:formula="of:=IF([.A441]=1;[.C441];NA())" office:value-type="float" office:value="9.726795" calcext:value-type="float">
            <text:p>9,7267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7863" calcext:value-type="float">
            <text:p>2,57863</text:p>
          </table:table-cell>
          <table:table-cell office:value-type="float" office:value="9.606999" calcext:value-type="float">
            <text:p>9,606999</text:p>
          </table:table-cell>
          <table:table-cell table:formula="of:=IF([.A442]=0;[.C442];NA())" office:value-type="string" office:string-value="" calcext:value-type="error">
            <text:p>#N/DISP</text:p>
          </table:table-cell>
          <table:table-cell table:formula="of:=IF([.A442]=1;[.C442];NA())" office:value-type="float" office:value="9.606999" calcext:value-type="float">
            <text:p>9,606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5835" calcext:value-type="float">
            <text:p>2,55835</text:p>
          </table:table-cell>
          <table:table-cell office:value-type="float" office:value="9.486611" calcext:value-type="float">
            <text:p>9,486611</text:p>
          </table:table-cell>
          <table:table-cell table:formula="of:=IF([.A443]=0;[.C443];NA())" office:value-type="string" office:string-value="" calcext:value-type="error">
            <text:p>#N/DISP</text:p>
          </table:table-cell>
          <table:table-cell table:formula="of:=IF([.A443]=1;[.C443];NA())" office:value-type="float" office:value="9.486611" calcext:value-type="float">
            <text:p>9,4866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4034" calcext:value-type="float">
            <text:p>2,54034</text:p>
          </table:table-cell>
          <table:table-cell office:value-type="float" office:value="9.365675" calcext:value-type="float">
            <text:p>9,365675</text:p>
          </table:table-cell>
          <table:table-cell table:formula="of:=IF([.A444]=0;[.C444];NA())" office:value-type="string" office:string-value="" calcext:value-type="error">
            <text:p>#N/DISP</text:p>
          </table:table-cell>
          <table:table-cell table:formula="of:=IF([.A444]=1;[.C444];NA())" office:value-type="float" office:value="9.365675" calcext:value-type="float">
            <text:p>9,365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246" calcext:value-type="float">
            <text:p>2,5246</text:p>
          </table:table-cell>
          <table:table-cell office:value-type="float" office:value="9.244232" calcext:value-type="float">
            <text:p>9,244232</text:p>
          </table:table-cell>
          <table:table-cell table:formula="of:=IF([.A445]=0;[.C445];NA())" office:value-type="string" office:string-value="" calcext:value-type="error">
            <text:p>#N/DISP</text:p>
          </table:table-cell>
          <table:table-cell table:formula="of:=IF([.A445]=1;[.C445];NA())" office:value-type="float" office:value="9.244232" calcext:value-type="float">
            <text:p>9,244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3562" calcext:value-type="float">
            <text:p>10,53562</text:p>
          </table:table-cell>
          <table:table-cell office:value-type="float" office:value="9.116003" calcext:value-type="float">
            <text:p>9,116003</text:p>
          </table:table-cell>
          <table:table-cell table:formula="of:=IF([.A446]=0;[.C446];NA())" office:value-type="float" office:value="9.116003" calcext:value-type="float">
            <text:p>9,116003</text:p>
          </table:table-cell>
          <table:table-cell table:formula="of:=IF([.A446]=1;[.C4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9983" calcext:value-type="float">
            <text:p>10,19983</text:p>
          </table:table-cell>
          <table:table-cell office:value-type="float" office:value="10.58761" calcext:value-type="float">
            <text:p>10,58761</text:p>
          </table:table-cell>
          <table:table-cell table:formula="of:=IF([.A447]=0;[.C447];NA())" office:value-type="float" office:value="10.58761" calcext:value-type="float">
            <text:p>10,58761</text:p>
          </table:table-cell>
          <table:table-cell table:formula="of:=IF([.A447]=1;[.C4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115" calcext:value-type="float">
            <text:p>2,51115</text:p>
          </table:table-cell>
          <table:table-cell office:value-type="float" office:value="9.122326" calcext:value-type="float">
            <text:p>9,122326</text:p>
          </table:table-cell>
          <table:table-cell table:formula="of:=IF([.A448]=0;[.C448];NA())" office:value-type="string" office:string-value="" calcext:value-type="error">
            <text:p>#N/DISP</text:p>
          </table:table-cell>
          <table:table-cell table:formula="of:=IF([.A448]=1;[.C448];NA())" office:value-type="float" office:value="9.122326" calcext:value-type="float">
            <text:p>9,1223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7557" calcext:value-type="float">
            <text:p>10,17557</text:p>
          </table:table-cell>
          <table:table-cell office:value-type="float" office:value="10.61803" calcext:value-type="float">
            <text:p>10,61803</text:p>
          </table:table-cell>
          <table:table-cell table:formula="of:=IF([.A449]=0;[.C449];NA())" office:value-type="float" office:value="10.61803" calcext:value-type="float">
            <text:p>10,61803</text:p>
          </table:table-cell>
          <table:table-cell table:formula="of:=IF([.A449]=1;[.C4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5059" calcext:value-type="float">
            <text:p>10,15059</text:p>
          </table:table-cell>
          <table:table-cell office:value-type="float" office:value="10.6481" calcext:value-type="float">
            <text:p>10,6481</text:p>
          </table:table-cell>
          <table:table-cell table:formula="of:=IF([.A450]=0;[.C450];NA())" office:value-type="float" office:value="10.6481" calcext:value-type="float">
            <text:p>10,6481</text:p>
          </table:table-cell>
          <table:table-cell table:formula="of:=IF([.A450]=1;[.C4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2489" calcext:value-type="float">
            <text:p>10,12489</text:p>
          </table:table-cell>
          <table:table-cell office:value-type="float" office:value="10.6778" calcext:value-type="float">
            <text:p>10,6778</text:p>
          </table:table-cell>
          <table:table-cell table:formula="of:=IF([.A451]=0;[.C451];NA())" office:value-type="float" office:value="10.6778" calcext:value-type="float">
            <text:p>10,6778</text:p>
          </table:table-cell>
          <table:table-cell table:formula="of:=IF([.A451]=1;[.C4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9848" calcext:value-type="float">
            <text:p>10,09848</text:p>
          </table:table-cell>
          <table:table-cell office:value-type="float" office:value="10.70712" calcext:value-type="float">
            <text:p>10,70712</text:p>
          </table:table-cell>
          <table:table-cell table:formula="of:=IF([.A452]=0;[.C452];NA())" office:value-type="float" office:value="10.70712" calcext:value-type="float">
            <text:p>10,70712</text:p>
          </table:table-cell>
          <table:table-cell table:formula="of:=IF([.A452]=1;[.C4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7136" calcext:value-type="float">
            <text:p>10,07136</text:p>
          </table:table-cell>
          <table:table-cell office:value-type="float" office:value="10.73603" calcext:value-type="float">
            <text:p>10,73603</text:p>
          </table:table-cell>
          <table:table-cell table:formula="of:=IF([.A453]=0;[.C453];NA())" office:value-type="float" office:value="10.73603" calcext:value-type="float">
            <text:p>10,73603</text:p>
          </table:table-cell>
          <table:table-cell table:formula="of:=IF([.A453]=1;[.C4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4353" calcext:value-type="float">
            <text:p>10,04353</text:p>
          </table:table-cell>
          <table:table-cell office:value-type="float" office:value="10.76452" calcext:value-type="float">
            <text:p>10,76452</text:p>
          </table:table-cell>
          <table:table-cell table:formula="of:=IF([.A454]=0;[.C454];NA())" office:value-type="float" office:value="10.76452" calcext:value-type="float">
            <text:p>10,76452</text:p>
          </table:table-cell>
          <table:table-cell table:formula="of:=IF([.A454]=1;[.C4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1502" calcext:value-type="float">
            <text:p>10,01502</text:p>
          </table:table-cell>
          <table:table-cell office:value-type="float" office:value="10.79258" calcext:value-type="float">
            <text:p>10,79258</text:p>
          </table:table-cell>
          <table:table-cell table:formula="of:=IF([.A455]=0;[.C455];NA())" office:value-type="float" office:value="10.79258" calcext:value-type="float">
            <text:p>10,79258</text:p>
          </table:table-cell>
          <table:table-cell table:formula="of:=IF([.A455]=1;[.C4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85813" calcext:value-type="float">
            <text:p>9,985813</text:p>
          </table:table-cell>
          <table:table-cell office:value-type="float" office:value="10.82018" calcext:value-type="float">
            <text:p>10,82018</text:p>
          </table:table-cell>
          <table:table-cell table:formula="of:=IF([.A456]=0;[.C456];NA())" office:value-type="float" office:value="10.82018" calcext:value-type="float">
            <text:p>10,82018</text:p>
          </table:table-cell>
          <table:table-cell table:formula="of:=IF([.A456]=1;[.C4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55926" calcext:value-type="float">
            <text:p>9,955926</text:p>
          </table:table-cell>
          <table:table-cell office:value-type="float" office:value="10.84732" calcext:value-type="float">
            <text:p>10,84732</text:p>
          </table:table-cell>
          <table:table-cell table:formula="of:=IF([.A457]=0;[.C457];NA())" office:value-type="float" office:value="10.84732" calcext:value-type="float">
            <text:p>10,84732</text:p>
          </table:table-cell>
          <table:table-cell table:formula="of:=IF([.A457]=1;[.C4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4312" calcext:value-type="float">
            <text:p>10,54312</text:p>
          </table:table-cell>
          <table:table-cell office:value-type="float" office:value="9.145868" calcext:value-type="float">
            <text:p>9,145868</text:p>
          </table:table-cell>
          <table:table-cell table:formula="of:=IF([.A458]=0;[.C458];NA())" office:value-type="float" office:value="9.145868" calcext:value-type="float">
            <text:p>9,145868</text:p>
          </table:table-cell>
          <table:table-cell table:formula="of:=IF([.A458]=1;[.C4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25365" calcext:value-type="float">
            <text:p>9,925365</text:p>
          </table:table-cell>
          <table:table-cell office:value-type="float" office:value="10.87398" calcext:value-type="float">
            <text:p>10,87398</text:p>
          </table:table-cell>
          <table:table-cell table:formula="of:=IF([.A459]=0;[.C459];NA())" office:value-type="float" office:value="10.87398" calcext:value-type="float">
            <text:p>10,87398</text:p>
          </table:table-cell>
          <table:table-cell table:formula="of:=IF([.A459]=1;[.C4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94136" calcext:value-type="float">
            <text:p>9,894136</text:p>
          </table:table-cell>
          <table:table-cell office:value-type="float" office:value="10.90014" calcext:value-type="float">
            <text:p>10,90014</text:p>
          </table:table-cell>
          <table:table-cell table:formula="of:=IF([.A460]=0;[.C460];NA())" office:value-type="float" office:value="10.90014" calcext:value-type="float">
            <text:p>10,90014</text:p>
          </table:table-cell>
          <table:table-cell table:formula="of:=IF([.A460]=1;[.C4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6225" calcext:value-type="float">
            <text:p>9,86225</text:p>
          </table:table-cell>
          <table:table-cell office:value-type="float" office:value="10.92578" calcext:value-type="float">
            <text:p>10,92578</text:p>
          </table:table-cell>
          <table:table-cell table:formula="of:=IF([.A461]=0;[.C461];NA())" office:value-type="float" office:value="10.92578" calcext:value-type="float">
            <text:p>10,92578</text:p>
          </table:table-cell>
          <table:table-cell table:formula="of:=IF([.A461]=1;[.C4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29712" calcext:value-type="float">
            <text:p>9,829712</text:p>
          </table:table-cell>
          <table:table-cell office:value-type="float" office:value="10.95089" calcext:value-type="float">
            <text:p>10,95089</text:p>
          </table:table-cell>
          <table:table-cell table:formula="of:=IF([.A462]=0;[.C462];NA())" office:value-type="float" office:value="10.95089" calcext:value-type="float">
            <text:p>10,95089</text:p>
          </table:table-cell>
          <table:table-cell table:formula="of:=IF([.A462]=1;[.C4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96533" calcext:value-type="float">
            <text:p>9,796533</text:p>
          </table:table-cell>
          <table:table-cell office:value-type="float" office:value="10.97546" calcext:value-type="float">
            <text:p>10,97546</text:p>
          </table:table-cell>
          <table:table-cell table:formula="of:=IF([.A463]=0;[.C463];NA())" office:value-type="float" office:value="10.97546" calcext:value-type="float">
            <text:p>10,97546</text:p>
          </table:table-cell>
          <table:table-cell table:formula="of:=IF([.A463]=1;[.C4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62721" calcext:value-type="float">
            <text:p>9,762721</text:p>
          </table:table-cell>
          <table:table-cell office:value-type="float" office:value="10.99946" calcext:value-type="float">
            <text:p>10,99946</text:p>
          </table:table-cell>
          <table:table-cell table:formula="of:=IF([.A464]=0;[.C464];NA())" office:value-type="float" office:value="10.99946" calcext:value-type="float">
            <text:p>10,99946</text:p>
          </table:table-cell>
          <table:table-cell table:formula="of:=IF([.A464]=1;[.C4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28287" calcext:value-type="float">
            <text:p>9,728287</text:p>
          </table:table-cell>
          <table:table-cell office:value-type="float" office:value="11.02289" calcext:value-type="float">
            <text:p>11,02289</text:p>
          </table:table-cell>
          <table:table-cell table:formula="of:=IF([.A465]=0;[.C465];NA())" office:value-type="float" office:value="11.02289" calcext:value-type="float">
            <text:p>11,02289</text:p>
          </table:table-cell>
          <table:table-cell table:formula="of:=IF([.A465]=1;[.C4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93238" calcext:value-type="float">
            <text:p>9,693238</text:p>
          </table:table-cell>
          <table:table-cell office:value-type="float" office:value="11.04573" calcext:value-type="float">
            <text:p>11,04573</text:p>
          </table:table-cell>
          <table:table-cell table:formula="of:=IF([.A466]=0;[.C466];NA())" office:value-type="float" office:value="11.04573" calcext:value-type="float">
            <text:p>11,04573</text:p>
          </table:table-cell>
          <table:table-cell table:formula="of:=IF([.A466]=1;[.C4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57587" calcext:value-type="float">
            <text:p>9,657587</text:p>
          </table:table-cell>
          <table:table-cell office:value-type="float" office:value="11.06797" calcext:value-type="float">
            <text:p>11,06797</text:p>
          </table:table-cell>
          <table:table-cell table:formula="of:=IF([.A467]=0;[.C467];NA())" office:value-type="float" office:value="11.06797" calcext:value-type="float">
            <text:p>11,06797</text:p>
          </table:table-cell>
          <table:table-cell table:formula="of:=IF([.A467]=1;[.C4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21342" calcext:value-type="float">
            <text:p>9,621342</text:p>
          </table:table-cell>
          <table:table-cell office:value-type="float" office:value="11.08958" calcext:value-type="float">
            <text:p>11,08958</text:p>
          </table:table-cell>
          <table:table-cell table:formula="of:=IF([.A468]=0;[.C468];NA())" office:value-type="float" office:value="11.08958" calcext:value-type="float">
            <text:p>11,08958</text:p>
          </table:table-cell>
          <table:table-cell table:formula="of:=IF([.A468]=1;[.C4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5003" calcext:value-type="float">
            <text:p>10,55003</text:p>
          </table:table-cell>
          <table:table-cell office:value-type="float" office:value="9.176056" calcext:value-type="float">
            <text:p>9,176056</text:p>
          </table:table-cell>
          <table:table-cell table:formula="of:=IF([.A469]=0;[.C469];NA())" office:value-type="float" office:value="9.176056" calcext:value-type="float">
            <text:p>9,176056</text:p>
          </table:table-cell>
          <table:table-cell table:formula="of:=IF([.A469]=1;[.C4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84515" calcext:value-type="float">
            <text:p>9,584515</text:p>
          </table:table-cell>
          <table:table-cell office:value-type="float" office:value="11.11055" calcext:value-type="float">
            <text:p>11,11055</text:p>
          </table:table-cell>
          <table:table-cell table:formula="of:=IF([.A470]=0;[.C470];NA())" office:value-type="float" office:value="11.11055" calcext:value-type="float">
            <text:p>11,11055</text:p>
          </table:table-cell>
          <table:table-cell table:formula="of:=IF([.A470]=1;[.C4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47118" calcext:value-type="float">
            <text:p>9,547118</text:p>
          </table:table-cell>
          <table:table-cell office:value-type="float" office:value="11.13088" calcext:value-type="float">
            <text:p>11,13088</text:p>
          </table:table-cell>
          <table:table-cell table:formula="of:=IF([.A471]=0;[.C471];NA())" office:value-type="float" office:value="11.13088" calcext:value-type="float">
            <text:p>11,13088</text:p>
          </table:table-cell>
          <table:table-cell table:formula="of:=IF([.A471]=1;[.C4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09161" calcext:value-type="float">
            <text:p>9,509161</text:p>
          </table:table-cell>
          <table:table-cell office:value-type="float" office:value="11.15055" calcext:value-type="float">
            <text:p>11,15055</text:p>
          </table:table-cell>
          <table:table-cell table:formula="of:=IF([.A472]=0;[.C472];NA())" office:value-type="float" office:value="11.15055" calcext:value-type="float">
            <text:p>11,15055</text:p>
          </table:table-cell>
          <table:table-cell table:formula="of:=IF([.A472]=1;[.C4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70656" calcext:value-type="float">
            <text:p>9,470656</text:p>
          </table:table-cell>
          <table:table-cell office:value-type="float" office:value="11.16954" calcext:value-type="float">
            <text:p>11,16954</text:p>
          </table:table-cell>
          <table:table-cell table:formula="of:=IF([.A473]=0;[.C473];NA())" office:value-type="float" office:value="11.16954" calcext:value-type="float">
            <text:p>11,16954</text:p>
          </table:table-cell>
          <table:table-cell table:formula="of:=IF([.A473]=1;[.C4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31615" calcext:value-type="float">
            <text:p>9,431615</text:p>
          </table:table-cell>
          <table:table-cell office:value-type="float" office:value="11.18783" calcext:value-type="float">
            <text:p>11,18783</text:p>
          </table:table-cell>
          <table:table-cell table:formula="of:=IF([.A474]=0;[.C474];NA())" office:value-type="float" office:value="11.18783" calcext:value-type="float">
            <text:p>11,18783</text:p>
          </table:table-cell>
          <table:table-cell table:formula="of:=IF([.A474]=1;[.C4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92052" calcext:value-type="float">
            <text:p>9,392052</text:p>
          </table:table-cell>
          <table:table-cell office:value-type="float" office:value="11.20542" calcext:value-type="float">
            <text:p>11,20542</text:p>
          </table:table-cell>
          <table:table-cell table:formula="of:=IF([.A475]=0;[.C475];NA())" office:value-type="float" office:value="11.20542" calcext:value-type="float">
            <text:p>11,20542</text:p>
          </table:table-cell>
          <table:table-cell table:formula="of:=IF([.A475]=1;[.C4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51978" calcext:value-type="float">
            <text:p>9,351978</text:p>
          </table:table-cell>
          <table:table-cell office:value-type="float" office:value="11.2223" calcext:value-type="float">
            <text:p>11,2223</text:p>
          </table:table-cell>
          <table:table-cell table:formula="of:=IF([.A476]=0;[.C476];NA())" office:value-type="float" office:value="11.2223" calcext:value-type="float">
            <text:p>11,2223</text:p>
          </table:table-cell>
          <table:table-cell table:formula="of:=IF([.A476]=1;[.C4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11406" calcext:value-type="float">
            <text:p>9,311406</text:p>
          </table:table-cell>
          <table:table-cell office:value-type="float" office:value="11.23844" calcext:value-type="float">
            <text:p>11,23844</text:p>
          </table:table-cell>
          <table:table-cell table:formula="of:=IF([.A477]=0;[.C477];NA())" office:value-type="float" office:value="11.23844" calcext:value-type="float">
            <text:p>11,23844</text:p>
          </table:table-cell>
          <table:table-cell table:formula="of:=IF([.A477]=1;[.C4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70351" calcext:value-type="float">
            <text:p>9,270351</text:p>
          </table:table-cell>
          <table:table-cell office:value-type="float" office:value="11.25384" calcext:value-type="float">
            <text:p>11,25384</text:p>
          </table:table-cell>
          <table:table-cell table:formula="of:=IF([.A478]=0;[.C478];NA())" office:value-type="float" office:value="11.25384" calcext:value-type="float">
            <text:p>11,25384</text:p>
          </table:table-cell>
          <table:table-cell table:formula="of:=IF([.A478]=1;[.C4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28825" calcext:value-type="float">
            <text:p>9,228825</text:p>
          </table:table-cell>
          <table:table-cell office:value-type="float" office:value="11.26849" calcext:value-type="float">
            <text:p>11,26849</text:p>
          </table:table-cell>
          <table:table-cell table:formula="of:=IF([.A479]=0;[.C479];NA())" office:value-type="float" office:value="11.26849" calcext:value-type="float">
            <text:p>11,26849</text:p>
          </table:table-cell>
          <table:table-cell table:formula="of:=IF([.A479]=1;[.C4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5635" calcext:value-type="float">
            <text:p>10,55635</text:p>
          </table:table-cell>
          <table:table-cell office:value-type="float" office:value="9.206556" calcext:value-type="float">
            <text:p>9,206556</text:p>
          </table:table-cell>
          <table:table-cell table:formula="of:=IF([.A480]=0;[.C480];NA())" office:value-type="float" office:value="9.206556" calcext:value-type="float">
            <text:p>9,206556</text:p>
          </table:table-cell>
          <table:table-cell table:formula="of:=IF([.A480]=1;[.C4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86843" calcext:value-type="float">
            <text:p>9,186843</text:p>
          </table:table-cell>
          <table:table-cell office:value-type="float" office:value="11.28237" calcext:value-type="float">
            <text:p>11,28237</text:p>
          </table:table-cell>
          <table:table-cell table:formula="of:=IF([.A481]=0;[.C481];NA())" office:value-type="float" office:value="11.28237" calcext:value-type="float">
            <text:p>11,28237</text:p>
          </table:table-cell>
          <table:table-cell table:formula="of:=IF([.A481]=1;[.C4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44418" calcext:value-type="float">
            <text:p>9,144418</text:p>
          </table:table-cell>
          <table:table-cell office:value-type="float" office:value="11.29546" calcext:value-type="float">
            <text:p>11,29546</text:p>
          </table:table-cell>
          <table:table-cell table:formula="of:=IF([.A482]=0;[.C482];NA())" office:value-type="float" office:value="11.29546" calcext:value-type="float">
            <text:p>11,29546</text:p>
          </table:table-cell>
          <table:table-cell table:formula="of:=IF([.A482]=1;[.C4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01566" calcext:value-type="float">
            <text:p>9,101566</text:p>
          </table:table-cell>
          <table:table-cell office:value-type="float" office:value="11.30777" calcext:value-type="float">
            <text:p>11,30777</text:p>
          </table:table-cell>
          <table:table-cell table:formula="of:=IF([.A483]=0;[.C483];NA())" office:value-type="float" office:value="11.30777" calcext:value-type="float">
            <text:p>11,30777</text:p>
          </table:table-cell>
          <table:table-cell table:formula="of:=IF([.A483]=1;[.C4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583018" calcext:value-type="float">
            <text:p>9,0583018</text:p>
          </table:table-cell>
          <table:table-cell office:value-type="float" office:value="11.31927" calcext:value-type="float">
            <text:p>11,31927</text:p>
          </table:table-cell>
          <table:table-cell table:formula="of:=IF([.A484]=0;[.C484];NA())" office:value-type="float" office:value="11.31927" calcext:value-type="float">
            <text:p>11,31927</text:p>
          </table:table-cell>
          <table:table-cell table:formula="of:=IF([.A484]=1;[.C4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146397" calcext:value-type="float">
            <text:p>9,0146397</text:p>
          </table:table-cell>
          <table:table-cell office:value-type="float" office:value="11.32995" calcext:value-type="float">
            <text:p>11,32995</text:p>
          </table:table-cell>
          <table:table-cell table:formula="of:=IF([.A485]=0;[.C485];NA())" office:value-type="float" office:value="11.32995" calcext:value-type="float">
            <text:p>11,32995</text:p>
          </table:table-cell>
          <table:table-cell table:formula="of:=IF([.A485]=1;[.C4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705955" calcext:value-type="float">
            <text:p>8,9705955</text:p>
          </table:table-cell>
          <table:table-cell office:value-type="float" office:value="11.33982" calcext:value-type="float">
            <text:p>11,33982</text:p>
          </table:table-cell>
          <table:table-cell table:formula="of:=IF([.A486]=0;[.C486];NA())" office:value-type="float" office:value="11.33982" calcext:value-type="float">
            <text:p>11,33982</text:p>
          </table:table-cell>
          <table:table-cell table:formula="of:=IF([.A486]=1;[.C4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261847" calcext:value-type="float">
            <text:p>8,9261847</text:p>
          </table:table-cell>
          <table:table-cell office:value-type="float" office:value="11.34884" calcext:value-type="float">
            <text:p>11,34884</text:p>
          </table:table-cell>
          <table:table-cell table:formula="of:=IF([.A487]=0;[.C487];NA())" office:value-type="float" office:value="11.34884" calcext:value-type="float">
            <text:p>11,34884</text:p>
          </table:table-cell>
          <table:table-cell table:formula="of:=IF([.A487]=1;[.C4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81423" calcext:value-type="float">
            <text:p>8,881423</text:p>
          </table:table-cell>
          <table:table-cell office:value-type="float" office:value="11.35702" calcext:value-type="float">
            <text:p>11,35702</text:p>
          </table:table-cell>
          <table:table-cell table:formula="of:=IF([.A488]=0;[.C488];NA())" office:value-type="float" office:value="11.35702" calcext:value-type="float">
            <text:p>11,35702</text:p>
          </table:table-cell>
          <table:table-cell table:formula="of:=IF([.A488]=1;[.C4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36328" calcext:value-type="float">
            <text:p>8,836328</text:p>
          </table:table-cell>
          <table:table-cell office:value-type="float" office:value="11.36434" calcext:value-type="float">
            <text:p>11,36434</text:p>
          </table:table-cell>
          <table:table-cell table:formula="of:=IF([.A489]=0;[.C489];NA())" office:value-type="float" office:value="11.36434" calcext:value-type="float">
            <text:p>11,36434</text:p>
          </table:table-cell>
          <table:table-cell table:formula="of:=IF([.A489]=1;[.C4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90914" calcext:value-type="float">
            <text:p>8,790914</text:p>
          </table:table-cell>
          <table:table-cell office:value-type="float" office:value="11.3708" calcext:value-type="float">
            <text:p>11,3708</text:p>
          </table:table-cell>
          <table:table-cell table:formula="of:=IF([.A490]=0;[.C490];NA())" office:value-type="float" office:value="11.3708" calcext:value-type="float">
            <text:p>11,3708</text:p>
          </table:table-cell>
          <table:table-cell table:formula="of:=IF([.A490]=1;[.C4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6207" calcext:value-type="float">
            <text:p>10,56207</text:p>
          </table:table-cell>
          <table:table-cell office:value-type="float" office:value="9.237356" calcext:value-type="float">
            <text:p>9,237356</text:p>
          </table:table-cell>
          <table:table-cell table:formula="of:=IF([.A491]=0;[.C491];NA())" office:value-type="float" office:value="9.237356" calcext:value-type="float">
            <text:p>9,237356</text:p>
          </table:table-cell>
          <table:table-cell table:formula="of:=IF([.A491]=1;[.C4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45199" calcext:value-type="float">
            <text:p>8,745199</text:p>
          </table:table-cell>
          <table:table-cell office:value-type="float" office:value="11.37638" calcext:value-type="float">
            <text:p>11,37638</text:p>
          </table:table-cell>
          <table:table-cell table:formula="of:=IF([.A492]=0;[.C492];NA())" office:value-type="float" office:value="11.37638" calcext:value-type="float">
            <text:p>11,37638</text:p>
          </table:table-cell>
          <table:table-cell table:formula="of:=IF([.A492]=1;[.C4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992" calcext:value-type="float">
            <text:p>8,6992</text:p>
          </table:table-cell>
          <table:table-cell office:value-type="float" office:value="11.38108" calcext:value-type="float">
            <text:p>11,38108</text:p>
          </table:table-cell>
          <table:table-cell table:formula="of:=IF([.A493]=0;[.C493];NA())" office:value-type="float" office:value="11.38108" calcext:value-type="float">
            <text:p>11,38108</text:p>
          </table:table-cell>
          <table:table-cell table:formula="of:=IF([.A493]=1;[.C4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52934" calcext:value-type="float">
            <text:p>8,652934</text:p>
          </table:table-cell>
          <table:table-cell office:value-type="float" office:value="11.38488" calcext:value-type="float">
            <text:p>11,38488</text:p>
          </table:table-cell>
          <table:table-cell table:formula="of:=IF([.A494]=0;[.C494];NA())" office:value-type="float" office:value="11.38488" calcext:value-type="float">
            <text:p>11,38488</text:p>
          </table:table-cell>
          <table:table-cell table:formula="of:=IF([.A494]=1;[.C4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06418" calcext:value-type="float">
            <text:p>8,606418</text:p>
          </table:table-cell>
          <table:table-cell office:value-type="float" office:value="11.38778" calcext:value-type="float">
            <text:p>11,38778</text:p>
          </table:table-cell>
          <table:table-cell table:formula="of:=IF([.A495]=0;[.C495];NA())" office:value-type="float" office:value="11.38778" calcext:value-type="float">
            <text:p>11,38778</text:p>
          </table:table-cell>
          <table:table-cell table:formula="of:=IF([.A495]=1;[.C4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5967" calcext:value-type="float">
            <text:p>8,55967</text:p>
          </table:table-cell>
          <table:table-cell office:value-type="float" office:value="11.38977" calcext:value-type="float">
            <text:p>11,38977</text:p>
          </table:table-cell>
          <table:table-cell table:formula="of:=IF([.A496]=0;[.C496];NA())" office:value-type="float" office:value="11.38977" calcext:value-type="float">
            <text:p>11,38977</text:p>
          </table:table-cell>
          <table:table-cell table:formula="of:=IF([.A496]=1;[.C4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12708" calcext:value-type="float">
            <text:p>8,512708</text:p>
          </table:table-cell>
          <table:table-cell office:value-type="float" office:value="11.39085" calcext:value-type="float">
            <text:p>11,39085</text:p>
          </table:table-cell>
          <table:table-cell table:formula="of:=IF([.A497]=0;[.C497];NA())" office:value-type="float" office:value="11.39085" calcext:value-type="float">
            <text:p>11,39085</text:p>
          </table:table-cell>
          <table:table-cell table:formula="of:=IF([.A497]=1;[.C4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65549" calcext:value-type="float">
            <text:p>8,465549</text:p>
          </table:table-cell>
          <table:table-cell office:value-type="float" office:value="11.391" calcext:value-type="float">
            <text:p>11,391</text:p>
          </table:table-cell>
          <table:table-cell table:formula="of:=IF([.A498]=0;[.C498];NA())" office:value-type="float" office:value="11.391" calcext:value-type="float">
            <text:p>11,391</text:p>
          </table:table-cell>
          <table:table-cell table:formula="of:=IF([.A498]=1;[.C4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18212" calcext:value-type="float">
            <text:p>8,418212</text:p>
          </table:table-cell>
          <table:table-cell office:value-type="float" office:value="11.39021" calcext:value-type="float">
            <text:p>11,39021</text:p>
          </table:table-cell>
          <table:table-cell table:formula="of:=IF([.A499]=0;[.C499];NA())" office:value-type="float" office:value="11.39021" calcext:value-type="float">
            <text:p>11,39021</text:p>
          </table:table-cell>
          <table:table-cell table:formula="of:=IF([.A499]=1;[.C4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0716" calcext:value-type="float">
            <text:p>8,370716</text:p>
          </table:table-cell>
          <table:table-cell office:value-type="float" office:value="11.38849" calcext:value-type="float">
            <text:p>11,38849</text:p>
          </table:table-cell>
          <table:table-cell table:formula="of:=IF([.A500]=0;[.C500];NA())" office:value-type="float" office:value="11.38849" calcext:value-type="float">
            <text:p>11,38849</text:p>
          </table:table-cell>
          <table:table-cell table:formula="of:=IF([.A500]=1;[.C5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23079" calcext:value-type="float">
            <text:p>8,323079</text:p>
          </table:table-cell>
          <table:table-cell office:value-type="float" office:value="11.38583" calcext:value-type="float">
            <text:p>11,38583</text:p>
          </table:table-cell>
          <table:table-cell table:formula="of:=IF([.A501]=0;[.C501];NA())" office:value-type="float" office:value="11.38583" calcext:value-type="float">
            <text:p>11,38583</text:p>
          </table:table-cell>
          <table:table-cell table:formula="of:=IF([.A501]=1;[.C5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48885" calcext:value-type="float">
            <text:p>15,48885</text:p>
          </table:table-cell>
          <table:table-cell office:value-type="float" office:value="8.877674" calcext:value-type="float">
            <text:p>8,877674</text:p>
          </table:table-cell>
          <table:table-cell table:formula="of:=IF([.A502]=0;[.C502];NA())" office:value-type="float" office:value="8.877674" calcext:value-type="float">
            <text:p>8,877674</text:p>
          </table:table-cell>
          <table:table-cell table:formula="of:=IF([.A502]=1;[.C5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office:value-type="float" office:value="9" calcext:value-type="float">
            <text:p>9</text:p>
          </table:table-cell>
          <table:table-cell table:formula="of:=IF([.A503]=0;[.C503];NA())" office:value-type="string" office:string-value="" calcext:value-type="error">
            <text:p>#N/DISP</text:p>
          </table:table-cell>
          <table:table-cell table:formula="of:=IF([.A503]=1;[.C503];NA(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9027" calcext:value-type="float">
            <text:p>7,49027</text:p>
          </table:table-cell>
          <table:table-cell office:value-type="float" office:value="8.9715389" calcext:value-type="float">
            <text:p>8,9715389</text:p>
          </table:table-cell>
          <table:table-cell table:formula="of:=IF([.A504]=0;[.C504];NA())" office:value-type="string" office:string-value="" calcext:value-type="error">
            <text:p>#N/DISP</text:p>
          </table:table-cell>
          <table:table-cell table:formula="of:=IF([.A504]=1;[.C504];NA())" office:value-type="float" office:value="8.9715389" calcext:value-type="float">
            <text:p>8,9715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8108" calcext:value-type="float">
            <text:p>7,48108</text:p>
          </table:table-cell>
          <table:table-cell office:value-type="float" office:value="8.9427109" calcext:value-type="float">
            <text:p>8,9427109</text:p>
          </table:table-cell>
          <table:table-cell table:formula="of:=IF([.A505]=0;[.C505];NA())" office:value-type="string" office:string-value="" calcext:value-type="error">
            <text:p>#N/DISP</text:p>
          </table:table-cell>
          <table:table-cell table:formula="of:=IF([.A505]=1;[.C505];NA())" office:value-type="float" office:value="8.9427109" calcext:value-type="float">
            <text:p>8,9427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7245" calcext:value-type="float">
            <text:p>7,47245</text:p>
          </table:table-cell>
          <table:table-cell office:value-type="float" office:value="8.9135266" calcext:value-type="float">
            <text:p>8,9135266</text:p>
          </table:table-cell>
          <table:table-cell table:formula="of:=IF([.A506]=0;[.C506];NA())" office:value-type="string" office:string-value="" calcext:value-type="error">
            <text:p>#N/DISP</text:p>
          </table:table-cell>
          <table:table-cell table:formula="of:=IF([.A506]=1;[.C506];NA())" office:value-type="float" office:value="8.9135266" calcext:value-type="float">
            <text:p>8,91352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6438" calcext:value-type="float">
            <text:p>7,46438</text:p>
          </table:table-cell>
          <table:table-cell office:value-type="float" office:value="8.883997" calcext:value-type="float">
            <text:p>8,883997</text:p>
          </table:table-cell>
          <table:table-cell table:formula="of:=IF([.A507]=0;[.C507];NA())" office:value-type="string" office:string-value="" calcext:value-type="error">
            <text:p>#N/DISP</text:p>
          </table:table-cell>
          <table:table-cell table:formula="of:=IF([.A507]=1;[.C507];NA())" office:value-type="float" office:value="8.883997" calcext:value-type="float">
            <text:p>8,8839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5688" calcext:value-type="float">
            <text:p>7,45688</text:p>
          </table:table-cell>
          <table:table-cell office:value-type="float" office:value="8.854132" calcext:value-type="float">
            <text:p>8,854132</text:p>
          </table:table-cell>
          <table:table-cell table:formula="of:=IF([.A508]=0;[.C508];NA())" office:value-type="string" office:string-value="" calcext:value-type="error">
            <text:p>#N/DISP</text:p>
          </table:table-cell>
          <table:table-cell table:formula="of:=IF([.A508]=1;[.C508];NA())" office:value-type="float" office:value="8.854132" calcext:value-type="float">
            <text:p>8,854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4997" calcext:value-type="float">
            <text:p>7,44997</text:p>
          </table:table-cell>
          <table:table-cell office:value-type="float" office:value="8.823944" calcext:value-type="float">
            <text:p>8,823944</text:p>
          </table:table-cell>
          <table:table-cell table:formula="of:=IF([.A509]=0;[.C509];NA())" office:value-type="string" office:string-value="" calcext:value-type="error">
            <text:p>#N/DISP</text:p>
          </table:table-cell>
          <table:table-cell table:formula="of:=IF([.A509]=1;[.C509];NA())" office:value-type="float" office:value="8.823944" calcext:value-type="float">
            <text:p>8,8239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4365" calcext:value-type="float">
            <text:p>7,44365</text:p>
          </table:table-cell>
          <table:table-cell office:value-type="float" office:value="8.793444" calcext:value-type="float">
            <text:p>8,793444</text:p>
          </table:table-cell>
          <table:table-cell table:formula="of:=IF([.A510]=0;[.C510];NA())" office:value-type="string" office:string-value="" calcext:value-type="error">
            <text:p>#N/DISP</text:p>
          </table:table-cell>
          <table:table-cell table:formula="of:=IF([.A510]=1;[.C510];NA())" office:value-type="float" office:value="8.793444" calcext:value-type="float">
            <text:p>8,793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3793" calcext:value-type="float">
            <text:p>7,43793</text:p>
          </table:table-cell>
          <table:table-cell office:value-type="float" office:value="8.762644" calcext:value-type="float">
            <text:p>8,762644</text:p>
          </table:table-cell>
          <table:table-cell table:formula="of:=IF([.A511]=0;[.C511];NA())" office:value-type="string" office:string-value="" calcext:value-type="error">
            <text:p>#N/DISP</text:p>
          </table:table-cell>
          <table:table-cell table:formula="of:=IF([.A511]=1;[.C511];NA())" office:value-type="float" office:value="8.762644" calcext:value-type="float">
            <text:p>8,7626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3283" calcext:value-type="float">
            <text:p>7,43283</text:p>
          </table:table-cell>
          <table:table-cell office:value-type="float" office:value="8.731555" calcext:value-type="float">
            <text:p>8,731555</text:p>
          </table:table-cell>
          <table:table-cell table:formula="of:=IF([.A512]=0;[.C512];NA())" office:value-type="string" office:string-value="" calcext:value-type="error">
            <text:p>#N/DISP</text:p>
          </table:table-cell>
          <table:table-cell table:formula="of:=IF([.A512]=1;[.C512];NA())" office:value-type="float" office:value="8.731555" calcext:value-type="float">
            <text:p>8,731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2834" calcext:value-type="float">
            <text:p>7,42834</text:p>
          </table:table-cell>
          <table:table-cell office:value-type="float" office:value="8.70019" calcext:value-type="float">
            <text:p>8,70019</text:p>
          </table:table-cell>
          <table:table-cell table:formula="of:=IF([.A513]=0;[.C513];NA())" office:value-type="string" office:string-value="" calcext:value-type="error">
            <text:p>#N/DISP</text:p>
          </table:table-cell>
          <table:table-cell table:formula="of:=IF([.A513]=1;[.C513];NA())" office:value-type="float" office:value="8.70019" calcext:value-type="float">
            <text:p>8,70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2448" calcext:value-type="float">
            <text:p>7,42448</text:p>
          </table:table-cell>
          <table:table-cell office:value-type="float" office:value="8.668561" calcext:value-type="float">
            <text:p>8,668561</text:p>
          </table:table-cell>
          <table:table-cell table:formula="of:=IF([.A514]=0;[.C514];NA())" office:value-type="string" office:string-value="" calcext:value-type="error">
            <text:p>#N/DISP</text:p>
          </table:table-cell>
          <table:table-cell table:formula="of:=IF([.A514]=1;[.C514];NA())" office:value-type="float" office:value="8.668561" calcext:value-type="float">
            <text:p>8,668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2127" calcext:value-type="float">
            <text:p>7,42127</text:p>
          </table:table-cell>
          <table:table-cell office:value-type="float" office:value="8.636681" calcext:value-type="float">
            <text:p>8,636681</text:p>
          </table:table-cell>
          <table:table-cell table:formula="of:=IF([.A515]=0;[.C515];NA())" office:value-type="string" office:string-value="" calcext:value-type="error">
            <text:p>#N/DISP</text:p>
          </table:table-cell>
          <table:table-cell table:formula="of:=IF([.A515]=1;[.C515];NA())" office:value-type="float" office:value="8.636681" calcext:value-type="float">
            <text:p>8,6366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1869" calcext:value-type="float">
            <text:p>7,41869</text:p>
          </table:table-cell>
          <table:table-cell office:value-type="float" office:value="8.604563" calcext:value-type="float">
            <text:p>8,604563</text:p>
          </table:table-cell>
          <table:table-cell table:formula="of:=IF([.A516]=0;[.C516];NA())" office:value-type="string" office:string-value="" calcext:value-type="error">
            <text:p>#N/DISP</text:p>
          </table:table-cell>
          <table:table-cell table:formula="of:=IF([.A516]=1;[.C516];NA())" office:value-type="float" office:value="8.604563" calcext:value-type="float">
            <text:p>8,6045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1677" calcext:value-type="float">
            <text:p>7,41677</text:p>
          </table:table-cell>
          <table:table-cell office:value-type="float" office:value="8.57222" calcext:value-type="float">
            <text:p>8,57222</text:p>
          </table:table-cell>
          <table:table-cell table:formula="of:=IF([.A517]=0;[.C517];NA())" office:value-type="string" office:string-value="" calcext:value-type="error">
            <text:p>#N/DISP</text:p>
          </table:table-cell>
          <table:table-cell table:formula="of:=IF([.A517]=1;[.C517];NA())" office:value-type="float" office:value="8.57222" calcext:value-type="float">
            <text:p>8,57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1552" calcext:value-type="float">
            <text:p>7,41552</text:p>
          </table:table-cell>
          <table:table-cell office:value-type="float" office:value="8.539665" calcext:value-type="float">
            <text:p>8,539665</text:p>
          </table:table-cell>
          <table:table-cell table:formula="of:=IF([.A518]=0;[.C518];NA())" office:value-type="string" office:string-value="" calcext:value-type="error">
            <text:p>#N/DISP</text:p>
          </table:table-cell>
          <table:table-cell table:formula="of:=IF([.A518]=1;[.C518];NA())" office:value-type="float" office:value="8.539665" calcext:value-type="float">
            <text:p>8,539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1492" calcext:value-type="float">
            <text:p>7,41492</text:p>
          </table:table-cell>
          <table:table-cell office:value-type="float" office:value="8.506911" calcext:value-type="float">
            <text:p>8,506911</text:p>
          </table:table-cell>
          <table:table-cell table:formula="of:=IF([.A519]=0;[.C519];NA())" office:value-type="string" office:string-value="" calcext:value-type="error">
            <text:p>#N/DISP</text:p>
          </table:table-cell>
          <table:table-cell table:formula="of:=IF([.A519]=1;[.C519];NA())" office:value-type="float" office:value="8.506911" calcext:value-type="float">
            <text:p>8,506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1501" calcext:value-type="float">
            <text:p>7,41501</text:p>
          </table:table-cell>
          <table:table-cell office:value-type="float" office:value="8.473972" calcext:value-type="float">
            <text:p>8,473972</text:p>
          </table:table-cell>
          <table:table-cell table:formula="of:=IF([.A520]=0;[.C520];NA())" office:value-type="string" office:string-value="" calcext:value-type="error">
            <text:p>#N/DISP</text:p>
          </table:table-cell>
          <table:table-cell table:formula="of:=IF([.A520]=1;[.C520];NA())" office:value-type="float" office:value="8.473972" calcext:value-type="float">
            <text:p>8,473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1578" calcext:value-type="float">
            <text:p>7,41578</text:p>
          </table:table-cell>
          <table:table-cell office:value-type="float" office:value="8.440863" calcext:value-type="float">
            <text:p>8,440863</text:p>
          </table:table-cell>
          <table:table-cell table:formula="of:=IF([.A521]=0;[.C521];NA())" office:value-type="string" office:string-value="" calcext:value-type="error">
            <text:p>#N/DISP</text:p>
          </table:table-cell>
          <table:table-cell table:formula="of:=IF([.A521]=1;[.C521];NA())" office:value-type="float" office:value="8.440863" calcext:value-type="float">
            <text:p>8,4408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1723" calcext:value-type="float">
            <text:p>7,41723</text:p>
          </table:table-cell>
          <table:table-cell office:value-type="float" office:value="8.407597" calcext:value-type="float">
            <text:p>8,407597</text:p>
          </table:table-cell>
          <table:table-cell table:formula="of:=IF([.A522]=0;[.C522];NA())" office:value-type="string" office:string-value="" calcext:value-type="error">
            <text:p>#N/DISP</text:p>
          </table:table-cell>
          <table:table-cell table:formula="of:=IF([.A522]=1;[.C522];NA())" office:value-type="float" office:value="8.407597" calcext:value-type="float">
            <text:p>8,407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1938" calcext:value-type="float">
            <text:p>7,41938</text:p>
          </table:table-cell>
          <table:table-cell office:value-type="float" office:value="8.374188" calcext:value-type="float">
            <text:p>8,374188</text:p>
          </table:table-cell>
          <table:table-cell table:formula="of:=IF([.A523]=0;[.C523];NA())" office:value-type="string" office:string-value="" calcext:value-type="error">
            <text:p>#N/DISP</text:p>
          </table:table-cell>
          <table:table-cell table:formula="of:=IF([.A523]=1;[.C523];NA())" office:value-type="float" office:value="8.374188" calcext:value-type="float">
            <text:p>8,3741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2223" calcext:value-type="float">
            <text:p>7,42223</text:p>
          </table:table-cell>
          <table:table-cell office:value-type="float" office:value="8.340651" calcext:value-type="float">
            <text:p>8,340651</text:p>
          </table:table-cell>
          <table:table-cell table:formula="of:=IF([.A524]=0;[.C524];NA())" office:value-type="string" office:string-value="" calcext:value-type="error">
            <text:p>#N/DISP</text:p>
          </table:table-cell>
          <table:table-cell table:formula="of:=IF([.A524]=1;[.C524];NA())" office:value-type="float" office:value="8.340651" calcext:value-type="float">
            <text:p>8,3406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2579" calcext:value-type="float">
            <text:p>7,42579</text:p>
          </table:table-cell>
          <table:table-cell office:value-type="float" office:value="8.307001" calcext:value-type="float">
            <text:p>8,307001</text:p>
          </table:table-cell>
          <table:table-cell table:formula="of:=IF([.A525]=0;[.C525];NA())" office:value-type="string" office:string-value="" calcext:value-type="error">
            <text:p>#N/DISP</text:p>
          </table:table-cell>
          <table:table-cell table:formula="of:=IF([.A525]=1;[.C525];NA())" office:value-type="float" office:value="8.307001" calcext:value-type="float">
            <text:p>8,307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3005" calcext:value-type="float">
            <text:p>7,43005</text:p>
          </table:table-cell>
          <table:table-cell office:value-type="float" office:value="8.273252" calcext:value-type="float">
            <text:p>8,273252</text:p>
          </table:table-cell>
          <table:table-cell table:formula="of:=IF([.A526]=0;[.C526];NA())" office:value-type="string" office:string-value="" calcext:value-type="error">
            <text:p>#N/DISP</text:p>
          </table:table-cell>
          <table:table-cell table:formula="of:=IF([.A526]=1;[.C526];NA())" office:value-type="float" office:value="8.273252" calcext:value-type="float">
            <text:p>8,273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3503" calcext:value-type="float">
            <text:p>7,43503</text:p>
          </table:table-cell>
          <table:table-cell office:value-type="float" office:value="8.239419" calcext:value-type="float">
            <text:p>8,239419</text:p>
          </table:table-cell>
          <table:table-cell table:formula="of:=IF([.A527]=0;[.C527];NA())" office:value-type="string" office:string-value="" calcext:value-type="error">
            <text:p>#N/DISP</text:p>
          </table:table-cell>
          <table:table-cell table:formula="of:=IF([.A527]=1;[.C527];NA())" office:value-type="float" office:value="8.239419" calcext:value-type="float">
            <text:p>8,239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4074" calcext:value-type="float">
            <text:p>7,44074</text:p>
          </table:table-cell>
          <table:table-cell office:value-type="float" office:value="8.205517" calcext:value-type="float">
            <text:p>8,205517</text:p>
          </table:table-cell>
          <table:table-cell table:formula="of:=IF([.A528]=0;[.C528];NA())" office:value-type="string" office:string-value="" calcext:value-type="error">
            <text:p>#N/DISP</text:p>
          </table:table-cell>
          <table:table-cell table:formula="of:=IF([.A528]=1;[.C528];NA())" office:value-type="float" office:value="8.205517" calcext:value-type="float">
            <text:p>8,2055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4717" calcext:value-type="float">
            <text:p>7,44717</text:p>
          </table:table-cell>
          <table:table-cell office:value-type="float" office:value="8.171561" calcext:value-type="float">
            <text:p>8,171561</text:p>
          </table:table-cell>
          <table:table-cell table:formula="of:=IF([.A529]=0;[.C529];NA())" office:value-type="string" office:string-value="" calcext:value-type="error">
            <text:p>#N/DISP</text:p>
          </table:table-cell>
          <table:table-cell table:formula="of:=IF([.A529]=1;[.C529];NA())" office:value-type="float" office:value="8.171561" calcext:value-type="float">
            <text:p>8,171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5433" calcext:value-type="float">
            <text:p>7,45433</text:p>
          </table:table-cell>
          <table:table-cell office:value-type="float" office:value="8.137567" calcext:value-type="float">
            <text:p>8,137567</text:p>
          </table:table-cell>
          <table:table-cell table:formula="of:=IF([.A530]=0;[.C530];NA())" office:value-type="string" office:string-value="" calcext:value-type="error">
            <text:p>#N/DISP</text:p>
          </table:table-cell>
          <table:table-cell table:formula="of:=IF([.A530]=1;[.C530];NA())" office:value-type="float" office:value="8.137567" calcext:value-type="float">
            <text:p>8,137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6222" calcext:value-type="float">
            <text:p>7,46222</text:p>
          </table:table-cell>
          <table:table-cell office:value-type="float" office:value="8.103551" calcext:value-type="float">
            <text:p>8,103551</text:p>
          </table:table-cell>
          <table:table-cell table:formula="of:=IF([.A531]=0;[.C531];NA())" office:value-type="string" office:string-value="" calcext:value-type="error">
            <text:p>#N/DISP</text:p>
          </table:table-cell>
          <table:table-cell table:formula="of:=IF([.A531]=1;[.C531];NA())" office:value-type="float" office:value="8.103551" calcext:value-type="float">
            <text:p>8,1035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7084" calcext:value-type="float">
            <text:p>7,47084</text:p>
          </table:table-cell>
          <table:table-cell office:value-type="float" office:value="8.069527" calcext:value-type="float">
            <text:p>8,069527</text:p>
          </table:table-cell>
          <table:table-cell table:formula="of:=IF([.A532]=0;[.C532];NA())" office:value-type="string" office:string-value="" calcext:value-type="error">
            <text:p>#N/DISP</text:p>
          </table:table-cell>
          <table:table-cell table:formula="of:=IF([.A532]=1;[.C532];NA())" office:value-type="float" office:value="8.069527" calcext:value-type="float">
            <text:p>8,069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8021" calcext:value-type="float">
            <text:p>7,48021</text:p>
          </table:table-cell>
          <table:table-cell office:value-type="float" office:value="8.035512" calcext:value-type="float">
            <text:p>8,035512</text:p>
          </table:table-cell>
          <table:table-cell table:formula="of:=IF([.A533]=0;[.C533];NA())" office:value-type="string" office:string-value="" calcext:value-type="error">
            <text:p>#N/DISP</text:p>
          </table:table-cell>
          <table:table-cell table:formula="of:=IF([.A533]=1;[.C533];NA())" office:value-type="float" office:value="8.035512" calcext:value-type="float">
            <text:p>8,035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9032" calcext:value-type="float">
            <text:p>7,49032</text:p>
          </table:table-cell>
          <table:table-cell office:value-type="float" office:value="8.001521" calcext:value-type="float">
            <text:p>8,001521</text:p>
          </table:table-cell>
          <table:table-cell table:formula="of:=IF([.A534]=0;[.C534];NA())" office:value-type="string" office:string-value="" calcext:value-type="error">
            <text:p>#N/DISP</text:p>
          </table:table-cell>
          <table:table-cell table:formula="of:=IF([.A534]=1;[.C534];NA())" office:value-type="float" office:value="8.001521" calcext:value-type="float">
            <text:p>8,0015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0117" calcext:value-type="float">
            <text:p>7,50117</text:p>
          </table:table-cell>
          <table:table-cell office:value-type="float" office:value="7.96757" calcext:value-type="float">
            <text:p>7,96757</text:p>
          </table:table-cell>
          <table:table-cell table:formula="of:=IF([.A535]=0;[.C535];NA())" office:value-type="string" office:string-value="" calcext:value-type="error">
            <text:p>#N/DISP</text:p>
          </table:table-cell>
          <table:table-cell table:formula="of:=IF([.A535]=1;[.C535];NA())" office:value-type="float" office:value="7.96757" calcext:value-type="float">
            <text:p>7,967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1277" calcext:value-type="float">
            <text:p>7,51277</text:p>
          </table:table-cell>
          <table:table-cell office:value-type="float" office:value="7.93368" calcext:value-type="float">
            <text:p>7,93368</text:p>
          </table:table-cell>
          <table:table-cell table:formula="of:=IF([.A536]=0;[.C536];NA())" office:value-type="string" office:string-value="" calcext:value-type="error">
            <text:p>#N/DISP</text:p>
          </table:table-cell>
          <table:table-cell table:formula="of:=IF([.A536]=1;[.C536];NA())" office:value-type="float" office:value="7.93368" calcext:value-type="float">
            <text:p>7,93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2512" calcext:value-type="float">
            <text:p>7,52512</text:p>
          </table:table-cell>
          <table:table-cell office:value-type="float" office:value="7.89985" calcext:value-type="float">
            <text:p>7,89985</text:p>
          </table:table-cell>
          <table:table-cell table:formula="of:=IF([.A537]=0;[.C537];NA())" office:value-type="string" office:string-value="" calcext:value-type="error">
            <text:p>#N/DISP</text:p>
          </table:table-cell>
          <table:table-cell table:formula="of:=IF([.A537]=1;[.C537];NA())" office:value-type="float" office:value="7.89985" calcext:value-type="float">
            <text:p>7,89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3821" calcext:value-type="float">
            <text:p>7,53821</text:p>
          </table:table-cell>
          <table:table-cell office:value-type="float" office:value="7.86612" calcext:value-type="float">
            <text:p>7,86612</text:p>
          </table:table-cell>
          <table:table-cell table:formula="of:=IF([.A538]=0;[.C538];NA())" office:value-type="string" office:string-value="" calcext:value-type="error">
            <text:p>#N/DISP</text:p>
          </table:table-cell>
          <table:table-cell table:formula="of:=IF([.A538]=1;[.C538];NA())" office:value-type="float" office:value="7.86612" calcext:value-type="float">
            <text:p>7,866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5206" calcext:value-type="float">
            <text:p>7,55206</text:p>
          </table:table-cell>
          <table:table-cell office:value-type="float" office:value="7.83249" calcext:value-type="float">
            <text:p>7,83249</text:p>
          </table:table-cell>
          <table:table-cell table:formula="of:=IF([.A539]=0;[.C539];NA())" office:value-type="string" office:string-value="" calcext:value-type="error">
            <text:p>#N/DISP</text:p>
          </table:table-cell>
          <table:table-cell table:formula="of:=IF([.A539]=1;[.C539];NA())" office:value-type="float" office:value="7.83249" calcext:value-type="float">
            <text:p>7,83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6666" calcext:value-type="float">
            <text:p>7,56666</text:p>
          </table:table-cell>
          <table:table-cell office:value-type="float" office:value="7.79899" calcext:value-type="float">
            <text:p>7,79899</text:p>
          </table:table-cell>
          <table:table-cell table:formula="of:=IF([.A540]=0;[.C540];NA())" office:value-type="string" office:string-value="" calcext:value-type="error">
            <text:p>#N/DISP</text:p>
          </table:table-cell>
          <table:table-cell table:formula="of:=IF([.A540]=1;[.C540];NA())" office:value-type="float" office:value="7.79899" calcext:value-type="float">
            <text:p>7,798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8201" calcext:value-type="float">
            <text:p>7,58201</text:p>
          </table:table-cell>
          <table:table-cell office:value-type="float" office:value="7.76562" calcext:value-type="float">
            <text:p>7,76562</text:p>
          </table:table-cell>
          <table:table-cell table:formula="of:=IF([.A541]=0;[.C541];NA())" office:value-type="string" office:string-value="" calcext:value-type="error">
            <text:p>#N/DISP</text:p>
          </table:table-cell>
          <table:table-cell table:formula="of:=IF([.A541]=1;[.C541];NA())" office:value-type="float" office:value="7.76562" calcext:value-type="float">
            <text:p>7,765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9811" calcext:value-type="float">
            <text:p>7,59811</text:p>
          </table:table-cell>
          <table:table-cell office:value-type="float" office:value="7.7324" calcext:value-type="float">
            <text:p>7,7324</text:p>
          </table:table-cell>
          <table:table-cell table:formula="of:=IF([.A542]=0;[.C542];NA())" office:value-type="string" office:string-value="" calcext:value-type="error">
            <text:p>#N/DISP</text:p>
          </table:table-cell>
          <table:table-cell table:formula="of:=IF([.A542]=1;[.C542];NA())" office:value-type="float" office:value="7.7324" calcext:value-type="float">
            <text:p>7,7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61496" calcext:value-type="float">
            <text:p>7,61496</text:p>
          </table:table-cell>
          <table:table-cell office:value-type="float" office:value="7.69936" calcext:value-type="float">
            <text:p>7,69936</text:p>
          </table:table-cell>
          <table:table-cell table:formula="of:=IF([.A543]=0;[.C543];NA())" office:value-type="string" office:string-value="" calcext:value-type="error">
            <text:p>#N/DISP</text:p>
          </table:table-cell>
          <table:table-cell table:formula="of:=IF([.A543]=1;[.C543];NA())" office:value-type="float" office:value="7.69936" calcext:value-type="float">
            <text:p>7,69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63256" calcext:value-type="float">
            <text:p>7,63256</text:p>
          </table:table-cell>
          <table:table-cell office:value-type="float" office:value="7.6665" calcext:value-type="float">
            <text:p>7,6665</text:p>
          </table:table-cell>
          <table:table-cell table:formula="of:=IF([.A544]=0;[.C544];NA())" office:value-type="string" office:string-value="" calcext:value-type="error">
            <text:p>#N/DISP</text:p>
          </table:table-cell>
          <table:table-cell table:formula="of:=IF([.A544]=1;[.C544];NA())" office:value-type="float" office:value="7.6665" calcext:value-type="float">
            <text:p>7,6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65091" calcext:value-type="float">
            <text:p>7,65091</text:p>
          </table:table-cell>
          <table:table-cell office:value-type="float" office:value="7.63385" calcext:value-type="float">
            <text:p>7,63385</text:p>
          </table:table-cell>
          <table:table-cell table:formula="of:=IF([.A545]=0;[.C545];NA())" office:value-type="string" office:string-value="" calcext:value-type="error">
            <text:p>#N/DISP</text:p>
          </table:table-cell>
          <table:table-cell table:formula="of:=IF([.A545]=1;[.C545];NA())" office:value-type="float" office:value="7.63385" calcext:value-type="float">
            <text:p>7,63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67001" calcext:value-type="float">
            <text:p>7,67001</text:p>
          </table:table-cell>
          <table:table-cell office:value-type="float" office:value="7.60142" calcext:value-type="float">
            <text:p>7,60142</text:p>
          </table:table-cell>
          <table:table-cell table:formula="of:=IF([.A546]=0;[.C546];NA())" office:value-type="string" office:string-value="" calcext:value-type="error">
            <text:p>#N/DISP</text:p>
          </table:table-cell>
          <table:table-cell table:formula="of:=IF([.A546]=1;[.C546];NA())" office:value-type="float" office:value="7.60142" calcext:value-type="float">
            <text:p>7,601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68985" calcext:value-type="float">
            <text:p>7,68985</text:p>
          </table:table-cell>
          <table:table-cell office:value-type="float" office:value="7.56922" calcext:value-type="float">
            <text:p>7,56922</text:p>
          </table:table-cell>
          <table:table-cell table:formula="of:=IF([.A547]=0;[.C547];NA())" office:value-type="string" office:string-value="" calcext:value-type="error">
            <text:p>#N/DISP</text:p>
          </table:table-cell>
          <table:table-cell table:formula="of:=IF([.A547]=1;[.C547];NA())" office:value-type="float" office:value="7.56922" calcext:value-type="float">
            <text:p>7,569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71044" calcext:value-type="float">
            <text:p>7,71044</text:p>
          </table:table-cell>
          <table:table-cell office:value-type="float" office:value="7.53728" calcext:value-type="float">
            <text:p>7,53728</text:p>
          </table:table-cell>
          <table:table-cell table:formula="of:=IF([.A548]=0;[.C548];NA())" office:value-type="string" office:string-value="" calcext:value-type="error">
            <text:p>#N/DISP</text:p>
          </table:table-cell>
          <table:table-cell table:formula="of:=IF([.A548]=1;[.C548];NA())" office:value-type="float" office:value="7.53728" calcext:value-type="float">
            <text:p>7,53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73177" calcext:value-type="float">
            <text:p>7,73177</text:p>
          </table:table-cell>
          <table:table-cell office:value-type="float" office:value="7.50561" calcext:value-type="float">
            <text:p>7,50561</text:p>
          </table:table-cell>
          <table:table-cell table:formula="of:=IF([.A549]=0;[.C549];NA())" office:value-type="string" office:string-value="" calcext:value-type="error">
            <text:p>#N/DISP</text:p>
          </table:table-cell>
          <table:table-cell table:formula="of:=IF([.A549]=1;[.C549];NA())" office:value-type="float" office:value="7.50561" calcext:value-type="float">
            <text:p>7,50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75384" calcext:value-type="float">
            <text:p>7,75384</text:p>
          </table:table-cell>
          <table:table-cell office:value-type="float" office:value="7.47423" calcext:value-type="float">
            <text:p>7,47423</text:p>
          </table:table-cell>
          <table:table-cell table:formula="of:=IF([.A550]=0;[.C550];NA())" office:value-type="string" office:string-value="" calcext:value-type="error">
            <text:p>#N/DISP</text:p>
          </table:table-cell>
          <table:table-cell table:formula="of:=IF([.A550]=1;[.C550];NA())" office:value-type="float" office:value="7.47423" calcext:value-type="float">
            <text:p>7,47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77664" calcext:value-type="float">
            <text:p>7,77664</text:p>
          </table:table-cell>
          <table:table-cell office:value-type="float" office:value="7.44315" calcext:value-type="float">
            <text:p>7,44315</text:p>
          </table:table-cell>
          <table:table-cell table:formula="of:=IF([.A551]=0;[.C551];NA())" office:value-type="string" office:string-value="" calcext:value-type="error">
            <text:p>#N/DISP</text:p>
          </table:table-cell>
          <table:table-cell table:formula="of:=IF([.A551]=1;[.C551];NA())" office:value-type="float" office:value="7.44315" calcext:value-type="float">
            <text:p>7,443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0017" calcext:value-type="float">
            <text:p>7,80017</text:p>
          </table:table-cell>
          <table:table-cell office:value-type="float" office:value="7.41239" calcext:value-type="float">
            <text:p>7,41239</text:p>
          </table:table-cell>
          <table:table-cell table:formula="of:=IF([.A552]=0;[.C552];NA())" office:value-type="string" office:string-value="" calcext:value-type="error">
            <text:p>#N/DISP</text:p>
          </table:table-cell>
          <table:table-cell table:formula="of:=IF([.A552]=1;[.C552];NA())" office:value-type="float" office:value="7.41239" calcext:value-type="float">
            <text:p>7,41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2443" calcext:value-type="float">
            <text:p>7,82443</text:p>
          </table:table-cell>
          <table:table-cell office:value-type="float" office:value="7.38197" calcext:value-type="float">
            <text:p>7,38197</text:p>
          </table:table-cell>
          <table:table-cell table:formula="of:=IF([.A553]=0;[.C553];NA())" office:value-type="string" office:string-value="" calcext:value-type="error">
            <text:p>#N/DISP</text:p>
          </table:table-cell>
          <table:table-cell table:formula="of:=IF([.A553]=1;[.C553];NA())" office:value-type="float" office:value="7.38197" calcext:value-type="float">
            <text:p>7,38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4941" calcext:value-type="float">
            <text:p>7,84941</text:p>
          </table:table-cell>
          <table:table-cell office:value-type="float" office:value="7.3519" calcext:value-type="float">
            <text:p>7,3519</text:p>
          </table:table-cell>
          <table:table-cell table:formula="of:=IF([.A554]=0;[.C554];NA())" office:value-type="string" office:string-value="" calcext:value-type="error">
            <text:p>#N/DISP</text:p>
          </table:table-cell>
          <table:table-cell table:formula="of:=IF([.A554]=1;[.C554];NA())" office:value-type="float" office:value="7.3519" calcext:value-type="float">
            <text:p>7,35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7511" calcext:value-type="float">
            <text:p>7,87511</text:p>
          </table:table-cell>
          <table:table-cell office:value-type="float" office:value="7.3222" calcext:value-type="float">
            <text:p>7,3222</text:p>
          </table:table-cell>
          <table:table-cell table:formula="of:=IF([.A555]=0;[.C555];NA())" office:value-type="string" office:string-value="" calcext:value-type="error">
            <text:p>#N/DISP</text:p>
          </table:table-cell>
          <table:table-cell table:formula="of:=IF([.A555]=1;[.C555];NA())" office:value-type="float" office:value="7.3222" calcext:value-type="float">
            <text:p>7,3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90152" calcext:value-type="float">
            <text:p>7,90152</text:p>
          </table:table-cell>
          <table:table-cell office:value-type="float" office:value="7.29288" calcext:value-type="float">
            <text:p>7,29288</text:p>
          </table:table-cell>
          <table:table-cell table:formula="of:=IF([.A556]=0;[.C556];NA())" office:value-type="string" office:string-value="" calcext:value-type="error">
            <text:p>#N/DISP</text:p>
          </table:table-cell>
          <table:table-cell table:formula="of:=IF([.A556]=1;[.C556];NA())" office:value-type="float" office:value="7.29288" calcext:value-type="float">
            <text:p>7,29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92864" calcext:value-type="float">
            <text:p>7,92864</text:p>
          </table:table-cell>
          <table:table-cell office:value-type="float" office:value="7.26397" calcext:value-type="float">
            <text:p>7,26397</text:p>
          </table:table-cell>
          <table:table-cell table:formula="of:=IF([.A557]=0;[.C557];NA())" office:value-type="string" office:string-value="" calcext:value-type="error">
            <text:p>#N/DISP</text:p>
          </table:table-cell>
          <table:table-cell table:formula="of:=IF([.A557]=1;[.C557];NA())" office:value-type="float" office:value="7.26397" calcext:value-type="float">
            <text:p>7,263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95647" calcext:value-type="float">
            <text:p>7,95647</text:p>
          </table:table-cell>
          <table:table-cell office:value-type="float" office:value="7.23548" calcext:value-type="float">
            <text:p>7,23548</text:p>
          </table:table-cell>
          <table:table-cell table:formula="of:=IF([.A558]=0;[.C558];NA())" office:value-type="string" office:string-value="" calcext:value-type="error">
            <text:p>#N/DISP</text:p>
          </table:table-cell>
          <table:table-cell table:formula="of:=IF([.A558]=1;[.C558];NA())" office:value-type="float" office:value="7.23548" calcext:value-type="float">
            <text:p>7,235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98498" calcext:value-type="float">
            <text:p>7,98498</text:p>
          </table:table-cell>
          <table:table-cell office:value-type="float" office:value="7.20742" calcext:value-type="float">
            <text:p>7,20742</text:p>
          </table:table-cell>
          <table:table-cell table:formula="of:=IF([.A559]=0;[.C559];NA())" office:value-type="string" office:string-value="" calcext:value-type="error">
            <text:p>#N/DISP</text:p>
          </table:table-cell>
          <table:table-cell table:formula="of:=IF([.A559]=1;[.C559];NA())" office:value-type="float" office:value="7.20742" calcext:value-type="float">
            <text:p>7,207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014187" calcext:value-type="float">
            <text:p>8,014187</text:p>
          </table:table-cell>
          <table:table-cell office:value-type="float" office:value="7.17982" calcext:value-type="float">
            <text:p>7,17982</text:p>
          </table:table-cell>
          <table:table-cell table:formula="of:=IF([.A560]=0;[.C560];NA())" office:value-type="string" office:string-value="" calcext:value-type="error">
            <text:p>#N/DISP</text:p>
          </table:table-cell>
          <table:table-cell table:formula="of:=IF([.A560]=1;[.C560];NA())" office:value-type="float" office:value="7.17982" calcext:value-type="float">
            <text:p>7,179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044074" calcext:value-type="float">
            <text:p>8,044074</text:p>
          </table:table-cell>
          <table:table-cell office:value-type="float" office:value="7.15268" calcext:value-type="float">
            <text:p>7,15268</text:p>
          </table:table-cell>
          <table:table-cell table:formula="of:=IF([.A561]=0;[.C561];NA())" office:value-type="string" office:string-value="" calcext:value-type="error">
            <text:p>#N/DISP</text:p>
          </table:table-cell>
          <table:table-cell table:formula="of:=IF([.A561]=1;[.C561];NA())" office:value-type="float" office:value="7.15268" calcext:value-type="float">
            <text:p>7,152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074635" calcext:value-type="float">
            <text:p>8,074635</text:p>
          </table:table-cell>
          <table:table-cell office:value-type="float" office:value="7.12602" calcext:value-type="float">
            <text:p>7,12602</text:p>
          </table:table-cell>
          <table:table-cell table:formula="of:=IF([.A562]=0;[.C562];NA())" office:value-type="string" office:string-value="" calcext:value-type="error">
            <text:p>#N/DISP</text:p>
          </table:table-cell>
          <table:table-cell table:formula="of:=IF([.A562]=1;[.C562];NA())" office:value-type="float" office:value="7.12602" calcext:value-type="float">
            <text:p>7,12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105864" calcext:value-type="float">
            <text:p>8,105864</text:p>
          </table:table-cell>
          <table:table-cell office:value-type="float" office:value="7.09986" calcext:value-type="float">
            <text:p>7,09986</text:p>
          </table:table-cell>
          <table:table-cell table:formula="of:=IF([.A563]=0;[.C563];NA())" office:value-type="string" office:string-value="" calcext:value-type="error">
            <text:p>#N/DISP</text:p>
          </table:table-cell>
          <table:table-cell table:formula="of:=IF([.A563]=1;[.C563];NA())" office:value-type="float" office:value="7.09986" calcext:value-type="float">
            <text:p>7,099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13775" calcext:value-type="float">
            <text:p>8,13775</text:p>
          </table:table-cell>
          <table:table-cell office:value-type="float" office:value="7.07422" calcext:value-type="float">
            <text:p>7,07422</text:p>
          </table:table-cell>
          <table:table-cell table:formula="of:=IF([.A564]=0;[.C564];NA())" office:value-type="string" office:string-value="" calcext:value-type="error">
            <text:p>#N/DISP</text:p>
          </table:table-cell>
          <table:table-cell table:formula="of:=IF([.A564]=1;[.C564];NA())" office:value-type="float" office:value="7.07422" calcext:value-type="float">
            <text:p>7,07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170288" calcext:value-type="float">
            <text:p>8,170288</text:p>
          </table:table-cell>
          <table:table-cell office:value-type="float" office:value="7.04911" calcext:value-type="float">
            <text:p>7,04911</text:p>
          </table:table-cell>
          <table:table-cell table:formula="of:=IF([.A565]=0;[.C565];NA())" office:value-type="string" office:string-value="" calcext:value-type="error">
            <text:p>#N/DISP</text:p>
          </table:table-cell>
          <table:table-cell table:formula="of:=IF([.A565]=1;[.C565];NA())" office:value-type="float" office:value="7.04911" calcext:value-type="float">
            <text:p>7,04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03467" calcext:value-type="float">
            <text:p>8,203467</text:p>
          </table:table-cell>
          <table:table-cell office:value-type="float" office:value="7.02454" calcext:value-type="float">
            <text:p>7,02454</text:p>
          </table:table-cell>
          <table:table-cell table:formula="of:=IF([.A566]=0;[.C566];NA())" office:value-type="string" office:string-value="" calcext:value-type="error">
            <text:p>#N/DISP</text:p>
          </table:table-cell>
          <table:table-cell table:formula="of:=IF([.A566]=1;[.C566];NA())" office:value-type="float" office:value="7.02454" calcext:value-type="float">
            <text:p>7,024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37279" calcext:value-type="float">
            <text:p>8,237279</text:p>
          </table:table-cell>
          <table:table-cell office:value-type="float" office:value="7.00054" calcext:value-type="float">
            <text:p>7,00054</text:p>
          </table:table-cell>
          <table:table-cell table:formula="of:=IF([.A567]=0;[.C567];NA())" office:value-type="string" office:string-value="" calcext:value-type="error">
            <text:p>#N/DISP</text:p>
          </table:table-cell>
          <table:table-cell table:formula="of:=IF([.A567]=1;[.C567];NA())" office:value-type="float" office:value="7.00054" calcext:value-type="float">
            <text:p>7,00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71713" calcext:value-type="float">
            <text:p>8,271713</text:p>
          </table:table-cell>
          <table:table-cell office:value-type="float" office:value="6.97711" calcext:value-type="float">
            <text:p>6,97711</text:p>
          </table:table-cell>
          <table:table-cell table:formula="of:=IF([.A568]=0;[.C568];NA())" office:value-type="string" office:string-value="" calcext:value-type="error">
            <text:p>#N/DISP</text:p>
          </table:table-cell>
          <table:table-cell table:formula="of:=IF([.A568]=1;[.C568];NA())" office:value-type="float" office:value="6.97711" calcext:value-type="float">
            <text:p>6,977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306762" calcext:value-type="float">
            <text:p>8,306762</text:p>
          </table:table-cell>
          <table:table-cell office:value-type="float" office:value="6.95427" calcext:value-type="float">
            <text:p>6,95427</text:p>
          </table:table-cell>
          <table:table-cell table:formula="of:=IF([.A569]=0;[.C569];NA())" office:value-type="string" office:string-value="" calcext:value-type="error">
            <text:p>#N/DISP</text:p>
          </table:table-cell>
          <table:table-cell table:formula="of:=IF([.A569]=1;[.C569];NA())" office:value-type="float" office:value="6.95427" calcext:value-type="float">
            <text:p>6,954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342413" calcext:value-type="float">
            <text:p>8,342413</text:p>
          </table:table-cell>
          <table:table-cell office:value-type="float" office:value="6.93203" calcext:value-type="float">
            <text:p>6,93203</text:p>
          </table:table-cell>
          <table:table-cell table:formula="of:=IF([.A570]=0;[.C570];NA())" office:value-type="string" office:string-value="" calcext:value-type="error">
            <text:p>#N/DISP</text:p>
          </table:table-cell>
          <table:table-cell table:formula="of:=IF([.A570]=1;[.C570];NA())" office:value-type="float" office:value="6.93203" calcext:value-type="float">
            <text:p>6,93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378658" calcext:value-type="float">
            <text:p>8,378658</text:p>
          </table:table-cell>
          <table:table-cell office:value-type="float" office:value="6.91042" calcext:value-type="float">
            <text:p>6,91042</text:p>
          </table:table-cell>
          <table:table-cell table:formula="of:=IF([.A571]=0;[.C571];NA())" office:value-type="string" office:string-value="" calcext:value-type="error">
            <text:p>#N/DISP</text:p>
          </table:table-cell>
          <table:table-cell table:formula="of:=IF([.A571]=1;[.C571];NA())" office:value-type="float" office:value="6.91042" calcext:value-type="float">
            <text:p>6,91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415485" calcext:value-type="float">
            <text:p>8,415485</text:p>
          </table:table-cell>
          <table:table-cell office:value-type="float" office:value="6.88945" calcext:value-type="float">
            <text:p>6,88945</text:p>
          </table:table-cell>
          <table:table-cell table:formula="of:=IF([.A572]=0;[.C572];NA())" office:value-type="string" office:string-value="" calcext:value-type="error">
            <text:p>#N/DISP</text:p>
          </table:table-cell>
          <table:table-cell table:formula="of:=IF([.A572]=1;[.C572];NA())" office:value-type="float" office:value="6.88945" calcext:value-type="float">
            <text:p>6,88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452882" calcext:value-type="float">
            <text:p>8,452882</text:p>
          </table:table-cell>
          <table:table-cell office:value-type="float" office:value="6.86912" calcext:value-type="float">
            <text:p>6,86912</text:p>
          </table:table-cell>
          <table:table-cell table:formula="of:=IF([.A573]=0;[.C573];NA())" office:value-type="string" office:string-value="" calcext:value-type="error">
            <text:p>#N/DISP</text:p>
          </table:table-cell>
          <table:table-cell table:formula="of:=IF([.A573]=1;[.C573];NA())" office:value-type="float" office:value="6.86912" calcext:value-type="float">
            <text:p>6,869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490839" calcext:value-type="float">
            <text:p>8,490839</text:p>
          </table:table-cell>
          <table:table-cell office:value-type="float" office:value="6.84945" calcext:value-type="float">
            <text:p>6,84945</text:p>
          </table:table-cell>
          <table:table-cell table:formula="of:=IF([.A574]=0;[.C574];NA())" office:value-type="string" office:string-value="" calcext:value-type="error">
            <text:p>#N/DISP</text:p>
          </table:table-cell>
          <table:table-cell table:formula="of:=IF([.A574]=1;[.C574];NA())" office:value-type="float" office:value="6.84945" calcext:value-type="float">
            <text:p>6,84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529344" calcext:value-type="float">
            <text:p>8,529344</text:p>
          </table:table-cell>
          <table:table-cell office:value-type="float" office:value="6.83046" calcext:value-type="float">
            <text:p>6,83046</text:p>
          </table:table-cell>
          <table:table-cell table:formula="of:=IF([.A575]=0;[.C575];NA())" office:value-type="string" office:string-value="" calcext:value-type="error">
            <text:p>#N/DISP</text:p>
          </table:table-cell>
          <table:table-cell table:formula="of:=IF([.A575]=1;[.C575];NA())" office:value-type="float" office:value="6.83046" calcext:value-type="float">
            <text:p>6,83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568385" calcext:value-type="float">
            <text:p>8,568385</text:p>
          </table:table-cell>
          <table:table-cell office:value-type="float" office:value="6.81217" calcext:value-type="float">
            <text:p>6,81217</text:p>
          </table:table-cell>
          <table:table-cell table:formula="of:=IF([.A576]=0;[.C576];NA())" office:value-type="string" office:string-value="" calcext:value-type="error">
            <text:p>#N/DISP</text:p>
          </table:table-cell>
          <table:table-cell table:formula="of:=IF([.A576]=1;[.C576];NA())" office:value-type="float" office:value="6.81217" calcext:value-type="float">
            <text:p>6,81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07948" calcext:value-type="float">
            <text:p>8,607948</text:p>
          </table:table-cell>
          <table:table-cell office:value-type="float" office:value="6.79458" calcext:value-type="float">
            <text:p>6,79458</text:p>
          </table:table-cell>
          <table:table-cell table:formula="of:=IF([.A577]=0;[.C577];NA())" office:value-type="string" office:string-value="" calcext:value-type="error">
            <text:p>#N/DISP</text:p>
          </table:table-cell>
          <table:table-cell table:formula="of:=IF([.A577]=1;[.C577];NA())" office:value-type="float" office:value="6.79458" calcext:value-type="float">
            <text:p>6,794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48022" calcext:value-type="float">
            <text:p>8,648022</text:p>
          </table:table-cell>
          <table:table-cell office:value-type="float" office:value="6.7777" calcext:value-type="float">
            <text:p>6,7777</text:p>
          </table:table-cell>
          <table:table-cell table:formula="of:=IF([.A578]=0;[.C578];NA())" office:value-type="string" office:string-value="" calcext:value-type="error">
            <text:p>#N/DISP</text:p>
          </table:table-cell>
          <table:table-cell table:formula="of:=IF([.A578]=1;[.C578];NA())" office:value-type="float" office:value="6.7777" calcext:value-type="float">
            <text:p>6,77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88594" calcext:value-type="float">
            <text:p>8,688594</text:p>
          </table:table-cell>
          <table:table-cell office:value-type="float" office:value="6.76156" calcext:value-type="float">
            <text:p>6,76156</text:p>
          </table:table-cell>
          <table:table-cell table:formula="of:=IF([.A579]=0;[.C579];NA())" office:value-type="string" office:string-value="" calcext:value-type="error">
            <text:p>#N/DISP</text:p>
          </table:table-cell>
          <table:table-cell table:formula="of:=IF([.A579]=1;[.C579];NA())" office:value-type="float" office:value="6.76156" calcext:value-type="float">
            <text:p>6,76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729649" calcext:value-type="float">
            <text:p>8,729649</text:p>
          </table:table-cell>
          <table:table-cell office:value-type="float" office:value="6.74616" calcext:value-type="float">
            <text:p>6,74616</text:p>
          </table:table-cell>
          <table:table-cell table:formula="of:=IF([.A580]=0;[.C580];NA())" office:value-type="string" office:string-value="" calcext:value-type="error">
            <text:p>#N/DISP</text:p>
          </table:table-cell>
          <table:table-cell table:formula="of:=IF([.A580]=1;[.C580];NA())" office:value-type="float" office:value="6.74616" calcext:value-type="float">
            <text:p>6,74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771175" calcext:value-type="float">
            <text:p>8,771175</text:p>
          </table:table-cell>
          <table:table-cell office:value-type="float" office:value="6.73151" calcext:value-type="float">
            <text:p>6,73151</text:p>
          </table:table-cell>
          <table:table-cell table:formula="of:=IF([.A581]=0;[.C581];NA())" office:value-type="string" office:string-value="" calcext:value-type="error">
            <text:p>#N/DISP</text:p>
          </table:table-cell>
          <table:table-cell table:formula="of:=IF([.A581]=1;[.C581];NA())" office:value-type="float" office:value="6.73151" calcext:value-type="float">
            <text:p>6,73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13157" calcext:value-type="float">
            <text:p>8,813157</text:p>
          </table:table-cell>
          <table:table-cell office:value-type="float" office:value="6.71763" calcext:value-type="float">
            <text:p>6,71763</text:p>
          </table:table-cell>
          <table:table-cell table:formula="of:=IF([.A582]=0;[.C582];NA())" office:value-type="string" office:string-value="" calcext:value-type="error">
            <text:p>#N/DISP</text:p>
          </table:table-cell>
          <table:table-cell table:formula="of:=IF([.A582]=1;[.C582];NA())" office:value-type="float" office:value="6.71763" calcext:value-type="float">
            <text:p>6,717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55582" calcext:value-type="float">
            <text:p>8,855582</text:p>
          </table:table-cell>
          <table:table-cell office:value-type="float" office:value="6.70454" calcext:value-type="float">
            <text:p>6,70454</text:p>
          </table:table-cell>
          <table:table-cell table:formula="of:=IF([.A583]=0;[.C583];NA())" office:value-type="string" office:string-value="" calcext:value-type="error">
            <text:p>#N/DISP</text:p>
          </table:table-cell>
          <table:table-cell table:formula="of:=IF([.A583]=1;[.C583];NA())" office:value-type="float" office:value="6.70454" calcext:value-type="float">
            <text:p>6,704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98434" calcext:value-type="float">
            <text:p>8,898434</text:p>
          </table:table-cell>
          <table:table-cell office:value-type="float" office:value="6.69223" calcext:value-type="float">
            <text:p>6,69223</text:p>
          </table:table-cell>
          <table:table-cell table:formula="of:=IF([.A584]=0;[.C584];NA())" office:value-type="string" office:string-value="" calcext:value-type="error">
            <text:p>#N/DISP</text:p>
          </table:table-cell>
          <table:table-cell table:formula="of:=IF([.A584]=1;[.C584];NA())" office:value-type="float" office:value="6.69223" calcext:value-type="float">
            <text:p>6,69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9416982" calcext:value-type="float">
            <text:p>8,9416982</text:p>
          </table:table-cell>
          <table:table-cell office:value-type="float" office:value="6.68073" calcext:value-type="float">
            <text:p>6,68073</text:p>
          </table:table-cell>
          <table:table-cell table:formula="of:=IF([.A585]=0;[.C585];NA())" office:value-type="string" office:string-value="" calcext:value-type="error">
            <text:p>#N/DISP</text:p>
          </table:table-cell>
          <table:table-cell table:formula="of:=IF([.A585]=1;[.C585];NA())" office:value-type="float" office:value="6.68073" calcext:value-type="float">
            <text:p>6,680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9853603" calcext:value-type="float">
            <text:p>8,9853603</text:p>
          </table:table-cell>
          <table:table-cell office:value-type="float" office:value="6.67005" calcext:value-type="float">
            <text:p>6,67005</text:p>
          </table:table-cell>
          <table:table-cell table:formula="of:=IF([.A586]=0;[.C586];NA())" office:value-type="string" office:string-value="" calcext:value-type="error">
            <text:p>#N/DISP</text:p>
          </table:table-cell>
          <table:table-cell table:formula="of:=IF([.A586]=1;[.C586];NA())" office:value-type="float" office:value="6.67005" calcext:value-type="float">
            <text:p>6,67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0294045" calcext:value-type="float">
            <text:p>9,0294045</text:p>
          </table:table-cell>
          <table:table-cell office:value-type="float" office:value="6.66018" calcext:value-type="float">
            <text:p>6,66018</text:p>
          </table:table-cell>
          <table:table-cell table:formula="of:=IF([.A587]=0;[.C587];NA())" office:value-type="string" office:string-value="" calcext:value-type="error">
            <text:p>#N/DISP</text:p>
          </table:table-cell>
          <table:table-cell table:formula="of:=IF([.A587]=1;[.C587];NA())" office:value-type="float" office:value="6.66018" calcext:value-type="float">
            <text:p>6,66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0738153" calcext:value-type="float">
            <text:p>9,0738153</text:p>
          </table:table-cell>
          <table:table-cell office:value-type="float" office:value="6.65116" calcext:value-type="float">
            <text:p>6,65116</text:p>
          </table:table-cell>
          <table:table-cell table:formula="of:=IF([.A588]=0;[.C588];NA())" office:value-type="string" office:string-value="" calcext:value-type="error">
            <text:p>#N/DISP</text:p>
          </table:table-cell>
          <table:table-cell table:formula="of:=IF([.A588]=1;[.C588];NA())" office:value-type="float" office:value="6.65116" calcext:value-type="float">
            <text:p>6,65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118577" calcext:value-type="float">
            <text:p>9,118577</text:p>
          </table:table-cell>
          <table:table-cell office:value-type="float" office:value="6.64298" calcext:value-type="float">
            <text:p>6,64298</text:p>
          </table:table-cell>
          <table:table-cell table:formula="of:=IF([.A589]=0;[.C589];NA())" office:value-type="string" office:string-value="" calcext:value-type="error">
            <text:p>#N/DISP</text:p>
          </table:table-cell>
          <table:table-cell table:formula="of:=IF([.A589]=1;[.C589];NA())" office:value-type="float" office:value="6.64298" calcext:value-type="float">
            <text:p>6,64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163672" calcext:value-type="float">
            <text:p>9,163672</text:p>
          </table:table-cell>
          <table:table-cell office:value-type="float" office:value="6.63566" calcext:value-type="float">
            <text:p>6,63566</text:p>
          </table:table-cell>
          <table:table-cell table:formula="of:=IF([.A590]=0;[.C590];NA())" office:value-type="string" office:string-value="" calcext:value-type="error">
            <text:p>#N/DISP</text:p>
          </table:table-cell>
          <table:table-cell table:formula="of:=IF([.A590]=1;[.C590];NA())" office:value-type="float" office:value="6.63566" calcext:value-type="float">
            <text:p>6,635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09086" calcext:value-type="float">
            <text:p>9,209086</text:p>
          </table:table-cell>
          <table:table-cell office:value-type="float" office:value="6.6292" calcext:value-type="float">
            <text:p>6,6292</text:p>
          </table:table-cell>
          <table:table-cell table:formula="of:=IF([.A591]=0;[.C591];NA())" office:value-type="string" office:string-value="" calcext:value-type="error">
            <text:p>#N/DISP</text:p>
          </table:table-cell>
          <table:table-cell table:formula="of:=IF([.A591]=1;[.C591];NA())" office:value-type="float" office:value="6.6292" calcext:value-type="float">
            <text:p>6,62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54801" calcext:value-type="float">
            <text:p>9,254801</text:p>
          </table:table-cell>
          <table:table-cell office:value-type="float" office:value="6.62362" calcext:value-type="float">
            <text:p>6,62362</text:p>
          </table:table-cell>
          <table:table-cell table:formula="of:=IF([.A592]=0;[.C592];NA())" office:value-type="string" office:string-value="" calcext:value-type="error">
            <text:p>#N/DISP</text:p>
          </table:table-cell>
          <table:table-cell table:formula="of:=IF([.A592]=1;[.C592];NA())" office:value-type="float" office:value="6.62362" calcext:value-type="float">
            <text:p>6,62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008" calcext:value-type="float">
            <text:p>9,3008</text:p>
          </table:table-cell>
          <table:table-cell office:value-type="float" office:value="6.61892" calcext:value-type="float">
            <text:p>6,61892</text:p>
          </table:table-cell>
          <table:table-cell table:formula="of:=IF([.A593]=0;[.C593];NA())" office:value-type="string" office:string-value="" calcext:value-type="error">
            <text:p>#N/DISP</text:p>
          </table:table-cell>
          <table:table-cell table:formula="of:=IF([.A593]=1;[.C593];NA())" office:value-type="float" office:value="6.61892" calcext:value-type="float">
            <text:p>6,618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47066" calcext:value-type="float">
            <text:p>9,347066</text:p>
          </table:table-cell>
          <table:table-cell office:value-type="float" office:value="6.61512" calcext:value-type="float">
            <text:p>6,61512</text:p>
          </table:table-cell>
          <table:table-cell table:formula="of:=IF([.A594]=0;[.C594];NA())" office:value-type="string" office:string-value="" calcext:value-type="error">
            <text:p>#N/DISP</text:p>
          </table:table-cell>
          <table:table-cell table:formula="of:=IF([.A594]=1;[.C594];NA())" office:value-type="float" office:value="6.61512" calcext:value-type="float">
            <text:p>6,61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93582" calcext:value-type="float">
            <text:p>9,393582</text:p>
          </table:table-cell>
          <table:table-cell office:value-type="float" office:value="6.61222" calcext:value-type="float">
            <text:p>6,61222</text:p>
          </table:table-cell>
          <table:table-cell table:formula="of:=IF([.A595]=0;[.C595];NA())" office:value-type="string" office:string-value="" calcext:value-type="error">
            <text:p>#N/DISP</text:p>
          </table:table-cell>
          <table:table-cell table:formula="of:=IF([.A595]=1;[.C595];NA())" office:value-type="float" office:value="6.61222" calcext:value-type="float">
            <text:p>6,61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4033" calcext:value-type="float">
            <text:p>9,44033</text:p>
          </table:table-cell>
          <table:table-cell office:value-type="float" office:value="6.61023" calcext:value-type="float">
            <text:p>6,61023</text:p>
          </table:table-cell>
          <table:table-cell table:formula="of:=IF([.A596]=0;[.C596];NA())" office:value-type="string" office:string-value="" calcext:value-type="error">
            <text:p>#N/DISP</text:p>
          </table:table-cell>
          <table:table-cell table:formula="of:=IF([.A596]=1;[.C596];NA())" office:value-type="float" office:value="6.61023" calcext:value-type="float">
            <text:p>6,610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87292" calcext:value-type="float">
            <text:p>9,487292</text:p>
          </table:table-cell>
          <table:table-cell office:value-type="float" office:value="6.60915" calcext:value-type="float">
            <text:p>6,60915</text:p>
          </table:table-cell>
          <table:table-cell table:formula="of:=IF([.A597]=0;[.C597];NA())" office:value-type="string" office:string-value="" calcext:value-type="error">
            <text:p>#N/DISP</text:p>
          </table:table-cell>
          <table:table-cell table:formula="of:=IF([.A597]=1;[.C597];NA())" office:value-type="float" office:value="6.60915" calcext:value-type="float">
            <text:p>6,609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34451" calcext:value-type="float">
            <text:p>9,534451</text:p>
          </table:table-cell>
          <table:table-cell office:value-type="float" office:value="6.609" calcext:value-type="float">
            <text:p>6,609</text:p>
          </table:table-cell>
          <table:table-cell table:formula="of:=IF([.A598]=0;[.C598];NA())" office:value-type="string" office:string-value="" calcext:value-type="error">
            <text:p>#N/DISP</text:p>
          </table:table-cell>
          <table:table-cell table:formula="of:=IF([.A598]=1;[.C598];NA())" office:value-type="float" office:value="6.609" calcext:value-type="float">
            <text:p>6,6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81788" calcext:value-type="float">
            <text:p>9,581788</text:p>
          </table:table-cell>
          <table:table-cell office:value-type="float" office:value="6.60979" calcext:value-type="float">
            <text:p>6,60979</text:p>
          </table:table-cell>
          <table:table-cell table:formula="of:=IF([.A599]=0;[.C599];NA())" office:value-type="string" office:string-value="" calcext:value-type="error">
            <text:p>#N/DISP</text:p>
          </table:table-cell>
          <table:table-cell table:formula="of:=IF([.A599]=1;[.C599];NA())" office:value-type="float" office:value="6.60979" calcext:value-type="float">
            <text:p>6,609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29284" calcext:value-type="float">
            <text:p>9,629284</text:p>
          </table:table-cell>
          <table:table-cell office:value-type="float" office:value="6.61151" calcext:value-type="float">
            <text:p>6,61151</text:p>
          </table:table-cell>
          <table:table-cell table:formula="of:=IF([.A600]=0;[.C600];NA())" office:value-type="string" office:string-value="" calcext:value-type="error">
            <text:p>#N/DISP</text:p>
          </table:table-cell>
          <table:table-cell table:formula="of:=IF([.A600]=1;[.C600];NA())" office:value-type="float" office:value="6.61151" calcext:value-type="float">
            <text:p>6,61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76921" calcext:value-type="float">
            <text:p>9,676921</text:p>
          </table:table-cell>
          <table:table-cell office:value-type="float" office:value="6.61417" calcext:value-type="float">
            <text:p>6,61417</text:p>
          </table:table-cell>
          <table:table-cell table:formula="of:=IF([.A601]=0;[.C601];NA())" office:value-type="string" office:string-value="" calcext:value-type="error">
            <text:p>#N/DISP</text:p>
          </table:table-cell>
          <table:table-cell table:formula="of:=IF([.A601]=1;[.C601];NA())" office:value-type="float" office:value="6.61417" calcext:value-type="float">
            <text:p>6,614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2468" calcext:value-type="float">
            <text:p>9,72468</text:p>
          </table:table-cell>
          <table:table-cell office:value-type="float" office:value="6.61779" calcext:value-type="float">
            <text:p>6,61779</text:p>
          </table:table-cell>
          <table:table-cell table:formula="of:=IF([.A602]=0;[.C602];NA())" office:value-type="string" office:string-value="" calcext:value-type="error">
            <text:p>#N/DISP</text:p>
          </table:table-cell>
          <table:table-cell table:formula="of:=IF([.A602]=1;[.C602];NA())" office:value-type="float" office:value="6.61779" calcext:value-type="float">
            <text:p>6,617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72542" calcext:value-type="float">
            <text:p>9,772542</text:p>
          </table:table-cell>
          <table:table-cell office:value-type="float" office:value="6.62236" calcext:value-type="float">
            <text:p>6,62236</text:p>
          </table:table-cell>
          <table:table-cell table:formula="of:=IF([.A603]=0;[.C603];NA())" office:value-type="string" office:string-value="" calcext:value-type="error">
            <text:p>#N/DISP</text:p>
          </table:table-cell>
          <table:table-cell table:formula="of:=IF([.A603]=1;[.C603];NA())" office:value-type="float" office:value="6.62236" calcext:value-type="float">
            <text:p>6,622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20489" calcext:value-type="float">
            <text:p>9,820489</text:p>
          </table:table-cell>
          <table:table-cell office:value-type="float" office:value="6.62789" calcext:value-type="float">
            <text:p>6,62789</text:p>
          </table:table-cell>
          <table:table-cell table:formula="of:=IF([.A604]=0;[.C604];NA())" office:value-type="string" office:string-value="" calcext:value-type="error">
            <text:p>#N/DISP</text:p>
          </table:table-cell>
          <table:table-cell table:formula="of:=IF([.A604]=1;[.C604];NA())" office:value-type="float" office:value="6.62789" calcext:value-type="float">
            <text:p>6,627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685" calcext:value-type="float">
            <text:p>9,8685</text:p>
          </table:table-cell>
          <table:table-cell office:value-type="float" office:value="6.63439" calcext:value-type="float">
            <text:p>6,63439</text:p>
          </table:table-cell>
          <table:table-cell table:formula="of:=IF([.A605]=0;[.C605];NA())" office:value-type="string" office:string-value="" calcext:value-type="error">
            <text:p>#N/DISP</text:p>
          </table:table-cell>
          <table:table-cell table:formula="of:=IF([.A605]=1;[.C605];NA())" office:value-type="float" office:value="6.63439" calcext:value-type="float">
            <text:p>6,634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16557" calcext:value-type="float">
            <text:p>9,916557</text:p>
          </table:table-cell>
          <table:table-cell office:value-type="float" office:value="6.64186" calcext:value-type="float">
            <text:p>6,64186</text:p>
          </table:table-cell>
          <table:table-cell table:formula="of:=IF([.A606]=0;[.C606];NA())" office:value-type="string" office:string-value="" calcext:value-type="error">
            <text:p>#N/DISP</text:p>
          </table:table-cell>
          <table:table-cell table:formula="of:=IF([.A606]=1;[.C606];NA())" office:value-type="float" office:value="6.64186" calcext:value-type="float">
            <text:p>6,641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64639" calcext:value-type="float">
            <text:p>9,964639</text:p>
          </table:table-cell>
          <table:table-cell office:value-type="float" office:value="6.6503" calcext:value-type="float">
            <text:p>6,6503</text:p>
          </table:table-cell>
          <table:table-cell table:formula="of:=IF([.A607]=0;[.C607];NA())" office:value-type="string" office:string-value="" calcext:value-type="error">
            <text:p>#N/DISP</text:p>
          </table:table-cell>
          <table:table-cell table:formula="of:=IF([.A607]=1;[.C607];NA())" office:value-type="float" office:value="6.6503" calcext:value-type="float">
            <text:p>6,65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1273" calcext:value-type="float">
            <text:p>10,01273</text:p>
          </table:table-cell>
          <table:table-cell office:value-type="float" office:value="6.65973" calcext:value-type="float">
            <text:p>6,65973</text:p>
          </table:table-cell>
          <table:table-cell table:formula="of:=IF([.A608]=0;[.C608];NA())" office:value-type="string" office:string-value="" calcext:value-type="error">
            <text:p>#N/DISP</text:p>
          </table:table-cell>
          <table:table-cell table:formula="of:=IF([.A608]=1;[.C608];NA())" office:value-type="float" office:value="6.65973" calcext:value-type="float">
            <text:p>6,659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608" calcext:value-type="float">
            <text:p>10,0608</text:p>
          </table:table-cell>
          <table:table-cell office:value-type="float" office:value="6.67013" calcext:value-type="float">
            <text:p>6,67013</text:p>
          </table:table-cell>
          <table:table-cell table:formula="of:=IF([.A609]=0;[.C609];NA())" office:value-type="string" office:string-value="" calcext:value-type="error">
            <text:p>#N/DISP</text:p>
          </table:table-cell>
          <table:table-cell table:formula="of:=IF([.A609]=1;[.C609];NA())" office:value-type="float" office:value="6.67013" calcext:value-type="float">
            <text:p>6,67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0884" calcext:value-type="float">
            <text:p>10,10884</text:p>
          </table:table-cell>
          <table:table-cell office:value-type="float" office:value="6.68152" calcext:value-type="float">
            <text:p>6,68152</text:p>
          </table:table-cell>
          <table:table-cell table:formula="of:=IF([.A610]=0;[.C610];NA())" office:value-type="string" office:string-value="" calcext:value-type="error">
            <text:p>#N/DISP</text:p>
          </table:table-cell>
          <table:table-cell table:formula="of:=IF([.A610]=1;[.C610];NA())" office:value-type="float" office:value="6.68152" calcext:value-type="float">
            <text:p>6,68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5683" calcext:value-type="float">
            <text:p>10,15683</text:p>
          </table:table-cell>
          <table:table-cell office:value-type="float" office:value="6.69389" calcext:value-type="float">
            <text:p>6,69389</text:p>
          </table:table-cell>
          <table:table-cell table:formula="of:=IF([.A611]=0;[.C611];NA())" office:value-type="string" office:string-value="" calcext:value-type="error">
            <text:p>#N/DISP</text:p>
          </table:table-cell>
          <table:table-cell table:formula="of:=IF([.A611]=1;[.C611];NA())" office:value-type="float" office:value="6.69389" calcext:value-type="float">
            <text:p>6,69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0474" calcext:value-type="float">
            <text:p>10,20474</text:p>
          </table:table-cell>
          <table:table-cell office:value-type="float" office:value="6.70725" calcext:value-type="float">
            <text:p>6,70725</text:p>
          </table:table-cell>
          <table:table-cell table:formula="of:=IF([.A612]=0;[.C612];NA())" office:value-type="string" office:string-value="" calcext:value-type="error">
            <text:p>#N/DISP</text:p>
          </table:table-cell>
          <table:table-cell table:formula="of:=IF([.A612]=1;[.C612];NA())" office:value-type="float" office:value="6.70725" calcext:value-type="float">
            <text:p>6,707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5256" calcext:value-type="float">
            <text:p>10,25256</text:p>
          </table:table-cell>
          <table:table-cell office:value-type="float" office:value="6.7216" calcext:value-type="float">
            <text:p>6,7216</text:p>
          </table:table-cell>
          <table:table-cell table:formula="of:=IF([.A613]=0;[.C613];NA())" office:value-type="string" office:string-value="" calcext:value-type="error">
            <text:p>#N/DISP</text:p>
          </table:table-cell>
          <table:table-cell table:formula="of:=IF([.A613]=1;[.C613];NA())" office:value-type="float" office:value="6.7216" calcext:value-type="float">
            <text:p>6,7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0026" calcext:value-type="float">
            <text:p>10,30026</text:p>
          </table:table-cell>
          <table:table-cell office:value-type="float" office:value="6.73695" calcext:value-type="float">
            <text:p>6,73695</text:p>
          </table:table-cell>
          <table:table-cell table:formula="of:=IF([.A614]=0;[.C614];NA())" office:value-type="string" office:string-value="" calcext:value-type="error">
            <text:p>#N/DISP</text:p>
          </table:table-cell>
          <table:table-cell table:formula="of:=IF([.A614]=1;[.C614];NA())" office:value-type="float" office:value="6.73695" calcext:value-type="float">
            <text:p>6,736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4783" calcext:value-type="float">
            <text:p>10,34783</text:p>
          </table:table-cell>
          <table:table-cell office:value-type="float" office:value="6.75328" calcext:value-type="float">
            <text:p>6,75328</text:p>
          </table:table-cell>
          <table:table-cell table:formula="of:=IF([.A615]=0;[.C615];NA())" office:value-type="string" office:string-value="" calcext:value-type="error">
            <text:p>#N/DISP</text:p>
          </table:table-cell>
          <table:table-cell table:formula="of:=IF([.A615]=1;[.C615];NA())" office:value-type="float" office:value="6.75328" calcext:value-type="float">
            <text:p>6,75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9524" calcext:value-type="float">
            <text:p>10,39524</text:p>
          </table:table-cell>
          <table:table-cell office:value-type="float" office:value="6.77061" calcext:value-type="float">
            <text:p>6,77061</text:p>
          </table:table-cell>
          <table:table-cell table:formula="of:=IF([.A616]=0;[.C616];NA())" office:value-type="string" office:string-value="" calcext:value-type="error">
            <text:p>#N/DISP</text:p>
          </table:table-cell>
          <table:table-cell table:formula="of:=IF([.A616]=1;[.C616];NA())" office:value-type="float" office:value="6.77061" calcext:value-type="float">
            <text:p>6,77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4248" calcext:value-type="float">
            <text:p>10,44248</text:p>
          </table:table-cell>
          <table:table-cell office:value-type="float" office:value="6.78893" calcext:value-type="float">
            <text:p>6,78893</text:p>
          </table:table-cell>
          <table:table-cell table:formula="of:=IF([.A617]=0;[.C617];NA())" office:value-type="string" office:string-value="" calcext:value-type="error">
            <text:p>#N/DISP</text:p>
          </table:table-cell>
          <table:table-cell table:formula="of:=IF([.A617]=1;[.C617];NA())" office:value-type="float" office:value="6.78893" calcext:value-type="float">
            <text:p>6,788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8952" calcext:value-type="float">
            <text:p>10,48952</text:p>
          </table:table-cell>
          <table:table-cell office:value-type="float" office:value="6.80824" calcext:value-type="float">
            <text:p>6,80824</text:p>
          </table:table-cell>
          <table:table-cell table:formula="of:=IF([.A618]=0;[.C618];NA())" office:value-type="string" office:string-value="" calcext:value-type="error">
            <text:p>#N/DISP</text:p>
          </table:table-cell>
          <table:table-cell table:formula="of:=IF([.A618]=1;[.C618];NA())" office:value-type="float" office:value="6.80824" calcext:value-type="float">
            <text:p>6,808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3634" calcext:value-type="float">
            <text:p>10,53634</text:p>
          </table:table-cell>
          <table:table-cell office:value-type="float" office:value="6.82854" calcext:value-type="float">
            <text:p>6,82854</text:p>
          </table:table-cell>
          <table:table-cell table:formula="of:=IF([.A619]=0;[.C619];NA())" office:value-type="string" office:string-value="" calcext:value-type="error">
            <text:p>#N/DISP</text:p>
          </table:table-cell>
          <table:table-cell table:formula="of:=IF([.A619]=1;[.C619];NA())" office:value-type="float" office:value="6.82854" calcext:value-type="float">
            <text:p>6,828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8293" calcext:value-type="float">
            <text:p>10,58293</text:p>
          </table:table-cell>
          <table:table-cell office:value-type="float" office:value="6.84983" calcext:value-type="float">
            <text:p>6,84983</text:p>
          </table:table-cell>
          <table:table-cell table:formula="of:=IF([.A620]=0;[.C620];NA())" office:value-type="string" office:string-value="" calcext:value-type="error">
            <text:p>#N/DISP</text:p>
          </table:table-cell>
          <table:table-cell table:formula="of:=IF([.A620]=1;[.C620];NA())" office:value-type="float" office:value="6.84983" calcext:value-type="float">
            <text:p>6,849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2925" calcext:value-type="float">
            <text:p>10,62925</text:p>
          </table:table-cell>
          <table:table-cell office:value-type="float" office:value="6.87211" calcext:value-type="float">
            <text:p>6,87211</text:p>
          </table:table-cell>
          <table:table-cell table:formula="of:=IF([.A621]=0;[.C621];NA())" office:value-type="string" office:string-value="" calcext:value-type="error">
            <text:p>#N/DISP</text:p>
          </table:table-cell>
          <table:table-cell table:formula="of:=IF([.A621]=1;[.C621];NA())" office:value-type="float" office:value="6.87211" calcext:value-type="float">
            <text:p>6,872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753" calcext:value-type="float">
            <text:p>10,6753</text:p>
          </table:table-cell>
          <table:table-cell office:value-type="float" office:value="6.89537" calcext:value-type="float">
            <text:p>6,89537</text:p>
          </table:table-cell>
          <table:table-cell table:formula="of:=IF([.A622]=0;[.C622];NA())" office:value-type="string" office:string-value="" calcext:value-type="error">
            <text:p>#N/DISP</text:p>
          </table:table-cell>
          <table:table-cell table:formula="of:=IF([.A622]=1;[.C622];NA())" office:value-type="float" office:value="6.89537" calcext:value-type="float">
            <text:p>6,895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2104" calcext:value-type="float">
            <text:p>10,72104</text:p>
          </table:table-cell>
          <table:table-cell office:value-type="float" office:value="6.91961" calcext:value-type="float">
            <text:p>6,91961</text:p>
          </table:table-cell>
          <table:table-cell table:formula="of:=IF([.A623]=0;[.C623];NA())" office:value-type="string" office:string-value="" calcext:value-type="error">
            <text:p>#N/DISP</text:p>
          </table:table-cell>
          <table:table-cell table:formula="of:=IF([.A623]=1;[.C623];NA())" office:value-type="float" office:value="6.91961" calcext:value-type="float">
            <text:p>6,91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6647" calcext:value-type="float">
            <text:p>10,76647</text:p>
          </table:table-cell>
          <table:table-cell office:value-type="float" office:value="6.94484" calcext:value-type="float">
            <text:p>6,94484</text:p>
          </table:table-cell>
          <table:table-cell table:formula="of:=IF([.A624]=0;[.C624];NA())" office:value-type="string" office:string-value="" calcext:value-type="error">
            <text:p>#N/DISP</text:p>
          </table:table-cell>
          <table:table-cell table:formula="of:=IF([.A624]=1;[.C624];NA())" office:value-type="float" office:value="6.94484" calcext:value-type="float">
            <text:p>6,94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1155" calcext:value-type="float">
            <text:p>10,81155</text:p>
          </table:table-cell>
          <table:table-cell office:value-type="float" office:value="6.97104" calcext:value-type="float">
            <text:p>6,97104</text:p>
          </table:table-cell>
          <table:table-cell table:formula="of:=IF([.A625]=0;[.C625];NA())" office:value-type="string" office:string-value="" calcext:value-type="error">
            <text:p>#N/DISP</text:p>
          </table:table-cell>
          <table:table-cell table:formula="of:=IF([.A625]=1;[.C625];NA())" office:value-type="float" office:value="6.97104" calcext:value-type="float">
            <text:p>6,971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5627" calcext:value-type="float">
            <text:p>10,85627</text:p>
          </table:table-cell>
          <table:table-cell office:value-type="float" office:value="6.99821" calcext:value-type="float">
            <text:p>6,99821</text:p>
          </table:table-cell>
          <table:table-cell table:formula="of:=IF([.A626]=0;[.C626];NA())" office:value-type="string" office:string-value="" calcext:value-type="error">
            <text:p>#N/DISP</text:p>
          </table:table-cell>
          <table:table-cell table:formula="of:=IF([.A626]=1;[.C626];NA())" office:value-type="float" office:value="6.99821" calcext:value-type="float">
            <text:p>6,998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0061" calcext:value-type="float">
            <text:p>10,90061</text:p>
          </table:table-cell>
          <table:table-cell office:value-type="float" office:value="7.02635" calcext:value-type="float">
            <text:p>7,02635</text:p>
          </table:table-cell>
          <table:table-cell table:formula="of:=IF([.A627]=0;[.C627];NA())" office:value-type="string" office:string-value="" calcext:value-type="error">
            <text:p>#N/DISP</text:p>
          </table:table-cell>
          <table:table-cell table:formula="of:=IF([.A627]=1;[.C627];NA())" office:value-type="float" office:value="7.02635" calcext:value-type="float">
            <text:p>7,02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4454" calcext:value-type="float">
            <text:p>10,94454</text:p>
          </table:table-cell>
          <table:table-cell office:value-type="float" office:value="7.05546" calcext:value-type="float">
            <text:p>7,05546</text:p>
          </table:table-cell>
          <table:table-cell table:formula="of:=IF([.A628]=0;[.C628];NA())" office:value-type="string" office:string-value="" calcext:value-type="error">
            <text:p>#N/DISP</text:p>
          </table:table-cell>
          <table:table-cell table:formula="of:=IF([.A628]=1;[.C628];NA())" office:value-type="float" office:value="7.05546" calcext:value-type="float">
            <text:p>7,055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8805" calcext:value-type="float">
            <text:p>10,98805</text:p>
          </table:table-cell>
          <table:table-cell office:value-type="float" office:value="7.08552" calcext:value-type="float">
            <text:p>7,08552</text:p>
          </table:table-cell>
          <table:table-cell table:formula="of:=IF([.A629]=0;[.C629];NA())" office:value-type="string" office:string-value="" calcext:value-type="error">
            <text:p>#N/DISP</text:p>
          </table:table-cell>
          <table:table-cell table:formula="of:=IF([.A629]=1;[.C629];NA())" office:value-type="float" office:value="7.08552" calcext:value-type="float">
            <text:p>7,085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3112" calcext:value-type="float">
            <text:p>11,03112</text:p>
          </table:table-cell>
          <table:table-cell office:value-type="float" office:value="7.11653" calcext:value-type="float">
            <text:p>7,11653</text:p>
          </table:table-cell>
          <table:table-cell table:formula="of:=IF([.A630]=0;[.C630];NA())" office:value-type="string" office:string-value="" calcext:value-type="error">
            <text:p>#N/DISP</text:p>
          </table:table-cell>
          <table:table-cell table:formula="of:=IF([.A630]=1;[.C630];NA())" office:value-type="float" office:value="7.11653" calcext:value-type="float">
            <text:p>7,11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7372" calcext:value-type="float">
            <text:p>11,07372</text:p>
          </table:table-cell>
          <table:table-cell office:value-type="float" office:value="7.14849" calcext:value-type="float">
            <text:p>7,14849</text:p>
          </table:table-cell>
          <table:table-cell table:formula="of:=IF([.A631]=0;[.C631];NA())" office:value-type="float" office:value="7.14849" calcext:value-type="float">
            <text:p>7,14849</text:p>
          </table:table-cell>
          <table:table-cell table:formula="of:=IF([.A631]=1;[.C6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583" calcext:value-type="float">
            <text:p>11,11583</text:p>
          </table:table-cell>
          <table:table-cell office:value-type="float" office:value="7.18138" calcext:value-type="float">
            <text:p>7,18138</text:p>
          </table:table-cell>
          <table:table-cell table:formula="of:=IF([.A632]=0;[.C632];NA())" office:value-type="float" office:value="7.18138" calcext:value-type="float">
            <text:p>7,18138</text:p>
          </table:table-cell>
          <table:table-cell table:formula="of:=IF([.A632]=1;[.C6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5744" calcext:value-type="float">
            <text:p>11,15744</text:p>
          </table:table-cell>
          <table:table-cell office:value-type="float" office:value="7.21521" calcext:value-type="float">
            <text:p>7,21521</text:p>
          </table:table-cell>
          <table:table-cell table:formula="of:=IF([.A633]=0;[.C633];NA())" office:value-type="float" office:value="7.21521" calcext:value-type="float">
            <text:p>7,21521</text:p>
          </table:table-cell>
          <table:table-cell table:formula="of:=IF([.A633]=1;[.C6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9852" calcext:value-type="float">
            <text:p>11,19852</text:p>
          </table:table-cell>
          <table:table-cell office:value-type="float" office:value="7.24997" calcext:value-type="float">
            <text:p>7,24997</text:p>
          </table:table-cell>
          <table:table-cell table:formula="of:=IF([.A634]=0;[.C634];NA())" office:value-type="float" office:value="7.24997" calcext:value-type="float">
            <text:p>7,24997</text:p>
          </table:table-cell>
          <table:table-cell table:formula="of:=IF([.A634]=1;[.C6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3905" calcext:value-type="float">
            <text:p>11,23905</text:p>
          </table:table-cell>
          <table:table-cell office:value-type="float" office:value="7.28564" calcext:value-type="float">
            <text:p>7,28564</text:p>
          </table:table-cell>
          <table:table-cell table:formula="of:=IF([.A635]=0;[.C635];NA())" office:value-type="float" office:value="7.28564" calcext:value-type="float">
            <text:p>7,28564</text:p>
          </table:table-cell>
          <table:table-cell table:formula="of:=IF([.A635]=1;[.C6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7902" calcext:value-type="float">
            <text:p>11,27902</text:p>
          </table:table-cell>
          <table:table-cell office:value-type="float" office:value="7.32222" calcext:value-type="float">
            <text:p>7,32222</text:p>
          </table:table-cell>
          <table:table-cell table:formula="of:=IF([.A636]=0;[.C636];NA())" office:value-type="float" office:value="7.32222" calcext:value-type="float">
            <text:p>7,32222</text:p>
          </table:table-cell>
          <table:table-cell table:formula="of:=IF([.A636]=1;[.C6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184" calcext:value-type="float">
            <text:p>11,3184</text:p>
          </table:table-cell>
          <table:table-cell office:value-type="float" office:value="7.35969" calcext:value-type="float">
            <text:p>7,35969</text:p>
          </table:table-cell>
          <table:table-cell table:formula="of:=IF([.A637]=0;[.C637];NA())" office:value-type="float" office:value="7.35969" calcext:value-type="float">
            <text:p>7,35969</text:p>
          </table:table-cell>
          <table:table-cell table:formula="of:=IF([.A637]=1;[.C6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5718" calcext:value-type="float">
            <text:p>11,35718</text:p>
          </table:table-cell>
          <table:table-cell office:value-type="float" office:value="7.39806" calcext:value-type="float">
            <text:p>7,39806</text:p>
          </table:table-cell>
          <table:table-cell table:formula="of:=IF([.A638]=0;[.C638];NA())" office:value-type="float" office:value="7.39806" calcext:value-type="float">
            <text:p>7,39806</text:p>
          </table:table-cell>
          <table:table-cell table:formula="of:=IF([.A638]=1;[.C6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9533" calcext:value-type="float">
            <text:p>11,39533</text:p>
          </table:table-cell>
          <table:table-cell office:value-type="float" office:value="7.43731" calcext:value-type="float">
            <text:p>7,43731</text:p>
          </table:table-cell>
          <table:table-cell table:formula="of:=IF([.A639]=0;[.C639];NA())" office:value-type="float" office:value="7.43731" calcext:value-type="float">
            <text:p>7,43731</text:p>
          </table:table-cell>
          <table:table-cell table:formula="of:=IF([.A639]=1;[.C6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3284" calcext:value-type="float">
            <text:p>11,43284</text:p>
          </table:table-cell>
          <table:table-cell office:value-type="float" office:value="7.47743" calcext:value-type="float">
            <text:p>7,47743</text:p>
          </table:table-cell>
          <table:table-cell table:formula="of:=IF([.A640]=0;[.C640];NA())" office:value-type="float" office:value="7.47743" calcext:value-type="float">
            <text:p>7,47743</text:p>
          </table:table-cell>
          <table:table-cell table:formula="of:=IF([.A640]=1;[.C6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6968" calcext:value-type="float">
            <text:p>11,46968</text:p>
          </table:table-cell>
          <table:table-cell office:value-type="float" office:value="7.51841" calcext:value-type="float">
            <text:p>7,51841</text:p>
          </table:table-cell>
          <table:table-cell table:formula="of:=IF([.A641]=0;[.C641];NA())" office:value-type="float" office:value="7.51841" calcext:value-type="float">
            <text:p>7,51841</text:p>
          </table:table-cell>
          <table:table-cell table:formula="of:=IF([.A641]=1;[.C6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0583" calcext:value-type="float">
            <text:p>11,50583</text:p>
          </table:table-cell>
          <table:table-cell office:value-type="float" office:value="7.56025" calcext:value-type="float">
            <text:p>7,56025</text:p>
          </table:table-cell>
          <table:table-cell table:formula="of:=IF([.A642]=0;[.C642];NA())" office:value-type="float" office:value="7.56025" calcext:value-type="float">
            <text:p>7,56025</text:p>
          </table:table-cell>
          <table:table-cell table:formula="of:=IF([.A642]=1;[.C6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4129" calcext:value-type="float">
            <text:p>11,54129</text:p>
          </table:table-cell>
          <table:table-cell office:value-type="float" office:value="7.60291" calcext:value-type="float">
            <text:p>7,60291</text:p>
          </table:table-cell>
          <table:table-cell table:formula="of:=IF([.A643]=0;[.C643];NA())" office:value-type="float" office:value="7.60291" calcext:value-type="float">
            <text:p>7,60291</text:p>
          </table:table-cell>
          <table:table-cell table:formula="of:=IF([.A643]=1;[.C6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7602" calcext:value-type="float">
            <text:p>11,57602</text:p>
          </table:table-cell>
          <table:table-cell office:value-type="float" office:value="7.64641" calcext:value-type="float">
            <text:p>7,64641</text:p>
          </table:table-cell>
          <table:table-cell table:formula="of:=IF([.A644]=0;[.C644];NA())" office:value-type="float" office:value="7.64641" calcext:value-type="float">
            <text:p>7,64641</text:p>
          </table:table-cell>
          <table:table-cell table:formula="of:=IF([.A644]=1;[.C6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1002" calcext:value-type="float">
            <text:p>11,61002</text:p>
          </table:table-cell>
          <table:table-cell office:value-type="float" office:value="7.69072" calcext:value-type="float">
            <text:p>7,69072</text:p>
          </table:table-cell>
          <table:table-cell table:formula="of:=IF([.A645]=0;[.C645];NA())" office:value-type="float" office:value="7.69072" calcext:value-type="float">
            <text:p>7,69072</text:p>
          </table:table-cell>
          <table:table-cell table:formula="of:=IF([.A645]=1;[.C6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4325" calcext:value-type="float">
            <text:p>11,64325</text:p>
          </table:table-cell>
          <table:table-cell office:value-type="float" office:value="7.73583" calcext:value-type="float">
            <text:p>7,73583</text:p>
          </table:table-cell>
          <table:table-cell table:formula="of:=IF([.A646]=0;[.C646];NA())" office:value-type="float" office:value="7.73583" calcext:value-type="float">
            <text:p>7,73583</text:p>
          </table:table-cell>
          <table:table-cell table:formula="of:=IF([.A646]=1;[.C6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7571" calcext:value-type="float">
            <text:p>11,67571</text:p>
          </table:table-cell>
          <table:table-cell office:value-type="float" office:value="7.78174" calcext:value-type="float">
            <text:p>7,78174</text:p>
          </table:table-cell>
          <table:table-cell table:formula="of:=IF([.A647]=0;[.C647];NA())" office:value-type="float" office:value="7.78174" calcext:value-type="float">
            <text:p>7,78174</text:p>
          </table:table-cell>
          <table:table-cell table:formula="of:=IF([.A647]=1;[.C6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738" calcext:value-type="float">
            <text:p>11,70738</text:p>
          </table:table-cell>
          <table:table-cell office:value-type="float" office:value="7.82841" calcext:value-type="float">
            <text:p>7,82841</text:p>
          </table:table-cell>
          <table:table-cell table:formula="of:=IF([.A648]=0;[.C648];NA())" office:value-type="float" office:value="7.82841" calcext:value-type="float">
            <text:p>7,82841</text:p>
          </table:table-cell>
          <table:table-cell table:formula="of:=IF([.A648]=1;[.C6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3823" calcext:value-type="float">
            <text:p>11,73823</text:p>
          </table:table-cell>
          <table:table-cell office:value-type="float" office:value="7.87585" calcext:value-type="float">
            <text:p>7,87585</text:p>
          </table:table-cell>
          <table:table-cell table:formula="of:=IF([.A649]=0;[.C649];NA())" office:value-type="float" office:value="7.87585" calcext:value-type="float">
            <text:p>7,87585</text:p>
          </table:table-cell>
          <table:table-cell table:formula="of:=IF([.A649]=1;[.C6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6825" calcext:value-type="float">
            <text:p>11,76825</text:p>
          </table:table-cell>
          <table:table-cell office:value-type="float" office:value="7.92404" calcext:value-type="float">
            <text:p>7,92404</text:p>
          </table:table-cell>
          <table:table-cell table:formula="of:=IF([.A650]=0;[.C650];NA())" office:value-type="float" office:value="7.92404" calcext:value-type="float">
            <text:p>7,92404</text:p>
          </table:table-cell>
          <table:table-cell table:formula="of:=IF([.A650]=1;[.C6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9743" calcext:value-type="float">
            <text:p>11,79743</text:p>
          </table:table-cell>
          <table:table-cell office:value-type="float" office:value="7.97296" calcext:value-type="float">
            <text:p>7,97296</text:p>
          </table:table-cell>
          <table:table-cell table:formula="of:=IF([.A651]=0;[.C651];NA())" office:value-type="float" office:value="7.97296" calcext:value-type="float">
            <text:p>7,97296</text:p>
          </table:table-cell>
          <table:table-cell table:formula="of:=IF([.A651]=1;[.C6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2574" calcext:value-type="float">
            <text:p>11,82574</text:p>
          </table:table-cell>
          <table:table-cell office:value-type="float" office:value="8.022605" calcext:value-type="float">
            <text:p>8,022605</text:p>
          </table:table-cell>
          <table:table-cell table:formula="of:=IF([.A652]=0;[.C652];NA())" office:value-type="float" office:value="8.022605" calcext:value-type="float">
            <text:p>8,022605</text:p>
          </table:table-cell>
          <table:table-cell table:formula="of:=IF([.A652]=1;[.C6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5317" calcext:value-type="float">
            <text:p>11,85317</text:p>
          </table:table-cell>
          <table:table-cell office:value-type="float" office:value="8.072949" calcext:value-type="float">
            <text:p>8,072949</text:p>
          </table:table-cell>
          <table:table-cell table:formula="of:=IF([.A653]=0;[.C653];NA())" office:value-type="float" office:value="8.072949" calcext:value-type="float">
            <text:p>8,072949</text:p>
          </table:table-cell>
          <table:table-cell table:formula="of:=IF([.A653]=1;[.C6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797" calcext:value-type="float">
            <text:p>11,8797</text:p>
          </table:table-cell>
          <table:table-cell office:value-type="float" office:value="8.123981" calcext:value-type="float">
            <text:p>8,123981</text:p>
          </table:table-cell>
          <table:table-cell table:formula="of:=IF([.A654]=0;[.C654];NA())" office:value-type="float" office:value="8.123981" calcext:value-type="float">
            <text:p>8,123981</text:p>
          </table:table-cell>
          <table:table-cell table:formula="of:=IF([.A654]=1;[.C6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0532" calcext:value-type="float">
            <text:p>11,90532</text:p>
          </table:table-cell>
          <table:table-cell office:value-type="float" office:value="8.175685" calcext:value-type="float">
            <text:p>8,175685</text:p>
          </table:table-cell>
          <table:table-cell table:formula="of:=IF([.A655]=0;[.C655];NA())" office:value-type="float" office:value="8.175685" calcext:value-type="float">
            <text:p>8,175685</text:p>
          </table:table-cell>
          <table:table-cell table:formula="of:=IF([.A655]=1;[.C6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3001" calcext:value-type="float">
            <text:p>11,93001</text:p>
          </table:table-cell>
          <table:table-cell office:value-type="float" office:value="8.228045" calcext:value-type="float">
            <text:p>8,228045</text:p>
          </table:table-cell>
          <table:table-cell table:formula="of:=IF([.A656]=0;[.C656];NA())" office:value-type="float" office:value="8.228045" calcext:value-type="float">
            <text:p>8,228045</text:p>
          </table:table-cell>
          <table:table-cell table:formula="of:=IF([.A656]=1;[.C6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5376" calcext:value-type="float">
            <text:p>11,95376</text:p>
          </table:table-cell>
          <table:table-cell office:value-type="float" office:value="8.281043" calcext:value-type="float">
            <text:p>8,281043</text:p>
          </table:table-cell>
          <table:table-cell table:formula="of:=IF([.A657]=0;[.C657];NA())" office:value-type="float" office:value="8.281043" calcext:value-type="float">
            <text:p>8,281043</text:p>
          </table:table-cell>
          <table:table-cell table:formula="of:=IF([.A657]=1;[.C6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7655" calcext:value-type="float">
            <text:p>11,97655</text:p>
          </table:table-cell>
          <table:table-cell office:value-type="float" office:value="8.334663" calcext:value-type="float">
            <text:p>8,334663</text:p>
          </table:table-cell>
          <table:table-cell table:formula="of:=IF([.A658]=0;[.C658];NA())" office:value-type="float" office:value="8.334663" calcext:value-type="float">
            <text:p>8,334663</text:p>
          </table:table-cell>
          <table:table-cell table:formula="of:=IF([.A658]=1;[.C6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9836" calcext:value-type="float">
            <text:p>11,99836</text:p>
          </table:table-cell>
          <table:table-cell office:value-type="float" office:value="8.388887" calcext:value-type="float">
            <text:p>8,388887</text:p>
          </table:table-cell>
          <table:table-cell table:formula="of:=IF([.A659]=0;[.C659];NA())" office:value-type="float" office:value="8.388887" calcext:value-type="float">
            <text:p>8,388887</text:p>
          </table:table-cell>
          <table:table-cell table:formula="of:=IF([.A659]=1;[.C6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1918" calcext:value-type="float">
            <text:p>12,01918</text:p>
          </table:table-cell>
          <table:table-cell office:value-type="float" office:value="8.443698" calcext:value-type="float">
            <text:p>8,443698</text:p>
          </table:table-cell>
          <table:table-cell table:formula="of:=IF([.A660]=0;[.C660];NA())" office:value-type="float" office:value="8.443698" calcext:value-type="float">
            <text:p>8,443698</text:p>
          </table:table-cell>
          <table:table-cell table:formula="of:=IF([.A660]=1;[.C6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3899" calcext:value-type="float">
            <text:p>12,03899</text:p>
          </table:table-cell>
          <table:table-cell office:value-type="float" office:value="8.499078" calcext:value-type="float">
            <text:p>8,499078</text:p>
          </table:table-cell>
          <table:table-cell table:formula="of:=IF([.A661]=0;[.C661];NA())" office:value-type="float" office:value="8.499078" calcext:value-type="float">
            <text:p>8,499078</text:p>
          </table:table-cell>
          <table:table-cell table:formula="of:=IF([.A661]=1;[.C6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5779" calcext:value-type="float">
            <text:p>12,05779</text:p>
          </table:table-cell>
          <table:table-cell office:value-type="float" office:value="8.555007" calcext:value-type="float">
            <text:p>8,555007</text:p>
          </table:table-cell>
          <table:table-cell table:formula="of:=IF([.A662]=0;[.C662];NA())" office:value-type="float" office:value="8.555007" calcext:value-type="float">
            <text:p>8,555007</text:p>
          </table:table-cell>
          <table:table-cell table:formula="of:=IF([.A662]=1;[.C6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7556" calcext:value-type="float">
            <text:p>12,07556</text:p>
          </table:table-cell>
          <table:table-cell office:value-type="float" office:value="8.611467" calcext:value-type="float">
            <text:p>8,611467</text:p>
          </table:table-cell>
          <table:table-cell table:formula="of:=IF([.A663]=0;[.C663];NA())" office:value-type="float" office:value="8.611467" calcext:value-type="float">
            <text:p>8,611467</text:p>
          </table:table-cell>
          <table:table-cell table:formula="of:=IF([.A663]=1;[.C6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9228" calcext:value-type="float">
            <text:p>12,09228</text:p>
          </table:table-cell>
          <table:table-cell office:value-type="float" office:value="8.668439" calcext:value-type="float">
            <text:p>8,668439</text:p>
          </table:table-cell>
          <table:table-cell table:formula="of:=IF([.A664]=0;[.C664];NA())" office:value-type="float" office:value="8.668439" calcext:value-type="float">
            <text:p>8,668439</text:p>
          </table:table-cell>
          <table:table-cell table:formula="of:=IF([.A664]=1;[.C6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0794" calcext:value-type="float">
            <text:p>12,10794</text:p>
          </table:table-cell>
          <table:table-cell office:value-type="float" office:value="8.725904" calcext:value-type="float">
            <text:p>8,725904</text:p>
          </table:table-cell>
          <table:table-cell table:formula="of:=IF([.A665]=0;[.C665];NA())" office:value-type="float" office:value="8.725904" calcext:value-type="float">
            <text:p>8,725904</text:p>
          </table:table-cell>
          <table:table-cell table:formula="of:=IF([.A665]=1;[.C6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2253" calcext:value-type="float">
            <text:p>12,12253</text:p>
          </table:table-cell>
          <table:table-cell office:value-type="float" office:value="8.783842" calcext:value-type="float">
            <text:p>8,783842</text:p>
          </table:table-cell>
          <table:table-cell table:formula="of:=IF([.A666]=0;[.C666];NA())" office:value-type="float" office:value="8.783842" calcext:value-type="float">
            <text:p>8,783842</text:p>
          </table:table-cell>
          <table:table-cell table:formula="of:=IF([.A666]=1;[.C6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3603" calcext:value-type="float">
            <text:p>12,13603</text:p>
          </table:table-cell>
          <table:table-cell office:value-type="float" office:value="8.842233" calcext:value-type="float">
            <text:p>8,842233</text:p>
          </table:table-cell>
          <table:table-cell table:formula="of:=IF([.A667]=0;[.C667];NA())" office:value-type="float" office:value="8.842233" calcext:value-type="float">
            <text:p>8,842233</text:p>
          </table:table-cell>
          <table:table-cell table:formula="of:=IF([.A667]=1;[.C6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4845" calcext:value-type="float">
            <text:p>12,14845</text:p>
          </table:table-cell>
          <table:table-cell office:value-type="float" office:value="8.9010561" calcext:value-type="float">
            <text:p>8,9010561</text:p>
          </table:table-cell>
          <table:table-cell table:formula="of:=IF([.A668]=0;[.C668];NA())" office:value-type="float" office:value="8.9010561" calcext:value-type="float">
            <text:p>8,9010561</text:p>
          </table:table-cell>
          <table:table-cell table:formula="of:=IF([.A668]=1;[.C6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5975" calcext:value-type="float">
            <text:p>12,15975</text:p>
          </table:table-cell>
          <table:table-cell office:value-type="float" office:value="8.9602913" calcext:value-type="float">
            <text:p>8,9602913</text:p>
          </table:table-cell>
          <table:table-cell table:formula="of:=IF([.A669]=0;[.C669];NA())" office:value-type="float" office:value="8.9602913" calcext:value-type="float">
            <text:p>8,9602913</text:p>
          </table:table-cell>
          <table:table-cell table:formula="of:=IF([.A669]=1;[.C6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6994" calcext:value-type="float">
            <text:p>12,16994</text:p>
          </table:table-cell>
          <table:table-cell office:value-type="float" office:value="9.0199176" calcext:value-type="float">
            <text:p>9,0199176</text:p>
          </table:table-cell>
          <table:table-cell table:formula="of:=IF([.A670]=0;[.C670];NA())" office:value-type="float" office:value="9.0199176" calcext:value-type="float">
            <text:p>9,0199176</text:p>
          </table:table-cell>
          <table:table-cell table:formula="of:=IF([.A670]=1;[.C6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79" calcext:value-type="float">
            <text:p>12,179</text:p>
          </table:table-cell>
          <table:table-cell office:value-type="float" office:value="9.0799137" calcext:value-type="float">
            <text:p>9,0799137</text:p>
          </table:table-cell>
          <table:table-cell table:formula="of:=IF([.A671]=0;[.C671];NA())" office:value-type="float" office:value="9.0799137" calcext:value-type="float">
            <text:p>9,0799137</text:p>
          </table:table-cell>
          <table:table-cell table:formula="of:=IF([.A671]=1;[.C6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8692" calcext:value-type="float">
            <text:p>12,18692</text:p>
          </table:table-cell>
          <table:table-cell office:value-type="float" office:value="9.140258" calcext:value-type="float">
            <text:p>9,140258</text:p>
          </table:table-cell>
          <table:table-cell table:formula="of:=IF([.A672]=0;[.C672];NA())" office:value-type="float" office:value="9.140258" calcext:value-type="float">
            <text:p>9,140258</text:p>
          </table:table-cell>
          <table:table-cell table:formula="of:=IF([.A672]=1;[.C6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9369" calcext:value-type="float">
            <text:p>12,19369</text:p>
          </table:table-cell>
          <table:table-cell office:value-type="float" office:value="9.20093" calcext:value-type="float">
            <text:p>9,20093</text:p>
          </table:table-cell>
          <table:table-cell table:formula="of:=IF([.A673]=0;[.C673];NA())" office:value-type="float" office:value="9.20093" calcext:value-type="float">
            <text:p>9,20093</text:p>
          </table:table-cell>
          <table:table-cell table:formula="of:=IF([.A673]=1;[.C6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993" calcext:value-type="float">
            <text:p>12,1993</text:p>
          </table:table-cell>
          <table:table-cell office:value-type="float" office:value="9.261906" calcext:value-type="float">
            <text:p>9,261906</text:p>
          </table:table-cell>
          <table:table-cell table:formula="of:=IF([.A674]=0;[.C674];NA())" office:value-type="float" office:value="9.261906" calcext:value-type="float">
            <text:p>9,261906</text:p>
          </table:table-cell>
          <table:table-cell table:formula="of:=IF([.A674]=1;[.C6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20374" calcext:value-type="float">
            <text:p>12,20374</text:p>
          </table:table-cell>
          <table:table-cell office:value-type="float" office:value="9.323165" calcext:value-type="float">
            <text:p>9,323165</text:p>
          </table:table-cell>
          <table:table-cell table:formula="of:=IF([.A675]=0;[.C675];NA())" office:value-type="float" office:value="9.323165" calcext:value-type="float">
            <text:p>9,323165</text:p>
          </table:table-cell>
          <table:table-cell table:formula="of:=IF([.A675]=1;[.C6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20701" calcext:value-type="float">
            <text:p>12,20701</text:p>
          </table:table-cell>
          <table:table-cell office:value-type="float" office:value="9.384684" calcext:value-type="float">
            <text:p>9,384684</text:p>
          </table:table-cell>
          <table:table-cell table:formula="of:=IF([.A676]=0;[.C676];NA())" office:value-type="float" office:value="9.384684" calcext:value-type="float">
            <text:p>9,384684</text:p>
          </table:table-cell>
          <table:table-cell table:formula="of:=IF([.A676]=1;[.C6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2091" calcext:value-type="float">
            <text:p>12,2091</text:p>
          </table:table-cell>
          <table:table-cell office:value-type="float" office:value="9.446441" calcext:value-type="float">
            <text:p>9,446441</text:p>
          </table:table-cell>
          <table:table-cell table:formula="of:=IF([.A677]=0;[.C677];NA())" office:value-type="float" office:value="9.446441" calcext:value-type="float">
            <text:p>9,446441</text:p>
          </table:table-cell>
          <table:table-cell table:formula="of:=IF([.A677]=1;[.C6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20999" calcext:value-type="float">
            <text:p>12,20999</text:p>
          </table:table-cell>
          <table:table-cell office:value-type="float" office:value="9.508412" calcext:value-type="float">
            <text:p>9,508412</text:p>
          </table:table-cell>
          <table:table-cell table:formula="of:=IF([.A678]=0;[.C678];NA())" office:value-type="float" office:value="9.508412" calcext:value-type="float">
            <text:p>9,508412</text:p>
          </table:table-cell>
          <table:table-cell table:formula="of:=IF([.A678]=1;[.C6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20968" calcext:value-type="float">
            <text:p>12,20968</text:p>
          </table:table-cell>
          <table:table-cell office:value-type="float" office:value="9.570575" calcext:value-type="float">
            <text:p>9,570575</text:p>
          </table:table-cell>
          <table:table-cell table:formula="of:=IF([.A679]=0;[.C679];NA())" office:value-type="float" office:value="9.570575" calcext:value-type="float">
            <text:p>9,570575</text:p>
          </table:table-cell>
          <table:table-cell table:formula="of:=IF([.A679]=1;[.C6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20817" calcext:value-type="float">
            <text:p>12,20817</text:p>
          </table:table-cell>
          <table:table-cell office:value-type="float" office:value="9.632907" calcext:value-type="float">
            <text:p>9,632907</text:p>
          </table:table-cell>
          <table:table-cell table:formula="of:=IF([.A680]=0;[.C680];NA())" office:value-type="float" office:value="9.632907" calcext:value-type="float">
            <text:p>9,632907</text:p>
          </table:table-cell>
          <table:table-cell table:formula="of:=IF([.A680]=1;[.C6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20544" calcext:value-type="float">
            <text:p>12,20544</text:p>
          </table:table-cell>
          <table:table-cell office:value-type="float" office:value="9.695383" calcext:value-type="float">
            <text:p>9,695383</text:p>
          </table:table-cell>
          <table:table-cell table:formula="of:=IF([.A681]=0;[.C681];NA())" office:value-type="float" office:value="9.695383" calcext:value-type="float">
            <text:p>9,695383</text:p>
          </table:table-cell>
          <table:table-cell table:formula="of:=IF([.A681]=1;[.C6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20149" calcext:value-type="float">
            <text:p>12,20149</text:p>
          </table:table-cell>
          <table:table-cell office:value-type="float" office:value="9.757981" calcext:value-type="float">
            <text:p>9,757981</text:p>
          </table:table-cell>
          <table:table-cell table:formula="of:=IF([.A682]=0;[.C682];NA())" office:value-type="float" office:value="9.757981" calcext:value-type="float">
            <text:p>9,757981</text:p>
          </table:table-cell>
          <table:table-cell table:formula="of:=IF([.A682]=1;[.C6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9632" calcext:value-type="float">
            <text:p>12,19632</text:p>
          </table:table-cell>
          <table:table-cell office:value-type="float" office:value="9.820677" calcext:value-type="float">
            <text:p>9,820677</text:p>
          </table:table-cell>
          <table:table-cell table:formula="of:=IF([.A683]=0;[.C683];NA())" office:value-type="float" office:value="9.820677" calcext:value-type="float">
            <text:p>9,820677</text:p>
          </table:table-cell>
          <table:table-cell table:formula="of:=IF([.A683]=1;[.C6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8993" calcext:value-type="float">
            <text:p>12,18993</text:p>
          </table:table-cell>
          <table:table-cell office:value-type="float" office:value="9.883446" calcext:value-type="float">
            <text:p>9,883446</text:p>
          </table:table-cell>
          <table:table-cell table:formula="of:=IF([.A684]=0;[.C684];NA())" office:value-type="float" office:value="9.883446" calcext:value-type="float">
            <text:p>9,883446</text:p>
          </table:table-cell>
          <table:table-cell table:formula="of:=IF([.A684]=1;[.C6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8229" calcext:value-type="float">
            <text:p>12,18229</text:p>
          </table:table-cell>
          <table:table-cell office:value-type="float" office:value="9.946264" calcext:value-type="float">
            <text:p>9,946264</text:p>
          </table:table-cell>
          <table:table-cell table:formula="of:=IF([.A685]=0;[.C685];NA())" office:value-type="float" office:value="9.946264" calcext:value-type="float">
            <text:p>9,946264</text:p>
          </table:table-cell>
          <table:table-cell table:formula="of:=IF([.A685]=1;[.C6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7342" calcext:value-type="float">
            <text:p>12,17342</text:p>
          </table:table-cell>
          <table:table-cell office:value-type="float" office:value="10.00911" calcext:value-type="float">
            <text:p>10,00911</text:p>
          </table:table-cell>
          <table:table-cell table:formula="of:=IF([.A686]=0;[.C686];NA())" office:value-type="float" office:value="10.00911" calcext:value-type="float">
            <text:p>10,00911</text:p>
          </table:table-cell>
          <table:table-cell table:formula="of:=IF([.A686]=1;[.C6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6331" calcext:value-type="float">
            <text:p>12,16331</text:p>
          </table:table-cell>
          <table:table-cell office:value-type="float" office:value="10.07195" calcext:value-type="float">
            <text:p>10,07195</text:p>
          </table:table-cell>
          <table:table-cell table:formula="of:=IF([.A687]=0;[.C687];NA())" office:value-type="float" office:value="10.07195" calcext:value-type="float">
            <text:p>10,07195</text:p>
          </table:table-cell>
          <table:table-cell table:formula="of:=IF([.A687]=1;[.C6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5195" calcext:value-type="float">
            <text:p>12,15195</text:p>
          </table:table-cell>
          <table:table-cell office:value-type="float" office:value="10.13477" calcext:value-type="float">
            <text:p>10,13477</text:p>
          </table:table-cell>
          <table:table-cell table:formula="of:=IF([.A688]=0;[.C688];NA())" office:value-type="float" office:value="10.13477" calcext:value-type="float">
            <text:p>10,13477</text:p>
          </table:table-cell>
          <table:table-cell table:formula="of:=IF([.A688]=1;[.C6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3935" calcext:value-type="float">
            <text:p>12,13935</text:p>
          </table:table-cell>
          <table:table-cell office:value-type="float" office:value="10.19754" calcext:value-type="float">
            <text:p>10,19754</text:p>
          </table:table-cell>
          <table:table-cell table:formula="of:=IF([.A689]=0;[.C689];NA())" office:value-type="float" office:value="10.19754" calcext:value-type="float">
            <text:p>10,19754</text:p>
          </table:table-cell>
          <table:table-cell table:formula="of:=IF([.A689]=1;[.C6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2549" calcext:value-type="float">
            <text:p>12,12549</text:p>
          </table:table-cell>
          <table:table-cell office:value-type="float" office:value="10.26024" calcext:value-type="float">
            <text:p>10,26024</text:p>
          </table:table-cell>
          <table:table-cell table:formula="of:=IF([.A690]=0;[.C690];NA())" office:value-type="float" office:value="10.26024" calcext:value-type="float">
            <text:p>10,26024</text:p>
          </table:table-cell>
          <table:table-cell table:formula="of:=IF([.A690]=1;[.C6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1038" calcext:value-type="float">
            <text:p>12,11038</text:p>
          </table:table-cell>
          <table:table-cell office:value-type="float" office:value="10.32284" calcext:value-type="float">
            <text:p>10,32284</text:p>
          </table:table-cell>
          <table:table-cell table:formula="of:=IF([.A691]=0;[.C691];NA())" office:value-type="float" office:value="10.32284" calcext:value-type="float">
            <text:p>10,32284</text:p>
          </table:table-cell>
          <table:table-cell table:formula="of:=IF([.A691]=1;[.C6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9402" calcext:value-type="float">
            <text:p>12,09402</text:p>
          </table:table-cell>
          <table:table-cell office:value-type="float" office:value="10.38532" calcext:value-type="float">
            <text:p>10,38532</text:p>
          </table:table-cell>
          <table:table-cell table:formula="of:=IF([.A692]=0;[.C692];NA())" office:value-type="float" office:value="10.38532" calcext:value-type="float">
            <text:p>10,38532</text:p>
          </table:table-cell>
          <table:table-cell table:formula="of:=IF([.A692]=1;[.C6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7641" calcext:value-type="float">
            <text:p>12,07641</text:p>
          </table:table-cell>
          <table:table-cell office:value-type="float" office:value="10.44765" calcext:value-type="float">
            <text:p>10,44765</text:p>
          </table:table-cell>
          <table:table-cell table:formula="of:=IF([.A693]=0;[.C693];NA())" office:value-type="float" office:value="10.44765" calcext:value-type="float">
            <text:p>10,44765</text:p>
          </table:table-cell>
          <table:table-cell table:formula="of:=IF([.A693]=1;[.C6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5755" calcext:value-type="float">
            <text:p>12,05755</text:p>
          </table:table-cell>
          <table:table-cell office:value-type="float" office:value="10.50981" calcext:value-type="float">
            <text:p>10,50981</text:p>
          </table:table-cell>
          <table:table-cell table:formula="of:=IF([.A694]=0;[.C694];NA())" office:value-type="float" office:value="10.50981" calcext:value-type="float">
            <text:p>10,50981</text:p>
          </table:table-cell>
          <table:table-cell table:formula="of:=IF([.A694]=1;[.C6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3743" calcext:value-type="float">
            <text:p>12,03743</text:p>
          </table:table-cell>
          <table:table-cell office:value-type="float" office:value="10.57176" calcext:value-type="float">
            <text:p>10,57176</text:p>
          </table:table-cell>
          <table:table-cell table:formula="of:=IF([.A695]=0;[.C695];NA())" office:value-type="float" office:value="10.57176" calcext:value-type="float">
            <text:p>10,57176</text:p>
          </table:table-cell>
          <table:table-cell table:formula="of:=IF([.A695]=1;[.C6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1605" calcext:value-type="float">
            <text:p>12,01605</text:p>
          </table:table-cell>
          <table:table-cell office:value-type="float" office:value="10.6335" calcext:value-type="float">
            <text:p>10,6335</text:p>
          </table:table-cell>
          <table:table-cell table:formula="of:=IF([.A696]=0;[.C696];NA())" office:value-type="float" office:value="10.6335" calcext:value-type="float">
            <text:p>10,6335</text:p>
          </table:table-cell>
          <table:table-cell table:formula="of:=IF([.A696]=1;[.C6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9343" calcext:value-type="float">
            <text:p>11,99343</text:p>
          </table:table-cell>
          <table:table-cell office:value-type="float" office:value="10.69498" calcext:value-type="float">
            <text:p>10,69498</text:p>
          </table:table-cell>
          <table:table-cell table:formula="of:=IF([.A697]=0;[.C697];NA())" office:value-type="float" office:value="10.69498" calcext:value-type="float">
            <text:p>10,69498</text:p>
          </table:table-cell>
          <table:table-cell table:formula="of:=IF([.A697]=1;[.C6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6956" calcext:value-type="float">
            <text:p>11,96956</text:p>
          </table:table-cell>
          <table:table-cell office:value-type="float" office:value="10.75619" calcext:value-type="float">
            <text:p>10,75619</text:p>
          </table:table-cell>
          <table:table-cell table:formula="of:=IF([.A698]=0;[.C698];NA())" office:value-type="float" office:value="10.75619" calcext:value-type="float">
            <text:p>10,75619</text:p>
          </table:table-cell>
          <table:table-cell table:formula="of:=IF([.A698]=1;[.C6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4444" calcext:value-type="float">
            <text:p>11,94444</text:p>
          </table:table-cell>
          <table:table-cell office:value-type="float" office:value="10.8171" calcext:value-type="float">
            <text:p>10,8171</text:p>
          </table:table-cell>
          <table:table-cell table:formula="of:=IF([.A699]=0;[.C699];NA())" office:value-type="float" office:value="10.8171" calcext:value-type="float">
            <text:p>10,8171</text:p>
          </table:table-cell>
          <table:table-cell table:formula="of:=IF([.A699]=1;[.C6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1808" calcext:value-type="float">
            <text:p>11,91808</text:p>
          </table:table-cell>
          <table:table-cell office:value-type="float" office:value="10.87769" calcext:value-type="float">
            <text:p>10,87769</text:p>
          </table:table-cell>
          <table:table-cell table:formula="of:=IF([.A700]=0;[.C700];NA())" office:value-type="float" office:value="10.87769" calcext:value-type="float">
            <text:p>10,87769</text:p>
          </table:table-cell>
          <table:table-cell table:formula="of:=IF([.A700]=1;[.C7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9047" calcext:value-type="float">
            <text:p>11,89047</text:p>
          </table:table-cell>
          <table:table-cell office:value-type="float" office:value="10.93793" calcext:value-type="float">
            <text:p>10,93793</text:p>
          </table:table-cell>
          <table:table-cell table:formula="of:=IF([.A701]=0;[.C701];NA())" office:value-type="float" office:value="10.93793" calcext:value-type="float">
            <text:p>10,93793</text:p>
          </table:table-cell>
          <table:table-cell table:formula="of:=IF([.A701]=1;[.C7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6163" calcext:value-type="float">
            <text:p>11,86163</text:p>
          </table:table-cell>
          <table:table-cell office:value-type="float" office:value="10.99779" calcext:value-type="float">
            <text:p>10,99779</text:p>
          </table:table-cell>
          <table:table-cell table:formula="of:=IF([.A702]=0;[.C702];NA())" office:value-type="float" office:value="10.99779" calcext:value-type="float">
            <text:p>10,99779</text:p>
          </table:table-cell>
          <table:table-cell table:formula="of:=IF([.A702]=1;[.C7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3156" calcext:value-type="float">
            <text:p>11,83156</text:p>
          </table:table-cell>
          <table:table-cell office:value-type="float" office:value="11.05725" calcext:value-type="float">
            <text:p>11,05725</text:p>
          </table:table-cell>
          <table:table-cell table:formula="of:=IF([.A703]=0;[.C703];NA())" office:value-type="float" office:value="11.05725" calcext:value-type="float">
            <text:p>11,05725</text:p>
          </table:table-cell>
          <table:table-cell table:formula="of:=IF([.A703]=1;[.C7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0026" calcext:value-type="float">
            <text:p>11,80026</text:p>
          </table:table-cell>
          <table:table-cell office:value-type="float" office:value="11.11628" calcext:value-type="float">
            <text:p>11,11628</text:p>
          </table:table-cell>
          <table:table-cell table:formula="of:=IF([.A704]=0;[.C704];NA())" office:value-type="float" office:value="11.11628" calcext:value-type="float">
            <text:p>11,11628</text:p>
          </table:table-cell>
          <table:table-cell table:formula="of:=IF([.A704]=1;[.C7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6774" calcext:value-type="float">
            <text:p>11,76774</text:p>
          </table:table-cell>
          <table:table-cell office:value-type="float" office:value="11.17487" calcext:value-type="float">
            <text:p>11,17487</text:p>
          </table:table-cell>
          <table:table-cell table:formula="of:=IF([.A705]=0;[.C705];NA())" office:value-type="float" office:value="11.17487" calcext:value-type="float">
            <text:p>11,17487</text:p>
          </table:table-cell>
          <table:table-cell table:formula="of:=IF([.A705]=1;[.C7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34" calcext:value-type="float">
            <text:p>11,734</text:p>
          </table:table-cell>
          <table:table-cell office:value-type="float" office:value="11.23297" calcext:value-type="float">
            <text:p>11,23297</text:p>
          </table:table-cell>
          <table:table-cell table:formula="of:=IF([.A706]=0;[.C706];NA())" office:value-type="float" office:value="11.23297" calcext:value-type="float">
            <text:p>11,23297</text:p>
          </table:table-cell>
          <table:table-cell table:formula="of:=IF([.A706]=1;[.C7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9905" calcext:value-type="float">
            <text:p>11,69905</text:p>
          </table:table-cell>
          <table:table-cell office:value-type="float" office:value="11.29058" calcext:value-type="float">
            <text:p>11,29058</text:p>
          </table:table-cell>
          <table:table-cell table:formula="of:=IF([.A707]=0;[.C707];NA())" office:value-type="float" office:value="11.29058" calcext:value-type="float">
            <text:p>11,29058</text:p>
          </table:table-cell>
          <table:table-cell table:formula="of:=IF([.A707]=1;[.C7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6289" calcext:value-type="float">
            <text:p>11,66289</text:p>
          </table:table-cell>
          <table:table-cell office:value-type="float" office:value="11.34766" calcext:value-type="float">
            <text:p>11,34766</text:p>
          </table:table-cell>
          <table:table-cell table:formula="of:=IF([.A708]=0;[.C708];NA())" office:value-type="float" office:value="11.34766" calcext:value-type="float">
            <text:p>11,34766</text:p>
          </table:table-cell>
          <table:table-cell table:formula="of:=IF([.A708]=1;[.C7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2555" calcext:value-type="float">
            <text:p>11,62555</text:p>
          </table:table-cell>
          <table:table-cell office:value-type="float" office:value="11.40418" calcext:value-type="float">
            <text:p>11,40418</text:p>
          </table:table-cell>
          <table:table-cell table:formula="of:=IF([.A709]=0;[.C709];NA())" office:value-type="float" office:value="11.40418" calcext:value-type="float">
            <text:p>11,40418</text:p>
          </table:table-cell>
          <table:table-cell table:formula="of:=IF([.A709]=1;[.C7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8701" calcext:value-type="float">
            <text:p>11,58701</text:p>
          </table:table-cell>
          <table:table-cell office:value-type="float" office:value="11.46014" calcext:value-type="float">
            <text:p>11,46014</text:p>
          </table:table-cell>
          <table:table-cell table:formula="of:=IF([.A710]=0;[.C710];NA())" office:value-type="float" office:value="11.46014" calcext:value-type="float">
            <text:p>11,46014</text:p>
          </table:table-cell>
          <table:table-cell table:formula="of:=IF([.A710]=1;[.C7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473" calcext:value-type="float">
            <text:p>11,5473</text:p>
          </table:table-cell>
          <table:table-cell office:value-type="float" office:value="11.51549" calcext:value-type="float">
            <text:p>11,51549</text:p>
          </table:table-cell>
          <table:table-cell table:formula="of:=IF([.A711]=0;[.C711];NA())" office:value-type="float" office:value="11.51549" calcext:value-type="float">
            <text:p>11,51549</text:p>
          </table:table-cell>
          <table:table-cell table:formula="of:=IF([.A711]=1;[.C7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0641" calcext:value-type="float">
            <text:p>11,50641</text:p>
          </table:table-cell>
          <table:table-cell office:value-type="float" office:value="11.57021" calcext:value-type="float">
            <text:p>11,57021</text:p>
          </table:table-cell>
          <table:table-cell table:formula="of:=IF([.A712]=0;[.C712];NA())" office:value-type="float" office:value="11.57021" calcext:value-type="float">
            <text:p>11,57021</text:p>
          </table:table-cell>
          <table:table-cell table:formula="of:=IF([.A712]=1;[.C7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6437" calcext:value-type="float">
            <text:p>11,46437</text:p>
          </table:table-cell>
          <table:table-cell office:value-type="float" office:value="11.62429" calcext:value-type="float">
            <text:p>11,62429</text:p>
          </table:table-cell>
          <table:table-cell table:formula="of:=IF([.A713]=0;[.C713];NA())" office:value-type="float" office:value="11.62429" calcext:value-type="float">
            <text:p>11,62429</text:p>
          </table:table-cell>
          <table:table-cell table:formula="of:=IF([.A713]=1;[.C7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2118" calcext:value-type="float">
            <text:p>11,42118</text:p>
          </table:table-cell>
          <table:table-cell office:value-type="float" office:value="11.67769" calcext:value-type="float">
            <text:p>11,67769</text:p>
          </table:table-cell>
          <table:table-cell table:formula="of:=IF([.A714]=0;[.C714];NA())" office:value-type="float" office:value="11.67769" calcext:value-type="float">
            <text:p>11,67769</text:p>
          </table:table-cell>
          <table:table-cell table:formula="of:=IF([.A714]=1;[.C7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7684" calcext:value-type="float">
            <text:p>11,37684</text:p>
          </table:table-cell>
          <table:table-cell office:value-type="float" office:value="11.73039" calcext:value-type="float">
            <text:p>11,73039</text:p>
          </table:table-cell>
          <table:table-cell table:formula="of:=IF([.A715]=0;[.C715];NA())" office:value-type="float" office:value="11.73039" calcext:value-type="float">
            <text:p>11,73039</text:p>
          </table:table-cell>
          <table:table-cell table:formula="of:=IF([.A715]=1;[.C7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3138" calcext:value-type="float">
            <text:p>11,33138</text:p>
          </table:table-cell>
          <table:table-cell office:value-type="float" office:value="11.78237" calcext:value-type="float">
            <text:p>11,78237</text:p>
          </table:table-cell>
          <table:table-cell table:formula="of:=IF([.A716]=0;[.C716];NA())" office:value-type="float" office:value="11.78237" calcext:value-type="float">
            <text:p>11,78237</text:p>
          </table:table-cell>
          <table:table-cell table:formula="of:=IF([.A716]=1;[.C7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848" calcext:value-type="float">
            <text:p>11,2848</text:p>
          </table:table-cell>
          <table:table-cell office:value-type="float" office:value="11.8336" calcext:value-type="float">
            <text:p>11,8336</text:p>
          </table:table-cell>
          <table:table-cell table:formula="of:=IF([.A717]=0;[.C717];NA())" office:value-type="float" office:value="11.8336" calcext:value-type="float">
            <text:p>11,8336</text:p>
          </table:table-cell>
          <table:table-cell table:formula="of:=IF([.A717]=1;[.C7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3711" calcext:value-type="float">
            <text:p>11,23711</text:p>
          </table:table-cell>
          <table:table-cell office:value-type="float" office:value="11.88407" calcext:value-type="float">
            <text:p>11,88407</text:p>
          </table:table-cell>
          <table:table-cell table:formula="of:=IF([.A718]=0;[.C718];NA())" office:value-type="float" office:value="11.88407" calcext:value-type="float">
            <text:p>11,88407</text:p>
          </table:table-cell>
          <table:table-cell table:formula="of:=IF([.A718]=1;[.C7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8833" calcext:value-type="float">
            <text:p>11,18833</text:p>
          </table:table-cell>
          <table:table-cell office:value-type="float" office:value="11.93374" calcext:value-type="float">
            <text:p>11,93374</text:p>
          </table:table-cell>
          <table:table-cell table:formula="of:=IF([.A719]=0;[.C719];NA())" office:value-type="float" office:value="11.93374" calcext:value-type="float">
            <text:p>11,93374</text:p>
          </table:table-cell>
          <table:table-cell table:formula="of:=IF([.A719]=1;[.C7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3847" calcext:value-type="float">
            <text:p>11,13847</text:p>
          </table:table-cell>
          <table:table-cell office:value-type="float" office:value="11.98259" calcext:value-type="float">
            <text:p>11,98259</text:p>
          </table:table-cell>
          <table:table-cell table:formula="of:=IF([.A720]=0;[.C720];NA())" office:value-type="float" office:value="11.98259" calcext:value-type="float">
            <text:p>11,98259</text:p>
          </table:table-cell>
          <table:table-cell table:formula="of:=IF([.A720]=1;[.C7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8755" calcext:value-type="float">
            <text:p>11,08755</text:p>
          </table:table-cell>
          <table:table-cell office:value-type="float" office:value="12.0306" calcext:value-type="float">
            <text:p>12,0306</text:p>
          </table:table-cell>
          <table:table-cell table:formula="of:=IF([.A721]=0;[.C721];NA())" office:value-type="float" office:value="12.0306" calcext:value-type="float">
            <text:p>12,0306</text:p>
          </table:table-cell>
          <table:table-cell table:formula="of:=IF([.A721]=1;[.C7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3557" calcext:value-type="float">
            <text:p>11,03557</text:p>
          </table:table-cell>
          <table:table-cell office:value-type="float" office:value="12.07775" calcext:value-type="float">
            <text:p>12,07775</text:p>
          </table:table-cell>
          <table:table-cell table:formula="of:=IF([.A722]=0;[.C722];NA())" office:value-type="float" office:value="12.07775" calcext:value-type="float">
            <text:p>12,07775</text:p>
          </table:table-cell>
          <table:table-cell table:formula="of:=IF([.A722]=1;[.C7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8256" calcext:value-type="float">
            <text:p>10,98256</text:p>
          </table:table-cell>
          <table:table-cell office:value-type="float" office:value="12.12401" calcext:value-type="float">
            <text:p>12,12401</text:p>
          </table:table-cell>
          <table:table-cell table:formula="of:=IF([.A723]=0;[.C723];NA())" office:value-type="float" office:value="12.12401" calcext:value-type="float">
            <text:p>12,12401</text:p>
          </table:table-cell>
          <table:table-cell table:formula="of:=IF([.A723]=1;[.C7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2852" calcext:value-type="float">
            <text:p>10,92852</text:p>
          </table:table-cell>
          <table:table-cell office:value-type="float" office:value="12.16937" calcext:value-type="float">
            <text:p>12,16937</text:p>
          </table:table-cell>
          <table:table-cell table:formula="of:=IF([.A724]=0;[.C724];NA())" office:value-type="float" office:value="12.16937" calcext:value-type="float">
            <text:p>12,16937</text:p>
          </table:table-cell>
          <table:table-cell table:formula="of:=IF([.A724]=1;[.C7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87348" calcext:value-type="float">
            <text:p>10,87348</text:p>
          </table:table-cell>
          <table:table-cell office:value-type="float" office:value="12.2138" calcext:value-type="float">
            <text:p>12,2138</text:p>
          </table:table-cell>
          <table:table-cell table:formula="of:=IF([.A725]=0;[.C725];NA())" office:value-type="float" office:value="12.2138" calcext:value-type="float">
            <text:p>12,2138</text:p>
          </table:table-cell>
          <table:table-cell table:formula="of:=IF([.A725]=1;[.C7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81744" calcext:value-type="float">
            <text:p>10,81744</text:p>
          </table:table-cell>
          <table:table-cell office:value-type="float" office:value="12.25727" calcext:value-type="float">
            <text:p>12,25727</text:p>
          </table:table-cell>
          <table:table-cell table:formula="of:=IF([.A726]=0;[.C726];NA())" office:value-type="float" office:value="12.25727" calcext:value-type="float">
            <text:p>12,25727</text:p>
          </table:table-cell>
          <table:table-cell table:formula="of:=IF([.A726]=1;[.C7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6043" calcext:value-type="float">
            <text:p>10,76043</text:p>
          </table:table-cell>
          <table:table-cell office:value-type="float" office:value="12.29977" calcext:value-type="float">
            <text:p>12,29977</text:p>
          </table:table-cell>
          <table:table-cell table:formula="of:=IF([.A727]=0;[.C727];NA())" office:value-type="float" office:value="12.29977" calcext:value-type="float">
            <text:p>12,29977</text:p>
          </table:table-cell>
          <table:table-cell table:formula="of:=IF([.A727]=1;[.C7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0246" calcext:value-type="float">
            <text:p>10,70246</text:p>
          </table:table-cell>
          <table:table-cell office:value-type="float" office:value="12.34127" calcext:value-type="float">
            <text:p>12,34127</text:p>
          </table:table-cell>
          <table:table-cell table:formula="of:=IF([.A728]=0;[.C728];NA())" office:value-type="float" office:value="12.34127" calcext:value-type="float">
            <text:p>12,34127</text:p>
          </table:table-cell>
          <table:table-cell table:formula="of:=IF([.A728]=1;[.C7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4356" calcext:value-type="float">
            <text:p>10,64356</text:p>
          </table:table-cell>
          <table:table-cell office:value-type="float" office:value="12.38176" calcext:value-type="float">
            <text:p>12,38176</text:p>
          </table:table-cell>
          <table:table-cell table:formula="of:=IF([.A729]=0;[.C729];NA())" office:value-type="float" office:value="12.38176" calcext:value-type="float">
            <text:p>12,38176</text:p>
          </table:table-cell>
          <table:table-cell table:formula="of:=IF([.A729]=1;[.C7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8372" calcext:value-type="float">
            <text:p>10,58372</text:p>
          </table:table-cell>
          <table:table-cell office:value-type="float" office:value="12.42122" calcext:value-type="float">
            <text:p>12,42122</text:p>
          </table:table-cell>
          <table:table-cell table:formula="of:=IF([.A730]=0;[.C730];NA())" office:value-type="float" office:value="12.42122" calcext:value-type="float">
            <text:p>12,42122</text:p>
          </table:table-cell>
          <table:table-cell table:formula="of:=IF([.A730]=1;[.C7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2299" calcext:value-type="float">
            <text:p>10,52299</text:p>
          </table:table-cell>
          <table:table-cell office:value-type="float" office:value="12.45961" calcext:value-type="float">
            <text:p>12,45961</text:p>
          </table:table-cell>
          <table:table-cell table:formula="of:=IF([.A731]=0;[.C731];NA())" office:value-type="float" office:value="12.45961" calcext:value-type="float">
            <text:p>12,45961</text:p>
          </table:table-cell>
          <table:table-cell table:formula="of:=IF([.A731]=1;[.C7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6136" calcext:value-type="float">
            <text:p>10,46136</text:p>
          </table:table-cell>
          <table:table-cell office:value-type="float" office:value="12.49693" calcext:value-type="float">
            <text:p>12,49693</text:p>
          </table:table-cell>
          <table:table-cell table:formula="of:=IF([.A732]=0;[.C732];NA())" office:value-type="float" office:value="12.49693" calcext:value-type="float">
            <text:p>12,49693</text:p>
          </table:table-cell>
          <table:table-cell table:formula="of:=IF([.A732]=1;[.C7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9887" calcext:value-type="float">
            <text:p>10,39887</text:p>
          </table:table-cell>
          <table:table-cell office:value-type="float" office:value="12.53315" calcext:value-type="float">
            <text:p>12,53315</text:p>
          </table:table-cell>
          <table:table-cell table:formula="of:=IF([.A733]=0;[.C733];NA())" office:value-type="float" office:value="12.53315" calcext:value-type="float">
            <text:p>12,53315</text:p>
          </table:table-cell>
          <table:table-cell table:formula="of:=IF([.A733]=1;[.C7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3554" calcext:value-type="float">
            <text:p>10,33554</text:p>
          </table:table-cell>
          <table:table-cell office:value-type="float" office:value="12.56826" calcext:value-type="float">
            <text:p>12,56826</text:p>
          </table:table-cell>
          <table:table-cell table:formula="of:=IF([.A734]=0;[.C734];NA())" office:value-type="float" office:value="12.56826" calcext:value-type="float">
            <text:p>12,56826</text:p>
          </table:table-cell>
          <table:table-cell table:formula="of:=IF([.A734]=1;[.C7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7137" calcext:value-type="float">
            <text:p>10,27137</text:p>
          </table:table-cell>
          <table:table-cell office:value-type="float" office:value="12.60222" calcext:value-type="float">
            <text:p>12,60222</text:p>
          </table:table-cell>
          <table:table-cell table:formula="of:=IF([.A735]=0;[.C735];NA())" office:value-type="float" office:value="12.60222" calcext:value-type="float">
            <text:p>12,60222</text:p>
          </table:table-cell>
          <table:table-cell table:formula="of:=IF([.A735]=1;[.C7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064" calcext:value-type="float">
            <text:p>10,2064</text:p>
          </table:table-cell>
          <table:table-cell office:value-type="float" office:value="12.63504" calcext:value-type="float">
            <text:p>12,63504</text:p>
          </table:table-cell>
          <table:table-cell table:formula="of:=IF([.A736]=0;[.C736];NA())" office:value-type="float" office:value="12.63504" calcext:value-type="float">
            <text:p>12,63504</text:p>
          </table:table-cell>
          <table:table-cell table:formula="of:=IF([.A736]=1;[.C7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4064" calcext:value-type="float">
            <text:p>10,14064</text:p>
          </table:table-cell>
          <table:table-cell office:value-type="float" office:value="12.66668" calcext:value-type="float">
            <text:p>12,66668</text:p>
          </table:table-cell>
          <table:table-cell table:formula="of:=IF([.A737]=0;[.C737];NA())" office:value-type="float" office:value="12.66668" calcext:value-type="float">
            <text:p>12,66668</text:p>
          </table:table-cell>
          <table:table-cell table:formula="of:=IF([.A737]=1;[.C7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7412" calcext:value-type="float">
            <text:p>10,07412</text:p>
          </table:table-cell>
          <table:table-cell office:value-type="float" office:value="12.69713" calcext:value-type="float">
            <text:p>12,69713</text:p>
          </table:table-cell>
          <table:table-cell table:formula="of:=IF([.A738]=0;[.C738];NA())" office:value-type="float" office:value="12.69713" calcext:value-type="float">
            <text:p>12,69713</text:p>
          </table:table-cell>
          <table:table-cell table:formula="of:=IF([.A738]=1;[.C7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0685" calcext:value-type="float">
            <text:p>10,00685</text:p>
          </table:table-cell>
          <table:table-cell office:value-type="float" office:value="12.72637" calcext:value-type="float">
            <text:p>12,72637</text:p>
          </table:table-cell>
          <table:table-cell table:formula="of:=IF([.A739]=0;[.C739];NA())" office:value-type="float" office:value="12.72637" calcext:value-type="float">
            <text:p>12,72637</text:p>
          </table:table-cell>
          <table:table-cell table:formula="of:=IF([.A739]=1;[.C7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38859" calcext:value-type="float">
            <text:p>9,938859</text:p>
          </table:table-cell>
          <table:table-cell office:value-type="float" office:value="12.75439" calcext:value-type="float">
            <text:p>12,75439</text:p>
          </table:table-cell>
          <table:table-cell table:formula="of:=IF([.A740]=0;[.C740];NA())" office:value-type="float" office:value="12.75439" calcext:value-type="float">
            <text:p>12,75439</text:p>
          </table:table-cell>
          <table:table-cell table:formula="of:=IF([.A740]=1;[.C7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70171" calcext:value-type="float">
            <text:p>9,870171</text:p>
          </table:table-cell>
          <table:table-cell office:value-type="float" office:value="12.78116" calcext:value-type="float">
            <text:p>12,78116</text:p>
          </table:table-cell>
          <table:table-cell table:formula="of:=IF([.A741]=0;[.C741];NA())" office:value-type="float" office:value="12.78116" calcext:value-type="float">
            <text:p>12,78116</text:p>
          </table:table-cell>
          <table:table-cell table:formula="of:=IF([.A741]=1;[.C7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00806" calcext:value-type="float">
            <text:p>9,800806</text:p>
          </table:table-cell>
          <table:table-cell office:value-type="float" office:value="12.80668" calcext:value-type="float">
            <text:p>12,80668</text:p>
          </table:table-cell>
          <table:table-cell table:formula="of:=IF([.A742]=0;[.C742];NA())" office:value-type="float" office:value="12.80668" calcext:value-type="float">
            <text:p>12,80668</text:p>
          </table:table-cell>
          <table:table-cell table:formula="of:=IF([.A742]=1;[.C7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30787" calcext:value-type="float">
            <text:p>9,730787</text:p>
          </table:table-cell>
          <table:table-cell office:value-type="float" office:value="12.83092" calcext:value-type="float">
            <text:p>12,83092</text:p>
          </table:table-cell>
          <table:table-cell table:formula="of:=IF([.A743]=0;[.C743];NA())" office:value-type="float" office:value="12.83092" calcext:value-type="float">
            <text:p>12,83092</text:p>
          </table:table-cell>
          <table:table-cell table:formula="of:=IF([.A743]=1;[.C7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60139" calcext:value-type="float">
            <text:p>9,660139</text:p>
          </table:table-cell>
          <table:table-cell office:value-type="float" office:value="12.85387" calcext:value-type="float">
            <text:p>12,85387</text:p>
          </table:table-cell>
          <table:table-cell table:formula="of:=IF([.A744]=0;[.C744];NA())" office:value-type="float" office:value="12.85387" calcext:value-type="float">
            <text:p>12,85387</text:p>
          </table:table-cell>
          <table:table-cell table:formula="of:=IF([.A744]=1;[.C7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88884" calcext:value-type="float">
            <text:p>9,588884</text:p>
          </table:table-cell>
          <table:table-cell office:value-type="float" office:value="12.87551" calcext:value-type="float">
            <text:p>12,87551</text:p>
          </table:table-cell>
          <table:table-cell table:formula="of:=IF([.A745]=0;[.C745];NA())" office:value-type="float" office:value="12.87551" calcext:value-type="float">
            <text:p>12,87551</text:p>
          </table:table-cell>
          <table:table-cell table:formula="of:=IF([.A745]=1;[.C7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17048" calcext:value-type="float">
            <text:p>9,517048</text:p>
          </table:table-cell>
          <table:table-cell office:value-type="float" office:value="12.89584" calcext:value-type="float">
            <text:p>12,89584</text:p>
          </table:table-cell>
          <table:table-cell table:formula="of:=IF([.A746]=0;[.C746];NA())" office:value-type="float" office:value="12.89584" calcext:value-type="float">
            <text:p>12,89584</text:p>
          </table:table-cell>
          <table:table-cell table:formula="of:=IF([.A746]=1;[.C7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44654" calcext:value-type="float">
            <text:p>9,444654</text:p>
          </table:table-cell>
          <table:table-cell office:value-type="float" office:value="12.91483" calcext:value-type="float">
            <text:p>12,91483</text:p>
          </table:table-cell>
          <table:table-cell table:formula="of:=IF([.A747]=0;[.C747];NA())" office:value-type="float" office:value="12.91483" calcext:value-type="float">
            <text:p>12,91483</text:p>
          </table:table-cell>
          <table:table-cell table:formula="of:=IF([.A747]=1;[.C7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71728" calcext:value-type="float">
            <text:p>9,371728</text:p>
          </table:table-cell>
          <table:table-cell office:value-type="float" office:value="12.93247" calcext:value-type="float">
            <text:p>12,93247</text:p>
          </table:table-cell>
          <table:table-cell table:formula="of:=IF([.A748]=0;[.C748];NA())" office:value-type="float" office:value="12.93247" calcext:value-type="float">
            <text:p>12,93247</text:p>
          </table:table-cell>
          <table:table-cell table:formula="of:=IF([.A748]=1;[.C7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98294" calcext:value-type="float">
            <text:p>9,298294</text:p>
          </table:table-cell>
          <table:table-cell office:value-type="float" office:value="12.94875" calcext:value-type="float">
            <text:p>12,94875</text:p>
          </table:table-cell>
          <table:table-cell table:formula="of:=IF([.A749]=0;[.C749];NA())" office:value-type="float" office:value="12.94875" calcext:value-type="float">
            <text:p>12,94875</text:p>
          </table:table-cell>
          <table:table-cell table:formula="of:=IF([.A749]=1;[.C7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24379" calcext:value-type="float">
            <text:p>9,224379</text:p>
          </table:table-cell>
          <table:table-cell office:value-type="float" office:value="12.96365" calcext:value-type="float">
            <text:p>12,96365</text:p>
          </table:table-cell>
          <table:table-cell table:formula="of:=IF([.A750]=0;[.C750];NA())" office:value-type="float" office:value="12.96365" calcext:value-type="float">
            <text:p>12,96365</text:p>
          </table:table-cell>
          <table:table-cell table:formula="of:=IF([.A750]=1;[.C7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50007" calcext:value-type="float">
            <text:p>9,150007</text:p>
          </table:table-cell>
          <table:table-cell office:value-type="float" office:value="12.97717" calcext:value-type="float">
            <text:p>12,97717</text:p>
          </table:table-cell>
          <table:table-cell table:formula="of:=IF([.A751]=0;[.C751];NA())" office:value-type="float" office:value="12.97717" calcext:value-type="float">
            <text:p>12,97717</text:p>
          </table:table-cell>
          <table:table-cell table:formula="of:=IF([.A751]=1;[.C7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52053" calcext:value-type="float">
            <text:p>9,0752053</text:p>
          </table:table-cell>
          <table:table-cell office:value-type="float" office:value="12.98929" calcext:value-type="float">
            <text:p>12,98929</text:p>
          </table:table-cell>
          <table:table-cell table:formula="of:=IF([.A752]=0;[.C752];NA())" office:value-type="float" office:value="12.98929" calcext:value-type="float">
            <text:p>12,98929</text:p>
          </table:table-cell>
          <table:table-cell table:formula="of:=IF([.A752]=1;[.C7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IF([.A753]=0;[.C753];NA())" office:value-type="float" office:value="13" calcext:value-type="float">
            <text:p>13</text:p>
          </table:table-cell>
          <table:table-cell table:formula="of:=IF([.A753]=1;[.C7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244178" calcext:value-type="float">
            <text:p>8,9244178</text:p>
          </table:table-cell>
          <table:table-cell office:value-type="float" office:value="13.00929" calcext:value-type="float">
            <text:p>13,00929</text:p>
          </table:table-cell>
          <table:table-cell table:formula="of:=IF([.A754]=0;[.C754];NA())" office:value-type="float" office:value="13.00929" calcext:value-type="float">
            <text:p>13,00929</text:p>
          </table:table-cell>
          <table:table-cell table:formula="of:=IF([.A754]=1;[.C7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48485" calcext:value-type="float">
            <text:p>8,848485</text:p>
          </table:table-cell>
          <table:table-cell office:value-type="float" office:value="13.01714" calcext:value-type="float">
            <text:p>13,01714</text:p>
          </table:table-cell>
          <table:table-cell table:formula="of:=IF([.A755]=0;[.C755];NA())" office:value-type="float" office:value="13.01714" calcext:value-type="float">
            <text:p>13,01714</text:p>
          </table:table-cell>
          <table:table-cell table:formula="of:=IF([.A755]=1;[.C7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7223" calcext:value-type="float">
            <text:p>8,77223</text:p>
          </table:table-cell>
          <table:table-cell office:value-type="float" office:value="13.02356" calcext:value-type="float">
            <text:p>13,02356</text:p>
          </table:table-cell>
          <table:table-cell table:formula="of:=IF([.A756]=0;[.C756];NA())" office:value-type="float" office:value="13.02356" calcext:value-type="float">
            <text:p>13,02356</text:p>
          </table:table-cell>
          <table:table-cell table:formula="of:=IF([.A756]=1;[.C7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9568" calcext:value-type="float">
            <text:p>8,69568</text:p>
          </table:table-cell>
          <table:table-cell office:value-type="float" office:value="13.02852" calcext:value-type="float">
            <text:p>13,02852</text:p>
          </table:table-cell>
          <table:table-cell table:formula="of:=IF([.A757]=0;[.C757];NA())" office:value-type="float" office:value="13.02852" calcext:value-type="float">
            <text:p>13,02852</text:p>
          </table:table-cell>
          <table:table-cell table:formula="of:=IF([.A757]=1;[.C7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18861" calcext:value-type="float">
            <text:p>8,618861</text:p>
          </table:table-cell>
          <table:table-cell office:value-type="float" office:value="13.03203" calcext:value-type="float">
            <text:p>13,03203</text:p>
          </table:table-cell>
          <table:table-cell table:formula="of:=IF([.A758]=0;[.C758];NA())" office:value-type="float" office:value="13.03203" calcext:value-type="float">
            <text:p>13,03203</text:p>
          </table:table-cell>
          <table:table-cell table:formula="of:=IF([.A758]=1;[.C7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41803" calcext:value-type="float">
            <text:p>8,541803</text:p>
          </table:table-cell>
          <table:table-cell office:value-type="float" office:value="13.03406" calcext:value-type="float">
            <text:p>13,03406</text:p>
          </table:table-cell>
          <table:table-cell table:formula="of:=IF([.A759]=0;[.C759];NA())" office:value-type="float" office:value="13.03406" calcext:value-type="float">
            <text:p>13,03406</text:p>
          </table:table-cell>
          <table:table-cell table:formula="of:=IF([.A759]=1;[.C7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64533" calcext:value-type="float">
            <text:p>8,464533</text:p>
          </table:table-cell>
          <table:table-cell office:value-type="float" office:value="13.03462" calcext:value-type="float">
            <text:p>13,03462</text:p>
          </table:table-cell>
          <table:table-cell table:formula="of:=IF([.A760]=0;[.C760];NA())" office:value-type="float" office:value="13.03462" calcext:value-type="float">
            <text:p>13,03462</text:p>
          </table:table-cell>
          <table:table-cell table:formula="of:=IF([.A760]=1;[.C7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8708" calcext:value-type="float">
            <text:p>8,38708</text:p>
          </table:table-cell>
          <table:table-cell office:value-type="float" office:value="13.0337" calcext:value-type="float">
            <text:p>13,0337</text:p>
          </table:table-cell>
          <table:table-cell table:formula="of:=IF([.A761]=0;[.C761];NA())" office:value-type="float" office:value="13.0337" calcext:value-type="float">
            <text:p>13,0337</text:p>
          </table:table-cell>
          <table:table-cell table:formula="of:=IF([.A761]=1;[.C7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09471" calcext:value-type="float">
            <text:p>8,309471</text:p>
          </table:table-cell>
          <table:table-cell office:value-type="float" office:value="13.03129" calcext:value-type="float">
            <text:p>13,03129</text:p>
          </table:table-cell>
          <table:table-cell table:formula="of:=IF([.A762]=0;[.C762];NA())" office:value-type="float" office:value="13.03129" calcext:value-type="float">
            <text:p>13,03129</text:p>
          </table:table-cell>
          <table:table-cell table:formula="of:=IF([.A762]=1;[.C7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31737" calcext:value-type="float">
            <text:p>8,231737</text:p>
          </table:table-cell>
          <table:table-cell office:value-type="float" office:value="13.02738" calcext:value-type="float">
            <text:p>13,02738</text:p>
          </table:table-cell>
          <table:table-cell table:formula="of:=IF([.A763]=0;[.C763];NA())" office:value-type="float" office:value="13.02738" calcext:value-type="float">
            <text:p>13,02738</text:p>
          </table:table-cell>
          <table:table-cell table:formula="of:=IF([.A763]=1;[.C7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53905" calcext:value-type="float">
            <text:p>8,153905</text:p>
          </table:table-cell>
          <table:table-cell office:value-type="float" office:value="13.02197" calcext:value-type="float">
            <text:p>13,02197</text:p>
          </table:table-cell>
          <table:table-cell table:formula="of:=IF([.A764]=0;[.C764];NA())" office:value-type="float" office:value="13.02197" calcext:value-type="float">
            <text:p>13,02197</text:p>
          </table:table-cell>
          <table:table-cell table:formula="of:=IF([.A764]=1;[.C7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76004" calcext:value-type="float">
            <text:p>8,076004</text:p>
          </table:table-cell>
          <table:table-cell office:value-type="float" office:value="13.01505" calcext:value-type="float">
            <text:p>13,01505</text:p>
          </table:table-cell>
          <table:table-cell table:formula="of:=IF([.A765]=0;[.C765];NA())" office:value-type="float" office:value="13.01505" calcext:value-type="float">
            <text:p>13,01505</text:p>
          </table:table-cell>
          <table:table-cell table:formula="of:=IF([.A765]=1;[.C7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9807" calcext:value-type="float">
            <text:p>7,99807</text:p>
          </table:table-cell>
          <table:table-cell office:value-type="float" office:value="13.00662" calcext:value-type="float">
            <text:p>13,00662</text:p>
          </table:table-cell>
          <table:table-cell table:formula="of:=IF([.A766]=0;[.C766];NA())" office:value-type="float" office:value="13.00662" calcext:value-type="float">
            <text:p>13,00662</text:p>
          </table:table-cell>
          <table:table-cell table:formula="of:=IF([.A766]=1;[.C7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2012" calcext:value-type="float">
            <text:p>7,92012</text:p>
          </table:table-cell>
          <table:table-cell office:value-type="float" office:value="12.99668" calcext:value-type="float">
            <text:p>12,99668</text:p>
          </table:table-cell>
          <table:table-cell table:formula="of:=IF([.A767]=0;[.C767];NA())" office:value-type="float" office:value="12.99668" calcext:value-type="float">
            <text:p>12,99668</text:p>
          </table:table-cell>
          <table:table-cell table:formula="of:=IF([.A767]=1;[.C7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4219" calcext:value-type="float">
            <text:p>7,84219</text:p>
          </table:table-cell>
          <table:table-cell office:value-type="float" office:value="12.98522" calcext:value-type="float">
            <text:p>12,98522</text:p>
          </table:table-cell>
          <table:table-cell table:formula="of:=IF([.A768]=0;[.C768];NA())" office:value-type="float" office:value="12.98522" calcext:value-type="float">
            <text:p>12,98522</text:p>
          </table:table-cell>
          <table:table-cell table:formula="of:=IF([.A768]=1;[.C7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6431" calcext:value-type="float">
            <text:p>7,76431</text:p>
          </table:table-cell>
          <table:table-cell office:value-type="float" office:value="12.97224" calcext:value-type="float">
            <text:p>12,97224</text:p>
          </table:table-cell>
          <table:table-cell table:formula="of:=IF([.A769]=0;[.C769];NA())" office:value-type="float" office:value="12.97224" calcext:value-type="float">
            <text:p>12,97224</text:p>
          </table:table-cell>
          <table:table-cell table:formula="of:=IF([.A769]=1;[.C7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8651" calcext:value-type="float">
            <text:p>7,68651</text:p>
          </table:table-cell>
          <table:table-cell office:value-type="float" office:value="12.95773" calcext:value-type="float">
            <text:p>12,95773</text:p>
          </table:table-cell>
          <table:table-cell table:formula="of:=IF([.A770]=0;[.C770];NA())" office:value-type="float" office:value="12.95773" calcext:value-type="float">
            <text:p>12,95773</text:p>
          </table:table-cell>
          <table:table-cell table:formula="of:=IF([.A770]=1;[.C7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0881" calcext:value-type="float">
            <text:p>7,60881</text:p>
          </table:table-cell>
          <table:table-cell office:value-type="float" office:value="12.9417" calcext:value-type="float">
            <text:p>12,9417</text:p>
          </table:table-cell>
          <table:table-cell table:formula="of:=IF([.A771]=0;[.C771];NA())" office:value-type="float" office:value="12.9417" calcext:value-type="float">
            <text:p>12,9417</text:p>
          </table:table-cell>
          <table:table-cell table:formula="of:=IF([.A771]=1;[.C7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3126" calcext:value-type="float">
            <text:p>7,53126</text:p>
          </table:table-cell>
          <table:table-cell office:value-type="float" office:value="12.92414" calcext:value-type="float">
            <text:p>12,92414</text:p>
          </table:table-cell>
          <table:table-cell table:formula="of:=IF([.A772]=0;[.C772];NA())" office:value-type="float" office:value="12.92414" calcext:value-type="float">
            <text:p>12,92414</text:p>
          </table:table-cell>
          <table:table-cell table:formula="of:=IF([.A772]=1;[.C7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5388" calcext:value-type="float">
            <text:p>7,45388</text:p>
          </table:table-cell>
          <table:table-cell office:value-type="float" office:value="12.90506" calcext:value-type="float">
            <text:p>12,90506</text:p>
          </table:table-cell>
          <table:table-cell table:formula="of:=IF([.A773]=0;[.C773];NA())" office:value-type="float" office:value="12.90506" calcext:value-type="float">
            <text:p>12,90506</text:p>
          </table:table-cell>
          <table:table-cell table:formula="of:=IF([.A773]=1;[.C7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7669" calcext:value-type="float">
            <text:p>7,37669</text:p>
          </table:table-cell>
          <table:table-cell office:value-type="float" office:value="12.88445" calcext:value-type="float">
            <text:p>12,88445</text:p>
          </table:table-cell>
          <table:table-cell table:formula="of:=IF([.A774]=0;[.C774];NA())" office:value-type="float" office:value="12.88445" calcext:value-type="float">
            <text:p>12,88445</text:p>
          </table:table-cell>
          <table:table-cell table:formula="of:=IF([.A774]=1;[.C7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9973" calcext:value-type="float">
            <text:p>7,29973</text:p>
          </table:table-cell>
          <table:table-cell office:value-type="float" office:value="12.86232" calcext:value-type="float">
            <text:p>12,86232</text:p>
          </table:table-cell>
          <table:table-cell table:formula="of:=IF([.A775]=0;[.C775];NA())" office:value-type="float" office:value="12.86232" calcext:value-type="float">
            <text:p>12,86232</text:p>
          </table:table-cell>
          <table:table-cell table:formula="of:=IF([.A775]=1;[.C7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2304" calcext:value-type="float">
            <text:p>7,22304</text:p>
          </table:table-cell>
          <table:table-cell office:value-type="float" office:value="12.83866" calcext:value-type="float">
            <text:p>12,83866</text:p>
          </table:table-cell>
          <table:table-cell table:formula="of:=IF([.A776]=0;[.C776];NA())" office:value-type="float" office:value="12.83866" calcext:value-type="float">
            <text:p>12,83866</text:p>
          </table:table-cell>
          <table:table-cell table:formula="of:=IF([.A776]=1;[.C7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663" calcext:value-type="float">
            <text:p>7,14663</text:p>
          </table:table-cell>
          <table:table-cell office:value-type="float" office:value="12.81348" calcext:value-type="float">
            <text:p>12,81348</text:p>
          </table:table-cell>
          <table:table-cell table:formula="of:=IF([.A777]=0;[.C777];NA())" office:value-type="float" office:value="12.81348" calcext:value-type="float">
            <text:p>12,81348</text:p>
          </table:table-cell>
          <table:table-cell table:formula="of:=IF([.A777]=1;[.C7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7054" calcext:value-type="float">
            <text:p>7,07054</text:p>
          </table:table-cell>
          <table:table-cell office:value-type="float" office:value="12.78678" calcext:value-type="float">
            <text:p>12,78678</text:p>
          </table:table-cell>
          <table:table-cell table:formula="of:=IF([.A778]=0;[.C778];NA())" office:value-type="float" office:value="12.78678" calcext:value-type="float">
            <text:p>12,78678</text:p>
          </table:table-cell>
          <table:table-cell table:formula="of:=IF([.A778]=1;[.C7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948" calcext:value-type="float">
            <text:p>6,9948</text:p>
          </table:table-cell>
          <table:table-cell office:value-type="float" office:value="12.75856" calcext:value-type="float">
            <text:p>12,75856</text:p>
          </table:table-cell>
          <table:table-cell table:formula="of:=IF([.A779]=0;[.C779];NA())" office:value-type="float" office:value="12.75856" calcext:value-type="float">
            <text:p>12,75856</text:p>
          </table:table-cell>
          <table:table-cell table:formula="of:=IF([.A779]=1;[.C7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1944" calcext:value-type="float">
            <text:p>6,91944</text:p>
          </table:table-cell>
          <table:table-cell office:value-type="float" office:value="12.72883" calcext:value-type="float">
            <text:p>12,72883</text:p>
          </table:table-cell>
          <table:table-cell table:formula="of:=IF([.A780]=0;[.C780];NA())" office:value-type="float" office:value="12.72883" calcext:value-type="float">
            <text:p>12,72883</text:p>
          </table:table-cell>
          <table:table-cell table:formula="of:=IF([.A780]=1;[.C7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4449" calcext:value-type="float">
            <text:p>6,84449</text:p>
          </table:table-cell>
          <table:table-cell office:value-type="float" office:value="12.69759" calcext:value-type="float">
            <text:p>12,69759</text:p>
          </table:table-cell>
          <table:table-cell table:formula="of:=IF([.A781]=0;[.C781];NA())" office:value-type="float" office:value="12.69759" calcext:value-type="float">
            <text:p>12,69759</text:p>
          </table:table-cell>
          <table:table-cell table:formula="of:=IF([.A781]=1;[.C7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6998" calcext:value-type="float">
            <text:p>6,76998</text:p>
          </table:table-cell>
          <table:table-cell office:value-type="float" office:value="12.66485" calcext:value-type="float">
            <text:p>12,66485</text:p>
          </table:table-cell>
          <table:table-cell table:formula="of:=IF([.A782]=0;[.C782];NA())" office:value-type="float" office:value="12.66485" calcext:value-type="float">
            <text:p>12,66485</text:p>
          </table:table-cell>
          <table:table-cell table:formula="of:=IF([.A782]=1;[.C7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9594" calcext:value-type="float">
            <text:p>6,69594</text:p>
          </table:table-cell>
          <table:table-cell office:value-type="float" office:value="12.63061" calcext:value-type="float">
            <text:p>12,63061</text:p>
          </table:table-cell>
          <table:table-cell table:formula="of:=IF([.A783]=0;[.C783];NA())" office:value-type="float" office:value="12.63061" calcext:value-type="float">
            <text:p>12,63061</text:p>
          </table:table-cell>
          <table:table-cell table:formula="of:=IF([.A783]=1;[.C7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2241" calcext:value-type="float">
            <text:p>6,62241</text:p>
          </table:table-cell>
          <table:table-cell office:value-type="float" office:value="12.59488" calcext:value-type="float">
            <text:p>12,59488</text:p>
          </table:table-cell>
          <table:table-cell table:formula="of:=IF([.A784]=0;[.C784];NA())" office:value-type="float" office:value="12.59488" calcext:value-type="float">
            <text:p>12,59488</text:p>
          </table:table-cell>
          <table:table-cell table:formula="of:=IF([.A784]=1;[.C7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494" calcext:value-type="float">
            <text:p>6,5494</text:p>
          </table:table-cell>
          <table:table-cell office:value-type="float" office:value="12.55766" calcext:value-type="float">
            <text:p>12,55766</text:p>
          </table:table-cell>
          <table:table-cell table:formula="of:=IF([.A785]=0;[.C785];NA())" office:value-type="float" office:value="12.55766" calcext:value-type="float">
            <text:p>12,55766</text:p>
          </table:table-cell>
          <table:table-cell table:formula="of:=IF([.A785]=1;[.C7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7695" calcext:value-type="float">
            <text:p>6,47695</text:p>
          </table:table-cell>
          <table:table-cell office:value-type="float" office:value="12.51897" calcext:value-type="float">
            <text:p>12,51897</text:p>
          </table:table-cell>
          <table:table-cell table:formula="of:=IF([.A786]=0;[.C786];NA())" office:value-type="float" office:value="12.51897" calcext:value-type="float">
            <text:p>12,51897</text:p>
          </table:table-cell>
          <table:table-cell table:formula="of:=IF([.A786]=1;[.C7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0509" calcext:value-type="float">
            <text:p>6,40509</text:p>
          </table:table-cell>
          <table:table-cell office:value-type="float" office:value="12.4788" calcext:value-type="float">
            <text:p>12,4788</text:p>
          </table:table-cell>
          <table:table-cell table:formula="of:=IF([.A787]=0;[.C787];NA())" office:value-type="float" office:value="12.4788" calcext:value-type="float">
            <text:p>12,4788</text:p>
          </table:table-cell>
          <table:table-cell table:formula="of:=IF([.A787]=1;[.C7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3385" calcext:value-type="float">
            <text:p>6,33385</text:p>
          </table:table-cell>
          <table:table-cell office:value-type="float" office:value="12.43717" calcext:value-type="float">
            <text:p>12,43717</text:p>
          </table:table-cell>
          <table:table-cell table:formula="of:=IF([.A788]=0;[.C788];NA())" office:value-type="float" office:value="12.43717" calcext:value-type="float">
            <text:p>12,43717</text:p>
          </table:table-cell>
          <table:table-cell table:formula="of:=IF([.A788]=1;[.C7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6327" calcext:value-type="float">
            <text:p>6,26327</text:p>
          </table:table-cell>
          <table:table-cell office:value-type="float" office:value="12.3941" calcext:value-type="float">
            <text:p>12,3941</text:p>
          </table:table-cell>
          <table:table-cell table:formula="of:=IF([.A789]=0;[.C789];NA())" office:value-type="float" office:value="12.3941" calcext:value-type="float">
            <text:p>12,3941</text:p>
          </table:table-cell>
          <table:table-cell table:formula="of:=IF([.A789]=1;[.C7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9336" calcext:value-type="float">
            <text:p>6,19336</text:p>
          </table:table-cell>
          <table:table-cell office:value-type="float" office:value="12.34957" calcext:value-type="float">
            <text:p>12,34957</text:p>
          </table:table-cell>
          <table:table-cell table:formula="of:=IF([.A790]=0;[.C790];NA())" office:value-type="float" office:value="12.34957" calcext:value-type="float">
            <text:p>12,34957</text:p>
          </table:table-cell>
          <table:table-cell table:formula="of:=IF([.A790]=1;[.C7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12415" calcext:value-type="float">
            <text:p>6,12415</text:p>
          </table:table-cell>
          <table:table-cell office:value-type="float" office:value="12.30362" calcext:value-type="float">
            <text:p>12,30362</text:p>
          </table:table-cell>
          <table:table-cell table:formula="of:=IF([.A791]=0;[.C791];NA())" office:value-type="string" office:string-value="" calcext:value-type="error">
            <text:p>#N/DISP</text:p>
          </table:table-cell>
          <table:table-cell table:formula="of:=IF([.A791]=1;[.C791];NA())" office:value-type="float" office:value="12.30362" calcext:value-type="float">
            <text:p>12,30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5569" calcext:value-type="float">
            <text:p>6,05569</text:p>
          </table:table-cell>
          <table:table-cell office:value-type="float" office:value="12.25625" calcext:value-type="float">
            <text:p>12,25625</text:p>
          </table:table-cell>
          <table:table-cell table:formula="of:=IF([.A792]=0;[.C792];NA())" office:value-type="string" office:string-value="" calcext:value-type="error">
            <text:p>#N/DISP</text:p>
          </table:table-cell>
          <table:table-cell table:formula="of:=IF([.A792]=1;[.C792];NA())" office:value-type="float" office:value="12.25625" calcext:value-type="float">
            <text:p>12,25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8799" calcext:value-type="float">
            <text:p>5,98799</text:p>
          </table:table-cell>
          <table:table-cell office:value-type="float" office:value="12.20746" calcext:value-type="float">
            <text:p>12,20746</text:p>
          </table:table-cell>
          <table:table-cell table:formula="of:=IF([.A793]=0;[.C793];NA())" office:value-type="string" office:string-value="" calcext:value-type="error">
            <text:p>#N/DISP</text:p>
          </table:table-cell>
          <table:table-cell table:formula="of:=IF([.A793]=1;[.C793];NA())" office:value-type="float" office:value="12.20746" calcext:value-type="float">
            <text:p>12,207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2109" calcext:value-type="float">
            <text:p>5,92109</text:p>
          </table:table-cell>
          <table:table-cell office:value-type="float" office:value="12.15728" calcext:value-type="float">
            <text:p>12,15728</text:p>
          </table:table-cell>
          <table:table-cell table:formula="of:=IF([.A794]=0;[.C794];NA())" office:value-type="string" office:string-value="" calcext:value-type="error">
            <text:p>#N/DISP</text:p>
          </table:table-cell>
          <table:table-cell table:formula="of:=IF([.A794]=1;[.C794];NA())" office:value-type="float" office:value="12.15728" calcext:value-type="float">
            <text:p>12,15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5501" calcext:value-type="float">
            <text:p>5,85501</text:p>
          </table:table-cell>
          <table:table-cell office:value-type="float" office:value="12.10571" calcext:value-type="float">
            <text:p>12,10571</text:p>
          </table:table-cell>
          <table:table-cell table:formula="of:=IF([.A795]=0;[.C795];NA())" office:value-type="string" office:string-value="" calcext:value-type="error">
            <text:p>#N/DISP</text:p>
          </table:table-cell>
          <table:table-cell table:formula="of:=IF([.A795]=1;[.C795];NA())" office:value-type="float" office:value="12.10571" calcext:value-type="float">
            <text:p>12,10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78979" calcext:value-type="float">
            <text:p>5,78979</text:p>
          </table:table-cell>
          <table:table-cell office:value-type="float" office:value="12.05277" calcext:value-type="float">
            <text:p>12,05277</text:p>
          </table:table-cell>
          <table:table-cell table:formula="of:=IF([.A796]=0;[.C796];NA())" office:value-type="string" office:string-value="" calcext:value-type="error">
            <text:p>#N/DISP</text:p>
          </table:table-cell>
          <table:table-cell table:formula="of:=IF([.A796]=1;[.C796];NA())" office:value-type="float" office:value="12.05277" calcext:value-type="float">
            <text:p>12,05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72544" calcext:value-type="float">
            <text:p>5,72544</text:p>
          </table:table-cell>
          <table:table-cell office:value-type="float" office:value="11.99848" calcext:value-type="float">
            <text:p>11,99848</text:p>
          </table:table-cell>
          <table:table-cell table:formula="of:=IF([.A797]=0;[.C797];NA())" office:value-type="string" office:string-value="" calcext:value-type="error">
            <text:p>#N/DISP</text:p>
          </table:table-cell>
          <table:table-cell table:formula="of:=IF([.A797]=1;[.C797];NA())" office:value-type="float" office:value="11.99848" calcext:value-type="float">
            <text:p>11,998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66201" calcext:value-type="float">
            <text:p>5,66201</text:p>
          </table:table-cell>
          <table:table-cell office:value-type="float" office:value="11.94284" calcext:value-type="float">
            <text:p>11,94284</text:p>
          </table:table-cell>
          <table:table-cell table:formula="of:=IF([.A798]=0;[.C798];NA())" office:value-type="string" office:string-value="" calcext:value-type="error">
            <text:p>#N/DISP</text:p>
          </table:table-cell>
          <table:table-cell table:formula="of:=IF([.A798]=1;[.C798];NA())" office:value-type="float" office:value="11.94284" calcext:value-type="float">
            <text:p>11,942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951" calcext:value-type="float">
            <text:p>5,59951</text:p>
          </table:table-cell>
          <table:table-cell office:value-type="float" office:value="11.88587" calcext:value-type="float">
            <text:p>11,88587</text:p>
          </table:table-cell>
          <table:table-cell table:formula="of:=IF([.A799]=0;[.C799];NA())" office:value-type="string" office:string-value="" calcext:value-type="error">
            <text:p>#N/DISP</text:p>
          </table:table-cell>
          <table:table-cell table:formula="of:=IF([.A799]=1;[.C799];NA())" office:value-type="float" office:value="11.88587" calcext:value-type="float">
            <text:p>11,885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3797" calcext:value-type="float">
            <text:p>5,53797</text:p>
          </table:table-cell>
          <table:table-cell office:value-type="float" office:value="11.82759" calcext:value-type="float">
            <text:p>11,82759</text:p>
          </table:table-cell>
          <table:table-cell table:formula="of:=IF([.A800]=0;[.C800];NA())" office:value-type="string" office:string-value="" calcext:value-type="error">
            <text:p>#N/DISP</text:p>
          </table:table-cell>
          <table:table-cell table:formula="of:=IF([.A800]=1;[.C800];NA())" office:value-type="float" office:value="11.82759" calcext:value-type="float">
            <text:p>11,827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7743" calcext:value-type="float">
            <text:p>5,47743</text:p>
          </table:table-cell>
          <table:table-cell office:value-type="float" office:value="11.76801" calcext:value-type="float">
            <text:p>11,76801</text:p>
          </table:table-cell>
          <table:table-cell table:formula="of:=IF([.A801]=0;[.C801];NA())" office:value-type="string" office:string-value="" calcext:value-type="error">
            <text:p>#N/DISP</text:p>
          </table:table-cell>
          <table:table-cell table:formula="of:=IF([.A801]=1;[.C801];NA())" office:value-type="float" office:value="11.76801" calcext:value-type="float">
            <text:p>11,768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179" calcext:value-type="float">
            <text:p>5,4179</text:p>
          </table:table-cell>
          <table:table-cell office:value-type="float" office:value="11.70715" calcext:value-type="float">
            <text:p>11,70715</text:p>
          </table:table-cell>
          <table:table-cell table:formula="of:=IF([.A802]=0;[.C802];NA())" office:value-type="string" office:string-value="" calcext:value-type="error">
            <text:p>#N/DISP</text:p>
          </table:table-cell>
          <table:table-cell table:formula="of:=IF([.A802]=1;[.C802];NA())" office:value-type="float" office:value="11.70715" calcext:value-type="float">
            <text:p>11,707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35942" calcext:value-type="float">
            <text:p>5,35942</text:p>
          </table:table-cell>
          <table:table-cell office:value-type="float" office:value="11.64503" calcext:value-type="float">
            <text:p>11,64503</text:p>
          </table:table-cell>
          <table:table-cell table:formula="of:=IF([.A803]=0;[.C803];NA())" office:value-type="string" office:string-value="" calcext:value-type="error">
            <text:p>#N/DISP</text:p>
          </table:table-cell>
          <table:table-cell table:formula="of:=IF([.A803]=1;[.C803];NA())" office:value-type="float" office:value="11.64503" calcext:value-type="float">
            <text:p>11,645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30202" calcext:value-type="float">
            <text:p>5,30202</text:p>
          </table:table-cell>
          <table:table-cell office:value-type="float" office:value="11.58167" calcext:value-type="float">
            <text:p>11,58167</text:p>
          </table:table-cell>
          <table:table-cell table:formula="of:=IF([.A804]=0;[.C804];NA())" office:value-type="string" office:string-value="" calcext:value-type="error">
            <text:p>#N/DISP</text:p>
          </table:table-cell>
          <table:table-cell table:formula="of:=IF([.A804]=1;[.C804];NA())" office:value-type="float" office:value="11.58167" calcext:value-type="float">
            <text:p>11,58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24571" calcext:value-type="float">
            <text:p>5,24571</text:p>
          </table:table-cell>
          <table:table-cell office:value-type="float" office:value="11.51708" calcext:value-type="float">
            <text:p>11,51708</text:p>
          </table:table-cell>
          <table:table-cell table:formula="of:=IF([.A805]=0;[.C805];NA())" office:value-type="string" office:string-value="" calcext:value-type="error">
            <text:p>#N/DISP</text:p>
          </table:table-cell>
          <table:table-cell table:formula="of:=IF([.A805]=1;[.C805];NA())" office:value-type="float" office:value="11.51708" calcext:value-type="float">
            <text:p>11,517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19052" calcext:value-type="float">
            <text:p>5,19052</text:p>
          </table:table-cell>
          <table:table-cell office:value-type="float" office:value="11.45128" calcext:value-type="float">
            <text:p>11,45128</text:p>
          </table:table-cell>
          <table:table-cell table:formula="of:=IF([.A806]=0;[.C806];NA())" office:value-type="string" office:string-value="" calcext:value-type="error">
            <text:p>#N/DISP</text:p>
          </table:table-cell>
          <table:table-cell table:formula="of:=IF([.A806]=1;[.C806];NA())" office:value-type="float" office:value="11.45128" calcext:value-type="float">
            <text:p>11,45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13649" calcext:value-type="float">
            <text:p>5,13649</text:p>
          </table:table-cell>
          <table:table-cell office:value-type="float" office:value="11.38429" calcext:value-type="float">
            <text:p>11,38429</text:p>
          </table:table-cell>
          <table:table-cell table:formula="of:=IF([.A807]=0;[.C807];NA())" office:value-type="string" office:string-value="" calcext:value-type="error">
            <text:p>#N/DISP</text:p>
          </table:table-cell>
          <table:table-cell table:formula="of:=IF([.A807]=1;[.C807];NA())" office:value-type="float" office:value="11.38429" calcext:value-type="float">
            <text:p>11,38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08362" calcext:value-type="float">
            <text:p>5,08362</text:p>
          </table:table-cell>
          <table:table-cell office:value-type="float" office:value="11.31614" calcext:value-type="float">
            <text:p>11,31614</text:p>
          </table:table-cell>
          <table:table-cell table:formula="of:=IF([.A808]=0;[.C808];NA())" office:value-type="string" office:string-value="" calcext:value-type="error">
            <text:p>#N/DISP</text:p>
          </table:table-cell>
          <table:table-cell table:formula="of:=IF([.A808]=1;[.C808];NA())" office:value-type="float" office:value="11.31614" calcext:value-type="float">
            <text:p>11,316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03196" calcext:value-type="float">
            <text:p>5,03196</text:p>
          </table:table-cell>
          <table:table-cell office:value-type="float" office:value="11.24684" calcext:value-type="float">
            <text:p>11,24684</text:p>
          </table:table-cell>
          <table:table-cell table:formula="of:=IF([.A809]=0;[.C809];NA())" office:value-type="string" office:string-value="" calcext:value-type="error">
            <text:p>#N/DISP</text:p>
          </table:table-cell>
          <table:table-cell table:formula="of:=IF([.A809]=1;[.C809];NA())" office:value-type="float" office:value="11.24684" calcext:value-type="float">
            <text:p>11,24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8152" calcext:value-type="float">
            <text:p>4,98152</text:p>
          </table:table-cell>
          <table:table-cell office:value-type="float" office:value="11.17641" calcext:value-type="float">
            <text:p>11,17641</text:p>
          </table:table-cell>
          <table:table-cell table:formula="of:=IF([.A810]=0;[.C810];NA())" office:value-type="string" office:string-value="" calcext:value-type="error">
            <text:p>#N/DISP</text:p>
          </table:table-cell>
          <table:table-cell table:formula="of:=IF([.A810]=1;[.C810];NA())" office:value-type="float" office:value="11.17641" calcext:value-type="float">
            <text:p>11,176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3233" calcext:value-type="float">
            <text:p>4,93233</text:p>
          </table:table-cell>
          <table:table-cell office:value-type="float" office:value="11.10488" calcext:value-type="float">
            <text:p>11,10488</text:p>
          </table:table-cell>
          <table:table-cell table:formula="of:=IF([.A811]=0;[.C811];NA())" office:value-type="string" office:string-value="" calcext:value-type="error">
            <text:p>#N/DISP</text:p>
          </table:table-cell>
          <table:table-cell table:formula="of:=IF([.A811]=1;[.C811];NA())" office:value-type="float" office:value="11.10488" calcext:value-type="float">
            <text:p>11,10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8442" calcext:value-type="float">
            <text:p>4,88442</text:p>
          </table:table-cell>
          <table:table-cell office:value-type="float" office:value="11.03226" calcext:value-type="float">
            <text:p>11,03226</text:p>
          </table:table-cell>
          <table:table-cell table:formula="of:=IF([.A812]=0;[.C812];NA())" office:value-type="string" office:string-value="" calcext:value-type="error">
            <text:p>#N/DISP</text:p>
          </table:table-cell>
          <table:table-cell table:formula="of:=IF([.A812]=1;[.C812];NA())" office:value-type="float" office:value="11.03226" calcext:value-type="float">
            <text:p>11,032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378" calcext:value-type="float">
            <text:p>4,8378</text:p>
          </table:table-cell>
          <table:table-cell office:value-type="float" office:value="10.95858" calcext:value-type="float">
            <text:p>10,95858</text:p>
          </table:table-cell>
          <table:table-cell table:formula="of:=IF([.A813]=0;[.C813];NA())" office:value-type="string" office:string-value="" calcext:value-type="error">
            <text:p>#N/DISP</text:p>
          </table:table-cell>
          <table:table-cell table:formula="of:=IF([.A813]=1;[.C813];NA())" office:value-type="float" office:value="10.95858" calcext:value-type="float">
            <text:p>10,95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9249" calcext:value-type="float">
            <text:p>4,79249</text:p>
          </table:table-cell>
          <table:table-cell office:value-type="float" office:value="10.88387" calcext:value-type="float">
            <text:p>10,88387</text:p>
          </table:table-cell>
          <table:table-cell table:formula="of:=IF([.A814]=0;[.C814];NA())" office:value-type="string" office:string-value="" calcext:value-type="error">
            <text:p>#N/DISP</text:p>
          </table:table-cell>
          <table:table-cell table:formula="of:=IF([.A814]=1;[.C814];NA())" office:value-type="float" office:value="10.88387" calcext:value-type="float">
            <text:p>10,883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4853" calcext:value-type="float">
            <text:p>4,74853</text:p>
          </table:table-cell>
          <table:table-cell office:value-type="float" office:value="10.80815" calcext:value-type="float">
            <text:p>10,80815</text:p>
          </table:table-cell>
          <table:table-cell table:formula="of:=IF([.A815]=0;[.C815];NA())" office:value-type="string" office:string-value="" calcext:value-type="error">
            <text:p>#N/DISP</text:p>
          </table:table-cell>
          <table:table-cell table:formula="of:=IF([.A815]=1;[.C815];NA())" office:value-type="float" office:value="10.80815" calcext:value-type="float">
            <text:p>10,808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0593" calcext:value-type="float">
            <text:p>4,70593</text:p>
          </table:table-cell>
          <table:table-cell office:value-type="float" office:value="10.73143" calcext:value-type="float">
            <text:p>10,73143</text:p>
          </table:table-cell>
          <table:table-cell table:formula="of:=IF([.A816]=0;[.C816];NA())" office:value-type="string" office:string-value="" calcext:value-type="error">
            <text:p>#N/DISP</text:p>
          </table:table-cell>
          <table:table-cell table:formula="of:=IF([.A816]=1;[.C816];NA())" office:value-type="float" office:value="10.73143" calcext:value-type="float">
            <text:p>10,731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6471" calcext:value-type="float">
            <text:p>4,66471</text:p>
          </table:table-cell>
          <table:table-cell office:value-type="float" office:value="10.65375" calcext:value-type="float">
            <text:p>10,65375</text:p>
          </table:table-cell>
          <table:table-cell table:formula="of:=IF([.A817]=0;[.C817];NA())" office:value-type="string" office:string-value="" calcext:value-type="error">
            <text:p>#N/DISP</text:p>
          </table:table-cell>
          <table:table-cell table:formula="of:=IF([.A817]=1;[.C817];NA())" office:value-type="float" office:value="10.65375" calcext:value-type="float">
            <text:p>10,65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249" calcext:value-type="float">
            <text:p>4,6249</text:p>
          </table:table-cell>
          <table:table-cell office:value-type="float" office:value="10.57513" calcext:value-type="float">
            <text:p>10,57513</text:p>
          </table:table-cell>
          <table:table-cell table:formula="of:=IF([.A818]=0;[.C818];NA())" office:value-type="string" office:string-value="" calcext:value-type="error">
            <text:p>#N/DISP</text:p>
          </table:table-cell>
          <table:table-cell table:formula="of:=IF([.A818]=1;[.C818];NA())" office:value-type="float" office:value="10.57513" calcext:value-type="float">
            <text:p>10,57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8652" calcext:value-type="float">
            <text:p>4,58652</text:p>
          </table:table-cell>
          <table:table-cell office:value-type="float" office:value="10.4956" calcext:value-type="float">
            <text:p>10,4956</text:p>
          </table:table-cell>
          <table:table-cell table:formula="of:=IF([.A819]=0;[.C819];NA())" office:value-type="string" office:string-value="" calcext:value-type="error">
            <text:p>#N/DISP</text:p>
          </table:table-cell>
          <table:table-cell table:formula="of:=IF([.A819]=1;[.C819];NA())" office:value-type="float" office:value="10.4956" calcext:value-type="float">
            <text:p>10,49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4959" calcext:value-type="float">
            <text:p>4,54959</text:p>
          </table:table-cell>
          <table:table-cell office:value-type="float" office:value="10.41517" calcext:value-type="float">
            <text:p>10,41517</text:p>
          </table:table-cell>
          <table:table-cell table:formula="of:=IF([.A820]=0;[.C820];NA())" office:value-type="string" office:string-value="" calcext:value-type="error">
            <text:p>#N/DISP</text:p>
          </table:table-cell>
          <table:table-cell table:formula="of:=IF([.A820]=1;[.C820];NA())" office:value-type="float" office:value="10.41517" calcext:value-type="float">
            <text:p>10,415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1412" calcext:value-type="float">
            <text:p>4,51412</text:p>
          </table:table-cell>
          <table:table-cell office:value-type="float" office:value="10.33389" calcext:value-type="float">
            <text:p>10,33389</text:p>
          </table:table-cell>
          <table:table-cell table:formula="of:=IF([.A821]=0;[.C821];NA())" office:value-type="string" office:string-value="" calcext:value-type="error">
            <text:p>#N/DISP</text:p>
          </table:table-cell>
          <table:table-cell table:formula="of:=IF([.A821]=1;[.C821];NA())" office:value-type="float" office:value="10.33389" calcext:value-type="float">
            <text:p>10,33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8014" calcext:value-type="float">
            <text:p>4,48014</text:p>
          </table:table-cell>
          <table:table-cell office:value-type="float" office:value="10.25177" calcext:value-type="float">
            <text:p>10,25177</text:p>
          </table:table-cell>
          <table:table-cell table:formula="of:=IF([.A822]=0;[.C822];NA())" office:value-type="string" office:string-value="" calcext:value-type="error">
            <text:p>#N/DISP</text:p>
          </table:table-cell>
          <table:table-cell table:formula="of:=IF([.A822]=1;[.C822];NA())" office:value-type="float" office:value="10.25177" calcext:value-type="float">
            <text:p>10,251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4766" calcext:value-type="float">
            <text:p>4,44766</text:p>
          </table:table-cell>
          <table:table-cell office:value-type="float" office:value="10.16884" calcext:value-type="float">
            <text:p>10,16884</text:p>
          </table:table-cell>
          <table:table-cell table:formula="of:=IF([.A823]=0;[.C823];NA())" office:value-type="string" office:string-value="" calcext:value-type="error">
            <text:p>#N/DISP</text:p>
          </table:table-cell>
          <table:table-cell table:formula="of:=IF([.A823]=1;[.C823];NA())" office:value-type="float" office:value="10.16884" calcext:value-type="float">
            <text:p>10,16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1671" calcext:value-type="float">
            <text:p>4,41671</text:p>
          </table:table-cell>
          <table:table-cell office:value-type="float" office:value="10.08513" calcext:value-type="float">
            <text:p>10,08513</text:p>
          </table:table-cell>
          <table:table-cell table:formula="of:=IF([.A824]=0;[.C824];NA())" office:value-type="string" office:string-value="" calcext:value-type="error">
            <text:p>#N/DISP</text:p>
          </table:table-cell>
          <table:table-cell table:formula="of:=IF([.A824]=1;[.C824];NA())" office:value-type="float" office:value="10.08513" calcext:value-type="float">
            <text:p>10,08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8729" calcext:value-type="float">
            <text:p>4,38729</text:p>
          </table:table-cell>
          <table:table-cell office:value-type="float" office:value="10.00067" calcext:value-type="float">
            <text:p>10,00067</text:p>
          </table:table-cell>
          <table:table-cell table:formula="of:=IF([.A825]=0;[.C825];NA())" office:value-type="string" office:string-value="" calcext:value-type="error">
            <text:p>#N/DISP</text:p>
          </table:table-cell>
          <table:table-cell table:formula="of:=IF([.A825]=1;[.C825];NA())" office:value-type="float" office:value="10.00067" calcext:value-type="float">
            <text:p>10,000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5944" calcext:value-type="float">
            <text:p>4,35944</text:p>
          </table:table-cell>
          <table:table-cell office:value-type="float" office:value="9.915489" calcext:value-type="float">
            <text:p>9,915489</text:p>
          </table:table-cell>
          <table:table-cell table:formula="of:=IF([.A826]=0;[.C826];NA())" office:value-type="string" office:string-value="" calcext:value-type="error">
            <text:p>#N/DISP</text:p>
          </table:table-cell>
          <table:table-cell table:formula="of:=IF([.A826]=1;[.C826];NA())" office:value-type="float" office:value="9.915489" calcext:value-type="float">
            <text:p>9,915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3317" calcext:value-type="float">
            <text:p>4,33317</text:p>
          </table:table-cell>
          <table:table-cell office:value-type="float" office:value="9.829609" calcext:value-type="float">
            <text:p>9,829609</text:p>
          </table:table-cell>
          <table:table-cell table:formula="of:=IF([.A827]=0;[.C827];NA())" office:value-type="string" office:string-value="" calcext:value-type="error">
            <text:p>#N/DISP</text:p>
          </table:table-cell>
          <table:table-cell table:formula="of:=IF([.A827]=1;[.C827];NA())" office:value-type="float" office:value="9.829609" calcext:value-type="float">
            <text:p>9,8296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0848" calcext:value-type="float">
            <text:p>4,30848</text:p>
          </table:table-cell>
          <table:table-cell office:value-type="float" office:value="9.743064" calcext:value-type="float">
            <text:p>9,743064</text:p>
          </table:table-cell>
          <table:table-cell table:formula="of:=IF([.A828]=0;[.C828];NA())" office:value-type="string" office:string-value="" calcext:value-type="error">
            <text:p>#N/DISP</text:p>
          </table:table-cell>
          <table:table-cell table:formula="of:=IF([.A828]=1;[.C828];NA())" office:value-type="float" office:value="9.743064" calcext:value-type="float">
            <text:p>9,7430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854" calcext:value-type="float">
            <text:p>4,2854</text:p>
          </table:table-cell>
          <table:table-cell office:value-type="float" office:value="9.655882" calcext:value-type="float">
            <text:p>9,655882</text:p>
          </table:table-cell>
          <table:table-cell table:formula="of:=IF([.A829]=0;[.C829];NA())" office:value-type="string" office:string-value="" calcext:value-type="error">
            <text:p>#N/DISP</text:p>
          </table:table-cell>
          <table:table-cell table:formula="of:=IF([.A829]=1;[.C829];NA())" office:value-type="float" office:value="9.655882" calcext:value-type="float">
            <text:p>9,655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6395" calcext:value-type="float">
            <text:p>4,26395</text:p>
          </table:table-cell>
          <table:table-cell office:value-type="float" office:value="9.568093" calcext:value-type="float">
            <text:p>9,568093</text:p>
          </table:table-cell>
          <table:table-cell table:formula="of:=IF([.A830]=0;[.C830];NA())" office:value-type="string" office:string-value="" calcext:value-type="error">
            <text:p>#N/DISP</text:p>
          </table:table-cell>
          <table:table-cell table:formula="of:=IF([.A830]=1;[.C830];NA())" office:value-type="float" office:value="9.568093" calcext:value-type="float">
            <text:p>9,5680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4413" calcext:value-type="float">
            <text:p>4,24413</text:p>
          </table:table-cell>
          <table:table-cell office:value-type="float" office:value="9.479729" calcext:value-type="float">
            <text:p>9,479729</text:p>
          </table:table-cell>
          <table:table-cell table:formula="of:=IF([.A831]=0;[.C831];NA())" office:value-type="string" office:string-value="" calcext:value-type="error">
            <text:p>#N/DISP</text:p>
          </table:table-cell>
          <table:table-cell table:formula="of:=IF([.A831]=1;[.C831];NA())" office:value-type="float" office:value="9.479729" calcext:value-type="float">
            <text:p>9,4797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2597" calcext:value-type="float">
            <text:p>4,22597</text:p>
          </table:table-cell>
          <table:table-cell office:value-type="float" office:value="9.390819" calcext:value-type="float">
            <text:p>9,390819</text:p>
          </table:table-cell>
          <table:table-cell table:formula="of:=IF([.A832]=0;[.C832];NA())" office:value-type="string" office:string-value="" calcext:value-type="error">
            <text:p>#N/DISP</text:p>
          </table:table-cell>
          <table:table-cell table:formula="of:=IF([.A832]=1;[.C832];NA())" office:value-type="float" office:value="9.390819" calcext:value-type="float">
            <text:p>9,3908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0947" calcext:value-type="float">
            <text:p>4,20947</text:p>
          </table:table-cell>
          <table:table-cell office:value-type="float" office:value="9.301394" calcext:value-type="float">
            <text:p>9,301394</text:p>
          </table:table-cell>
          <table:table-cell table:formula="of:=IF([.A833]=0;[.C833];NA())" office:value-type="string" office:string-value="" calcext:value-type="error">
            <text:p>#N/DISP</text:p>
          </table:table-cell>
          <table:table-cell table:formula="of:=IF([.A833]=1;[.C833];NA())" office:value-type="float" office:value="9.301394" calcext:value-type="float">
            <text:p>9,3013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9465" calcext:value-type="float">
            <text:p>4,19465</text:p>
          </table:table-cell>
          <table:table-cell office:value-type="float" office:value="9.211487" calcext:value-type="float">
            <text:p>9,211487</text:p>
          </table:table-cell>
          <table:table-cell table:formula="of:=IF([.A834]=0;[.C834];NA())" office:value-type="string" office:string-value="" calcext:value-type="error">
            <text:p>#N/DISP</text:p>
          </table:table-cell>
          <table:table-cell table:formula="of:=IF([.A834]=1;[.C834];NA())" office:value-type="float" office:value="9.211487" calcext:value-type="float">
            <text:p>9,2114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8152" calcext:value-type="float">
            <text:p>4,18152</text:p>
          </table:table-cell>
          <table:table-cell office:value-type="float" office:value="9.121127" calcext:value-type="float">
            <text:p>9,121127</text:p>
          </table:table-cell>
          <table:table-cell table:formula="of:=IF([.A835]=0;[.C835];NA())" office:value-type="string" office:string-value="" calcext:value-type="error">
            <text:p>#N/DISP</text:p>
          </table:table-cell>
          <table:table-cell table:formula="of:=IF([.A835]=1;[.C835];NA())" office:value-type="float" office:value="9.121127" calcext:value-type="float">
            <text:p>9,1211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701" calcext:value-type="float">
            <text:p>4,1701</text:p>
          </table:table-cell>
          <table:table-cell office:value-type="float" office:value="9.0303476" calcext:value-type="float">
            <text:p>9,0303476</text:p>
          </table:table-cell>
          <table:table-cell table:formula="of:=IF([.A836]=0;[.C836];NA())" office:value-type="string" office:string-value="" calcext:value-type="error">
            <text:p>#N/DISP</text:p>
          </table:table-cell>
          <table:table-cell table:formula="of:=IF([.A836]=1;[.C836];NA())" office:value-type="float" office:value="9.0303476" calcext:value-type="float">
            <text:p>9,0303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6038" calcext:value-type="float">
            <text:p>4,16038</text:p>
          </table:table-cell>
          <table:table-cell office:value-type="float" office:value="8.9391804" calcext:value-type="float">
            <text:p>8,9391804</text:p>
          </table:table-cell>
          <table:table-cell table:formula="of:=IF([.A837]=0;[.C837];NA())" office:value-type="string" office:string-value="" calcext:value-type="error">
            <text:p>#N/DISP</text:p>
          </table:table-cell>
          <table:table-cell table:formula="of:=IF([.A837]=1;[.C837];NA())" office:value-type="float" office:value="8.9391804" calcext:value-type="float">
            <text:p>8,93918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5239" calcext:value-type="float">
            <text:p>4,15239</text:p>
          </table:table-cell>
          <table:table-cell office:value-type="float" office:value="8.847658" calcext:value-type="float">
            <text:p>8,847658</text:p>
          </table:table-cell>
          <table:table-cell table:formula="of:=IF([.A838]=0;[.C838];NA())" office:value-type="string" office:string-value="" calcext:value-type="error">
            <text:p>#N/DISP</text:p>
          </table:table-cell>
          <table:table-cell table:formula="of:=IF([.A838]=1;[.C838];NA())" office:value-type="float" office:value="8.847658" calcext:value-type="float">
            <text:p>8,8476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4614" calcext:value-type="float">
            <text:p>4,14614</text:p>
          </table:table-cell>
          <table:table-cell office:value-type="float" office:value="8.755813" calcext:value-type="float">
            <text:p>8,755813</text:p>
          </table:table-cell>
          <table:table-cell table:formula="of:=IF([.A839]=0;[.C839];NA())" office:value-type="string" office:string-value="" calcext:value-type="error">
            <text:p>#N/DISP</text:p>
          </table:table-cell>
          <table:table-cell table:formula="of:=IF([.A839]=1;[.C839];NA())" office:value-type="float" office:value="8.755813" calcext:value-type="float">
            <text:p>8,7558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4163" calcext:value-type="float">
            <text:p>4,14163</text:p>
          </table:table-cell>
          <table:table-cell office:value-type="float" office:value="8.663678" calcext:value-type="float">
            <text:p>8,663678</text:p>
          </table:table-cell>
          <table:table-cell table:formula="of:=IF([.A840]=0;[.C840];NA())" office:value-type="string" office:string-value="" calcext:value-type="error">
            <text:p>#N/DISP</text:p>
          </table:table-cell>
          <table:table-cell table:formula="of:=IF([.A840]=1;[.C840];NA())" office:value-type="float" office:value="8.663678" calcext:value-type="float">
            <text:p>8,6636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3887" calcext:value-type="float">
            <text:p>4,13887</text:p>
          </table:table-cell>
          <table:table-cell office:value-type="float" office:value="8.571286" calcext:value-type="float">
            <text:p>8,571286</text:p>
          </table:table-cell>
          <table:table-cell table:formula="of:=IF([.A841]=0;[.C841];NA())" office:value-type="string" office:string-value="" calcext:value-type="error">
            <text:p>#N/DISP</text:p>
          </table:table-cell>
          <table:table-cell table:formula="of:=IF([.A841]=1;[.C841];NA())" office:value-type="float" office:value="8.571286" calcext:value-type="float">
            <text:p>8,571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3787" calcext:value-type="float">
            <text:p>4,13787</text:p>
          </table:table-cell>
          <table:table-cell office:value-type="float" office:value="8.478671" calcext:value-type="float">
            <text:p>8,478671</text:p>
          </table:table-cell>
          <table:table-cell table:formula="of:=IF([.A842]=0;[.C842];NA())" office:value-type="string" office:string-value="" calcext:value-type="error">
            <text:p>#N/DISP</text:p>
          </table:table-cell>
          <table:table-cell table:formula="of:=IF([.A842]=1;[.C842];NA())" office:value-type="float" office:value="8.478671" calcext:value-type="float">
            <text:p>8,4786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3864" calcext:value-type="float">
            <text:p>4,13864</text:p>
          </table:table-cell>
          <table:table-cell office:value-type="float" office:value="8.385867" calcext:value-type="float">
            <text:p>8,385867</text:p>
          </table:table-cell>
          <table:table-cell table:formula="of:=IF([.A843]=0;[.C843];NA())" office:value-type="string" office:string-value="" calcext:value-type="error">
            <text:p>#N/DISP</text:p>
          </table:table-cell>
          <table:table-cell table:formula="of:=IF([.A843]=1;[.C843];NA())" office:value-type="float" office:value="8.385867" calcext:value-type="float">
            <text:p>8,3858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4118" calcext:value-type="float">
            <text:p>4,14118</text:p>
          </table:table-cell>
          <table:table-cell office:value-type="float" office:value="8.292907" calcext:value-type="float">
            <text:p>8,292907</text:p>
          </table:table-cell>
          <table:table-cell table:formula="of:=IF([.A844]=0;[.C844];NA())" office:value-type="string" office:string-value="" calcext:value-type="error">
            <text:p>#N/DISP</text:p>
          </table:table-cell>
          <table:table-cell table:formula="of:=IF([.A844]=1;[.C844];NA())" office:value-type="float" office:value="8.292907" calcext:value-type="float">
            <text:p>8,292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455" calcext:value-type="float">
            <text:p>4,1455</text:p>
          </table:table-cell>
          <table:table-cell office:value-type="float" office:value="8.199825" calcext:value-type="float">
            <text:p>8,199825</text:p>
          </table:table-cell>
          <table:table-cell table:formula="of:=IF([.A845]=0;[.C845];NA())" office:value-type="string" office:string-value="" calcext:value-type="error">
            <text:p>#N/DISP</text:p>
          </table:table-cell>
          <table:table-cell table:formula="of:=IF([.A845]=1;[.C845];NA())" office:value-type="float" office:value="8.199825" calcext:value-type="float">
            <text:p>8,1998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5162" calcext:value-type="float">
            <text:p>4,15162</text:p>
          </table:table-cell>
          <table:table-cell office:value-type="float" office:value="8.106656" calcext:value-type="float">
            <text:p>8,106656</text:p>
          </table:table-cell>
          <table:table-cell table:formula="of:=IF([.A846]=0;[.C846];NA())" office:value-type="string" office:string-value="" calcext:value-type="error">
            <text:p>#N/DISP</text:p>
          </table:table-cell>
          <table:table-cell table:formula="of:=IF([.A846]=1;[.C846];NA())" office:value-type="float" office:value="8.106656" calcext:value-type="float">
            <text:p>8,106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5952" calcext:value-type="float">
            <text:p>4,15952</text:p>
          </table:table-cell>
          <table:table-cell office:value-type="float" office:value="8.013433" calcext:value-type="float">
            <text:p>8,013433</text:p>
          </table:table-cell>
          <table:table-cell table:formula="of:=IF([.A847]=0;[.C847];NA())" office:value-type="string" office:string-value="" calcext:value-type="error">
            <text:p>#N/DISP</text:p>
          </table:table-cell>
          <table:table-cell table:formula="of:=IF([.A847]=1;[.C847];NA())" office:value-type="float" office:value="8.013433" calcext:value-type="float">
            <text:p>8,0134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6921" calcext:value-type="float">
            <text:p>4,16921</text:p>
          </table:table-cell>
          <table:table-cell office:value-type="float" office:value="7.92019" calcext:value-type="float">
            <text:p>7,92019</text:p>
          </table:table-cell>
          <table:table-cell table:formula="of:=IF([.A848]=0;[.C848];NA())" office:value-type="string" office:string-value="" calcext:value-type="error">
            <text:p>#N/DISP</text:p>
          </table:table-cell>
          <table:table-cell table:formula="of:=IF([.A848]=1;[.C848];NA())" office:value-type="float" office:value="7.92019" calcext:value-type="float">
            <text:p>7,92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8071" calcext:value-type="float">
            <text:p>4,18071</text:p>
          </table:table-cell>
          <table:table-cell office:value-type="float" office:value="7.82696" calcext:value-type="float">
            <text:p>7,82696</text:p>
          </table:table-cell>
          <table:table-cell table:formula="of:=IF([.A849]=0;[.C849];NA())" office:value-type="string" office:string-value="" calcext:value-type="error">
            <text:p>#N/DISP</text:p>
          </table:table-cell>
          <table:table-cell table:formula="of:=IF([.A849]=1;[.C849];NA())" office:value-type="float" office:value="7.82696" calcext:value-type="float">
            <text:p>7,826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94" calcext:value-type="float">
            <text:p>4,194</text:p>
          </table:table-cell>
          <table:table-cell office:value-type="float" office:value="7.73379" calcext:value-type="float">
            <text:p>7,73379</text:p>
          </table:table-cell>
          <table:table-cell table:formula="of:=IF([.A850]=0;[.C850];NA())" office:value-type="string" office:string-value="" calcext:value-type="error">
            <text:p>#N/DISP</text:p>
          </table:table-cell>
          <table:table-cell table:formula="of:=IF([.A850]=1;[.C850];NA())" office:value-type="float" office:value="7.73379" calcext:value-type="float">
            <text:p>7,733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091" calcext:value-type="float">
            <text:p>4,2091</text:p>
          </table:table-cell>
          <table:table-cell office:value-type="float" office:value="7.6407" calcext:value-type="float">
            <text:p>7,6407</text:p>
          </table:table-cell>
          <table:table-cell table:formula="of:=IF([.A851]=0;[.C851];NA())" office:value-type="string" office:string-value="" calcext:value-type="error">
            <text:p>#N/DISP</text:p>
          </table:table-cell>
          <table:table-cell table:formula="of:=IF([.A851]=1;[.C851];NA())" office:value-type="float" office:value="7.6407" calcext:value-type="float">
            <text:p>7,6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2601" calcext:value-type="float">
            <text:p>4,22601</text:p>
          </table:table-cell>
          <table:table-cell office:value-type="float" office:value="7.54773" calcext:value-type="float">
            <text:p>7,54773</text:p>
          </table:table-cell>
          <table:table-cell table:formula="of:=IF([.A852]=0;[.C852];NA())" office:value-type="string" office:string-value="" calcext:value-type="error">
            <text:p>#N/DISP</text:p>
          </table:table-cell>
          <table:table-cell table:formula="of:=IF([.A852]=1;[.C852];NA())" office:value-type="float" office:value="7.54773" calcext:value-type="float">
            <text:p>7,547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4472" calcext:value-type="float">
            <text:p>4,24472</text:p>
          </table:table-cell>
          <table:table-cell office:value-type="float" office:value="7.45492" calcext:value-type="float">
            <text:p>7,45492</text:p>
          </table:table-cell>
          <table:table-cell table:formula="of:=IF([.A853]=0;[.C853];NA())" office:value-type="string" office:string-value="" calcext:value-type="error">
            <text:p>#N/DISP</text:p>
          </table:table-cell>
          <table:table-cell table:formula="of:=IF([.A853]=1;[.C853];NA())" office:value-type="float" office:value="7.45492" calcext:value-type="float">
            <text:p>7,45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6523" calcext:value-type="float">
            <text:p>4,26523</text:p>
          </table:table-cell>
          <table:table-cell office:value-type="float" office:value="7.36229" calcext:value-type="float">
            <text:p>7,36229</text:p>
          </table:table-cell>
          <table:table-cell table:formula="of:=IF([.A854]=0;[.C854];NA())" office:value-type="string" office:string-value="" calcext:value-type="error">
            <text:p>#N/DISP</text:p>
          </table:table-cell>
          <table:table-cell table:formula="of:=IF([.A854]=1;[.C854];NA())" office:value-type="float" office:value="7.36229" calcext:value-type="float">
            <text:p>7,362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8756" calcext:value-type="float">
            <text:p>4,28756</text:p>
          </table:table-cell>
          <table:table-cell office:value-type="float" office:value="7.26989" calcext:value-type="float">
            <text:p>7,26989</text:p>
          </table:table-cell>
          <table:table-cell table:formula="of:=IF([.A855]=0;[.C855];NA())" office:value-type="string" office:string-value="" calcext:value-type="error">
            <text:p>#N/DISP</text:p>
          </table:table-cell>
          <table:table-cell table:formula="of:=IF([.A855]=1;[.C855];NA())" office:value-type="float" office:value="7.26989" calcext:value-type="float">
            <text:p>7,269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1168" calcext:value-type="float">
            <text:p>4,31168</text:p>
          </table:table-cell>
          <table:table-cell office:value-type="float" office:value="7.17775" calcext:value-type="float">
            <text:p>7,17775</text:p>
          </table:table-cell>
          <table:table-cell table:formula="of:=IF([.A856]=0;[.C856];NA())" office:value-type="string" office:string-value="" calcext:value-type="error">
            <text:p>#N/DISP</text:p>
          </table:table-cell>
          <table:table-cell table:formula="of:=IF([.A856]=1;[.C856];NA())" office:value-type="float" office:value="7.17775" calcext:value-type="float">
            <text:p>7,17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3761" calcext:value-type="float">
            <text:p>4,33761</text:p>
          </table:table-cell>
          <table:table-cell office:value-type="float" office:value="7.08591" calcext:value-type="float">
            <text:p>7,08591</text:p>
          </table:table-cell>
          <table:table-cell table:formula="of:=IF([.A857]=0;[.C857];NA())" office:value-type="string" office:string-value="" calcext:value-type="error">
            <text:p>#N/DISP</text:p>
          </table:table-cell>
          <table:table-cell table:formula="of:=IF([.A857]=1;[.C857];NA())" office:value-type="float" office:value="7.08591" calcext:value-type="float">
            <text:p>7,08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6534" calcext:value-type="float">
            <text:p>4,36534</text:p>
          </table:table-cell>
          <table:table-cell office:value-type="float" office:value="6.9944" calcext:value-type="float">
            <text:p>6,9944</text:p>
          </table:table-cell>
          <table:table-cell table:formula="of:=IF([.A858]=0;[.C858];NA())" office:value-type="string" office:string-value="" calcext:value-type="error">
            <text:p>#N/DISP</text:p>
          </table:table-cell>
          <table:table-cell table:formula="of:=IF([.A858]=1;[.C858];NA())" office:value-type="float" office:value="6.9944" calcext:value-type="float">
            <text:p>6,99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9486" calcext:value-type="float">
            <text:p>4,39486</text:p>
          </table:table-cell>
          <table:table-cell office:value-type="float" office:value="6.90326" calcext:value-type="float">
            <text:p>6,90326</text:p>
          </table:table-cell>
          <table:table-cell table:formula="of:=IF([.A859]=0;[.C859];NA())" office:value-type="string" office:string-value="" calcext:value-type="error">
            <text:p>#N/DISP</text:p>
          </table:table-cell>
          <table:table-cell table:formula="of:=IF([.A859]=1;[.C859];NA())" office:value-type="float" office:value="6.90326" calcext:value-type="float">
            <text:p>6,90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2618" calcext:value-type="float">
            <text:p>4,42618</text:p>
          </table:table-cell>
          <table:table-cell office:value-type="float" office:value="6.81252" calcext:value-type="float">
            <text:p>6,81252</text:p>
          </table:table-cell>
          <table:table-cell table:formula="of:=IF([.A860]=0;[.C860];NA())" office:value-type="string" office:string-value="" calcext:value-type="error">
            <text:p>#N/DISP</text:p>
          </table:table-cell>
          <table:table-cell table:formula="of:=IF([.A860]=1;[.C860];NA())" office:value-type="float" office:value="6.81252" calcext:value-type="float">
            <text:p>6,81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5929" calcext:value-type="float">
            <text:p>4,45929</text:p>
          </table:table-cell>
          <table:table-cell office:value-type="float" office:value="6.72221" calcext:value-type="float">
            <text:p>6,72221</text:p>
          </table:table-cell>
          <table:table-cell table:formula="of:=IF([.A861]=0;[.C861];NA())" office:value-type="string" office:string-value="" calcext:value-type="error">
            <text:p>#N/DISP</text:p>
          </table:table-cell>
          <table:table-cell table:formula="of:=IF([.A861]=1;[.C861];NA())" office:value-type="float" office:value="6.72221" calcext:value-type="float">
            <text:p>6,72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9417" calcext:value-type="float">
            <text:p>4,49417</text:p>
          </table:table-cell>
          <table:table-cell office:value-type="float" office:value="6.63238" calcext:value-type="float">
            <text:p>6,63238</text:p>
          </table:table-cell>
          <table:table-cell table:formula="of:=IF([.A862]=0;[.C862];NA())" office:value-type="string" office:string-value="" calcext:value-type="error">
            <text:p>#N/DISP</text:p>
          </table:table-cell>
          <table:table-cell table:formula="of:=IF([.A862]=1;[.C862];NA())" office:value-type="float" office:value="6.63238" calcext:value-type="float">
            <text:p>6,63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3084" calcext:value-type="float">
            <text:p>4,53084</text:p>
          </table:table-cell>
          <table:table-cell office:value-type="float" office:value="6.54306" calcext:value-type="float">
            <text:p>6,54306</text:p>
          </table:table-cell>
          <table:table-cell table:formula="of:=IF([.A863]=0;[.C863];NA())" office:value-type="string" office:string-value="" calcext:value-type="error">
            <text:p>#N/DISP</text:p>
          </table:table-cell>
          <table:table-cell table:formula="of:=IF([.A863]=1;[.C863];NA())" office:value-type="float" office:value="6.54306" calcext:value-type="float">
            <text:p>6,54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6927" calcext:value-type="float">
            <text:p>4,56927</text:p>
          </table:table-cell>
          <table:table-cell office:value-type="float" office:value="6.45427" calcext:value-type="float">
            <text:p>6,45427</text:p>
          </table:table-cell>
          <table:table-cell table:formula="of:=IF([.A864]=0;[.C864];NA())" office:value-type="string" office:string-value="" calcext:value-type="error">
            <text:p>#N/DISP</text:p>
          </table:table-cell>
          <table:table-cell table:formula="of:=IF([.A864]=1;[.C864];NA())" office:value-type="float" office:value="6.45427" calcext:value-type="float">
            <text:p>6,454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0946" calcext:value-type="float">
            <text:p>4,60946</text:p>
          </table:table-cell>
          <table:table-cell office:value-type="float" office:value="6.36607" calcext:value-type="float">
            <text:p>6,36607</text:p>
          </table:table-cell>
          <table:table-cell table:formula="of:=IF([.A865]=0;[.C865];NA())" office:value-type="string" office:string-value="" calcext:value-type="error">
            <text:p>#N/DISP</text:p>
          </table:table-cell>
          <table:table-cell table:formula="of:=IF([.A865]=1;[.C865];NA())" office:value-type="float" office:value="6.36607" calcext:value-type="float">
            <text:p>6,36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5141" calcext:value-type="float">
            <text:p>4,65141</text:p>
          </table:table-cell>
          <table:table-cell office:value-type="float" office:value="6.27848" calcext:value-type="float">
            <text:p>6,27848</text:p>
          </table:table-cell>
          <table:table-cell table:formula="of:=IF([.A866]=0;[.C866];NA())" office:value-type="string" office:string-value="" calcext:value-type="error">
            <text:p>#N/DISP</text:p>
          </table:table-cell>
          <table:table-cell table:formula="of:=IF([.A866]=1;[.C866];NA())" office:value-type="float" office:value="6.27848" calcext:value-type="float">
            <text:p>6,278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9511" calcext:value-type="float">
            <text:p>4,69511</text:p>
          </table:table-cell>
          <table:table-cell office:value-type="float" office:value="6.19153" calcext:value-type="float">
            <text:p>6,19153</text:p>
          </table:table-cell>
          <table:table-cell table:formula="of:=IF([.A867]=0;[.C867];NA())" office:value-type="string" office:string-value="" calcext:value-type="error">
            <text:p>#N/DISP</text:p>
          </table:table-cell>
          <table:table-cell table:formula="of:=IF([.A867]=1;[.C867];NA())" office:value-type="float" office:value="6.19153" calcext:value-type="float">
            <text:p>6,19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4054" calcext:value-type="float">
            <text:p>4,74054</text:p>
          </table:table-cell>
          <table:table-cell office:value-type="float" office:value="6.10527" calcext:value-type="float">
            <text:p>6,10527</text:p>
          </table:table-cell>
          <table:table-cell table:formula="of:=IF([.A868]=0;[.C868];NA())" office:value-type="string" office:string-value="" calcext:value-type="error">
            <text:p>#N/DISP</text:p>
          </table:table-cell>
          <table:table-cell table:formula="of:=IF([.A868]=1;[.C868];NA())" office:value-type="float" office:value="6.10527" calcext:value-type="float">
            <text:p>6,10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8769" calcext:value-type="float">
            <text:p>4,78769</text:p>
          </table:table-cell>
          <table:table-cell office:value-type="float" office:value="6.01972" calcext:value-type="float">
            <text:p>6,01972</text:p>
          </table:table-cell>
          <table:table-cell table:formula="of:=IF([.A869]=0;[.C869];NA())" office:value-type="string" office:string-value="" calcext:value-type="error">
            <text:p>#N/DISP</text:p>
          </table:table-cell>
          <table:table-cell table:formula="of:=IF([.A869]=1;[.C869];NA())" office:value-type="float" office:value="6.01972" calcext:value-type="float">
            <text:p>6,01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3656" calcext:value-type="float">
            <text:p>4,83656</text:p>
          </table:table-cell>
          <table:table-cell office:value-type="float" office:value="5.93493" calcext:value-type="float">
            <text:p>5,93493</text:p>
          </table:table-cell>
          <table:table-cell table:formula="of:=IF([.A870]=0;[.C870];NA())" office:value-type="string" office:string-value="" calcext:value-type="error">
            <text:p>#N/DISP</text:p>
          </table:table-cell>
          <table:table-cell table:formula="of:=IF([.A870]=1;[.C870];NA())" office:value-type="float" office:value="5.93493" calcext:value-type="float">
            <text:p>5,934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8713" calcext:value-type="float">
            <text:p>4,88713</text:p>
          </table:table-cell>
          <table:table-cell office:value-type="float" office:value="5.85092" calcext:value-type="float">
            <text:p>5,85092</text:p>
          </table:table-cell>
          <table:table-cell table:formula="of:=IF([.A871]=0;[.C871];NA())" office:value-type="string" office:string-value="" calcext:value-type="error">
            <text:p>#N/DISP</text:p>
          </table:table-cell>
          <table:table-cell table:formula="of:=IF([.A871]=1;[.C871];NA())" office:value-type="float" office:value="5.85092" calcext:value-type="float">
            <text:p>5,850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3939" calcext:value-type="float">
            <text:p>4,93939</text:p>
          </table:table-cell>
          <table:table-cell office:value-type="float" office:value="5.76773" calcext:value-type="float">
            <text:p>5,76773</text:p>
          </table:table-cell>
          <table:table-cell table:formula="of:=IF([.A872]=0;[.C872];NA())" office:value-type="string" office:string-value="" calcext:value-type="error">
            <text:p>#N/DISP</text:p>
          </table:table-cell>
          <table:table-cell table:formula="of:=IF([.A872]=1;[.C872];NA())" office:value-type="float" office:value="5.76773" calcext:value-type="float">
            <text:p>5,767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9333" calcext:value-type="float">
            <text:p>4,99333</text:p>
          </table:table-cell>
          <table:table-cell office:value-type="float" office:value="5.6854" calcext:value-type="float">
            <text:p>5,6854</text:p>
          </table:table-cell>
          <table:table-cell table:formula="of:=IF([.A873]=0;[.C873];NA())" office:value-type="string" office:string-value="" calcext:value-type="error">
            <text:p>#N/DISP</text:p>
          </table:table-cell>
          <table:table-cell table:formula="of:=IF([.A873]=1;[.C873];NA())" office:value-type="float" office:value="5.6854" calcext:value-type="float">
            <text:p>5,68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04893" calcext:value-type="float">
            <text:p>5,04893</text:p>
          </table:table-cell>
          <table:table-cell office:value-type="float" office:value="5.60395" calcext:value-type="float">
            <text:p>5,60395</text:p>
          </table:table-cell>
          <table:table-cell table:formula="of:=IF([.A874]=0;[.C874];NA())" office:value-type="string" office:string-value="" calcext:value-type="error">
            <text:p>#N/DISP</text:p>
          </table:table-cell>
          <table:table-cell table:formula="of:=IF([.A874]=1;[.C874];NA())" office:value-type="float" office:value="5.60395" calcext:value-type="float">
            <text:p>5,603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10619" calcext:value-type="float">
            <text:p>5,10619</text:p>
          </table:table-cell>
          <table:table-cell office:value-type="float" office:value="5.52342" calcext:value-type="float">
            <text:p>5,52342</text:p>
          </table:table-cell>
          <table:table-cell table:formula="of:=IF([.A875]=0;[.C875];NA())" office:value-type="string" office:string-value="" calcext:value-type="error">
            <text:p>#N/DISP</text:p>
          </table:table-cell>
          <table:table-cell table:formula="of:=IF([.A875]=1;[.C875];NA())" office:value-type="float" office:value="5.52342" calcext:value-type="float">
            <text:p>5,523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16507" calcext:value-type="float">
            <text:p>5,16507</text:p>
          </table:table-cell>
          <table:table-cell office:value-type="float" office:value="5.44384" calcext:value-type="float">
            <text:p>5,44384</text:p>
          </table:table-cell>
          <table:table-cell table:formula="of:=IF([.A876]=0;[.C876];NA())" office:value-type="string" office:string-value="" calcext:value-type="error">
            <text:p>#N/DISP</text:p>
          </table:table-cell>
          <table:table-cell table:formula="of:=IF([.A876]=1;[.C876];NA())" office:value-type="float" office:value="5.44384" calcext:value-type="float">
            <text:p>5,44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22558" calcext:value-type="float">
            <text:p>5,22558</text:p>
          </table:table-cell>
          <table:table-cell office:value-type="float" office:value="5.36526" calcext:value-type="float">
            <text:p>5,36526</text:p>
          </table:table-cell>
          <table:table-cell table:formula="of:=IF([.A877]=0;[.C877];NA())" office:value-type="string" office:string-value="" calcext:value-type="error">
            <text:p>#N/DISP</text:p>
          </table:table-cell>
          <table:table-cell table:formula="of:=IF([.A877]=1;[.C877];NA())" office:value-type="float" office:value="5.36526" calcext:value-type="float">
            <text:p>5,36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.28769" calcext:value-type="float">
            <text:p>5,28769</text:p>
          </table:table-cell>
          <table:table-cell table:formula="of:=IF([.A878]=0;[.C878];NA())" office:value-type="string" office:string-value="" calcext:value-type="error">
            <text:p>#N/DISP</text:p>
          </table:table-cell>
          <table:table-cell table:formula="of:=IF([.A878]=1;[.C878];NA())" office:value-type="float" office:value="5.28769" calcext:value-type="float">
            <text:p>5,287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35138" calcext:value-type="float">
            <text:p>5,35138</text:p>
          </table:table-cell>
          <table:table-cell office:value-type="float" office:value="5.21117" calcext:value-type="float">
            <text:p>5,21117</text:p>
          </table:table-cell>
          <table:table-cell table:formula="of:=IF([.A879]=0;[.C879];NA())" office:value-type="string" office:string-value="" calcext:value-type="error">
            <text:p>#N/DISP</text:p>
          </table:table-cell>
          <table:table-cell table:formula="of:=IF([.A879]=1;[.C879];NA())" office:value-type="float" office:value="5.21117" calcext:value-type="float">
            <text:p>5,21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1665" calcext:value-type="float">
            <text:p>5,41665</text:p>
          </table:table-cell>
          <table:table-cell office:value-type="float" office:value="5.13574" calcext:value-type="float">
            <text:p>5,13574</text:p>
          </table:table-cell>
          <table:table-cell table:formula="of:=IF([.A880]=0;[.C880];NA())" office:value-type="string" office:string-value="" calcext:value-type="error">
            <text:p>#N/DISP</text:p>
          </table:table-cell>
          <table:table-cell table:formula="of:=IF([.A880]=1;[.C880];NA())" office:value-type="float" office:value="5.13574" calcext:value-type="float">
            <text:p>5,135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8346" calcext:value-type="float">
            <text:p>5,48346</text:p>
          </table:table-cell>
          <table:table-cell office:value-type="float" office:value="5.06143" calcext:value-type="float">
            <text:p>5,06143</text:p>
          </table:table-cell>
          <table:table-cell table:formula="of:=IF([.A881]=0;[.C881];NA())" office:value-type="string" office:string-value="" calcext:value-type="error">
            <text:p>#N/DISP</text:p>
          </table:table-cell>
          <table:table-cell table:formula="of:=IF([.A881]=1;[.C881];NA())" office:value-type="float" office:value="5.06143" calcext:value-type="float">
            <text:p>5,061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518" calcext:value-type="float">
            <text:p>5,5518</text:p>
          </table:table-cell>
          <table:table-cell office:value-type="float" office:value="4.98827" calcext:value-type="float">
            <text:p>4,98827</text:p>
          </table:table-cell>
          <table:table-cell table:formula="of:=IF([.A882]=0;[.C882];NA())" office:value-type="string" office:string-value="" calcext:value-type="error">
            <text:p>#N/DISP</text:p>
          </table:table-cell>
          <table:table-cell table:formula="of:=IF([.A882]=1;[.C882];NA())" office:value-type="float" office:value="4.98827" calcext:value-type="float">
            <text:p>4,988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62165" calcext:value-type="float">
            <text:p>5,62165</text:p>
          </table:table-cell>
          <table:table-cell office:value-type="float" office:value="4.91628" calcext:value-type="float">
            <text:p>4,91628</text:p>
          </table:table-cell>
          <table:table-cell table:formula="of:=IF([.A883]=0;[.C883];NA())" office:value-type="string" office:string-value="" calcext:value-type="error">
            <text:p>#N/DISP</text:p>
          </table:table-cell>
          <table:table-cell table:formula="of:=IF([.A883]=1;[.C883];NA())" office:value-type="float" office:value="4.91628" calcext:value-type="float">
            <text:p>4,91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693" calcext:value-type="float">
            <text:p>5,693</text:p>
          </table:table-cell>
          <table:table-cell office:value-type="float" office:value="4.8455" calcext:value-type="float">
            <text:p>4,8455</text:p>
          </table:table-cell>
          <table:table-cell table:formula="of:=IF([.A884]=0;[.C884];NA())" office:value-type="string" office:string-value="" calcext:value-type="error">
            <text:p>#N/DISP</text:p>
          </table:table-cell>
          <table:table-cell table:formula="of:=IF([.A884]=1;[.C884];NA())" office:value-type="float" office:value="4.8455" calcext:value-type="float">
            <text:p>4,8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76581" calcext:value-type="float">
            <text:p>5,76581</text:p>
          </table:table-cell>
          <table:table-cell office:value-type="float" office:value="4.77597" calcext:value-type="float">
            <text:p>4,77597</text:p>
          </table:table-cell>
          <table:table-cell table:formula="of:=IF([.A885]=0;[.C885];NA())" office:value-type="string" office:string-value="" calcext:value-type="error">
            <text:p>#N/DISP</text:p>
          </table:table-cell>
          <table:table-cell table:formula="of:=IF([.A885]=1;[.C885];NA())" office:value-type="float" office:value="4.77597" calcext:value-type="float">
            <text:p>4,77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4007" calcext:value-type="float">
            <text:p>5,84007</text:p>
          </table:table-cell>
          <table:table-cell office:value-type="float" office:value="4.70771" calcext:value-type="float">
            <text:p>4,70771</text:p>
          </table:table-cell>
          <table:table-cell table:formula="of:=IF([.A886]=0;[.C886];NA())" office:value-type="string" office:string-value="" calcext:value-type="error">
            <text:p>#N/DISP</text:p>
          </table:table-cell>
          <table:table-cell table:formula="of:=IF([.A886]=1;[.C886];NA())" office:value-type="float" office:value="4.70771" calcext:value-type="float">
            <text:p>4,707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1576" calcext:value-type="float">
            <text:p>5,91576</text:p>
          </table:table-cell>
          <table:table-cell office:value-type="float" office:value="4.64075" calcext:value-type="float">
            <text:p>4,64075</text:p>
          </table:table-cell>
          <table:table-cell table:formula="of:=IF([.A887]=0;[.C887];NA())" office:value-type="string" office:string-value="" calcext:value-type="error">
            <text:p>#N/DISP</text:p>
          </table:table-cell>
          <table:table-cell table:formula="of:=IF([.A887]=1;[.C887];NA())" office:value-type="float" office:value="4.64075" calcext:value-type="float">
            <text:p>4,64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9285" calcext:value-type="float">
            <text:p>5,99285</text:p>
          </table:table-cell>
          <table:table-cell office:value-type="float" office:value="4.57512" calcext:value-type="float">
            <text:p>4,57512</text:p>
          </table:table-cell>
          <table:table-cell table:formula="of:=IF([.A888]=0;[.C888];NA())" office:value-type="string" office:string-value="" calcext:value-type="error">
            <text:p>#N/DISP</text:p>
          </table:table-cell>
          <table:table-cell table:formula="of:=IF([.A888]=1;[.C888];NA())" office:value-type="float" office:value="4.57512" calcext:value-type="float">
            <text:p>4,57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7133" calcext:value-type="float">
            <text:p>6,07133</text:p>
          </table:table-cell>
          <table:table-cell office:value-type="float" office:value="4.51085" calcext:value-type="float">
            <text:p>4,51085</text:p>
          </table:table-cell>
          <table:table-cell table:formula="of:=IF([.A889]=0;[.C889];NA())" office:value-type="string" office:string-value="" calcext:value-type="error">
            <text:p>#N/DISP</text:p>
          </table:table-cell>
          <table:table-cell table:formula="of:=IF([.A889]=1;[.C889];NA())" office:value-type="float" office:value="4.51085" calcext:value-type="float">
            <text:p>4,51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15115" calcext:value-type="float">
            <text:p>6,15115</text:p>
          </table:table-cell>
          <table:table-cell office:value-type="float" office:value="4.44797" calcext:value-type="float">
            <text:p>4,44797</text:p>
          </table:table-cell>
          <table:table-cell table:formula="of:=IF([.A890]=0;[.C890];NA())" office:value-type="string" office:string-value="" calcext:value-type="error">
            <text:p>#N/DISP</text:p>
          </table:table-cell>
          <table:table-cell table:formula="of:=IF([.A890]=1;[.C890];NA())" office:value-type="float" office:value="4.44797" calcext:value-type="float">
            <text:p>4,447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3232" calcext:value-type="float">
            <text:p>6,23232</text:p>
          </table:table-cell>
          <table:table-cell office:value-type="float" office:value="4.38651" calcext:value-type="float">
            <text:p>4,38651</text:p>
          </table:table-cell>
          <table:table-cell table:formula="of:=IF([.A891]=0;[.C891];NA())" office:value-type="string" office:string-value="" calcext:value-type="error">
            <text:p>#N/DISP</text:p>
          </table:table-cell>
          <table:table-cell table:formula="of:=IF([.A891]=1;[.C891];NA())" office:value-type="float" office:value="4.38651" calcext:value-type="float">
            <text:p>4,386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31478" calcext:value-type="float">
            <text:p>6,31478</text:p>
          </table:table-cell>
          <table:table-cell office:value-type="float" office:value="4.32649" calcext:value-type="float">
            <text:p>4,32649</text:p>
          </table:table-cell>
          <table:table-cell table:formula="of:=IF([.A892]=0;[.C892];NA())" office:value-type="string" office:string-value="" calcext:value-type="error">
            <text:p>#N/DISP</text:p>
          </table:table-cell>
          <table:table-cell table:formula="of:=IF([.A892]=1;[.C892];NA())" office:value-type="float" office:value="4.32649" calcext:value-type="float">
            <text:p>4,326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39853" calcext:value-type="float">
            <text:p>6,39853</text:p>
          </table:table-cell>
          <table:table-cell office:value-type="float" office:value="4.26794" calcext:value-type="float">
            <text:p>4,26794</text:p>
          </table:table-cell>
          <table:table-cell table:formula="of:=IF([.A893]=0;[.C893];NA())" office:value-type="string" office:string-value="" calcext:value-type="error">
            <text:p>#N/DISP</text:p>
          </table:table-cell>
          <table:table-cell table:formula="of:=IF([.A893]=1;[.C893];NA())" office:value-type="float" office:value="4.26794" calcext:value-type="float">
            <text:p>4,267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48353" calcext:value-type="float">
            <text:p>6,48353</text:p>
          </table:table-cell>
          <table:table-cell office:value-type="float" office:value="4.2109" calcext:value-type="float">
            <text:p>4,2109</text:p>
          </table:table-cell>
          <table:table-cell table:formula="of:=IF([.A894]=0;[.C894];NA())" office:value-type="string" office:string-value="" calcext:value-type="error">
            <text:p>#N/DISP</text:p>
          </table:table-cell>
          <table:table-cell table:formula="of:=IF([.A894]=1;[.C894];NA())" office:value-type="float" office:value="4.2109" calcext:value-type="float">
            <text:p>4,2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6976" calcext:value-type="float">
            <text:p>6,56976</text:p>
          </table:table-cell>
          <table:table-cell office:value-type="float" office:value="4.15538" calcext:value-type="float">
            <text:p>4,15538</text:p>
          </table:table-cell>
          <table:table-cell table:formula="of:=IF([.A895]=0;[.C895];NA())" office:value-type="string" office:string-value="" calcext:value-type="error">
            <text:p>#N/DISP</text:p>
          </table:table-cell>
          <table:table-cell table:formula="of:=IF([.A895]=1;[.C895];NA())" office:value-type="float" office:value="4.15538" calcext:value-type="float">
            <text:p>4,155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65719" calcext:value-type="float">
            <text:p>6,65719</text:p>
          </table:table-cell>
          <table:table-cell office:value-type="float" office:value="4.10141" calcext:value-type="float">
            <text:p>4,10141</text:p>
          </table:table-cell>
          <table:table-cell table:formula="of:=IF([.A896]=0;[.C896];NA())" office:value-type="string" office:string-value="" calcext:value-type="error">
            <text:p>#N/DISP</text:p>
          </table:table-cell>
          <table:table-cell table:formula="of:=IF([.A896]=1;[.C896];NA())" office:value-type="float" office:value="4.10141" calcext:value-type="float">
            <text:p>4,101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7458" calcext:value-type="float">
            <text:p>6,7458</text:p>
          </table:table-cell>
          <table:table-cell office:value-type="float" office:value="4.04902" calcext:value-type="float">
            <text:p>4,04902</text:p>
          </table:table-cell>
          <table:table-cell table:formula="of:=IF([.A897]=0;[.C897];NA())" office:value-type="string" office:string-value="" calcext:value-type="error">
            <text:p>#N/DISP</text:p>
          </table:table-cell>
          <table:table-cell table:formula="of:=IF([.A897]=1;[.C897];NA())" office:value-type="float" office:value="4.04902" calcext:value-type="float">
            <text:p>4,04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83554" calcext:value-type="float">
            <text:p>6,83554</text:p>
          </table:table-cell>
          <table:table-cell office:value-type="float" office:value="3.99824" calcext:value-type="float">
            <text:p>3,99824</text:p>
          </table:table-cell>
          <table:table-cell table:formula="of:=IF([.A898]=0;[.C898];NA())" office:value-type="string" office:string-value="" calcext:value-type="error">
            <text:p>#N/DISP</text:p>
          </table:table-cell>
          <table:table-cell table:formula="of:=IF([.A898]=1;[.C898];NA())" office:value-type="float" office:value="3.99824" calcext:value-type="float">
            <text:p>3,998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92641" calcext:value-type="float">
            <text:p>6,92641</text:p>
          </table:table-cell>
          <table:table-cell office:value-type="float" office:value="3.94908" calcext:value-type="float">
            <text:p>3,94908</text:p>
          </table:table-cell>
          <table:table-cell table:formula="of:=IF([.A899]=0;[.C899];NA())" office:value-type="string" office:string-value="" calcext:value-type="error">
            <text:p>#N/DISP</text:p>
          </table:table-cell>
          <table:table-cell table:formula="of:=IF([.A899]=1;[.C899];NA())" office:value-type="float" office:value="3.94908" calcext:value-type="float">
            <text:p>3,949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01835" calcext:value-type="float">
            <text:p>7,01835</text:p>
          </table:table-cell>
          <table:table-cell office:value-type="float" office:value="3.90157" calcext:value-type="float">
            <text:p>3,90157</text:p>
          </table:table-cell>
          <table:table-cell table:formula="of:=IF([.A900]=0;[.C900];NA())" office:value-type="string" office:string-value="" calcext:value-type="error">
            <text:p>#N/DISP</text:p>
          </table:table-cell>
          <table:table-cell table:formula="of:=IF([.A900]=1;[.C900];NA())" office:value-type="float" office:value="3.90157" calcext:value-type="float">
            <text:p>3,90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11136" calcext:value-type="float">
            <text:p>7,11136</text:p>
          </table:table-cell>
          <table:table-cell office:value-type="float" office:value="3.85574" calcext:value-type="float">
            <text:p>3,85574</text:p>
          </table:table-cell>
          <table:table-cell table:formula="of:=IF([.A901]=0;[.C901];NA())" office:value-type="string" office:string-value="" calcext:value-type="error">
            <text:p>#N/DISP</text:p>
          </table:table-cell>
          <table:table-cell table:formula="of:=IF([.A901]=1;[.C901];NA())" office:value-type="float" office:value="3.85574" calcext:value-type="float">
            <text:p>3,855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20538" calcext:value-type="float">
            <text:p>7,20538</text:p>
          </table:table-cell>
          <table:table-cell office:value-type="float" office:value="3.8116" calcext:value-type="float">
            <text:p>3,8116</text:p>
          </table:table-cell>
          <table:table-cell table:formula="of:=IF([.A902]=0;[.C902];NA())" office:value-type="string" office:string-value="" calcext:value-type="error">
            <text:p>#N/DISP</text:p>
          </table:table-cell>
          <table:table-cell table:formula="of:=IF([.A902]=1;[.C902];NA())" office:value-type="float" office:value="3.8116" calcext:value-type="float">
            <text:p>3,8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0041" calcext:value-type="float">
            <text:p>7,30041</text:p>
          </table:table-cell>
          <table:table-cell office:value-type="float" office:value="3.76919" calcext:value-type="float">
            <text:p>3,76919</text:p>
          </table:table-cell>
          <table:table-cell table:formula="of:=IF([.A903]=0;[.C903];NA())" office:value-type="string" office:string-value="" calcext:value-type="error">
            <text:p>#N/DISP</text:p>
          </table:table-cell>
          <table:table-cell table:formula="of:=IF([.A903]=1;[.C903];NA())" office:value-type="float" office:value="3.76919" calcext:value-type="float">
            <text:p>3,76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9639" calcext:value-type="float">
            <text:p>7,39639</text:p>
          </table:table-cell>
          <table:table-cell office:value-type="float" office:value="3.72852" calcext:value-type="float">
            <text:p>3,72852</text:p>
          </table:table-cell>
          <table:table-cell table:formula="of:=IF([.A904]=0;[.C904];NA())" office:value-type="string" office:string-value="" calcext:value-type="error">
            <text:p>#N/DISP</text:p>
          </table:table-cell>
          <table:table-cell table:formula="of:=IF([.A904]=1;[.C904];NA())" office:value-type="float" office:value="3.72852" calcext:value-type="float">
            <text:p>3,728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9331" calcext:value-type="float">
            <text:p>7,49331</text:p>
          </table:table-cell>
          <table:table-cell office:value-type="float" office:value="3.68961" calcext:value-type="float">
            <text:p>3,68961</text:p>
          </table:table-cell>
          <table:table-cell table:formula="of:=IF([.A905]=0;[.C905];NA())" office:value-type="string" office:string-value="" calcext:value-type="error">
            <text:p>#N/DISP</text:p>
          </table:table-cell>
          <table:table-cell table:formula="of:=IF([.A905]=1;[.C905];NA())" office:value-type="float" office:value="3.68961" calcext:value-type="float">
            <text:p>3,68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9112" calcext:value-type="float">
            <text:p>7,59112</text:p>
          </table:table-cell>
          <table:table-cell office:value-type="float" office:value="3.65248" calcext:value-type="float">
            <text:p>3,65248</text:p>
          </table:table-cell>
          <table:table-cell table:formula="of:=IF([.A906]=0;[.C906];NA())" office:value-type="string" office:string-value="" calcext:value-type="error">
            <text:p>#N/DISP</text:p>
          </table:table-cell>
          <table:table-cell table:formula="of:=IF([.A906]=1;[.C906];NA())" office:value-type="float" office:value="3.65248" calcext:value-type="float">
            <text:p>3,65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6898" calcext:value-type="float">
            <text:p>7,6898</text:p>
          </table:table-cell>
          <table:table-cell office:value-type="float" office:value="3.61716" calcext:value-type="float">
            <text:p>3,61716</text:p>
          </table:table-cell>
          <table:table-cell table:formula="of:=IF([.A907]=0;[.C907];NA())" office:value-type="string" office:string-value="" calcext:value-type="error">
            <text:p>#N/DISP</text:p>
          </table:table-cell>
          <table:table-cell table:formula="of:=IF([.A907]=1;[.C907];NA())" office:value-type="float" office:value="3.61716" calcext:value-type="float">
            <text:p>3,61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7893" calcext:value-type="float">
            <text:p>7,7893</text:p>
          </table:table-cell>
          <table:table-cell office:value-type="float" office:value="3.58366" calcext:value-type="float">
            <text:p>3,58366</text:p>
          </table:table-cell>
          <table:table-cell table:formula="of:=IF([.A908]=0;[.C908];NA())" office:value-type="string" office:string-value="" calcext:value-type="error">
            <text:p>#N/DISP</text:p>
          </table:table-cell>
          <table:table-cell table:formula="of:=IF([.A908]=1;[.C908];NA())" office:value-type="float" office:value="3.58366" calcext:value-type="float">
            <text:p>3,58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8961" calcext:value-type="float">
            <text:p>7,88961</text:p>
          </table:table-cell>
          <table:table-cell office:value-type="float" office:value="3.55201" calcext:value-type="float">
            <text:p>3,55201</text:p>
          </table:table-cell>
          <table:table-cell table:formula="of:=IF([.A909]=0;[.C909];NA())" office:value-type="string" office:string-value="" calcext:value-type="error">
            <text:p>#N/DISP</text:p>
          </table:table-cell>
          <table:table-cell table:formula="of:=IF([.A909]=1;[.C909];NA())" office:value-type="float" office:value="3.55201" calcext:value-type="float">
            <text:p>3,55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99068" calcext:value-type="float">
            <text:p>7,99068</text:p>
          </table:table-cell>
          <table:table-cell office:value-type="float" office:value="3.52221" calcext:value-type="float">
            <text:p>3,52221</text:p>
          </table:table-cell>
          <table:table-cell table:formula="of:=IF([.A910]=0;[.C910];NA())" office:value-type="string" office:string-value="" calcext:value-type="error">
            <text:p>#N/DISP</text:p>
          </table:table-cell>
          <table:table-cell table:formula="of:=IF([.A910]=1;[.C910];NA())" office:value-type="float" office:value="3.52221" calcext:value-type="float">
            <text:p>3,52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092485" calcext:value-type="float">
            <text:p>8,092485</text:p>
          </table:table-cell>
          <table:table-cell office:value-type="float" office:value="3.49429" calcext:value-type="float">
            <text:p>3,49429</text:p>
          </table:table-cell>
          <table:table-cell table:formula="of:=IF([.A911]=0;[.C911];NA())" office:value-type="string" office:string-value="" calcext:value-type="error">
            <text:p>#N/DISP</text:p>
          </table:table-cell>
          <table:table-cell table:formula="of:=IF([.A911]=1;[.C911];NA())" office:value-type="float" office:value="3.49429" calcext:value-type="float">
            <text:p>3,49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19498" calcext:value-type="float">
            <text:p>8,19498</text:p>
          </table:table-cell>
          <table:table-cell office:value-type="float" office:value="3.46827" calcext:value-type="float">
            <text:p>3,46827</text:p>
          </table:table-cell>
          <table:table-cell table:formula="of:=IF([.A912]=0;[.C912];NA())" office:value-type="string" office:string-value="" calcext:value-type="error">
            <text:p>#N/DISP</text:p>
          </table:table-cell>
          <table:table-cell table:formula="of:=IF([.A912]=1;[.C912];NA())" office:value-type="float" office:value="3.46827" calcext:value-type="float">
            <text:p>3,468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98134" calcext:value-type="float">
            <text:p>8,298134</text:p>
          </table:table-cell>
          <table:table-cell office:value-type="float" office:value="3.44416" calcext:value-type="float">
            <text:p>3,44416</text:p>
          </table:table-cell>
          <table:table-cell table:formula="of:=IF([.A913]=0;[.C913];NA())" office:value-type="string" office:string-value="" calcext:value-type="error">
            <text:p>#N/DISP</text:p>
          </table:table-cell>
          <table:table-cell table:formula="of:=IF([.A913]=1;[.C913];NA())" office:value-type="float" office:value="3.44416" calcext:value-type="float">
            <text:p>3,44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401911" calcext:value-type="float">
            <text:p>8,401911</text:p>
          </table:table-cell>
          <table:table-cell office:value-type="float" office:value="3.42197" calcext:value-type="float">
            <text:p>3,42197</text:p>
          </table:table-cell>
          <table:table-cell table:formula="of:=IF([.A914]=0;[.C914];NA())" office:value-type="string" office:string-value="" calcext:value-type="error">
            <text:p>#N/DISP</text:p>
          </table:table-cell>
          <table:table-cell table:formula="of:=IF([.A914]=1;[.C914];NA())" office:value-type="float" office:value="3.42197" calcext:value-type="float">
            <text:p>3,42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506276" calcext:value-type="float">
            <text:p>8,506276</text:p>
          </table:table-cell>
          <table:table-cell office:value-type="float" office:value="3.40173" calcext:value-type="float">
            <text:p>3,40173</text:p>
          </table:table-cell>
          <table:table-cell table:formula="of:=IF([.A915]=0;[.C915];NA())" office:value-type="string" office:string-value="" calcext:value-type="error">
            <text:p>#N/DISP</text:p>
          </table:table-cell>
          <table:table-cell table:formula="of:=IF([.A915]=1;[.C915];NA())" office:value-type="float" office:value="3.40173" calcext:value-type="float">
            <text:p>3,401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11192" calcext:value-type="float">
            <text:p>8,611192</text:p>
          </table:table-cell>
          <table:table-cell office:value-type="float" office:value="3.38344" calcext:value-type="float">
            <text:p>3,38344</text:p>
          </table:table-cell>
          <table:table-cell table:formula="of:=IF([.A916]=0;[.C916];NA())" office:value-type="string" office:string-value="" calcext:value-type="error">
            <text:p>#N/DISP</text:p>
          </table:table-cell>
          <table:table-cell table:formula="of:=IF([.A916]=1;[.C916];NA())" office:value-type="float" office:value="3.38344" calcext:value-type="float">
            <text:p>3,38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716622" calcext:value-type="float">
            <text:p>8,716622</text:p>
          </table:table-cell>
          <table:table-cell office:value-type="float" office:value="3.36712" calcext:value-type="float">
            <text:p>3,36712</text:p>
          </table:table-cell>
          <table:table-cell table:formula="of:=IF([.A917]=0;[.C917];NA())" office:value-type="string" office:string-value="" calcext:value-type="error">
            <text:p>#N/DISP</text:p>
          </table:table-cell>
          <table:table-cell table:formula="of:=IF([.A917]=1;[.C917];NA())" office:value-type="float" office:value="3.36712" calcext:value-type="float">
            <text:p>3,367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22529" calcext:value-type="float">
            <text:p>8,822529</text:p>
          </table:table-cell>
          <table:table-cell office:value-type="float" office:value="3.35279" calcext:value-type="float">
            <text:p>3,35279</text:p>
          </table:table-cell>
          <table:table-cell table:formula="of:=IF([.A918]=0;[.C918];NA())" office:value-type="string" office:string-value="" calcext:value-type="error">
            <text:p>#N/DISP</text:p>
          </table:table-cell>
          <table:table-cell table:formula="of:=IF([.A918]=1;[.C918];NA())" office:value-type="float" office:value="3.35279" calcext:value-type="float">
            <text:p>3,352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9288762" calcext:value-type="float">
            <text:p>8,9288762</text:p>
          </table:table-cell>
          <table:table-cell office:value-type="float" office:value="3.34045" calcext:value-type="float">
            <text:p>3,34045</text:p>
          </table:table-cell>
          <table:table-cell table:formula="of:=IF([.A919]=0;[.C919];NA())" office:value-type="string" office:string-value="" calcext:value-type="error">
            <text:p>#N/DISP</text:p>
          </table:table-cell>
          <table:table-cell table:formula="of:=IF([.A919]=1;[.C919];NA())" office:value-type="float" office:value="3.34045" calcext:value-type="float">
            <text:p>3,340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0356254" calcext:value-type="float">
            <text:p>9,0356254</text:p>
          </table:table-cell>
          <table:table-cell office:value-type="float" office:value="3.33011" calcext:value-type="float">
            <text:p>3,33011</text:p>
          </table:table-cell>
          <table:table-cell table:formula="of:=IF([.A920]=0;[.C920];NA())" office:value-type="string" office:string-value="" calcext:value-type="error">
            <text:p>#N/DISP</text:p>
          </table:table-cell>
          <table:table-cell table:formula="of:=IF([.A920]=1;[.C920];NA())" office:value-type="float" office:value="3.33011" calcext:value-type="float">
            <text:p>3,330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142739" calcext:value-type="float">
            <text:p>9,142739</text:p>
          </table:table-cell>
          <table:table-cell office:value-type="float" office:value="3.32179" calcext:value-type="float">
            <text:p>3,32179</text:p>
          </table:table-cell>
          <table:table-cell table:formula="of:=IF([.A921]=0;[.C921];NA())" office:value-type="string" office:string-value="" calcext:value-type="error">
            <text:p>#N/DISP</text:p>
          </table:table-cell>
          <table:table-cell table:formula="of:=IF([.A921]=1;[.C921];NA())" office:value-type="float" office:value="3.32179" calcext:value-type="float">
            <text:p>3,321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50179" calcext:value-type="float">
            <text:p>9,250179</text:p>
          </table:table-cell>
          <table:table-cell office:value-type="float" office:value="3.3155" calcext:value-type="float">
            <text:p>3,3155</text:p>
          </table:table-cell>
          <table:table-cell table:formula="of:=IF([.A922]=0;[.C922];NA())" office:value-type="string" office:string-value="" calcext:value-type="error">
            <text:p>#N/DISP</text:p>
          </table:table-cell>
          <table:table-cell table:formula="of:=IF([.A922]=1;[.C922];NA())" office:value-type="float" office:value="3.3155" calcext:value-type="float">
            <text:p>3,3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57906" calcext:value-type="float">
            <text:p>9,357906</text:p>
          </table:table-cell>
          <table:table-cell office:value-type="float" office:value="3.31125" calcext:value-type="float">
            <text:p>3,31125</text:p>
          </table:table-cell>
          <table:table-cell table:formula="of:=IF([.A923]=0;[.C923];NA())" office:value-type="string" office:string-value="" calcext:value-type="error">
            <text:p>#N/DISP</text:p>
          </table:table-cell>
          <table:table-cell table:formula="of:=IF([.A923]=1;[.C923];NA())" office:value-type="float" office:value="3.31125" calcext:value-type="float">
            <text:p>3,31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65882" calcext:value-type="float">
            <text:p>9,465882</text:p>
          </table:table-cell>
          <table:table-cell office:value-type="float" office:value="3.30904" calcext:value-type="float">
            <text:p>3,30904</text:p>
          </table:table-cell>
          <table:table-cell table:formula="of:=IF([.A924]=0;[.C924];NA())" office:value-type="string" office:string-value="" calcext:value-type="error">
            <text:p>#N/DISP</text:p>
          </table:table-cell>
          <table:table-cell table:formula="of:=IF([.A924]=1;[.C924];NA())" office:value-type="float" office:value="3.30904" calcext:value-type="float">
            <text:p>3,309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74069" calcext:value-type="float">
            <text:p>9,574069</text:p>
          </table:table-cell>
          <table:table-cell office:value-type="float" office:value="3.30888" calcext:value-type="float">
            <text:p>3,30888</text:p>
          </table:table-cell>
          <table:table-cell table:formula="of:=IF([.A925]=0;[.C925];NA())" office:value-type="string" office:string-value="" calcext:value-type="error">
            <text:p>#N/DISP</text:p>
          </table:table-cell>
          <table:table-cell table:formula="of:=IF([.A925]=1;[.C925];NA())" office:value-type="float" office:value="3.30888" calcext:value-type="float">
            <text:p>3,30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682427" calcext:value-type="float">
            <text:p>9,682427</text:p>
          </table:table-cell>
          <table:table-cell office:value-type="float" office:value="3.31078" calcext:value-type="float">
            <text:p>3,31078</text:p>
          </table:table-cell>
          <table:table-cell table:formula="of:=IF([.A926]=0;[.C926];NA())" office:value-type="string" office:string-value="" calcext:value-type="error">
            <text:p>#N/DISP</text:p>
          </table:table-cell>
          <table:table-cell table:formula="of:=IF([.A926]=1;[.C926];NA())" office:value-type="float" office:value="3.31078" calcext:value-type="float">
            <text:p>3,310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90916" calcext:value-type="float">
            <text:p>9,790916</text:p>
          </table:table-cell>
          <table:table-cell office:value-type="float" office:value="3.31475" calcext:value-type="float">
            <text:p>3,31475</text:p>
          </table:table-cell>
          <table:table-cell table:formula="of:=IF([.A927]=0;[.C927];NA())" office:value-type="string" office:string-value="" calcext:value-type="error">
            <text:p>#N/DISP</text:p>
          </table:table-cell>
          <table:table-cell table:formula="of:=IF([.A927]=1;[.C927];NA())" office:value-type="float" office:value="3.31475" calcext:value-type="float">
            <text:p>3,314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99498" calcext:value-type="float">
            <text:p>9,899498</text:p>
          </table:table-cell>
          <table:table-cell office:value-type="float" office:value="3.32079" calcext:value-type="float">
            <text:p>3,32079</text:p>
          </table:table-cell>
          <table:table-cell table:formula="of:=IF([.A928]=0;[.C928];NA())" office:value-type="string" office:string-value="" calcext:value-type="error">
            <text:p>#N/DISP</text:p>
          </table:table-cell>
          <table:table-cell table:formula="of:=IF([.A928]=1;[.C928];NA())" office:value-type="float" office:value="3.32079" calcext:value-type="float">
            <text:p>3,32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0813" calcext:value-type="float">
            <text:p>10,00813</text:p>
          </table:table-cell>
          <table:table-cell office:value-type="float" office:value="3.32891" calcext:value-type="float">
            <text:p>3,32891</text:p>
          </table:table-cell>
          <table:table-cell table:formula="of:=IF([.A929]=0;[.C929];NA())" office:value-type="string" office:string-value="" calcext:value-type="error">
            <text:p>#N/DISP</text:p>
          </table:table-cell>
          <table:table-cell table:formula="of:=IF([.A929]=1;[.C929];NA())" office:value-type="float" office:value="3.32891" calcext:value-type="float">
            <text:p>3,32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1678" calcext:value-type="float">
            <text:p>10,11678</text:p>
          </table:table-cell>
          <table:table-cell office:value-type="float" office:value="3.33911" calcext:value-type="float">
            <text:p>3,33911</text:p>
          </table:table-cell>
          <table:table-cell table:formula="of:=IF([.A930]=0;[.C930];NA())" office:value-type="string" office:string-value="" calcext:value-type="error">
            <text:p>#N/DISP</text:p>
          </table:table-cell>
          <table:table-cell table:formula="of:=IF([.A930]=1;[.C930];NA())" office:value-type="float" office:value="3.33911" calcext:value-type="float">
            <text:p>3,33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254" calcext:value-type="float">
            <text:p>10,2254</text:p>
          </table:table-cell>
          <table:table-cell office:value-type="float" office:value="3.35139" calcext:value-type="float">
            <text:p>3,35139</text:p>
          </table:table-cell>
          <table:table-cell table:formula="of:=IF([.A931]=0;[.C931];NA())" office:value-type="string" office:string-value="" calcext:value-type="error">
            <text:p>#N/DISP</text:p>
          </table:table-cell>
          <table:table-cell table:formula="of:=IF([.A931]=1;[.C931];NA())" office:value-type="float" office:value="3.35139" calcext:value-type="float">
            <text:p>3,351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3395" calcext:value-type="float">
            <text:p>10,33395</text:p>
          </table:table-cell>
          <table:table-cell office:value-type="float" office:value="3.36576" calcext:value-type="float">
            <text:p>3,36576</text:p>
          </table:table-cell>
          <table:table-cell table:formula="of:=IF([.A932]=0;[.C932];NA())" office:value-type="string" office:string-value="" calcext:value-type="error">
            <text:p>#N/DISP</text:p>
          </table:table-cell>
          <table:table-cell table:formula="of:=IF([.A932]=1;[.C932];NA())" office:value-type="float" office:value="3.36576" calcext:value-type="float">
            <text:p>3,36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424" calcext:value-type="float">
            <text:p>10,4424</text:p>
          </table:table-cell>
          <table:table-cell office:value-type="float" office:value="3.38222" calcext:value-type="float">
            <text:p>3,38222</text:p>
          </table:table-cell>
          <table:table-cell table:formula="of:=IF([.A933]=0;[.C933];NA())" office:value-type="string" office:string-value="" calcext:value-type="error">
            <text:p>#N/DISP</text:p>
          </table:table-cell>
          <table:table-cell table:formula="of:=IF([.A933]=1;[.C933];NA())" office:value-type="float" office:value="3.38222" calcext:value-type="float">
            <text:p>3,38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507" calcext:value-type="float">
            <text:p>10,5507</text:p>
          </table:table-cell>
          <table:table-cell office:value-type="float" office:value="3.40077" calcext:value-type="float">
            <text:p>3,40077</text:p>
          </table:table-cell>
          <table:table-cell table:formula="of:=IF([.A934]=0;[.C934];NA())" office:value-type="string" office:string-value="" calcext:value-type="error">
            <text:p>#N/DISP</text:p>
          </table:table-cell>
          <table:table-cell table:formula="of:=IF([.A934]=1;[.C934];NA())" office:value-type="float" office:value="3.40077" calcext:value-type="float">
            <text:p>3,40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5881" calcext:value-type="float">
            <text:p>10,65881</text:p>
          </table:table-cell>
          <table:table-cell office:value-type="float" office:value="3.4214" calcext:value-type="float">
            <text:p>3,4214</text:p>
          </table:table-cell>
          <table:table-cell table:formula="of:=IF([.A935]=0;[.C935];NA())" office:value-type="string" office:string-value="" calcext:value-type="error">
            <text:p>#N/DISP</text:p>
          </table:table-cell>
          <table:table-cell table:formula="of:=IF([.A935]=1;[.C935];NA())" office:value-type="float" office:value="3.4214" calcext:value-type="float">
            <text:p>3,4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7667" calcext:value-type="float">
            <text:p>10,7667</text:p>
          </table:table-cell>
          <table:table-cell office:value-type="float" office:value="3.44413" calcext:value-type="float">
            <text:p>3,44413</text:p>
          </table:table-cell>
          <table:table-cell table:formula="of:=IF([.A936]=0;[.C936];NA())" office:value-type="string" office:string-value="" calcext:value-type="error">
            <text:p>#N/DISP</text:p>
          </table:table-cell>
          <table:table-cell table:formula="of:=IF([.A936]=1;[.C936];NA())" office:value-type="float" office:value="3.44413" calcext:value-type="float">
            <text:p>3,44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7431" calcext:value-type="float">
            <text:p>10,87431</text:p>
          </table:table-cell>
          <table:table-cell office:value-type="float" office:value="3.46895" calcext:value-type="float">
            <text:p>3,46895</text:p>
          </table:table-cell>
          <table:table-cell table:formula="of:=IF([.A937]=0;[.C937];NA())" office:value-type="string" office:string-value="" calcext:value-type="error">
            <text:p>#N/DISP</text:p>
          </table:table-cell>
          <table:table-cell table:formula="of:=IF([.A937]=1;[.C937];NA())" office:value-type="float" office:value="3.46895" calcext:value-type="float">
            <text:p>3,468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8162" calcext:value-type="float">
            <text:p>10,98162</text:p>
          </table:table-cell>
          <table:table-cell office:value-type="float" office:value="3.49585" calcext:value-type="float">
            <text:p>3,49585</text:p>
          </table:table-cell>
          <table:table-cell table:formula="of:=IF([.A938]=0;[.C938];NA())" office:value-type="string" office:string-value="" calcext:value-type="error">
            <text:p>#N/DISP</text:p>
          </table:table-cell>
          <table:table-cell table:formula="of:=IF([.A938]=1;[.C938];NA())" office:value-type="float" office:value="3.49585" calcext:value-type="float">
            <text:p>3,495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8857" calcext:value-type="float">
            <text:p>11,08857</text:p>
          </table:table-cell>
          <table:table-cell office:value-type="float" office:value="3.52483" calcext:value-type="float">
            <text:p>3,52483</text:p>
          </table:table-cell>
          <table:table-cell table:formula="of:=IF([.A939]=0;[.C939];NA())" office:value-type="string" office:string-value="" calcext:value-type="error">
            <text:p>#N/DISP</text:p>
          </table:table-cell>
          <table:table-cell table:formula="of:=IF([.A939]=1;[.C939];NA())" office:value-type="float" office:value="3.52483" calcext:value-type="float">
            <text:p>3,524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19514" calcext:value-type="float">
            <text:p>11,19514</text:p>
          </table:table-cell>
          <table:table-cell office:value-type="float" office:value="3.5559" calcext:value-type="float">
            <text:p>3,5559</text:p>
          </table:table-cell>
          <table:table-cell table:formula="of:=IF([.A940]=0;[.C940];NA())" office:value-type="string" office:string-value="" calcext:value-type="error">
            <text:p>#N/DISP</text:p>
          </table:table-cell>
          <table:table-cell table:formula="of:=IF([.A940]=1;[.C940];NA())" office:value-type="float" office:value="3.5559" calcext:value-type="float">
            <text:p>3,55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30128" calcext:value-type="float">
            <text:p>11,30128</text:p>
          </table:table-cell>
          <table:table-cell office:value-type="float" office:value="3.58904" calcext:value-type="float">
            <text:p>3,58904</text:p>
          </table:table-cell>
          <table:table-cell table:formula="of:=IF([.A941]=0;[.C941];NA())" office:value-type="string" office:string-value="" calcext:value-type="error">
            <text:p>#N/DISP</text:p>
          </table:table-cell>
          <table:table-cell table:formula="of:=IF([.A941]=1;[.C941];NA())" office:value-type="float" office:value="3.58904" calcext:value-type="float">
            <text:p>3,589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0694" calcext:value-type="float">
            <text:p>11,40694</text:p>
          </table:table-cell>
          <table:table-cell office:value-type="float" office:value="3.62425" calcext:value-type="float">
            <text:p>3,62425</text:p>
          </table:table-cell>
          <table:table-cell table:formula="of:=IF([.A942]=0;[.C942];NA())" office:value-type="string" office:string-value="" calcext:value-type="error">
            <text:p>#N/DISP</text:p>
          </table:table-cell>
          <table:table-cell table:formula="of:=IF([.A942]=1;[.C942];NA())" office:value-type="float" office:value="3.62425" calcext:value-type="float">
            <text:p>3,62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121" calcext:value-type="float">
            <text:p>11,5121</text:p>
          </table:table-cell>
          <table:table-cell office:value-type="float" office:value="3.66152" calcext:value-type="float">
            <text:p>3,66152</text:p>
          </table:table-cell>
          <table:table-cell table:formula="of:=IF([.A943]=0;[.C943];NA())" office:value-type="string" office:string-value="" calcext:value-type="error">
            <text:p>#N/DISP</text:p>
          </table:table-cell>
          <table:table-cell table:formula="of:=IF([.A943]=1;[.C943];NA())" office:value-type="float" office:value="3.66152" calcext:value-type="float">
            <text:p>3,66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167" calcext:value-type="float">
            <text:p>11,6167</text:p>
          </table:table-cell>
          <table:table-cell office:value-type="float" office:value="3.70085" calcext:value-type="float">
            <text:p>3,70085</text:p>
          </table:table-cell>
          <table:table-cell table:formula="of:=IF([.A944]=0;[.C944];NA())" office:value-type="string" office:string-value="" calcext:value-type="error">
            <text:p>#N/DISP</text:p>
          </table:table-cell>
          <table:table-cell table:formula="of:=IF([.A944]=1;[.C944];NA())" office:value-type="float" office:value="3.70085" calcext:value-type="float">
            <text:p>3,70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2071" calcext:value-type="float">
            <text:p>11,72071</text:p>
          </table:table-cell>
          <table:table-cell office:value-type="float" office:value="3.74223" calcext:value-type="float">
            <text:p>3,74223</text:p>
          </table:table-cell>
          <table:table-cell table:formula="of:=IF([.A945]=0;[.C945];NA())" office:value-type="string" office:string-value="" calcext:value-type="error">
            <text:p>#N/DISP</text:p>
          </table:table-cell>
          <table:table-cell table:formula="of:=IF([.A945]=1;[.C945];NA())" office:value-type="float" office:value="3.74223" calcext:value-type="float">
            <text:p>3,74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2409" calcext:value-type="float">
            <text:p>11,82409</text:p>
          </table:table-cell>
          <table:table-cell office:value-type="float" office:value="3.78565" calcext:value-type="float">
            <text:p>3,78565</text:p>
          </table:table-cell>
          <table:table-cell table:formula="of:=IF([.A946]=0;[.C946];NA())" office:value-type="string" office:string-value="" calcext:value-type="error">
            <text:p>#N/DISP</text:p>
          </table:table-cell>
          <table:table-cell table:formula="of:=IF([.A946]=1;[.C946];NA())" office:value-type="float" office:value="3.78565" calcext:value-type="float">
            <text:p>3,78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268" calcext:value-type="float">
            <text:p>11,9268</text:p>
          </table:table-cell>
          <table:table-cell office:value-type="float" office:value="3.83111" calcext:value-type="float">
            <text:p>3,83111</text:p>
          </table:table-cell>
          <table:table-cell table:formula="of:=IF([.A947]=0;[.C947];NA())" office:value-type="string" office:string-value="" calcext:value-type="error">
            <text:p>#N/DISP</text:p>
          </table:table-cell>
          <table:table-cell table:formula="of:=IF([.A947]=1;[.C947];NA())" office:value-type="float" office:value="3.83111" calcext:value-type="float">
            <text:p>3,83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288" calcext:value-type="float">
            <text:p>12,0288</text:p>
          </table:table-cell>
          <table:table-cell office:value-type="float" office:value="3.87858" calcext:value-type="float">
            <text:p>3,87858</text:p>
          </table:table-cell>
          <table:table-cell table:formula="of:=IF([.A948]=0;[.C948];NA())" office:value-type="string" office:string-value="" calcext:value-type="error">
            <text:p>#N/DISP</text:p>
          </table:table-cell>
          <table:table-cell table:formula="of:=IF([.A948]=1;[.C948];NA())" office:value-type="float" office:value="3.87858" calcext:value-type="float">
            <text:p>3,87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3004" calcext:value-type="float">
            <text:p>12,13004</text:p>
          </table:table-cell>
          <table:table-cell office:value-type="float" office:value="3.92807" calcext:value-type="float">
            <text:p>3,92807</text:p>
          </table:table-cell>
          <table:table-cell table:formula="of:=IF([.A949]=0;[.C949];NA())" office:value-type="string" office:string-value="" calcext:value-type="error">
            <text:p>#N/DISP</text:p>
          </table:table-cell>
          <table:table-cell table:formula="of:=IF([.A949]=1;[.C949];NA())" office:value-type="float" office:value="3.92807" calcext:value-type="float">
            <text:p>3,928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3049" calcext:value-type="float">
            <text:p>12,23049</text:p>
          </table:table-cell>
          <table:table-cell office:value-type="float" office:value="3.97956" calcext:value-type="float">
            <text:p>3,97956</text:p>
          </table:table-cell>
          <table:table-cell table:formula="of:=IF([.A950]=0;[.C950];NA())" office:value-type="string" office:string-value="" calcext:value-type="error">
            <text:p>#N/DISP</text:p>
          </table:table-cell>
          <table:table-cell table:formula="of:=IF([.A950]=1;[.C950];NA())" office:value-type="float" office:value="3.97956" calcext:value-type="float">
            <text:p>3,97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33012" calcext:value-type="float">
            <text:p>12,33012</text:p>
          </table:table-cell>
          <table:table-cell office:value-type="float" office:value="4.03304" calcext:value-type="float">
            <text:p>4,03304</text:p>
          </table:table-cell>
          <table:table-cell table:formula="of:=IF([.A951]=0;[.C951];NA())" office:value-type="float" office:value="4.03304" calcext:value-type="float">
            <text:p>4,03304</text:p>
          </table:table-cell>
          <table:table-cell table:formula="of:=IF([.A951]=1;[.C9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42887" calcext:value-type="float">
            <text:p>12,42887</text:p>
          </table:table-cell>
          <table:table-cell office:value-type="float" office:value="4.08849" calcext:value-type="float">
            <text:p>4,08849</text:p>
          </table:table-cell>
          <table:table-cell table:formula="of:=IF([.A952]=0;[.C952];NA())" office:value-type="float" office:value="4.08849" calcext:value-type="float">
            <text:p>4,08849</text:p>
          </table:table-cell>
          <table:table-cell table:formula="of:=IF([.A952]=1;[.C9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2671" calcext:value-type="float">
            <text:p>12,52671</text:p>
          </table:table-cell>
          <table:table-cell office:value-type="float" office:value="4.1459" calcext:value-type="float">
            <text:p>4,1459</text:p>
          </table:table-cell>
          <table:table-cell table:formula="of:=IF([.A953]=0;[.C953];NA())" office:value-type="float" office:value="4.1459" calcext:value-type="float">
            <text:p>4,1459</text:p>
          </table:table-cell>
          <table:table-cell table:formula="of:=IF([.A953]=1;[.C9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62361" calcext:value-type="float">
            <text:p>12,62361</text:p>
          </table:table-cell>
          <table:table-cell office:value-type="float" office:value="4.20526" calcext:value-type="float">
            <text:p>4,20526</text:p>
          </table:table-cell>
          <table:table-cell table:formula="of:=IF([.A954]=0;[.C954];NA())" office:value-type="float" office:value="4.20526" calcext:value-type="float">
            <text:p>4,20526</text:p>
          </table:table-cell>
          <table:table-cell table:formula="of:=IF([.A954]=1;[.C9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71951" calcext:value-type="float">
            <text:p>12,71951</text:p>
          </table:table-cell>
          <table:table-cell office:value-type="float" office:value="4.26654" calcext:value-type="float">
            <text:p>4,26654</text:p>
          </table:table-cell>
          <table:table-cell table:formula="of:=IF([.A955]=0;[.C955];NA())" office:value-type="float" office:value="4.26654" calcext:value-type="float">
            <text:p>4,26654</text:p>
          </table:table-cell>
          <table:table-cell table:formula="of:=IF([.A955]=1;[.C9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8144" calcext:value-type="float">
            <text:p>12,8144</text:p>
          </table:table-cell>
          <table:table-cell office:value-type="float" office:value="4.32975" calcext:value-type="float">
            <text:p>4,32975</text:p>
          </table:table-cell>
          <table:table-cell table:formula="of:=IF([.A956]=0;[.C956];NA())" office:value-type="float" office:value="4.32975" calcext:value-type="float">
            <text:p>4,32975</text:p>
          </table:table-cell>
          <table:table-cell table:formula="of:=IF([.A956]=1;[.C9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90822" calcext:value-type="float">
            <text:p>12,90822</text:p>
          </table:table-cell>
          <table:table-cell office:value-type="float" office:value="4.39485" calcext:value-type="float">
            <text:p>4,39485</text:p>
          </table:table-cell>
          <table:table-cell table:formula="of:=IF([.A957]=0;[.C957];NA())" office:value-type="float" office:value="4.39485" calcext:value-type="float">
            <text:p>4,39485</text:p>
          </table:table-cell>
          <table:table-cell table:formula="of:=IF([.A957]=1;[.C9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0094" calcext:value-type="float">
            <text:p>13,00094</text:p>
          </table:table-cell>
          <table:table-cell office:value-type="float" office:value="4.46183" calcext:value-type="float">
            <text:p>4,46183</text:p>
          </table:table-cell>
          <table:table-cell table:formula="of:=IF([.A958]=0;[.C958];NA())" office:value-type="float" office:value="4.46183" calcext:value-type="float">
            <text:p>4,46183</text:p>
          </table:table-cell>
          <table:table-cell table:formula="of:=IF([.A958]=1;[.C9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9252" calcext:value-type="float">
            <text:p>13,09252</text:p>
          </table:table-cell>
          <table:table-cell office:value-type="float" office:value="4.53067" calcext:value-type="float">
            <text:p>4,53067</text:p>
          </table:table-cell>
          <table:table-cell table:formula="of:=IF([.A959]=0;[.C959];NA())" office:value-type="float" office:value="4.53067" calcext:value-type="float">
            <text:p>4,53067</text:p>
          </table:table-cell>
          <table:table-cell table:formula="of:=IF([.A959]=1;[.C9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18292" calcext:value-type="float">
            <text:p>13,18292</text:p>
          </table:table-cell>
          <table:table-cell office:value-type="float" office:value="4.60136" calcext:value-type="float">
            <text:p>4,60136</text:p>
          </table:table-cell>
          <table:table-cell table:formula="of:=IF([.A960]=0;[.C960];NA())" office:value-type="float" office:value="4.60136" calcext:value-type="float">
            <text:p>4,60136</text:p>
          </table:table-cell>
          <table:table-cell table:formula="of:=IF([.A960]=1;[.C9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7211" calcext:value-type="float">
            <text:p>13,27211</text:p>
          </table:table-cell>
          <table:table-cell office:value-type="float" office:value="4.67386" calcext:value-type="float">
            <text:p>4,67386</text:p>
          </table:table-cell>
          <table:table-cell table:formula="of:=IF([.A961]=0;[.C961];NA())" office:value-type="float" office:value="4.67386" calcext:value-type="float">
            <text:p>4,67386</text:p>
          </table:table-cell>
          <table:table-cell table:formula="of:=IF([.A961]=1;[.C9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6005" calcext:value-type="float">
            <text:p>13,36005</text:p>
          </table:table-cell>
          <table:table-cell office:value-type="float" office:value="4.74817" calcext:value-type="float">
            <text:p>4,74817</text:p>
          </table:table-cell>
          <table:table-cell table:formula="of:=IF([.A962]=0;[.C962];NA())" office:value-type="float" office:value="4.74817" calcext:value-type="float">
            <text:p>4,74817</text:p>
          </table:table-cell>
          <table:table-cell table:formula="of:=IF([.A962]=1;[.C9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4671" calcext:value-type="float">
            <text:p>13,44671</text:p>
          </table:table-cell>
          <table:table-cell office:value-type="float" office:value="4.82426" calcext:value-type="float">
            <text:p>4,82426</text:p>
          </table:table-cell>
          <table:table-cell table:formula="of:=IF([.A963]=0;[.C963];NA())" office:value-type="float" office:value="4.82426" calcext:value-type="float">
            <text:p>4,82426</text:p>
          </table:table-cell>
          <table:table-cell table:formula="of:=IF([.A963]=1;[.C9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3204" calcext:value-type="float">
            <text:p>13,53204</text:p>
          </table:table-cell>
          <table:table-cell office:value-type="float" office:value="4.90211" calcext:value-type="float">
            <text:p>4,90211</text:p>
          </table:table-cell>
          <table:table-cell table:formula="of:=IF([.A964]=0;[.C964];NA())" office:value-type="float" office:value="4.90211" calcext:value-type="float">
            <text:p>4,90211</text:p>
          </table:table-cell>
          <table:table-cell table:formula="of:=IF([.A964]=1;[.C9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1602" calcext:value-type="float">
            <text:p>13,61602</text:p>
          </table:table-cell>
          <table:table-cell office:value-type="float" office:value="4.9817" calcext:value-type="float">
            <text:p>4,9817</text:p>
          </table:table-cell>
          <table:table-cell table:formula="of:=IF([.A965]=0;[.C965];NA())" office:value-type="float" office:value="4.9817" calcext:value-type="float">
            <text:p>4,9817</text:p>
          </table:table-cell>
          <table:table-cell table:formula="of:=IF([.A965]=1;[.C9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986" calcext:value-type="float">
            <text:p>13,6986</text:p>
          </table:table-cell>
          <table:table-cell office:value-type="float" office:value="5.06299" calcext:value-type="float">
            <text:p>5,06299</text:p>
          </table:table-cell>
          <table:table-cell table:formula="of:=IF([.A966]=0;[.C966];NA())" office:value-type="float" office:value="5.06299" calcext:value-type="float">
            <text:p>5,06299</text:p>
          </table:table-cell>
          <table:table-cell table:formula="of:=IF([.A966]=1;[.C9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7976" calcext:value-type="float">
            <text:p>13,77976</text:p>
          </table:table-cell>
          <table:table-cell office:value-type="float" office:value="5.14598" calcext:value-type="float">
            <text:p>5,14598</text:p>
          </table:table-cell>
          <table:table-cell table:formula="of:=IF([.A967]=0;[.C967];NA())" office:value-type="float" office:value="5.14598" calcext:value-type="float">
            <text:p>5,14598</text:p>
          </table:table-cell>
          <table:table-cell table:formula="of:=IF([.A967]=1;[.C9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5945" calcext:value-type="float">
            <text:p>13,85945</text:p>
          </table:table-cell>
          <table:table-cell office:value-type="float" office:value="5.23062" calcext:value-type="float">
            <text:p>5,23062</text:p>
          </table:table-cell>
          <table:table-cell table:formula="of:=IF([.A968]=0;[.C968];NA())" office:value-type="float" office:value="5.23062" calcext:value-type="float">
            <text:p>5,23062</text:p>
          </table:table-cell>
          <table:table-cell table:formula="of:=IF([.A968]=1;[.C9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93765" calcext:value-type="float">
            <text:p>13,93765</text:p>
          </table:table-cell>
          <table:table-cell office:value-type="float" office:value="5.31691" calcext:value-type="float">
            <text:p>5,31691</text:p>
          </table:table-cell>
          <table:table-cell table:formula="of:=IF([.A969]=0;[.C969];NA())" office:value-type="float" office:value="5.31691" calcext:value-type="float">
            <text:p>5,31691</text:p>
          </table:table-cell>
          <table:table-cell table:formula="of:=IF([.A969]=1;[.C9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01432" calcext:value-type="float">
            <text:p>14,01432</text:p>
          </table:table-cell>
          <table:table-cell office:value-type="float" office:value="5.4048" calcext:value-type="float">
            <text:p>5,4048</text:p>
          </table:table-cell>
          <table:table-cell table:formula="of:=IF([.A970]=0;[.C970];NA())" office:value-type="float" office:value="5.4048" calcext:value-type="float">
            <text:p>5,4048</text:p>
          </table:table-cell>
          <table:table-cell table:formula="of:=IF([.A970]=1;[.C9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08943" calcext:value-type="float">
            <text:p>14,08943</text:p>
          </table:table-cell>
          <table:table-cell office:value-type="float" office:value="5.49428" calcext:value-type="float">
            <text:p>5,49428</text:p>
          </table:table-cell>
          <table:table-cell table:formula="of:=IF([.A971]=0;[.C971];NA())" office:value-type="float" office:value="5.49428" calcext:value-type="float">
            <text:p>5,49428</text:p>
          </table:table-cell>
          <table:table-cell table:formula="of:=IF([.A971]=1;[.C9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16295" calcext:value-type="float">
            <text:p>14,16295</text:p>
          </table:table-cell>
          <table:table-cell office:value-type="float" office:value="5.58531" calcext:value-type="float">
            <text:p>5,58531</text:p>
          </table:table-cell>
          <table:table-cell table:formula="of:=IF([.A972]=0;[.C972];NA())" office:value-type="float" office:value="5.58531" calcext:value-type="float">
            <text:p>5,58531</text:p>
          </table:table-cell>
          <table:table-cell table:formula="of:=IF([.A972]=1;[.C9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3483" calcext:value-type="float">
            <text:p>14,23483</text:p>
          </table:table-cell>
          <table:table-cell office:value-type="float" office:value="5.67787" calcext:value-type="float">
            <text:p>5,67787</text:p>
          </table:table-cell>
          <table:table-cell table:formula="of:=IF([.A973]=0;[.C973];NA())" office:value-type="float" office:value="5.67787" calcext:value-type="float">
            <text:p>5,67787</text:p>
          </table:table-cell>
          <table:table-cell table:formula="of:=IF([.A973]=1;[.C9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30506" calcext:value-type="float">
            <text:p>14,30506</text:p>
          </table:table-cell>
          <table:table-cell office:value-type="float" office:value="5.77193" calcext:value-type="float">
            <text:p>5,77193</text:p>
          </table:table-cell>
          <table:table-cell table:formula="of:=IF([.A974]=0;[.C974];NA())" office:value-type="float" office:value="5.77193" calcext:value-type="float">
            <text:p>5,77193</text:p>
          </table:table-cell>
          <table:table-cell table:formula="of:=IF([.A974]=1;[.C9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3736" calcext:value-type="float">
            <text:p>14,3736</text:p>
          </table:table-cell>
          <table:table-cell office:value-type="float" office:value="5.86746" calcext:value-type="float">
            <text:p>5,86746</text:p>
          </table:table-cell>
          <table:table-cell table:formula="of:=IF([.A975]=0;[.C975];NA())" office:value-type="float" office:value="5.86746" calcext:value-type="float">
            <text:p>5,86746</text:p>
          </table:table-cell>
          <table:table-cell table:formula="of:=IF([.A975]=1;[.C9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44042" calcext:value-type="float">
            <text:p>14,44042</text:p>
          </table:table-cell>
          <table:table-cell office:value-type="float" office:value="5.96443" calcext:value-type="float">
            <text:p>5,96443</text:p>
          </table:table-cell>
          <table:table-cell table:formula="of:=IF([.A976]=0;[.C976];NA())" office:value-type="float" office:value="5.96443" calcext:value-type="float">
            <text:p>5,96443</text:p>
          </table:table-cell>
          <table:table-cell table:formula="of:=IF([.A976]=1;[.C9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5055" calcext:value-type="float">
            <text:p>14,5055</text:p>
          </table:table-cell>
          <table:table-cell office:value-type="float" office:value="6.06281" calcext:value-type="float">
            <text:p>6,06281</text:p>
          </table:table-cell>
          <table:table-cell table:formula="of:=IF([.A977]=0;[.C977];NA())" office:value-type="float" office:value="6.06281" calcext:value-type="float">
            <text:p>6,06281</text:p>
          </table:table-cell>
          <table:table-cell table:formula="of:=IF([.A977]=1;[.C9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56879" calcext:value-type="float">
            <text:p>14,56879</text:p>
          </table:table-cell>
          <table:table-cell office:value-type="float" office:value="6.16256" calcext:value-type="float">
            <text:p>6,16256</text:p>
          </table:table-cell>
          <table:table-cell table:formula="of:=IF([.A978]=0;[.C978];NA())" office:value-type="float" office:value="6.16256" calcext:value-type="float">
            <text:p>6,16256</text:p>
          </table:table-cell>
          <table:table-cell table:formula="of:=IF([.A978]=1;[.C9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63028" calcext:value-type="float">
            <text:p>14,63028</text:p>
          </table:table-cell>
          <table:table-cell office:value-type="float" office:value="6.26366" calcext:value-type="float">
            <text:p>6,26366</text:p>
          </table:table-cell>
          <table:table-cell table:formula="of:=IF([.A979]=0;[.C979];NA())" office:value-type="float" office:value="6.26366" calcext:value-type="float">
            <text:p>6,26366</text:p>
          </table:table-cell>
          <table:table-cell table:formula="of:=IF([.A979]=1;[.C9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68993" calcext:value-type="float">
            <text:p>14,68993</text:p>
          </table:table-cell>
          <table:table-cell office:value-type="float" office:value="6.36606" calcext:value-type="float">
            <text:p>6,36606</text:p>
          </table:table-cell>
          <table:table-cell table:formula="of:=IF([.A980]=0;[.C980];NA())" office:value-type="float" office:value="6.36606" calcext:value-type="float">
            <text:p>6,36606</text:p>
          </table:table-cell>
          <table:table-cell table:formula="of:=IF([.A980]=1;[.C9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74771" calcext:value-type="float">
            <text:p>14,74771</text:p>
          </table:table-cell>
          <table:table-cell office:value-type="float" office:value="6.46975" calcext:value-type="float">
            <text:p>6,46975</text:p>
          </table:table-cell>
          <table:table-cell table:formula="of:=IF([.A981]=0;[.C981];NA())" office:value-type="float" office:value="6.46975" calcext:value-type="float">
            <text:p>6,46975</text:p>
          </table:table-cell>
          <table:table-cell table:formula="of:=IF([.A981]=1;[.C9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80361" calcext:value-type="float">
            <text:p>14,80361</text:p>
          </table:table-cell>
          <table:table-cell office:value-type="float" office:value="6.57468" calcext:value-type="float">
            <text:p>6,57468</text:p>
          </table:table-cell>
          <table:table-cell table:formula="of:=IF([.A982]=0;[.C982];NA())" office:value-type="float" office:value="6.57468" calcext:value-type="float">
            <text:p>6,57468</text:p>
          </table:table-cell>
          <table:table-cell table:formula="of:=IF([.A982]=1;[.C9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85759" calcext:value-type="float">
            <text:p>14,85759</text:p>
          </table:table-cell>
          <table:table-cell office:value-type="float" office:value="6.68082" calcext:value-type="float">
            <text:p>6,68082</text:p>
          </table:table-cell>
          <table:table-cell table:formula="of:=IF([.A983]=0;[.C983];NA())" office:value-type="float" office:value="6.68082" calcext:value-type="float">
            <text:p>6,68082</text:p>
          </table:table-cell>
          <table:table-cell table:formula="of:=IF([.A983]=1;[.C9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90963" calcext:value-type="float">
            <text:p>14,90963</text:p>
          </table:table-cell>
          <table:table-cell office:value-type="float" office:value="6.78813" calcext:value-type="float">
            <text:p>6,78813</text:p>
          </table:table-cell>
          <table:table-cell table:formula="of:=IF([.A984]=0;[.C984];NA())" office:value-type="float" office:value="6.78813" calcext:value-type="float">
            <text:p>6,78813</text:p>
          </table:table-cell>
          <table:table-cell table:formula="of:=IF([.A984]=1;[.C9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9597" calcext:value-type="float">
            <text:p>14,9597</text:p>
          </table:table-cell>
          <table:table-cell office:value-type="float" office:value="6.89658" calcext:value-type="float">
            <text:p>6,89658</text:p>
          </table:table-cell>
          <table:table-cell table:formula="of:=IF([.A985]=0;[.C985];NA())" office:value-type="float" office:value="6.89658" calcext:value-type="float">
            <text:p>6,89658</text:p>
          </table:table-cell>
          <table:table-cell table:formula="of:=IF([.A985]=1;[.C9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00778" calcext:value-type="float">
            <text:p>15,00778</text:p>
          </table:table-cell>
          <table:table-cell office:value-type="float" office:value="7.00614" calcext:value-type="float">
            <text:p>7,00614</text:p>
          </table:table-cell>
          <table:table-cell table:formula="of:=IF([.A986]=0;[.C986];NA())" office:value-type="float" office:value="7.00614" calcext:value-type="float">
            <text:p>7,00614</text:p>
          </table:table-cell>
          <table:table-cell table:formula="of:=IF([.A986]=1;[.C9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05384" calcext:value-type="float">
            <text:p>15,05384</text:p>
          </table:table-cell>
          <table:table-cell office:value-type="float" office:value="7.11676" calcext:value-type="float">
            <text:p>7,11676</text:p>
          </table:table-cell>
          <table:table-cell table:formula="of:=IF([.A987]=0;[.C987];NA())" office:value-type="float" office:value="7.11676" calcext:value-type="float">
            <text:p>7,11676</text:p>
          </table:table-cell>
          <table:table-cell table:formula="of:=IF([.A987]=1;[.C9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09787" calcext:value-type="float">
            <text:p>15,09787</text:p>
          </table:table-cell>
          <table:table-cell office:value-type="float" office:value="7.22841" calcext:value-type="float">
            <text:p>7,22841</text:p>
          </table:table-cell>
          <table:table-cell table:formula="of:=IF([.A988]=0;[.C988];NA())" office:value-type="float" office:value="7.22841" calcext:value-type="float">
            <text:p>7,22841</text:p>
          </table:table-cell>
          <table:table-cell table:formula="of:=IF([.A988]=1;[.C9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13983" calcext:value-type="float">
            <text:p>15,13983</text:p>
          </table:table-cell>
          <table:table-cell office:value-type="float" office:value="7.34105" calcext:value-type="float">
            <text:p>7,34105</text:p>
          </table:table-cell>
          <table:table-cell table:formula="of:=IF([.A989]=0;[.C989];NA())" office:value-type="float" office:value="7.34105" calcext:value-type="float">
            <text:p>7,34105</text:p>
          </table:table-cell>
          <table:table-cell table:formula="of:=IF([.A989]=1;[.C9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17971" calcext:value-type="float">
            <text:p>15,17971</text:p>
          </table:table-cell>
          <table:table-cell office:value-type="float" office:value="7.45464" calcext:value-type="float">
            <text:p>7,45464</text:p>
          </table:table-cell>
          <table:table-cell table:formula="of:=IF([.A990]=0;[.C990];NA())" office:value-type="float" office:value="7.45464" calcext:value-type="float">
            <text:p>7,45464</text:p>
          </table:table-cell>
          <table:table-cell table:formula="of:=IF([.A990]=1;[.C9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21748" calcext:value-type="float">
            <text:p>15,21748</text:p>
          </table:table-cell>
          <table:table-cell office:value-type="float" office:value="7.56915" calcext:value-type="float">
            <text:p>7,56915</text:p>
          </table:table-cell>
          <table:table-cell table:formula="of:=IF([.A991]=0;[.C991];NA())" office:value-type="float" office:value="7.56915" calcext:value-type="float">
            <text:p>7,56915</text:p>
          </table:table-cell>
          <table:table-cell table:formula="of:=IF([.A991]=1;[.C9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25313" calcext:value-type="float">
            <text:p>15,25313</text:p>
          </table:table-cell>
          <table:table-cell office:value-type="float" office:value="7.68454" calcext:value-type="float">
            <text:p>7,68454</text:p>
          </table:table-cell>
          <table:table-cell table:formula="of:=IF([.A992]=0;[.C992];NA())" office:value-type="float" office:value="7.68454" calcext:value-type="float">
            <text:p>7,68454</text:p>
          </table:table-cell>
          <table:table-cell table:formula="of:=IF([.A992]=1;[.C9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28664" calcext:value-type="float">
            <text:p>15,28664</text:p>
          </table:table-cell>
          <table:table-cell office:value-type="float" office:value="7.80076" calcext:value-type="float">
            <text:p>7,80076</text:p>
          </table:table-cell>
          <table:table-cell table:formula="of:=IF([.A993]=0;[.C993];NA())" office:value-type="float" office:value="7.80076" calcext:value-type="float">
            <text:p>7,80076</text:p>
          </table:table-cell>
          <table:table-cell table:formula="of:=IF([.A993]=1;[.C9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1798" calcext:value-type="float">
            <text:p>15,31798</text:p>
          </table:table-cell>
          <table:table-cell office:value-type="float" office:value="7.91778" calcext:value-type="float">
            <text:p>7,91778</text:p>
          </table:table-cell>
          <table:table-cell table:formula="of:=IF([.A994]=0;[.C994];NA())" office:value-type="float" office:value="7.91778" calcext:value-type="float">
            <text:p>7,91778</text:p>
          </table:table-cell>
          <table:table-cell table:formula="of:=IF([.A994]=1;[.C9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4714" calcext:value-type="float">
            <text:p>15,34714</text:p>
          </table:table-cell>
          <table:table-cell office:value-type="float" office:value="8.035552" calcext:value-type="float">
            <text:p>8,035552</text:p>
          </table:table-cell>
          <table:table-cell table:formula="of:=IF([.A995]=0;[.C995];NA())" office:value-type="float" office:value="8.035552" calcext:value-type="float">
            <text:p>8,035552</text:p>
          </table:table-cell>
          <table:table-cell table:formula="of:=IF([.A995]=1;[.C9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7411" calcext:value-type="float">
            <text:p>15,37411</text:p>
          </table:table-cell>
          <table:table-cell office:value-type="float" office:value="8.154041" calcext:value-type="float">
            <text:p>8,154041</text:p>
          </table:table-cell>
          <table:table-cell table:formula="of:=IF([.A996]=0;[.C996];NA())" office:value-type="float" office:value="8.154041" calcext:value-type="float">
            <text:p>8,154041</text:p>
          </table:table-cell>
          <table:table-cell table:formula="of:=IF([.A996]=1;[.C9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9886" calcext:value-type="float">
            <text:p>15,39886</text:p>
          </table:table-cell>
          <table:table-cell office:value-type="float" office:value="8.273205" calcext:value-type="float">
            <text:p>8,273205</text:p>
          </table:table-cell>
          <table:table-cell table:formula="of:=IF([.A997]=0;[.C997];NA())" office:value-type="float" office:value="8.273205" calcext:value-type="float">
            <text:p>8,273205</text:p>
          </table:table-cell>
          <table:table-cell table:formula="of:=IF([.A997]=1;[.C9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42137" calcext:value-type="float">
            <text:p>15,42137</text:p>
          </table:table-cell>
          <table:table-cell office:value-type="float" office:value="8.393001" calcext:value-type="float">
            <text:p>8,393001</text:p>
          </table:table-cell>
          <table:table-cell table:formula="of:=IF([.A998]=0;[.C998];NA())" office:value-type="float" office:value="8.393001" calcext:value-type="float">
            <text:p>8,393001</text:p>
          </table:table-cell>
          <table:table-cell table:formula="of:=IF([.A998]=1;[.C9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44165" calcext:value-type="float">
            <text:p>15,44165</text:p>
          </table:table-cell>
          <table:table-cell office:value-type="float" office:value="8.513389" calcext:value-type="float">
            <text:p>8,513389</text:p>
          </table:table-cell>
          <table:table-cell table:formula="of:=IF([.A999]=0;[.C999];NA())" office:value-type="float" office:value="8.513389" calcext:value-type="float">
            <text:p>8,513389</text:p>
          </table:table-cell>
          <table:table-cell table:formula="of:=IF([.A999]=1;[.C9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45966" calcext:value-type="float">
            <text:p>15,45966</text:p>
          </table:table-cell>
          <table:table-cell office:value-type="float" office:value="8.634325" calcext:value-type="float">
            <text:p>8,634325</text:p>
          </table:table-cell>
          <table:table-cell table:formula="of:=IF([.A1000]=0;[.C1000];NA())" office:value-type="float" office:value="8.634325" calcext:value-type="float">
            <text:p>8,634325</text:p>
          </table:table-cell>
          <table:table-cell table:formula="of:=IF([.A1000]=1;[.C10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4754" calcext:value-type="float">
            <text:p>15,4754</text:p>
          </table:table-cell>
          <table:table-cell office:value-type="float" office:value="8.755768" calcext:value-type="float">
            <text:p>8,755768</text:p>
          </table:table-cell>
          <table:table-cell table:formula="of:=IF([.A1001]=0;[.C1001];NA())" office:value-type="float" office:value="8.755768" calcext:value-type="float">
            <text:p>8,755768</text:p>
          </table:table-cell>
          <table:table-cell table:formula="of:=IF([.A1001]=1;[.C1001];NA())" office:value-type="string" office:string-value="" calcext:value-type="error">
            <text:p>#N/DIS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08T17:39:16.990952649</dc:date>
    <meta:editing-duration>PT6M12S</meta:editing-duration>
    <meta:editing-cycles>1</meta:editing-cycles>
    <meta:document-statistic meta:table-count="1" meta:cell-count="50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69cm" svg:y="0.316cm" chart:style-name="ch2">
          <text:p>c2ds1-2sp - average link</text:p>
        </chart:title>
        <chart:legend chart:legend-position="end" svg:x="13.843cm" svg:y="3.952cm" style:legend-expansion="high" chart:style-name="ch3"/>
        <chart:plot-area chart:style-name="ch4" table:cell-range-address="'Planilha 1'.B2:'Planilha 1'.B1001 'Planilha 1'.D2:'Planilha 1'.E1001" chart:data-source-has-labels="row" svg:x="0.32cm" svg:y="1.275cm" svg:width="13.203cm" svg:height="7.545cm">
          <chartooo:coordinate-region svg:x="0.756cm" svg:y="1.474cm" svg:width="12.396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lanilha 1'.D2:'Planilha 1'.D1001" loext:label-string="cluster_1" chart:class="chart:scatter">
            <chart:domain table:cell-range-address="'Planilha 1'.B2:'Planilha 1'.B1001"/>
            <chart:data-point chart:repeated="1000"/>
          </chart:series>
          <chart:series chart:style-name="ch8" chart:values-cell-range-address="'Planilha 1'.E2:'Planilha 1'.E1001" loext:label-string="cluster_2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luster_1</text:p>
              </table:table-cell>
              <table:table-cell office:value-type="string">
                <text:p>cluster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5">
                <text:p>10.5</text:p>
                <draw:g>
                  <svg:desc>'Planilha 1'.B2:'Planilha 1'.B1001</svg:desc>
                </draw:g>
              </table:table-cell>
              <table:table-cell office:value-type="float" office:value="9">
                <text:p>9</text:p>
                <draw:g>
                  <svg:desc>'Planilha 1'.D2:'Planilha 1'.D1001</svg:desc>
                </draw:g>
              </table:table-cell>
              <table:table-cell office:value-type="float" office:value="NaN">
                <text:p>NaN</text:p>
                <draw:g>
                  <svg:desc>'Planilha 1'.E2:'Planilha 1'.E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6717">
                <text:p>10.56717</text:p>
              </table:table-cell>
              <table:table-cell office:value-type="float" office:value="9.268445">
                <text:p>9.268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27532">
                <text:p>8.27532</text:p>
              </table:table-cell>
              <table:table-cell office:value-type="float" office:value="11.38221">
                <text:p>11.38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27458">
                <text:p>8.227458</text:p>
              </table:table-cell>
              <table:table-cell office:value-type="float" office:value="11.37764">
                <text:p>11.37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179511">
                <text:p>8.179511</text:p>
              </table:table-cell>
              <table:table-cell office:value-type="float" office:value="11.37211">
                <text:p>11.37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315">
                <text:p>8.1315</text:p>
              </table:table-cell>
              <table:table-cell office:value-type="float" office:value="11.36561">
                <text:p>11.36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83443">
                <text:p>8.083443</text:p>
              </table:table-cell>
              <table:table-cell office:value-type="float" office:value="11.35814">
                <text:p>11.35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035361">
                <text:p>8.035361</text:p>
              </table:table-cell>
              <table:table-cell office:value-type="float" office:value="11.3497">
                <text:p>11.3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8727">
                <text:p>7.98727</text:p>
              </table:table-cell>
              <table:table-cell office:value-type="float" office:value="11.34027">
                <text:p>11.34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392">
                <text:p>7.9392</text:p>
              </table:table-cell>
              <table:table-cell office:value-type="float" office:value="11.32987">
                <text:p>11.32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89116">
                <text:p>7.89116</text:p>
              </table:table-cell>
              <table:table-cell office:value-type="float" office:value="11.31848">
                <text:p>11.31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84317">
                <text:p>7.84317</text:p>
              </table:table-cell>
              <table:table-cell office:value-type="float" office:value="11.30611">
                <text:p>11.30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7166">
                <text:p>10.57166</text:p>
              </table:table-cell>
              <table:table-cell office:value-type="float" office:value="9.29981">
                <text:p>9.29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79526">
                <text:p>7.79526</text:p>
              </table:table-cell>
              <table:table-cell office:value-type="float" office:value="11.29275">
                <text:p>11.29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74744">
                <text:p>7.74744</text:p>
              </table:table-cell>
              <table:table-cell office:value-type="float" office:value="11.2784">
                <text:p>11.2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9974">
                <text:p>7.69974</text:p>
              </table:table-cell>
              <table:table-cell office:value-type="float" office:value="11.26305">
                <text:p>11.26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65217">
                <text:p>7.65217</text:p>
              </table:table-cell>
              <table:table-cell office:value-type="float" office:value="11.24672">
                <text:p>11.24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60476">
                <text:p>7.60476</text:p>
              </table:table-cell>
              <table:table-cell office:value-type="float" office:value="11.22939">
                <text:p>11.22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55752">
                <text:p>7.55752</text:p>
              </table:table-cell>
              <table:table-cell office:value-type="float" office:value="11.21107">
                <text:p>11.21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1048">
                <text:p>7.51048</text:p>
              </table:table-cell>
              <table:table-cell office:value-type="float" office:value="11.19176">
                <text:p>11.19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46366">
                <text:p>7.46366</text:p>
              </table:table-cell>
              <table:table-cell office:value-type="float" office:value="11.17146">
                <text:p>11.17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707">
                <text:p>7.41707</text:p>
              </table:table-cell>
              <table:table-cell office:value-type="float" office:value="11.15017">
                <text:p>11.15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37075">
                <text:p>7.37075</text:p>
              </table:table-cell>
              <table:table-cell office:value-type="float" office:value="11.12789">
                <text:p>11.12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7552">
                <text:p>10.57552</text:p>
              </table:table-cell>
              <table:table-cell office:value-type="float" office:value="9.331439">
                <text:p>9.331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247">
                <text:p>7.3247</text:p>
              </table:table-cell>
              <table:table-cell office:value-type="float" office:value="11.10463">
                <text:p>11.10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7896">
                <text:p>7.27896</text:p>
              </table:table-cell>
              <table:table-cell office:value-type="float" office:value="11.08039">
                <text:p>11.08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23353">
                <text:p>7.23353</text:p>
              </table:table-cell>
              <table:table-cell office:value-type="float" office:value="11.05516">
                <text:p>11.05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8845">
                <text:p>7.18845</text:p>
              </table:table-cell>
              <table:table-cell office:value-type="float" office:value="11.02896">
                <text:p>11.02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14373">
                <text:p>7.14373</text:p>
              </table:table-cell>
              <table:table-cell office:value-type="float" office:value="11.00179">
                <text:p>11.00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09939">
                <text:p>7.09939</text:p>
              </table:table-cell>
              <table:table-cell office:value-type="float" office:value="10.97365">
                <text:p>10.97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05546">
                <text:p>7.05546</text:p>
              </table:table-cell>
              <table:table-cell office:value-type="float" office:value="10.94454">
                <text:p>10.94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01195">
                <text:p>7.01195</text:p>
              </table:table-cell>
              <table:table-cell office:value-type="float" office:value="10.91448">
                <text:p>10.91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96888">
                <text:p>6.96888</text:p>
              </table:table-cell>
              <table:table-cell office:value-type="float" office:value="10.88347">
                <text:p>10.88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2628">
                <text:p>6.92628</text:p>
              </table:table-cell>
              <table:table-cell office:value-type="float" office:value="NaN">
                <text:p>NaN</text:p>
              </table:table-cell>
              <table:table-cell office:value-type="float" office:value="10.85151">
                <text:p>10.851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57873">
                <text:p>10.57873</text:p>
              </table:table-cell>
              <table:table-cell office:value-type="float" office:value="9.363319">
                <text:p>9.363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88417">
                <text:p>6.88417</text:p>
              </table:table-cell>
              <table:table-cell office:value-type="float" office:value="NaN">
                <text:p>NaN</text:p>
              </table:table-cell>
              <table:table-cell office:value-type="float" office:value="10.81862">
                <text:p>10.818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84256">
                <text:p>6.84256</text:p>
              </table:table-cell>
              <table:table-cell office:value-type="float" office:value="NaN">
                <text:p>NaN</text:p>
              </table:table-cell>
              <table:table-cell office:value-type="float" office:value="10.78479">
                <text:p>10.784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80148">
                <text:p>6.80148</text:p>
              </table:table-cell>
              <table:table-cell office:value-type="float" office:value="NaN">
                <text:p>NaN</text:p>
              </table:table-cell>
              <table:table-cell office:value-type="float" office:value="10.75003">
                <text:p>10.75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76095">
                <text:p>6.76095</text:p>
              </table:table-cell>
              <table:table-cell office:value-type="float" office:value="NaN">
                <text:p>NaN</text:p>
              </table:table-cell>
              <table:table-cell office:value-type="float" office:value="10.71436">
                <text:p>10.714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72098">
                <text:p>6.72098</text:p>
              </table:table-cell>
              <table:table-cell office:value-type="float" office:value="NaN">
                <text:p>NaN</text:p>
              </table:table-cell>
              <table:table-cell office:value-type="float" office:value="10.67778">
                <text:p>10.677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816">
                <text:p>6.6816</text:p>
              </table:table-cell>
              <table:table-cell office:value-type="float" office:value="NaN">
                <text:p>NaN</text:p>
              </table:table-cell>
              <table:table-cell office:value-type="float" office:value="10.64031">
                <text:p>10.640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64282">
                <text:p>6.64282</text:p>
              </table:table-cell>
              <table:table-cell office:value-type="float" office:value="NaN">
                <text:p>NaN</text:p>
              </table:table-cell>
              <table:table-cell office:value-type="float" office:value="10.60194">
                <text:p>10.601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60467">
                <text:p>6.60467</text:p>
              </table:table-cell>
              <table:table-cell office:value-type="float" office:value="NaN">
                <text:p>NaN</text:p>
              </table:table-cell>
              <table:table-cell office:value-type="float" office:value="10.56269">
                <text:p>10.562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56716">
                <text:p>6.56716</text:p>
              </table:table-cell>
              <table:table-cell office:value-type="float" office:value="NaN">
                <text:p>NaN</text:p>
              </table:table-cell>
              <table:table-cell office:value-type="float" office:value="10.52257">
                <text:p>10.522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53032">
                <text:p>6.53032</text:p>
              </table:table-cell>
              <table:table-cell office:value-type="float" office:value="NaN">
                <text:p>NaN</text:p>
              </table:table-cell>
              <table:table-cell office:value-type="float" office:value="10.48159">
                <text:p>10.481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58131">
                <text:p>10.58131</text:p>
              </table:table-cell>
              <table:table-cell office:value-type="float" office:value="9.395437">
                <text:p>9.395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49417">
                <text:p>6.49417</text:p>
              </table:table-cell>
              <table:table-cell office:value-type="float" office:value="NaN">
                <text:p>NaN</text:p>
              </table:table-cell>
              <table:table-cell office:value-type="float" office:value="10.43975">
                <text:p>10.439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45871">
                <text:p>6.45871</text:p>
              </table:table-cell>
              <table:table-cell office:value-type="float" office:value="NaN">
                <text:p>NaN</text:p>
              </table:table-cell>
              <table:table-cell office:value-type="float" office:value="10.39709">
                <text:p>10.397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42398">
                <text:p>6.42398</text:p>
              </table:table-cell>
              <table:table-cell office:value-type="float" office:value="NaN">
                <text:p>NaN</text:p>
              </table:table-cell>
              <table:table-cell office:value-type="float" office:value="10.35359">
                <text:p>10.353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38998">
                <text:p>6.38998</text:p>
              </table:table-cell>
              <table:table-cell office:value-type="float" office:value="NaN">
                <text:p>NaN</text:p>
              </table:table-cell>
              <table:table-cell office:value-type="float" office:value="10.30928">
                <text:p>10.309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35675">
                <text:p>6.35675</text:p>
              </table:table-cell>
              <table:table-cell office:value-type="float" office:value="NaN">
                <text:p>NaN</text:p>
              </table:table-cell>
              <table:table-cell office:value-type="float" office:value="10.26417">
                <text:p>10.264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2429">
                <text:p>6.32429</text:p>
              </table:table-cell>
              <table:table-cell office:value-type="float" office:value="NaN">
                <text:p>NaN</text:p>
              </table:table-cell>
              <table:table-cell office:value-type="float" office:value="10.21826">
                <text:p>10.218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29262">
                <text:p>6.29262</text:p>
              </table:table-cell>
              <table:table-cell office:value-type="float" office:value="NaN">
                <text:p>NaN</text:p>
              </table:table-cell>
              <table:table-cell office:value-type="float" office:value="10.17159">
                <text:p>10.171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26177">
                <text:p>6.26177</text:p>
              </table:table-cell>
              <table:table-cell office:value-type="float" office:value="NaN">
                <text:p>NaN</text:p>
              </table:table-cell>
              <table:table-cell office:value-type="float" office:value="10.12415">
                <text:p>10.124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23175">
                <text:p>6.23175</text:p>
              </table:table-cell>
              <table:table-cell office:value-type="float" office:value="NaN">
                <text:p>NaN</text:p>
              </table:table-cell>
              <table:table-cell office:value-type="float" office:value="10.07596">
                <text:p>10.075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20257">
                <text:p>6.20257</text:p>
              </table:table-cell>
              <table:table-cell office:value-type="float" office:value="NaN">
                <text:p>NaN</text:p>
              </table:table-cell>
              <table:table-cell office:value-type="float" office:value="10.02704">
                <text:p>10.027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58323">
                <text:p>10.58323</text:p>
              </table:table-cell>
              <table:table-cell office:value-type="float" office:value="9.42778">
                <text:p>9.42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17426">
                <text:p>6.17426</text:p>
              </table:table-cell>
              <table:table-cell office:value-type="float" office:value="NaN">
                <text:p>NaN</text:p>
              </table:table-cell>
              <table:table-cell office:value-type="float" office:value="9.977395">
                <text:p>9.9773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14683">
                <text:p>6.14683</text:p>
              </table:table-cell>
              <table:table-cell office:value-type="float" office:value="NaN">
                <text:p>NaN</text:p>
              </table:table-cell>
              <table:table-cell office:value-type="float" office:value="9.927051">
                <text:p>9.9270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1203">
                <text:p>6.1203</text:p>
              </table:table-cell>
              <table:table-cell office:value-type="float" office:value="NaN">
                <text:p>NaN</text:p>
              </table:table-cell>
              <table:table-cell office:value-type="float" office:value="9.876019">
                <text:p>9.876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9468">
                <text:p>6.09468</text:p>
              </table:table-cell>
              <table:table-cell office:value-type="float" office:value="NaN">
                <text:p>NaN</text:p>
              </table:table-cell>
              <table:table-cell office:value-type="float" office:value="9.824315">
                <text:p>9.8243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6999">
                <text:p>6.06999</text:p>
              </table:table-cell>
              <table:table-cell office:value-type="float" office:value="NaN">
                <text:p>NaN</text:p>
              </table:table-cell>
              <table:table-cell office:value-type="float" office:value="9.771955">
                <text:p>9.7719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04624">
                <text:p>6.04624</text:p>
              </table:table-cell>
              <table:table-cell office:value-type="float" office:value="NaN">
                <text:p>NaN</text:p>
              </table:table-cell>
              <table:table-cell office:value-type="float" office:value="9.718957">
                <text:p>9.7189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02345">
                <text:p>6.02345</text:p>
              </table:table-cell>
              <table:table-cell office:value-type="float" office:value="NaN">
                <text:p>NaN</text:p>
              </table:table-cell>
              <table:table-cell office:value-type="float" office:value="9.665337">
                <text:p>9.6653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00164">
                <text:p>6.00164</text:p>
              </table:table-cell>
              <table:table-cell office:value-type="float" office:value="NaN">
                <text:p>NaN</text:p>
              </table:table-cell>
              <table:table-cell office:value-type="float" office:value="9.611113">
                <text:p>9.6111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98082">
                <text:p>5.98082</text:p>
              </table:table-cell>
              <table:table-cell office:value-type="float" office:value="NaN">
                <text:p>NaN</text:p>
              </table:table-cell>
              <table:table-cell office:value-type="float" office:value="9.556302">
                <text:p>9.5563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96101">
                <text:p>5.96101</text:p>
              </table:table-cell>
              <table:table-cell office:value-type="float" office:value="NaN">
                <text:p>NaN</text:p>
              </table:table-cell>
              <table:table-cell office:value-type="float" office:value="9.500922">
                <text:p>9.5009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58448">
                <text:p>10.58448</text:p>
              </table:table-cell>
              <table:table-cell office:value-type="float" office:value="9.460335">
                <text:p>9.460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94221">
                <text:p>5.94221</text:p>
              </table:table-cell>
              <table:table-cell office:value-type="float" office:value="NaN">
                <text:p>NaN</text:p>
              </table:table-cell>
              <table:table-cell office:value-type="float" office:value="9.444993">
                <text:p>9.4449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92444">
                <text:p>5.92444</text:p>
              </table:table-cell>
              <table:table-cell office:value-type="float" office:value="NaN">
                <text:p>NaN</text:p>
              </table:table-cell>
              <table:table-cell office:value-type="float" office:value="9.388533">
                <text:p>9.3885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90772">
                <text:p>5.90772</text:p>
              </table:table-cell>
              <table:table-cell office:value-type="float" office:value="NaN">
                <text:p>NaN</text:p>
              </table:table-cell>
              <table:table-cell office:value-type="float" office:value="9.331561">
                <text:p>9.3315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89206">
                <text:p>5.89206</text:p>
              </table:table-cell>
              <table:table-cell office:value-type="float" office:value="NaN">
                <text:p>NaN</text:p>
              </table:table-cell>
              <table:table-cell office:value-type="float" office:value="9.274096">
                <text:p>9.2740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87747">
                <text:p>5.87747</text:p>
              </table:table-cell>
              <table:table-cell office:value-type="float" office:value="NaN">
                <text:p>NaN</text:p>
              </table:table-cell>
              <table:table-cell office:value-type="float" office:value="9.216158">
                <text:p>9.2161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86397">
                <text:p>5.86397</text:p>
              </table:table-cell>
              <table:table-cell office:value-type="float" office:value="NaN">
                <text:p>NaN</text:p>
              </table:table-cell>
              <table:table-cell office:value-type="float" office:value="9.157767">
                <text:p>9.1577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85155">
                <text:p>5.85155</text:p>
              </table:table-cell>
              <table:table-cell office:value-type="float" office:value="NaN">
                <text:p>NaN</text:p>
              </table:table-cell>
              <table:table-cell office:value-type="float" office:value="9.0989439">
                <text:p>9.09894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84025">
                <text:p>5.84025</text:p>
              </table:table-cell>
              <table:table-cell office:value-type="float" office:value="NaN">
                <text:p>NaN</text:p>
              </table:table-cell>
              <table:table-cell office:value-type="float" office:value="9.0397087">
                <text:p>9.03970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83006">
                <text:p>5.83006</text:p>
              </table:table-cell>
              <table:table-cell office:value-type="float" office:value="NaN">
                <text:p>NaN</text:p>
              </table:table-cell>
              <table:table-cell office:value-type="float" office:value="8.9800824">
                <text:p>8.98008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821">
                <text:p>5.821</text:p>
              </table:table-cell>
              <table:table-cell office:value-type="float" office:value="NaN">
                <text:p>NaN</text:p>
              </table:table-cell>
              <table:table-cell office:value-type="float" office:value="8.9200863">
                <text:p>8.92008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58508">
                <text:p>10.58508</text:p>
              </table:table-cell>
              <table:table-cell office:value-type="float" office:value="9.493089">
                <text:p>9.493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81308">
                <text:p>5.81308</text:p>
              </table:table-cell>
              <table:table-cell office:value-type="float" office:value="NaN">
                <text:p>NaN</text:p>
              </table:table-cell>
              <table:table-cell office:value-type="float" office:value="8.859742">
                <text:p>8.859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80631">
                <text:p>5.80631</text:p>
              </table:table-cell>
              <table:table-cell office:value-type="float" office:value="NaN">
                <text:p>NaN</text:p>
              </table:table-cell>
              <table:table-cell office:value-type="float" office:value="8.79907">
                <text:p>8.799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8007">
                <text:p>5.8007</text:p>
              </table:table-cell>
              <table:table-cell office:value-type="float" office:value="NaN">
                <text:p>NaN</text:p>
              </table:table-cell>
              <table:table-cell office:value-type="float" office:value="8.738094">
                <text:p>8.7380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79626">
                <text:p>5.79626</text:p>
              </table:table-cell>
              <table:table-cell office:value-type="float" office:value="NaN">
                <text:p>NaN</text:p>
              </table:table-cell>
              <table:table-cell office:value-type="float" office:value="8.676835">
                <text:p>8.6768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79299">
                <text:p>5.79299</text:p>
              </table:table-cell>
              <table:table-cell office:value-type="float" office:value="NaN">
                <text:p>NaN</text:p>
              </table:table-cell>
              <table:table-cell office:value-type="float" office:value="8.615316">
                <text:p>8.6153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7909">
                <text:p>5.7909</text:p>
              </table:table-cell>
              <table:table-cell office:value-type="float" office:value="NaN">
                <text:p>NaN</text:p>
              </table:table-cell>
              <table:table-cell office:value-type="float" office:value="8.553559">
                <text:p>8.5535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79001">
                <text:p>5.79001</text:p>
              </table:table-cell>
              <table:table-cell office:value-type="float" office:value="NaN">
                <text:p>NaN</text:p>
              </table:table-cell>
              <table:table-cell office:value-type="float" office:value="8.491588">
                <text:p>8.4915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79032">
                <text:p>5.79032</text:p>
              </table:table-cell>
              <table:table-cell office:value-type="float" office:value="NaN">
                <text:p>NaN</text:p>
              </table:table-cell>
              <table:table-cell office:value-type="float" office:value="8.429425">
                <text:p>8.4294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79183">
                <text:p>5.79183</text:p>
              </table:table-cell>
              <table:table-cell office:value-type="float" office:value="NaN">
                <text:p>NaN</text:p>
              </table:table-cell>
              <table:table-cell office:value-type="float" office:value="8.367093">
                <text:p>8.3670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79456">
                <text:p>5.79456</text:p>
              </table:table-cell>
              <table:table-cell office:value-type="float" office:value="NaN">
                <text:p>NaN</text:p>
              </table:table-cell>
              <table:table-cell office:value-type="float" office:value="8.304617">
                <text:p>8.3046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58499">
                <text:p>10.58499</text:p>
              </table:table-cell>
              <table:table-cell office:value-type="float" office:value="9.526028">
                <text:p>9.526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79851">
                <text:p>5.79851</text:p>
              </table:table-cell>
              <table:table-cell office:value-type="float" office:value="NaN">
                <text:p>NaN</text:p>
              </table:table-cell>
              <table:table-cell office:value-type="float" office:value="8.242019">
                <text:p>8.2420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80368">
                <text:p>5.80368</text:p>
              </table:table-cell>
              <table:table-cell office:value-type="float" office:value="NaN">
                <text:p>NaN</text:p>
              </table:table-cell>
              <table:table-cell office:value-type="float" office:value="8.179323">
                <text:p>8.1793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81007">
                <text:p>5.81007</text:p>
              </table:table-cell>
              <table:table-cell office:value-type="float" office:value="NaN">
                <text:p>NaN</text:p>
              </table:table-cell>
              <table:table-cell office:value-type="float" office:value="8.116554">
                <text:p>8.1165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81771">
                <text:p>5.81771</text:p>
              </table:table-cell>
              <table:table-cell office:value-type="float" office:value="NaN">
                <text:p>NaN</text:p>
              </table:table-cell>
              <table:table-cell office:value-type="float" office:value="8.053736">
                <text:p>8.0537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82658">
                <text:p>5.82658</text:p>
              </table:table-cell>
              <table:table-cell office:value-type="float" office:value="NaN">
                <text:p>NaN</text:p>
              </table:table-cell>
              <table:table-cell office:value-type="float" office:value="7.99089">
                <text:p>7.990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83669">
                <text:p>5.83669</text:p>
              </table:table-cell>
              <table:table-cell office:value-type="float" office:value="NaN">
                <text:p>NaN</text:p>
              </table:table-cell>
              <table:table-cell office:value-type="float" office:value="7.92805">
                <text:p>7.928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84805">
                <text:p>5.84805</text:p>
              </table:table-cell>
              <table:table-cell office:value-type="float" office:value="NaN">
                <text:p>NaN</text:p>
              </table:table-cell>
              <table:table-cell office:value-type="float" office:value="7.86523">
                <text:p>7.865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86065">
                <text:p>5.86065</text:p>
              </table:table-cell>
              <table:table-cell office:value-type="float" office:value="NaN">
                <text:p>NaN</text:p>
              </table:table-cell>
              <table:table-cell office:value-type="float" office:value="7.80246">
                <text:p>7.802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87451">
                <text:p>5.87451</text:p>
              </table:table-cell>
              <table:table-cell office:value-type="float" office:value="NaN">
                <text:p>NaN</text:p>
              </table:table-cell>
              <table:table-cell office:value-type="float" office:value="7.73976">
                <text:p>7.739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88962">
                <text:p>5.88962</text:p>
              </table:table-cell>
              <table:table-cell office:value-type="float" office:value="NaN">
                <text:p>NaN</text:p>
              </table:table-cell>
              <table:table-cell office:value-type="float" office:value="7.67716">
                <text:p>7.677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58422">
                <text:p>10.58422</text:p>
              </table:table-cell>
              <table:table-cell office:value-type="float" office:value="9.559137">
                <text:p>9.559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90598">
                <text:p>5.90598</text:p>
              </table:table-cell>
              <table:table-cell office:value-type="float" office:value="NaN">
                <text:p>NaN</text:p>
              </table:table-cell>
              <table:table-cell office:value-type="float" office:value="7.61468">
                <text:p>7.614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92359">
                <text:p>5.92359</text:p>
              </table:table-cell>
              <table:table-cell office:value-type="float" office:value="NaN">
                <text:p>NaN</text:p>
              </table:table-cell>
              <table:table-cell office:value-type="float" office:value="7.55235">
                <text:p>7.552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94245">
                <text:p>5.94245</text:p>
              </table:table-cell>
              <table:table-cell office:value-type="float" office:value="NaN">
                <text:p>NaN</text:p>
              </table:table-cell>
              <table:table-cell office:value-type="float" office:value="7.49019">
                <text:p>7.490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96257">
                <text:p>5.96257</text:p>
              </table:table-cell>
              <table:table-cell office:value-type="float" office:value="NaN">
                <text:p>NaN</text:p>
              </table:table-cell>
              <table:table-cell office:value-type="float" office:value="7.42824">
                <text:p>7.428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98395">
                <text:p>5.98395</text:p>
              </table:table-cell>
              <table:table-cell office:value-type="float" office:value="NaN">
                <text:p>NaN</text:p>
              </table:table-cell>
              <table:table-cell office:value-type="float" office:value="7.3665">
                <text:p>7.36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00657">
                <text:p>6.00657</text:p>
              </table:table-cell>
              <table:table-cell office:value-type="float" office:value="NaN">
                <text:p>NaN</text:p>
              </table:table-cell>
              <table:table-cell office:value-type="float" office:value="7.30502">
                <text:p>7.305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03044">
                <text:p>6.03044</text:p>
              </table:table-cell>
              <table:table-cell office:value-type="float" office:value="NaN">
                <text:p>NaN</text:p>
              </table:table-cell>
              <table:table-cell office:value-type="float" office:value="7.24381">
                <text:p>7.243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05556">
                <text:p>6.05556</text:p>
              </table:table-cell>
              <table:table-cell office:value-type="float" office:value="NaN">
                <text:p>NaN</text:p>
              </table:table-cell>
              <table:table-cell office:value-type="float" office:value="7.1829">
                <text:p>7.18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08192">
                <text:p>6.08192</text:p>
              </table:table-cell>
              <table:table-cell office:value-type="float" office:value="NaN">
                <text:p>NaN</text:p>
              </table:table-cell>
              <table:table-cell office:value-type="float" office:value="7.12231">
                <text:p>7.122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10953">
                <text:p>6.10953</text:p>
              </table:table-cell>
              <table:table-cell office:value-type="float" office:value="NaN">
                <text:p>NaN</text:p>
              </table:table-cell>
              <table:table-cell office:value-type="float" office:value="7.06207">
                <text:p>7.062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50973">
                <text:p>10.50973</text:p>
              </table:table-cell>
              <table:table-cell office:value-type="float" office:value="9.0284611">
                <text:p>9.0284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58277">
                <text:p>10.58277</text:p>
              </table:table-cell>
              <table:table-cell office:value-type="float" office:value="9.592403">
                <text:p>9.592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13837">
                <text:p>6.13837</text:p>
              </table:table-cell>
              <table:table-cell office:value-type="float" office:value="NaN">
                <text:p>NaN</text:p>
              </table:table-cell>
              <table:table-cell office:value-type="float" office:value="7.00221">
                <text:p>7.00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16844">
                <text:p>6.16844</text:p>
              </table:table-cell>
              <table:table-cell office:value-type="float" office:value="NaN">
                <text:p>NaN</text:p>
              </table:table-cell>
              <table:table-cell office:value-type="float" office:value="6.94275">
                <text:p>6.942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19974">
                <text:p>6.19974</text:p>
              </table:table-cell>
              <table:table-cell office:value-type="float" office:value="NaN">
                <text:p>NaN</text:p>
              </table:table-cell>
              <table:table-cell office:value-type="float" office:value="6.88372">
                <text:p>6.883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23226">
                <text:p>6.23226</text:p>
              </table:table-cell>
              <table:table-cell office:value-type="float" office:value="NaN">
                <text:p>NaN</text:p>
              </table:table-cell>
              <table:table-cell office:value-type="float" office:value="6.82513">
                <text:p>6.825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266">
                <text:p>6.266</text:p>
              </table:table-cell>
              <table:table-cell office:value-type="float" office:value="NaN">
                <text:p>NaN</text:p>
              </table:table-cell>
              <table:table-cell office:value-type="float" office:value="6.76703">
                <text:p>6.767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30095">
                <text:p>6.30095</text:p>
              </table:table-cell>
              <table:table-cell office:value-type="float" office:value="NaN">
                <text:p>NaN</text:p>
              </table:table-cell>
              <table:table-cell office:value-type="float" office:value="6.70942">
                <text:p>6.709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33711">
                <text:p>6.33711</text:p>
              </table:table-cell>
              <table:table-cell office:value-type="float" office:value="NaN">
                <text:p>NaN</text:p>
              </table:table-cell>
              <table:table-cell office:value-type="float" office:value="6.65234">
                <text:p>6.652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37445">
                <text:p>6.37445</text:p>
              </table:table-cell>
              <table:table-cell office:value-type="float" office:value="NaN">
                <text:p>NaN</text:p>
              </table:table-cell>
              <table:table-cell office:value-type="float" office:value="6.59582">
                <text:p>6.595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41299">
                <text:p>6.41299</text:p>
              </table:table-cell>
              <table:table-cell office:value-type="float" office:value="NaN">
                <text:p>NaN</text:p>
              </table:table-cell>
              <table:table-cell office:value-type="float" office:value="6.53986">
                <text:p>6.539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4527">
                <text:p>6.4527</text:p>
              </table:table-cell>
              <table:table-cell office:value-type="float" office:value="NaN">
                <text:p>NaN</text:p>
              </table:table-cell>
              <table:table-cell office:value-type="float" office:value="6.48451">
                <text:p>6.484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58062">
                <text:p>10.58062</text:p>
              </table:table-cell>
              <table:table-cell office:value-type="float" office:value="9.625812">
                <text:p>9.625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49359">
                <text:p>6.49359</text:p>
              </table:table-cell>
              <table:table-cell office:value-type="float" office:value="NaN">
                <text:p>NaN</text:p>
              </table:table-cell>
              <table:table-cell office:value-type="float" office:value="6.42979">
                <text:p>6.429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53563">
                <text:p>6.53563</text:p>
              </table:table-cell>
              <table:table-cell office:value-type="float" office:value="NaN">
                <text:p>NaN</text:p>
              </table:table-cell>
              <table:table-cell office:value-type="float" office:value="6.37571">
                <text:p>6.375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57882">
                <text:p>6.57882</text:p>
              </table:table-cell>
              <table:table-cell office:value-type="float" office:value="NaN">
                <text:p>NaN</text:p>
              </table:table-cell>
              <table:table-cell office:value-type="float" office:value="6.32231">
                <text:p>6.322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62316">
                <text:p>6.62316</text:p>
              </table:table-cell>
              <table:table-cell office:value-type="float" office:value="NaN">
                <text:p>NaN</text:p>
              </table:table-cell>
              <table:table-cell office:value-type="float" office:value="6.26961">
                <text:p>6.269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66862">
                <text:p>6.66862</text:p>
              </table:table-cell>
              <table:table-cell office:value-type="float" office:value="NaN">
                <text:p>NaN</text:p>
              </table:table-cell>
              <table:table-cell office:value-type="float" office:value="6.21763">
                <text:p>6.217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7152">
                <text:p>6.7152</text:p>
              </table:table-cell>
              <table:table-cell office:value-type="float" office:value="NaN">
                <text:p>NaN</text:p>
              </table:table-cell>
              <table:table-cell office:value-type="float" office:value="6.1664">
                <text:p>6.16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76289">
                <text:p>6.76289</text:p>
              </table:table-cell>
              <table:table-cell office:value-type="float" office:value="NaN">
                <text:p>NaN</text:p>
              </table:table-cell>
              <table:table-cell office:value-type="float" office:value="6.11593">
                <text:p>6.115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81167">
                <text:p>6.81167</text:p>
              </table:table-cell>
              <table:table-cell office:value-type="float" office:value="NaN">
                <text:p>NaN</text:p>
              </table:table-cell>
              <table:table-cell office:value-type="float" office:value="6.06626">
                <text:p>6.066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86153">
                <text:p>6.86153</text:p>
              </table:table-cell>
              <table:table-cell office:value-type="float" office:value="NaN">
                <text:p>NaN</text:p>
              </table:table-cell>
              <table:table-cell office:value-type="float" office:value="6.01741">
                <text:p>6.017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91245">
                <text:p>6.91245</text:p>
              </table:table-cell>
              <table:table-cell office:value-type="float" office:value="NaN">
                <text:p>NaN</text:p>
              </table:table-cell>
              <table:table-cell office:value-type="float" office:value="5.9694">
                <text:p>5.96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.57777">
                <text:p>10.57777</text:p>
              </table:table-cell>
              <table:table-cell office:value-type="float" office:value="9.659349">
                <text:p>9.659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96443">
                <text:p>6.96443</text:p>
              </table:table-cell>
              <table:table-cell office:value-type="float" office:value="NaN">
                <text:p>NaN</text:p>
              </table:table-cell>
              <table:table-cell office:value-type="float" office:value="5.92225">
                <text:p>5.922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01744">
                <text:p>7.01744</text:p>
              </table:table-cell>
              <table:table-cell office:value-type="float" office:value="NaN">
                <text:p>NaN</text:p>
              </table:table-cell>
              <table:table-cell office:value-type="float" office:value="5.87599">
                <text:p>5.875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07148">
                <text:p>7.07148</text:p>
              </table:table-cell>
              <table:table-cell office:value-type="float" office:value="NaN">
                <text:p>NaN</text:p>
              </table:table-cell>
              <table:table-cell office:value-type="float" office:value="5.83063">
                <text:p>5.830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12652">
                <text:p>7.12652</text:p>
              </table:table-cell>
              <table:table-cell office:value-type="float" office:value="NaN">
                <text:p>NaN</text:p>
              </table:table-cell>
              <table:table-cell office:value-type="float" office:value="5.7862">
                <text:p>5.7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18256">
                <text:p>7.18256</text:p>
              </table:table-cell>
              <table:table-cell office:value-type="float" office:value="NaN">
                <text:p>NaN</text:p>
              </table:table-cell>
              <table:table-cell office:value-type="float" office:value="5.74273">
                <text:p>5.742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23957">
                <text:p>7.23957</text:p>
              </table:table-cell>
              <table:table-cell office:value-type="float" office:value="NaN">
                <text:p>NaN</text:p>
              </table:table-cell>
              <table:table-cell office:value-type="float" office:value="5.70023">
                <text:p>5.700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29754">
                <text:p>7.29754</text:p>
              </table:table-cell>
              <table:table-cell office:value-type="float" office:value="NaN">
                <text:p>NaN</text:p>
              </table:table-cell>
              <table:table-cell office:value-type="float" office:value="5.65873">
                <text:p>5.658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35644">
                <text:p>7.35644</text:p>
              </table:table-cell>
              <table:table-cell office:value-type="float" office:value="NaN">
                <text:p>NaN</text:p>
              </table:table-cell>
              <table:table-cell office:value-type="float" office:value="5.61824">
                <text:p>5.618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41628">
                <text:p>7.41628</text:p>
              </table:table-cell>
              <table:table-cell office:value-type="float" office:value="NaN">
                <text:p>NaN</text:p>
              </table:table-cell>
              <table:table-cell office:value-type="float" office:value="5.57878">
                <text:p>5.578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47701">
                <text:p>7.47701</text:p>
              </table:table-cell>
              <table:table-cell office:value-type="float" office:value="NaN">
                <text:p>NaN</text:p>
              </table:table-cell>
              <table:table-cell office:value-type="float" office:value="5.54039">
                <text:p>5.540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57421">
                <text:p>10.57421</text:p>
              </table:table-cell>
              <table:table-cell office:value-type="float" office:value="9.692999">
                <text:p>9.692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53864">
                <text:p>7.53864</text:p>
              </table:table-cell>
              <table:table-cell office:value-type="float" office:value="NaN">
                <text:p>NaN</text:p>
              </table:table-cell>
              <table:table-cell office:value-type="float" office:value="5.50307">
                <text:p>5.503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60113">
                <text:p>7.60113</text:p>
              </table:table-cell>
              <table:table-cell office:value-type="float" office:value="NaN">
                <text:p>NaN</text:p>
              </table:table-cell>
              <table:table-cell office:value-type="float" office:value="5.46685">
                <text:p>5.466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66446">
                <text:p>7.66446</text:p>
              </table:table-cell>
              <table:table-cell office:value-type="float" office:value="NaN">
                <text:p>NaN</text:p>
              </table:table-cell>
              <table:table-cell office:value-type="float" office:value="5.43174">
                <text:p>5.431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72863">
                <text:p>7.72863</text:p>
              </table:table-cell>
              <table:table-cell office:value-type="float" office:value="NaN">
                <text:p>NaN</text:p>
              </table:table-cell>
              <table:table-cell office:value-type="float" office:value="5.39778">
                <text:p>5.397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7936">
                <text:p>7.7936</text:p>
              </table:table-cell>
              <table:table-cell office:value-type="float" office:value="NaN">
                <text:p>NaN</text:p>
              </table:table-cell>
              <table:table-cell office:value-type="float" office:value="5.36496">
                <text:p>5.364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85936">
                <text:p>7.85936</text:p>
              </table:table-cell>
              <table:table-cell office:value-type="float" office:value="NaN">
                <text:p>NaN</text:p>
              </table:table-cell>
              <table:table-cell office:value-type="float" office:value="5.33332">
                <text:p>5.333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92588">
                <text:p>7.92588</text:p>
              </table:table-cell>
              <table:table-cell office:value-type="float" office:value="NaN">
                <text:p>NaN</text:p>
              </table:table-cell>
              <table:table-cell office:value-type="float" office:value="5.30287">
                <text:p>5.302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99315">
                <text:p>7.99315</text:p>
              </table:table-cell>
              <table:table-cell office:value-type="float" office:value="NaN">
                <text:p>NaN</text:p>
              </table:table-cell>
              <table:table-cell office:value-type="float" office:value="5.27363">
                <text:p>5.273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061141">
                <text:p>8.061141</text:p>
              </table:table-cell>
              <table:table-cell office:value-type="float" office:value="NaN">
                <text:p>NaN</text:p>
              </table:table-cell>
              <table:table-cell office:value-type="float" office:value="5.24561">
                <text:p>5.245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129829">
                <text:p>8.129829</text:p>
              </table:table-cell>
              <table:table-cell office:value-type="float" office:value="NaN">
                <text:p>NaN</text:p>
              </table:table-cell>
              <table:table-cell office:value-type="float" office:value="5.21884">
                <text:p>5.218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56995">
                <text:p>10.56995</text:p>
              </table:table-cell>
              <table:table-cell office:value-type="float" office:value="9.726748">
                <text:p>9.726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199194">
                <text:p>8.199194</text:p>
              </table:table-cell>
              <table:table-cell office:value-type="float" office:value="NaN">
                <text:p>NaN</text:p>
              </table:table-cell>
              <table:table-cell office:value-type="float" office:value="5.19332">
                <text:p>5.193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269213">
                <text:p>8.269213</text:p>
              </table:table-cell>
              <table:table-cell office:value-type="float" office:value="NaN">
                <text:p>NaN</text:p>
              </table:table-cell>
              <table:table-cell office:value-type="float" office:value="5.16908">
                <text:p>5.169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339861">
                <text:p>8.339861</text:p>
              </table:table-cell>
              <table:table-cell office:value-type="float" office:value="NaN">
                <text:p>NaN</text:p>
              </table:table-cell>
              <table:table-cell office:value-type="float" office:value="5.14613">
                <text:p>5.146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411116">
                <text:p>8.411116</text:p>
              </table:table-cell>
              <table:table-cell office:value-type="float" office:value="NaN">
                <text:p>NaN</text:p>
              </table:table-cell>
              <table:table-cell office:value-type="float" office:value="5.12449">
                <text:p>5.124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482952">
                <text:p>8.482952</text:p>
              </table:table-cell>
              <table:table-cell office:value-type="float" office:value="NaN">
                <text:p>NaN</text:p>
              </table:table-cell>
              <table:table-cell office:value-type="float" office:value="5.10416">
                <text:p>5.104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555346">
                <text:p>8.555346</text:p>
              </table:table-cell>
              <table:table-cell office:value-type="float" office:value="NaN">
                <text:p>NaN</text:p>
              </table:table-cell>
              <table:table-cell office:value-type="float" office:value="5.08517">
                <text:p>5.085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628272">
                <text:p>8.628272</text:p>
              </table:table-cell>
              <table:table-cell office:value-type="float" office:value="NaN">
                <text:p>NaN</text:p>
              </table:table-cell>
              <table:table-cell office:value-type="float" office:value="5.06753">
                <text:p>5.067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701706">
                <text:p>8.701706</text:p>
              </table:table-cell>
              <table:table-cell office:value-type="float" office:value="NaN">
                <text:p>NaN</text:p>
              </table:table-cell>
              <table:table-cell office:value-type="float" office:value="5.05125">
                <text:p>5.05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775621">
                <text:p>8.775621</text:p>
              </table:table-cell>
              <table:table-cell office:value-type="float" office:value="NaN">
                <text:p>NaN</text:p>
              </table:table-cell>
              <table:table-cell office:value-type="float" office:value="5.03635">
                <text:p>5.036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849993">
                <text:p>8.849993</text:p>
              </table:table-cell>
              <table:table-cell office:value-type="float" office:value="NaN">
                <text:p>NaN</text:p>
              </table:table-cell>
              <table:table-cell office:value-type="float" office:value="5.02283">
                <text:p>5.022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56497">
                <text:p>10.56497</text:p>
              </table:table-cell>
              <table:table-cell office:value-type="float" office:value="9.760581">
                <text:p>9.760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9247947">
                <text:p>8.9247947</text:p>
              </table:table-cell>
              <table:table-cell office:value-type="float" office:value="NaN">
                <text:p>NaN</text:p>
              </table:table-cell>
              <table:table-cell office:value-type="float" office:value="5.01071">
                <text:p>5.010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0755822">
                <text:p>9.0755822</text:p>
              </table:table-cell>
              <table:table-cell office:value-type="float" office:value="NaN">
                <text:p>NaN</text:p>
              </table:table-cell>
              <table:table-cell office:value-type="float" office:value="4.99071">
                <text:p>4.990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151515">
                <text:p>9.151515</text:p>
              </table:table-cell>
              <table:table-cell office:value-type="float" office:value="NaN">
                <text:p>NaN</text:p>
              </table:table-cell>
              <table:table-cell office:value-type="float" office:value="4.98286">
                <text:p>4.982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22777">
                <text:p>9.22777</text:p>
              </table:table-cell>
              <table:table-cell office:value-type="float" office:value="NaN">
                <text:p>NaN</text:p>
              </table:table-cell>
              <table:table-cell office:value-type="float" office:value="4.97644">
                <text:p>4.976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30432">
                <text:p>9.30432</text:p>
              </table:table-cell>
              <table:table-cell office:value-type="float" office:value="NaN">
                <text:p>NaN</text:p>
              </table:table-cell>
              <table:table-cell office:value-type="float" office:value="4.97148">
                <text:p>4.971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.381139">
                <text:p>9.381139</text:p>
              </table:table-cell>
              <table:table-cell office:value-type="float" office:value="NaN">
                <text:p>NaN</text:p>
              </table:table-cell>
              <table:table-cell office:value-type="float" office:value="4.96797">
                <text:p>4.967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458197">
                <text:p>9.458197</text:p>
              </table:table-cell>
              <table:table-cell office:value-type="float" office:value="NaN">
                <text:p>NaN</text:p>
              </table:table-cell>
              <table:table-cell office:value-type="float" office:value="4.96594">
                <text:p>4.965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.535467">
                <text:p>9.535467</text:p>
              </table:table-cell>
              <table:table-cell office:value-type="float" office:value="NaN">
                <text:p>NaN</text:p>
              </table:table-cell>
              <table:table-cell office:value-type="float" office:value="4.96538">
                <text:p>4.965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.61292">
                <text:p>9.61292</text:p>
              </table:table-cell>
              <table:table-cell office:value-type="float" office:value="NaN">
                <text:p>NaN</text:p>
              </table:table-cell>
              <table:table-cell office:value-type="float" office:value="4.9663">
                <text:p>4.96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55926">
                <text:p>10.55926</text:p>
              </table:table-cell>
              <table:table-cell office:value-type="float" office:value="9.794483">
                <text:p>9.794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.690529">
                <text:p>9.690529</text:p>
              </table:table-cell>
              <table:table-cell office:value-type="float" office:value="NaN">
                <text:p>NaN</text:p>
              </table:table-cell>
              <table:table-cell office:value-type="float" office:value="4.96871">
                <text:p>4.968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.768263">
                <text:p>9.768263</text:p>
              </table:table-cell>
              <table:table-cell office:value-type="float" office:value="NaN">
                <text:p>NaN</text:p>
              </table:table-cell>
              <table:table-cell office:value-type="float" office:value="4.97262">
                <text:p>4.972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846095">
                <text:p>9.846095</text:p>
              </table:table-cell>
              <table:table-cell office:value-type="float" office:value="NaN">
                <text:p>NaN</text:p>
              </table:table-cell>
              <table:table-cell office:value-type="float" office:value="4.97803">
                <text:p>4.978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923996">
                <text:p>9.923996</text:p>
              </table:table-cell>
              <table:table-cell office:value-type="float" office:value="NaN">
                <text:p>NaN</text:p>
              </table:table-cell>
              <table:table-cell office:value-type="float" office:value="4.98495">
                <text:p>4.984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00193">
                <text:p>10.00193</text:p>
              </table:table-cell>
              <table:table-cell office:value-type="float" office:value="NaN">
                <text:p>NaN</text:p>
              </table:table-cell>
              <table:table-cell office:value-type="float" office:value="4.99338">
                <text:p>4.993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07988">
                <text:p>10.07988</text:p>
              </table:table-cell>
              <table:table-cell office:value-type="float" office:value="NaN">
                <text:p>NaN</text:p>
              </table:table-cell>
              <table:table-cell office:value-type="float" office:value="5.00332">
                <text:p>5.003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15781">
                <text:p>10.15781</text:p>
              </table:table-cell>
              <table:table-cell office:value-type="float" office:value="NaN">
                <text:p>NaN</text:p>
              </table:table-cell>
              <table:table-cell office:value-type="float" office:value="5.01478">
                <text:p>5.014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23569">
                <text:p>10.23569</text:p>
              </table:table-cell>
              <table:table-cell office:value-type="float" office:value="NaN">
                <text:p>NaN</text:p>
              </table:table-cell>
              <table:table-cell office:value-type="float" office:value="5.02776">
                <text:p>5.027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31349">
                <text:p>10.31349</text:p>
              </table:table-cell>
              <table:table-cell office:value-type="float" office:value="NaN">
                <text:p>NaN</text:p>
              </table:table-cell>
              <table:table-cell office:value-type="float" office:value="5.04227">
                <text:p>5.042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.39119">
                <text:p>10.39119</text:p>
              </table:table-cell>
              <table:table-cell office:value-type="float" office:value="NaN">
                <text:p>NaN</text:p>
              </table:table-cell>
              <table:table-cell office:value-type="float" office:value="5.0583">
                <text:p>5.05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.55283">
                <text:p>10.55283</text:p>
              </table:table-cell>
              <table:table-cell office:value-type="float" office:value="9.828439">
                <text:p>9.828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46874">
                <text:p>10.46874</text:p>
              </table:table-cell>
              <table:table-cell office:value-type="float" office:value="NaN">
                <text:p>NaN</text:p>
              </table:table-cell>
              <table:table-cell office:value-type="float" office:value="5.07586">
                <text:p>5.075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54612">
                <text:p>10.54612</text:p>
              </table:table-cell>
              <table:table-cell office:value-type="float" office:value="NaN">
                <text:p>NaN</text:p>
              </table:table-cell>
              <table:table-cell office:value-type="float" office:value="5.09494">
                <text:p>5.094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62331">
                <text:p>10.62331</text:p>
              </table:table-cell>
              <table:table-cell office:value-type="float" office:value="NaN">
                <text:p>NaN</text:p>
              </table:table-cell>
              <table:table-cell office:value-type="float" office:value="5.11555">
                <text:p>5.115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.70027">
                <text:p>10.70027</text:p>
              </table:table-cell>
              <table:table-cell office:value-type="float" office:value="NaN">
                <text:p>NaN</text:p>
              </table:table-cell>
              <table:table-cell office:value-type="float" office:value="5.13768">
                <text:p>5.137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77696">
                <text:p>10.77696</text:p>
              </table:table-cell>
              <table:table-cell office:value-type="float" office:value="NaN">
                <text:p>NaN</text:p>
              </table:table-cell>
              <table:table-cell office:value-type="float" office:value="5.16134">
                <text:p>5.161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.85337">
                <text:p>10.85337</text:p>
              </table:table-cell>
              <table:table-cell office:value-type="float" office:value="NaN">
                <text:p>NaN</text:p>
              </table:table-cell>
              <table:table-cell office:value-type="float" office:value="5.18652">
                <text:p>5.186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.92946">
                <text:p>10.92946</text:p>
              </table:table-cell>
              <table:table-cell office:value-type="float" office:value="NaN">
                <text:p>NaN</text:p>
              </table:table-cell>
              <table:table-cell office:value-type="float" office:value="5.21322">
                <text:p>5.213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0052">
                <text:p>11.0052</text:p>
              </table:table-cell>
              <table:table-cell office:value-type="float" office:value="NaN">
                <text:p>NaN</text:p>
              </table:table-cell>
              <table:table-cell office:value-type="float" office:value="5.24144">
                <text:p>5.241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08056">
                <text:p>11.08056</text:p>
              </table:table-cell>
              <table:table-cell office:value-type="float" office:value="NaN">
                <text:p>NaN</text:p>
              </table:table-cell>
              <table:table-cell office:value-type="float" office:value="5.27117">
                <text:p>5.271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15551">
                <text:p>11.15551</text:p>
              </table:table-cell>
              <table:table-cell office:value-type="float" office:value="NaN">
                <text:p>NaN</text:p>
              </table:table-cell>
              <table:table-cell office:value-type="float" office:value="5.30241">
                <text:p>5.302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54567">
                <text:p>10.54567</text:p>
              </table:table-cell>
              <table:table-cell office:value-type="float" office:value="9.862433">
                <text:p>9.862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23002">
                <text:p>11.23002</text:p>
              </table:table-cell>
              <table:table-cell office:value-type="float" office:value="NaN">
                <text:p>NaN</text:p>
              </table:table-cell>
              <table:table-cell office:value-type="float" office:value="5.33515">
                <text:p>5.335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30406">
                <text:p>11.30406</text:p>
              </table:table-cell>
              <table:table-cell office:value-type="float" office:value="NaN">
                <text:p>NaN</text:p>
              </table:table-cell>
              <table:table-cell office:value-type="float" office:value="5.36939">
                <text:p>5.369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37759">
                <text:p>11.37759</text:p>
              </table:table-cell>
              <table:table-cell office:value-type="float" office:value="NaN">
                <text:p>NaN</text:p>
              </table:table-cell>
              <table:table-cell office:value-type="float" office:value="5.40512">
                <text:p>5.405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.4506">
                <text:p>11.4506</text:p>
              </table:table-cell>
              <table:table-cell office:value-type="float" office:value="NaN">
                <text:p>NaN</text:p>
              </table:table-cell>
              <table:table-cell office:value-type="float" office:value="5.44234">
                <text:p>5.442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52305">
                <text:p>11.52305</text:p>
              </table:table-cell>
              <table:table-cell office:value-type="float" office:value="NaN">
                <text:p>NaN</text:p>
              </table:table-cell>
              <table:table-cell office:value-type="float" office:value="5.48103">
                <text:p>5.481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.59491">
                <text:p>11.59491</text:p>
              </table:table-cell>
              <table:table-cell office:value-type="float" office:value="NaN">
                <text:p>NaN</text:p>
              </table:table-cell>
              <table:table-cell office:value-type="float" office:value="5.5212">
                <text:p>5.52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.66615">
                <text:p>11.66615</text:p>
              </table:table-cell>
              <table:table-cell office:value-type="float" office:value="NaN">
                <text:p>NaN</text:p>
              </table:table-cell>
              <table:table-cell office:value-type="float" office:value="5.56283">
                <text:p>5.562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.73673">
                <text:p>11.73673</text:p>
              </table:table-cell>
              <table:table-cell office:value-type="float" office:value="NaN">
                <text:p>NaN</text:p>
              </table:table-cell>
              <table:table-cell office:value-type="float" office:value="5.6059">
                <text:p>5.60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.80664">
                <text:p>11.80664</text:p>
              </table:table-cell>
              <table:table-cell office:value-type="float" office:value="NaN">
                <text:p>NaN</text:p>
              </table:table-cell>
              <table:table-cell office:value-type="float" office:value="5.65043">
                <text:p>5.650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87585">
                <text:p>11.87585</text:p>
              </table:table-cell>
              <table:table-cell office:value-type="float" office:value="5.69638">
                <text:p>5.69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53778">
                <text:p>10.53778</text:p>
              </table:table-cell>
              <table:table-cell office:value-type="float" office:value="9.896449">
                <text:p>9.896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.94431">
                <text:p>11.94431</text:p>
              </table:table-cell>
              <table:table-cell office:value-type="float" office:value="5.74375">
                <text:p>5.7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01201">
                <text:p>12.01201</text:p>
              </table:table-cell>
              <table:table-cell office:value-type="float" office:value="5.79254">
                <text:p>5.79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07891">
                <text:p>12.07891</text:p>
              </table:table-cell>
              <table:table-cell office:value-type="float" office:value="5.84272">
                <text:p>5.84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14499">
                <text:p>12.14499</text:p>
              </table:table-cell>
              <table:table-cell office:value-type="float" office:value="5.89429">
                <text:p>5.89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21021">
                <text:p>12.21021</text:p>
              </table:table-cell>
              <table:table-cell office:value-type="float" office:value="5.94723">
                <text:p>5.94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27456">
                <text:p>12.27456</text:p>
              </table:table-cell>
              <table:table-cell office:value-type="float" office:value="6.00152">
                <text:p>6.00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33799">
                <text:p>12.33799</text:p>
              </table:table-cell>
              <table:table-cell office:value-type="float" office:value="6.05716">
                <text:p>6.05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40049">
                <text:p>12.40049</text:p>
              </table:table-cell>
              <table:table-cell office:value-type="float" office:value="6.11413">
                <text:p>6.11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46203">
                <text:p>12.46203</text:p>
              </table:table-cell>
              <table:table-cell office:value-type="float" office:value="6.17241">
                <text:p>6.17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52257">
                <text:p>12.52257</text:p>
              </table:table-cell>
              <table:table-cell office:value-type="float" office:value="6.23199">
                <text:p>6.23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51892">
                <text:p>10.51892</text:p>
              </table:table-cell>
              <table:table-cell office:value-type="float" office:value="9.0572891">
                <text:p>9.0572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.52916">
                <text:p>10.52916</text:p>
              </table:table-cell>
              <table:table-cell office:value-type="float" office:value="9.930473">
                <text:p>9.930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5821">
                <text:p>12.5821</text:p>
              </table:table-cell>
              <table:table-cell office:value-type="float" office:value="6.29285">
                <text:p>6.29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64058">
                <text:p>12.64058</text:p>
              </table:table-cell>
              <table:table-cell office:value-type="float" office:value="6.35497">
                <text:p>6.35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.69798">
                <text:p>12.69798</text:p>
              </table:table-cell>
              <table:table-cell office:value-type="float" office:value="6.41833">
                <text:p>6.41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75429">
                <text:p>12.75429</text:p>
              </table:table-cell>
              <table:table-cell office:value-type="float" office:value="6.48292">
                <text:p>6.48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80948">
                <text:p>12.80948</text:p>
              </table:table-cell>
              <table:table-cell office:value-type="float" office:value="6.54872">
                <text:p>6.54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86351">
                <text:p>12.86351</text:p>
              </table:table-cell>
              <table:table-cell office:value-type="float" office:value="6.61571">
                <text:p>6.61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.91638">
                <text:p>12.91638</text:p>
              </table:table-cell>
              <table:table-cell office:value-type="float" office:value="6.68386">
                <text:p>6.68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.96804">
                <text:p>12.96804</text:p>
              </table:table-cell>
              <table:table-cell office:value-type="float" office:value="6.75316">
                <text:p>6.75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01848">
                <text:p>13.01848</text:p>
              </table:table-cell>
              <table:table-cell office:value-type="float" office:value="6.82359">
                <text:p>6.82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06767">
                <text:p>13.06767</text:p>
              </table:table-cell>
              <table:table-cell office:value-type="float" office:value="6.89512">
                <text:p>6.89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.51979">
                <text:p>10.51979</text:p>
              </table:table-cell>
              <table:table-cell office:value-type="float" office:value="9.964488">
                <text:p>9.964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11558">
                <text:p>13.11558</text:p>
              </table:table-cell>
              <table:table-cell office:value-type="float" office:value="6.96774">
                <text:p>6.96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1622">
                <text:p>13.1622</text:p>
              </table:table-cell>
              <table:table-cell office:value-type="float" office:value="7.04142">
                <text:p>7.04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20751">
                <text:p>13.20751</text:p>
              </table:table-cell>
              <table:table-cell office:value-type="float" office:value="7.11613">
                <text:p>7.1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25147">
                <text:p>13.25147</text:p>
              </table:table-cell>
              <table:table-cell office:value-type="float" office:value="7.19185">
                <text:p>7.19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.29407">
                <text:p>13.29407</text:p>
              </table:table-cell>
              <table:table-cell office:value-type="float" office:value="7.26857">
                <text:p>7.26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.33529">
                <text:p>13.33529</text:p>
              </table:table-cell>
              <table:table-cell office:value-type="float" office:value="7.34625">
                <text:p>7.34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.3751">
                <text:p>13.3751</text:p>
              </table:table-cell>
              <table:table-cell office:value-type="float" office:value="7.42487">
                <text:p>7.42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.41348">
                <text:p>13.41348</text:p>
              </table:table-cell>
              <table:table-cell office:value-type="float" office:value="7.5044">
                <text:p>7.5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.45041">
                <text:p>13.45041</text:p>
              </table:table-cell>
              <table:table-cell office:value-type="float" office:value="7.58483">
                <text:p>7.58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.48588">
                <text:p>13.48588</text:p>
              </table:table-cell>
              <table:table-cell office:value-type="float" office:value="7.66611">
                <text:p>7.66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50968">
                <text:p>10.50968</text:p>
              </table:table-cell>
              <table:table-cell office:value-type="float" office:value="9.998479">
                <text:p>9.998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.51986">
                <text:p>13.51986</text:p>
              </table:table-cell>
              <table:table-cell office:value-type="float" office:value="7.74823">
                <text:p>7.74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.55234">
                <text:p>13.55234</text:p>
              </table:table-cell>
              <table:table-cell office:value-type="float" office:value="7.83116">
                <text:p>7.83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.58329">
                <text:p>13.58329</text:p>
              </table:table-cell>
              <table:table-cell office:value-type="float" office:value="7.91487">
                <text:p>7.91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.61271">
                <text:p>13.61271</text:p>
              </table:table-cell>
              <table:table-cell office:value-type="float" office:value="7.99933">
                <text:p>7.99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.64056">
                <text:p>13.64056</text:p>
              </table:table-cell>
              <table:table-cell office:value-type="float" office:value="8.084511">
                <text:p>8.084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.66683">
                <text:p>13.66683</text:p>
              </table:table-cell>
              <table:table-cell office:value-type="float" office:value="8.170391">
                <text:p>8.170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.69152">
                <text:p>13.69152</text:p>
              </table:table-cell>
              <table:table-cell office:value-type="float" office:value="8.256936">
                <text:p>8.256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.7146">
                <text:p>13.7146</text:p>
              </table:table-cell>
              <table:table-cell office:value-type="float" office:value="8.344118">
                <text:p>8.344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.73605">
                <text:p>13.73605</text:p>
              </table:table-cell>
              <table:table-cell office:value-type="float" office:value="8.431907">
                <text:p>8.431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.75587">
                <text:p>13.75587</text:p>
              </table:table-cell>
              <table:table-cell office:value-type="float" office:value="8.520271">
                <text:p>8.520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49883">
                <text:p>10.49883</text:p>
              </table:table-cell>
              <table:table-cell office:value-type="float" office:value="10.03243">
                <text:p>10.03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.77403">
                <text:p>13.77403</text:p>
              </table:table-cell>
              <table:table-cell office:value-type="float" office:value="8.609181">
                <text:p>8.609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.79053">
                <text:p>13.79053</text:p>
              </table:table-cell>
              <table:table-cell office:value-type="float" office:value="8.698606">
                <text:p>8.698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.80535">
                <text:p>13.80535</text:p>
              </table:table-cell>
              <table:table-cell office:value-type="float" office:value="8.788513">
                <text:p>8.788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81848">
                <text:p>13.81848</text:p>
              </table:table-cell>
              <table:table-cell office:value-type="float" office:value="8.878873">
                <text:p>8.878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8299">
                <text:p>13.8299</text:p>
              </table:table-cell>
              <table:table-cell office:value-type="float" office:value="8.9696524">
                <text:p>8.9696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83962">
                <text:p>13.83962</text:p>
              </table:table-cell>
              <table:table-cell office:value-type="float" office:value="9.0608196">
                <text:p>9.0608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84761">
                <text:p>13.84761</text:p>
              </table:table-cell>
              <table:table-cell office:value-type="float" office:value="9.152342">
                <text:p>9.152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85386">
                <text:p>13.85386</text:p>
              </table:table-cell>
              <table:table-cell office:value-type="float" office:value="9.244187">
                <text:p>9.244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85837">
                <text:p>13.85837</text:p>
              </table:table-cell>
              <table:table-cell office:value-type="float" office:value="9.336322">
                <text:p>9.336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86113">
                <text:p>13.86113</text:p>
              </table:table-cell>
              <table:table-cell office:value-type="float" office:value="9.428714">
                <text:p>9.428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48723">
                <text:p>10.48723</text:p>
              </table:table-cell>
              <table:table-cell office:value-type="float" office:value="10.06632">
                <text:p>10.06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86213">
                <text:p>13.86213</text:p>
              </table:table-cell>
              <table:table-cell office:value-type="float" office:value="9.521329">
                <text:p>9.521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86136">
                <text:p>13.86136</text:p>
              </table:table-cell>
              <table:table-cell office:value-type="float" office:value="9.614133">
                <text:p>9.614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85882">
                <text:p>13.85882</text:p>
              </table:table-cell>
              <table:table-cell office:value-type="float" office:value="9.707093">
                <text:p>9.707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8545">
                <text:p>13.8545</text:p>
              </table:table-cell>
              <table:table-cell office:value-type="float" office:value="9.800175">
                <text:p>9.800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84838">
                <text:p>13.84838</text:p>
              </table:table-cell>
              <table:table-cell office:value-type="float" office:value="9.893344">
                <text:p>9.893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84048">
                <text:p>13.84048</text:p>
              </table:table-cell>
              <table:table-cell office:value-type="float" office:value="9.986567">
                <text:p>9.986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83079">
                <text:p>13.83079</text:p>
              </table:table-cell>
              <table:table-cell office:value-type="float" office:value="10.07981">
                <text:p>10.07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81929">
                <text:p>13.81929</text:p>
              </table:table-cell>
              <table:table-cell office:value-type="float" office:value="10.17304">
                <text:p>10.17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806">
                <text:p>13.806</text:p>
              </table:table-cell>
              <table:table-cell office:value-type="float" office:value="10.26621">
                <text:p>10.26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7909">
                <text:p>13.7909</text:p>
              </table:table-cell>
              <table:table-cell office:value-type="float" office:value="10.3593">
                <text:p>10.3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47488">
                <text:p>10.47488</text:p>
              </table:table-cell>
              <table:table-cell office:value-type="float" office:value="10.10015">
                <text:p>10.10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77399">
                <text:p>13.77399</text:p>
              </table:table-cell>
              <table:table-cell office:value-type="float" office:value="10.45227">
                <text:p>10.45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.75528">
                <text:p>13.75528</text:p>
              </table:table-cell>
              <table:table-cell office:value-type="float" office:value="10.54508">
                <text:p>10.54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.73477">
                <text:p>13.73477</text:p>
              </table:table-cell>
              <table:table-cell office:value-type="float" office:value="10.63771">
                <text:p>10.63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.71244">
                <text:p>13.71244</text:p>
              </table:table-cell>
              <table:table-cell office:value-type="float" office:value="10.73011">
                <text:p>10.73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.68832">
                <text:p>13.68832</text:p>
              </table:table-cell>
              <table:table-cell office:value-type="float" office:value="10.82225">
                <text:p>10.82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.66239">
                <text:p>13.66239</text:p>
              </table:table-cell>
              <table:table-cell office:value-type="float" office:value="10.91409">
                <text:p>10.91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.63466">
                <text:p>13.63466</text:p>
              </table:table-cell>
              <table:table-cell office:value-type="float" office:value="11.0056">
                <text:p>11.0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.60514">
                <text:p>13.60514</text:p>
              </table:table-cell>
              <table:table-cell office:value-type="float" office:value="11.09674">
                <text:p>11.09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.57382">
                <text:p>13.57382</text:p>
              </table:table-cell>
              <table:table-cell office:value-type="float" office:value="11.18748">
                <text:p>11.18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.54071">
                <text:p>13.54071</text:p>
              </table:table-cell>
              <table:table-cell office:value-type="float" office:value="11.27779">
                <text:p>11.27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46179">
                <text:p>10.46179</text:p>
              </table:table-cell>
              <table:table-cell office:value-type="float" office:value="10.13388">
                <text:p>10.13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.50583">
                <text:p>13.50583</text:p>
              </table:table-cell>
              <table:table-cell office:value-type="float" office:value="11.36762">
                <text:p>11.36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.46916">
                <text:p>13.46916</text:p>
              </table:table-cell>
              <table:table-cell office:value-type="float" office:value="11.45694">
                <text:p>11.45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.43073">
                <text:p>13.43073</text:p>
              </table:table-cell>
              <table:table-cell office:value-type="float" office:value="11.54573">
                <text:p>11.54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.39054">
                <text:p>13.39054</text:p>
              </table:table-cell>
              <table:table-cell office:value-type="float" office:value="11.63393">
                <text:p>11.63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.34859">
                <text:p>13.34859</text:p>
              </table:table-cell>
              <table:table-cell office:value-type="float" office:value="11.72152">
                <text:p>11.72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.30489">
                <text:p>13.30489</text:p>
              </table:table-cell>
              <table:table-cell office:value-type="float" office:value="11.80847">
                <text:p>11.80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.25946">
                <text:p>13.25946</text:p>
              </table:table-cell>
              <table:table-cell office:value-type="float" office:value="11.89473">
                <text:p>11.89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.21231">
                <text:p>13.21231</text:p>
              </table:table-cell>
              <table:table-cell office:value-type="float" office:value="11.98028">
                <text:p>11.98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.16344">
                <text:p>13.16344</text:p>
              </table:table-cell>
              <table:table-cell office:value-type="float" office:value="12.06507">
                <text:p>12.06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.11287">
                <text:p>13.11287</text:p>
              </table:table-cell>
              <table:table-cell office:value-type="float" office:value="12.14908">
                <text:p>12.14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44794">
                <text:p>10.44794</text:p>
              </table:table-cell>
              <table:table-cell office:value-type="float" office:value="10.16751">
                <text:p>10.16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.06061">
                <text:p>13.06061</text:p>
              </table:table-cell>
              <table:table-cell office:value-type="float" office:value="12.23227">
                <text:p>12.23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.00667">
                <text:p>13.00667</text:p>
              </table:table-cell>
              <table:table-cell office:value-type="float" office:value="12.3146">
                <text:p>12.3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.95107">
                <text:p>12.95107</text:p>
              </table:table-cell>
              <table:table-cell office:value-type="float" office:value="12.39605">
                <text:p>12.39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.89381">
                <text:p>12.89381</text:p>
              </table:table-cell>
              <table:table-cell office:value-type="float" office:value="12.47658">
                <text:p>12.47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.83493">
                <text:p>12.83493</text:p>
              </table:table-cell>
              <table:table-cell office:value-type="float" office:value="12.55616">
                <text:p>12.55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.77442">
                <text:p>12.77442</text:p>
              </table:table-cell>
              <table:table-cell office:value-type="float" office:value="12.63474">
                <text:p>12.63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.71231">
                <text:p>12.71231</text:p>
              </table:table-cell>
              <table:table-cell office:value-type="float" office:value="12.71231">
                <text:p>12.71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.64862">
                <text:p>12.64862</text:p>
              </table:table-cell>
              <table:table-cell office:value-type="float" office:value="12.78883">
                <text:p>12.78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.58335">
                <text:p>12.58335</text:p>
              </table:table-cell>
              <table:table-cell office:value-type="float" office:value="12.86426">
                <text:p>12.86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.51654">
                <text:p>12.51654</text:p>
              </table:table-cell>
              <table:table-cell office:value-type="float" office:value="12.93857">
                <text:p>12.93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43334">
                <text:p>10.43334</text:p>
              </table:table-cell>
              <table:table-cell office:value-type="float" office:value="10.20101">
                <text:p>10.20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.4482">
                <text:p>12.4482</text:p>
              </table:table-cell>
              <table:table-cell office:value-type="float" office:value="13.01173">
                <text:p>13.01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.37835">
                <text:p>12.37835</text:p>
              </table:table-cell>
              <table:table-cell office:value-type="float" office:value="13.08372">
                <text:p>13.08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.307">
                <text:p>12.307</text:p>
              </table:table-cell>
              <table:table-cell office:value-type="float" office:value="13.1545">
                <text:p>13.1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.23419">
                <text:p>12.23419</text:p>
              </table:table-cell>
              <table:table-cell office:value-type="float" office:value="13.22403">
                <text:p>13.22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.15993">
                <text:p>12.15993</text:p>
              </table:table-cell>
              <table:table-cell office:value-type="float" office:value="13.29229">
                <text:p>13.29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.08424">
                <text:p>12.08424</text:p>
              </table:table-cell>
              <table:table-cell office:value-type="float" office:value="13.35925">
                <text:p>13.35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.00715">
                <text:p>12.00715</text:p>
              </table:table-cell>
              <table:table-cell office:value-type="float" office:value="13.42488">
                <text:p>13.42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.92867">
                <text:p>11.92867</text:p>
              </table:table-cell>
              <table:table-cell office:value-type="float" office:value="13.48915">
                <text:p>13.48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.84885">
                <text:p>11.84885</text:p>
              </table:table-cell>
              <table:table-cell office:value-type="float" office:value="13.55203">
                <text:p>13.55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.76768">
                <text:p>11.76768</text:p>
              </table:table-cell>
              <table:table-cell office:value-type="float" office:value="13.61349">
                <text:p>13.61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41799">
                <text:p>10.41799</text:p>
              </table:table-cell>
              <table:table-cell office:value-type="float" office:value="10.23438">
                <text:p>10.23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.68522">
                <text:p>11.68522</text:p>
              </table:table-cell>
              <table:table-cell office:value-type="float" office:value="13.67351">
                <text:p>13.67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.60147">
                <text:p>11.60147</text:p>
              </table:table-cell>
              <table:table-cell office:value-type="float" office:value="13.73206">
                <text:p>13.73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.51647">
                <text:p>11.51647</text:p>
              </table:table-cell>
              <table:table-cell office:value-type="float" office:value="13.7891">
                <text:p>13.7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.43024">
                <text:p>11.43024</text:p>
              </table:table-cell>
              <table:table-cell office:value-type="float" office:value="13.84462">
                <text:p>13.84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.34281">
                <text:p>11.34281</text:p>
              </table:table-cell>
              <table:table-cell office:value-type="float" office:value="13.89859">
                <text:p>13.89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2542">
                <text:p>11.2542</text:p>
              </table:table-cell>
              <table:table-cell office:value-type="float" office:value="13.95098">
                <text:p>13.95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16446">
                <text:p>11.16446</text:p>
              </table:table-cell>
              <table:table-cell office:value-type="float" office:value="14.00176">
                <text:p>14.00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07359">
                <text:p>11.07359</text:p>
              </table:table-cell>
              <table:table-cell office:value-type="float" office:value="14.05092">
                <text:p>14.05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.98165">
                <text:p>10.98165</text:p>
              </table:table-cell>
              <table:table-cell office:value-type="float" office:value="14.09843">
                <text:p>14.09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.88864">
                <text:p>10.88864</text:p>
              </table:table-cell>
              <table:table-cell office:value-type="float" office:value="14.14426">
                <text:p>14.14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.52755">
                <text:p>10.52755</text:p>
              </table:table-cell>
              <table:table-cell office:value-type="float" office:value="9.0864734">
                <text:p>9.0864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.40189">
                <text:p>10.40189</text:p>
              </table:table-cell>
              <table:table-cell office:value-type="float" office:value="10.2676">
                <text:p>10.2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.79462">
                <text:p>10.79462</text:p>
              </table:table-cell>
              <table:table-cell office:value-type="float" office:value="14.1884">
                <text:p>14.1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.69959">
                <text:p>10.69959</text:p>
              </table:table-cell>
              <table:table-cell office:value-type="float" office:value="14.23081">
                <text:p>14.23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.60361">
                <text:p>10.60361</text:p>
              </table:table-cell>
              <table:table-cell office:value-type="float" office:value="14.27148">
                <text:p>14.27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.50669">
                <text:p>10.50669</text:p>
              </table:table-cell>
              <table:table-cell office:value-type="float" office:value="14.31039">
                <text:p>14.31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.40888">
                <text:p>10.40888</text:p>
              </table:table-cell>
              <table:table-cell office:value-type="float" office:value="14.34752">
                <text:p>14.34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.3102">
                <text:p>10.3102</text:p>
              </table:table-cell>
              <table:table-cell office:value-type="float" office:value="14.38284">
                <text:p>14.38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.2107">
                <text:p>10.2107</text:p>
              </table:table-cell>
              <table:table-cell office:value-type="float" office:value="14.41634">
                <text:p>14.41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.11039">
                <text:p>10.11039</text:p>
              </table:table-cell>
              <table:table-cell office:value-type="float" office:value="14.44799">
                <text:p>14.44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.00932">
                <text:p>10.00932</text:p>
              </table:table-cell>
              <table:table-cell office:value-type="float" office:value="14.47779">
                <text:p>14.47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.907515">
                <text:p>9.907515</text:p>
              </table:table-cell>
              <table:table-cell office:value-type="float" office:value="14.50571">
                <text:p>14.50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.38504">
                <text:p>10.38504</text:p>
              </table:table-cell>
              <table:table-cell office:value-type="float" office:value="10.30064">
                <text:p>10.3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80502">
                <text:p>9.80502</text:p>
              </table:table-cell>
              <table:table-cell office:value-type="float" office:value="14.53173">
                <text:p>14.53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.701866">
                <text:p>9.701866</text:p>
              </table:table-cell>
              <table:table-cell office:value-type="float" office:value="14.55584">
                <text:p>14.55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.598089">
                <text:p>9.598089</text:p>
              </table:table-cell>
              <table:table-cell office:value-type="float" office:value="14.57803">
                <text:p>14.57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.493724">
                <text:p>9.493724</text:p>
              </table:table-cell>
              <table:table-cell office:value-type="float" office:value="14.59827">
                <text:p>14.59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.388808">
                <text:p>9.388808</text:p>
              </table:table-cell>
              <table:table-cell office:value-type="float" office:value="14.61656">
                <text:p>14.61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.283378">
                <text:p>9.283378</text:p>
              </table:table-cell>
              <table:table-cell office:value-type="float" office:value="14.63288">
                <text:p>14.63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.177471">
                <text:p>9.177471</text:p>
              </table:table-cell>
              <table:table-cell office:value-type="float" office:value="14.64721">
                <text:p>14.64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.0711238">
                <text:p>9.0711238</text:p>
              </table:table-cell>
              <table:table-cell office:value-type="float" office:value="14.65955">
                <text:p>14.65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9643746">
                <text:p>8.9643746</text:p>
              </table:table-cell>
              <table:table-cell office:value-type="float" office:value="14.66989">
                <text:p>14.66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857261">
                <text:p>8.857261</text:p>
              </table:table-cell>
              <table:table-cell office:value-type="float" office:value="14.67821">
                <text:p>14.67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.36744">
                <text:p>10.36744</text:p>
              </table:table-cell>
              <table:table-cell office:value-type="float" office:value="10.3335">
                <text:p>10.3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749821">
                <text:p>8.749821</text:p>
              </table:table-cell>
              <table:table-cell office:value-type="float" office:value="14.6845">
                <text:p>14.6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.642094">
                <text:p>8.642094</text:p>
              </table:table-cell>
              <table:table-cell office:value-type="float" office:value="14.68875">
                <text:p>14.68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534118">
                <text:p>8.534118</text:p>
              </table:table-cell>
              <table:table-cell office:value-type="float" office:value="14.69096">
                <text:p>14.69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.425931">
                <text:p>8.425931</text:p>
              </table:table-cell>
              <table:table-cell office:value-type="float" office:value="14.69112">
                <text:p>14.69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317573">
                <text:p>8.317573</text:p>
              </table:table-cell>
              <table:table-cell office:value-type="float" office:value="14.68922">
                <text:p>14.68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209084">
                <text:p>8.209084</text:p>
              </table:table-cell>
              <table:table-cell office:value-type="float" office:value="14.68525">
                <text:p>14.68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100502">
                <text:p>8.100502</text:p>
              </table:table-cell>
              <table:table-cell office:value-type="float" office:value="14.67921">
                <text:p>14.67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99187">
                <text:p>7.99187</text:p>
              </table:table-cell>
              <table:table-cell office:value-type="float" office:value="14.67109">
                <text:p>14.67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88322">
                <text:p>7.88322</text:p>
              </table:table-cell>
              <table:table-cell office:value-type="float" office:value="14.66089">
                <text:p>14.66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7746">
                <text:p>7.7746</text:p>
              </table:table-cell>
              <table:table-cell office:value-type="float" office:value="14.64861">
                <text:p>14.64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.34909">
                <text:p>10.34909</text:p>
              </table:table-cell>
              <table:table-cell office:value-type="float" office:value="10.36615">
                <text:p>10.36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66605">
                <text:p>7.66605</text:p>
              </table:table-cell>
              <table:table-cell office:value-type="float" office:value="14.63424">
                <text:p>14.63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5576">
                <text:p>7.5576</text:p>
              </table:table-cell>
              <table:table-cell office:value-type="float" office:value="14.61778">
                <text:p>14.61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4493">
                <text:p>7.4493</text:p>
              </table:table-cell>
              <table:table-cell office:value-type="float" office:value="14.59923">
                <text:p>14.59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34119">
                <text:p>7.34119</text:p>
              </table:table-cell>
              <table:table-cell office:value-type="float" office:value="14.5786">
                <text:p>14.5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2333">
                <text:p>7.2333</text:p>
              </table:table-cell>
              <table:table-cell office:value-type="float" office:value="14.55587">
                <text:p>14.55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12569">
                <text:p>7.12569</text:p>
              </table:table-cell>
              <table:table-cell office:value-type="float" office:value="14.53105">
                <text:p>14.53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01838">
                <text:p>7.01838</text:p>
              </table:table-cell>
              <table:table-cell office:value-type="float" office:value="14.50415">
                <text:p>14.50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91143">
                <text:p>6.91143</text:p>
              </table:table-cell>
              <table:table-cell office:value-type="float" office:value="14.47517">
                <text:p>14.47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80486">
                <text:p>6.80486</text:p>
              </table:table-cell>
              <table:table-cell office:value-type="float" office:value="14.4441">
                <text:p>14.4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69872">
                <text:p>6.69872</text:p>
              </table:table-cell>
              <table:table-cell office:value-type="float" office:value="14.41096">
                <text:p>14.41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.32999">
                <text:p>10.32999</text:p>
              </table:table-cell>
              <table:table-cell office:value-type="float" office:value="10.39858">
                <text:p>10.39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59306">
                <text:p>6.59306</text:p>
              </table:table-cell>
              <table:table-cell office:value-type="float" office:value="14.37575">
                <text:p>14.37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4879">
                <text:p>6.4879</text:p>
              </table:table-cell>
              <table:table-cell office:value-type="float" office:value="14.33848">
                <text:p>14.33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3833">
                <text:p>6.3833</text:p>
              </table:table-cell>
              <table:table-cell office:value-type="float" office:value="14.29915">
                <text:p>14.29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27929">
                <text:p>6.27929</text:p>
              </table:table-cell>
              <table:table-cell office:value-type="float" office:value="14.25777">
                <text:p>14.25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17591">
                <text:p>6.17591</text:p>
              </table:table-cell>
              <table:table-cell office:value-type="float" office:value="14.21435">
                <text:p>14.2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0732">
                <text:p>6.0732</text:p>
              </table:table-cell>
              <table:table-cell office:value-type="float" office:value="14.16889">
                <text:p>14.16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.9712">
                <text:p>5.9712</text:p>
              </table:table-cell>
              <table:table-cell office:value-type="float" office:value="14.12142">
                <text:p>14.12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.86996">
                <text:p>5.86996</text:p>
              </table:table-cell>
              <table:table-cell office:value-type="float" office:value="14.07193">
                <text:p>14.07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76951">
                <text:p>5.76951</text:p>
              </table:table-cell>
              <table:table-cell office:value-type="float" office:value="14.02044">
                <text:p>14.02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66988">
                <text:p>5.66988</text:p>
              </table:table-cell>
              <table:table-cell office:value-type="float" office:value="NaN">
                <text:p>NaN</text:p>
              </table:table-cell>
              <table:table-cell office:value-type="float" office:value="13.96696">
                <text:p>13.966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.31015">
                <text:p>10.31015</text:p>
              </table:table-cell>
              <table:table-cell office:value-type="float" office:value="10.43078">
                <text:p>10.43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.57113">
                <text:p>5.57113</text:p>
              </table:table-cell>
              <table:table-cell office:value-type="float" office:value="NaN">
                <text:p>NaN</text:p>
              </table:table-cell>
              <table:table-cell office:value-type="float" office:value="13.91151">
                <text:p>13.911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47329">
                <text:p>5.47329</text:p>
              </table:table-cell>
              <table:table-cell office:value-type="float" office:value="NaN">
                <text:p>NaN</text:p>
              </table:table-cell>
              <table:table-cell office:value-type="float" office:value="13.8541">
                <text:p>13.85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.37639">
                <text:p>5.37639</text:p>
              </table:table-cell>
              <table:table-cell office:value-type="float" office:value="NaN">
                <text:p>NaN</text:p>
              </table:table-cell>
              <table:table-cell office:value-type="float" office:value="13.79474">
                <text:p>13.794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.28049">
                <text:p>5.28049</text:p>
              </table:table-cell>
              <table:table-cell office:value-type="float" office:value="NaN">
                <text:p>NaN</text:p>
              </table:table-cell>
              <table:table-cell office:value-type="float" office:value="13.73346">
                <text:p>13.733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1856">
                <text:p>5.1856</text:p>
              </table:table-cell>
              <table:table-cell office:value-type="float" office:value="NaN">
                <text:p>NaN</text:p>
              </table:table-cell>
              <table:table-cell office:value-type="float" office:value="13.67025">
                <text:p>13.670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.09178">
                <text:p>5.09178</text:p>
              </table:table-cell>
              <table:table-cell office:value-type="float" office:value="NaN">
                <text:p>NaN</text:p>
              </table:table-cell>
              <table:table-cell office:value-type="float" office:value="13.60515">
                <text:p>13.605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99906">
                <text:p>4.99906</text:p>
              </table:table-cell>
              <table:table-cell office:value-type="float" office:value="NaN">
                <text:p>NaN</text:p>
              </table:table-cell>
              <table:table-cell office:value-type="float" office:value="13.53817">
                <text:p>13.538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90748">
                <text:p>4.90748</text:p>
              </table:table-cell>
              <table:table-cell office:value-type="float" office:value="NaN">
                <text:p>NaN</text:p>
              </table:table-cell>
              <table:table-cell office:value-type="float" office:value="13.46933">
                <text:p>13.469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81708">
                <text:p>4.81708</text:p>
              </table:table-cell>
              <table:table-cell office:value-type="float" office:value="NaN">
                <text:p>NaN</text:p>
              </table:table-cell>
              <table:table-cell office:value-type="float" office:value="13.39864">
                <text:p>13.398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72789">
                <text:p>4.72789</text:p>
              </table:table-cell>
              <table:table-cell office:value-type="float" office:value="NaN">
                <text:p>NaN</text:p>
              </table:table-cell>
              <table:table-cell office:value-type="float" office:value="13.32614">
                <text:p>13.326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.28956">
                <text:p>10.28956</text:p>
              </table:table-cell>
              <table:table-cell office:value-type="float" office:value="10.46272">
                <text:p>10.46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63995">
                <text:p>4.63995</text:p>
              </table:table-cell>
              <table:table-cell office:value-type="float" office:value="NaN">
                <text:p>NaN</text:p>
              </table:table-cell>
              <table:table-cell office:value-type="float" office:value="13.25183">
                <text:p>13.2518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55329">
                <text:p>4.55329</text:p>
              </table:table-cell>
              <table:table-cell office:value-type="float" office:value="NaN">
                <text:p>NaN</text:p>
              </table:table-cell>
              <table:table-cell office:value-type="float" office:value="13.17574">
                <text:p>13.175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46796">
                <text:p>4.46796</text:p>
              </table:table-cell>
              <table:table-cell office:value-type="float" office:value="NaN">
                <text:p>NaN</text:p>
              </table:table-cell>
              <table:table-cell office:value-type="float" office:value="13.09789">
                <text:p>13.097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38398">
                <text:p>4.38398</text:p>
              </table:table-cell>
              <table:table-cell office:value-type="float" office:value="NaN">
                <text:p>NaN</text:p>
              </table:table-cell>
              <table:table-cell office:value-type="float" office:value="13.0183">
                <text:p>13.01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3014">
                <text:p>4.3014</text:p>
              </table:table-cell>
              <table:table-cell office:value-type="float" office:value="NaN">
                <text:p>NaN</text:p>
              </table:table-cell>
              <table:table-cell office:value-type="float" office:value="12.93701">
                <text:p>12.937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22024">
                <text:p>4.22024</text:p>
              </table:table-cell>
              <table:table-cell office:value-type="float" office:value="NaN">
                <text:p>NaN</text:p>
              </table:table-cell>
              <table:table-cell office:value-type="float" office:value="12.85402">
                <text:p>12.854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14055">
                <text:p>4.14055</text:p>
              </table:table-cell>
              <table:table-cell office:value-type="float" office:value="NaN">
                <text:p>NaN</text:p>
              </table:table-cell>
              <table:table-cell office:value-type="float" office:value="12.76938">
                <text:p>12.769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6235">
                <text:p>4.06235</text:p>
              </table:table-cell>
              <table:table-cell office:value-type="float" office:value="NaN">
                <text:p>NaN</text:p>
              </table:table-cell>
              <table:table-cell office:value-type="float" office:value="12.68309">
                <text:p>12.683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98568">
                <text:p>3.98568</text:p>
              </table:table-cell>
              <table:table-cell office:value-type="float" office:value="NaN">
                <text:p>NaN</text:p>
              </table:table-cell>
              <table:table-cell office:value-type="float" office:value="12.5952">
                <text:p>12.59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91057">
                <text:p>3.91057</text:p>
              </table:table-cell>
              <table:table-cell office:value-type="float" office:value="NaN">
                <text:p>NaN</text:p>
              </table:table-cell>
              <table:table-cell office:value-type="float" office:value="12.50572">
                <text:p>12.5057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.26823">
                <text:p>10.26823</text:p>
              </table:table-cell>
              <table:table-cell office:value-type="float" office:value="10.49439">
                <text:p>10.49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83705">
                <text:p>3.83705</text:p>
              </table:table-cell>
              <table:table-cell office:value-type="float" office:value="NaN">
                <text:p>NaN</text:p>
              </table:table-cell>
              <table:table-cell office:value-type="float" office:value="12.41469">
                <text:p>12.414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76517">
                <text:p>3.76517</text:p>
              </table:table-cell>
              <table:table-cell office:value-type="float" office:value="NaN">
                <text:p>NaN</text:p>
              </table:table-cell>
              <table:table-cell office:value-type="float" office:value="12.32213">
                <text:p>12.322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69494">
                <text:p>3.69494</text:p>
              </table:table-cell>
              <table:table-cell office:value-type="float" office:value="NaN">
                <text:p>NaN</text:p>
              </table:table-cell>
              <table:table-cell office:value-type="float" office:value="12.22807">
                <text:p>12.228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6264">
                <text:p>3.6264</text:p>
              </table:table-cell>
              <table:table-cell office:value-type="float" office:value="NaN">
                <text:p>NaN</text:p>
              </table:table-cell>
              <table:table-cell office:value-type="float" office:value="12.13254">
                <text:p>12.1325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55958">
                <text:p>3.55958</text:p>
              </table:table-cell>
              <table:table-cell office:value-type="float" office:value="NaN">
                <text:p>NaN</text:p>
              </table:table-cell>
              <table:table-cell office:value-type="float" office:value="12.03557">
                <text:p>12.035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4945">
                <text:p>3.4945</text:p>
              </table:table-cell>
              <table:table-cell office:value-type="float" office:value="NaN">
                <text:p>NaN</text:p>
              </table:table-cell>
              <table:table-cell office:value-type="float" office:value="11.93719">
                <text:p>11.937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43121">
                <text:p>3.43121</text:p>
              </table:table-cell>
              <table:table-cell office:value-type="float" office:value="NaN">
                <text:p>NaN</text:p>
              </table:table-cell>
              <table:table-cell office:value-type="float" office:value="11.83744">
                <text:p>11.8374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36972">
                <text:p>3.36972</text:p>
              </table:table-cell>
              <table:table-cell office:value-type="float" office:value="NaN">
                <text:p>NaN</text:p>
              </table:table-cell>
              <table:table-cell office:value-type="float" office:value="11.73634">
                <text:p>11.736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31007">
                <text:p>3.31007</text:p>
              </table:table-cell>
              <table:table-cell office:value-type="float" office:value="NaN">
                <text:p>NaN</text:p>
              </table:table-cell>
              <table:table-cell office:value-type="float" office:value="11.63394">
                <text:p>11.633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25229">
                <text:p>3.25229</text:p>
              </table:table-cell>
              <table:table-cell office:value-type="float" office:value="NaN">
                <text:p>NaN</text:p>
              </table:table-cell>
              <table:table-cell office:value-type="float" office:value="11.53025">
                <text:p>11.530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.24616">
                <text:p>10.24616</text:p>
              </table:table-cell>
              <table:table-cell office:value-type="float" office:value="10.52577">
                <text:p>10.52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19639">
                <text:p>3.19639</text:p>
              </table:table-cell>
              <table:table-cell office:value-type="float" office:value="NaN">
                <text:p>NaN</text:p>
              </table:table-cell>
              <table:table-cell office:value-type="float" office:value="11.42532">
                <text:p>11.425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14241">
                <text:p>3.14241</text:p>
              </table:table-cell>
              <table:table-cell office:value-type="float" office:value="NaN">
                <text:p>NaN</text:p>
              </table:table-cell>
              <table:table-cell office:value-type="float" office:value="11.31918">
                <text:p>11.319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09037">
                <text:p>3.09037</text:p>
              </table:table-cell>
              <table:table-cell office:value-type="float" office:value="NaN">
                <text:p>NaN</text:p>
              </table:table-cell>
              <table:table-cell office:value-type="float" office:value="11.21187">
                <text:p>11.211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0403">
                <text:p>3.0403</text:p>
              </table:table-cell>
              <table:table-cell office:value-type="float" office:value="NaN">
                <text:p>NaN</text:p>
              </table:table-cell>
              <table:table-cell office:value-type="float" office:value="11.10342">
                <text:p>11.103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99222">
                <text:p>2.99222</text:p>
              </table:table-cell>
              <table:table-cell office:value-type="float" office:value="NaN">
                <text:p>NaN</text:p>
              </table:table-cell>
              <table:table-cell office:value-type="float" office:value="10.99386">
                <text:p>10.993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94616">
                <text:p>2.94616</text:p>
              </table:table-cell>
              <table:table-cell office:value-type="float" office:value="NaN">
                <text:p>NaN</text:p>
              </table:table-cell>
              <table:table-cell office:value-type="float" office:value="10.88324">
                <text:p>10.883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90213">
                <text:p>2.90213</text:p>
              </table:table-cell>
              <table:table-cell office:value-type="float" office:value="NaN">
                <text:p>NaN</text:p>
              </table:table-cell>
              <table:table-cell office:value-type="float" office:value="10.77159">
                <text:p>10.7715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86017">
                <text:p>2.86017</text:p>
              </table:table-cell>
              <table:table-cell office:value-type="float" office:value="NaN">
                <text:p>NaN</text:p>
              </table:table-cell>
              <table:table-cell office:value-type="float" office:value="10.65895">
                <text:p>10.658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82029">
                <text:p>2.82029</text:p>
              </table:table-cell>
              <table:table-cell office:value-type="float" office:value="NaN">
                <text:p>NaN</text:p>
              </table:table-cell>
              <table:table-cell office:value-type="float" office:value="10.54536">
                <text:p>10.545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78252">
                <text:p>2.78252</text:p>
              </table:table-cell>
              <table:table-cell office:value-type="float" office:value="NaN">
                <text:p>NaN</text:p>
              </table:table-cell>
              <table:table-cell office:value-type="float" office:value="10.43085">
                <text:p>10.430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.22336">
                <text:p>10.22336</text:p>
              </table:table-cell>
              <table:table-cell office:value-type="float" office:value="10.55685">
                <text:p>10.55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74687">
                <text:p>2.74687</text:p>
              </table:table-cell>
              <table:table-cell office:value-type="float" office:value="NaN">
                <text:p>NaN</text:p>
              </table:table-cell>
              <table:table-cell office:value-type="float" office:value="10.31546">
                <text:p>10.3154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71336">
                <text:p>2.71336</text:p>
              </table:table-cell>
              <table:table-cell office:value-type="float" office:value="NaN">
                <text:p>NaN</text:p>
              </table:table-cell>
              <table:table-cell office:value-type="float" office:value="10.19924">
                <text:p>10.199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68202">
                <text:p>2.68202</text:p>
              </table:table-cell>
              <table:table-cell office:value-type="float" office:value="NaN">
                <text:p>NaN</text:p>
              </table:table-cell>
              <table:table-cell office:value-type="float" office:value="10.08222">
                <text:p>10.082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65286">
                <text:p>2.65286</text:p>
              </table:table-cell>
              <table:table-cell office:value-type="float" office:value="NaN">
                <text:p>NaN</text:p>
              </table:table-cell>
              <table:table-cell office:value-type="float" office:value="9.964448">
                <text:p>9.9644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62589">
                <text:p>2.62589</text:p>
              </table:table-cell>
              <table:table-cell office:value-type="float" office:value="NaN">
                <text:p>NaN</text:p>
              </table:table-cell>
              <table:table-cell office:value-type="float" office:value="9.845959">
                <text:p>9.8459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60114">
                <text:p>2.60114</text:p>
              </table:table-cell>
              <table:table-cell office:value-type="float" office:value="NaN">
                <text:p>NaN</text:p>
              </table:table-cell>
              <table:table-cell office:value-type="float" office:value="9.726795">
                <text:p>9.7267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57863">
                <text:p>2.57863</text:p>
              </table:table-cell>
              <table:table-cell office:value-type="float" office:value="NaN">
                <text:p>NaN</text:p>
              </table:table-cell>
              <table:table-cell office:value-type="float" office:value="9.606999">
                <text:p>9.6069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55835">
                <text:p>2.55835</text:p>
              </table:table-cell>
              <table:table-cell office:value-type="float" office:value="NaN">
                <text:p>NaN</text:p>
              </table:table-cell>
              <table:table-cell office:value-type="float" office:value="9.486611">
                <text:p>9.4866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54034">
                <text:p>2.54034</text:p>
              </table:table-cell>
              <table:table-cell office:value-type="float" office:value="NaN">
                <text:p>NaN</text:p>
              </table:table-cell>
              <table:table-cell office:value-type="float" office:value="9.365675">
                <text:p>9.3656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5246">
                <text:p>2.5246</text:p>
              </table:table-cell>
              <table:table-cell office:value-type="float" office:value="NaN">
                <text:p>NaN</text:p>
              </table:table-cell>
              <table:table-cell office:value-type="float" office:value="9.244232">
                <text:p>9.2442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.53562">
                <text:p>10.53562</text:p>
              </table:table-cell>
              <table:table-cell office:value-type="float" office:value="9.116003">
                <text:p>9.116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.19983">
                <text:p>10.19983</text:p>
              </table:table-cell>
              <table:table-cell office:value-type="float" office:value="10.58761">
                <text:p>10.58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51115">
                <text:p>2.51115</text:p>
              </table:table-cell>
              <table:table-cell office:value-type="float" office:value="NaN">
                <text:p>NaN</text:p>
              </table:table-cell>
              <table:table-cell office:value-type="float" office:value="9.122326">
                <text:p>9.12232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.17557">
                <text:p>10.17557</text:p>
              </table:table-cell>
              <table:table-cell office:value-type="float" office:value="10.61803">
                <text:p>10.61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.15059">
                <text:p>10.15059</text:p>
              </table:table-cell>
              <table:table-cell office:value-type="float" office:value="10.6481">
                <text:p>10.6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.12489">
                <text:p>10.12489</text:p>
              </table:table-cell>
              <table:table-cell office:value-type="float" office:value="10.6778">
                <text:p>10.6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.09848">
                <text:p>10.09848</text:p>
              </table:table-cell>
              <table:table-cell office:value-type="float" office:value="10.70712">
                <text:p>10.70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.07136">
                <text:p>10.07136</text:p>
              </table:table-cell>
              <table:table-cell office:value-type="float" office:value="10.73603">
                <text:p>10.73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.04353">
                <text:p>10.04353</text:p>
              </table:table-cell>
              <table:table-cell office:value-type="float" office:value="10.76452">
                <text:p>10.76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01502">
                <text:p>10.01502</text:p>
              </table:table-cell>
              <table:table-cell office:value-type="float" office:value="10.79258">
                <text:p>10.79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985813">
                <text:p>9.985813</text:p>
              </table:table-cell>
              <table:table-cell office:value-type="float" office:value="10.82018">
                <text:p>10.8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955926">
                <text:p>9.955926</text:p>
              </table:table-cell>
              <table:table-cell office:value-type="float" office:value="10.84732">
                <text:p>10.84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.54312">
                <text:p>10.54312</text:p>
              </table:table-cell>
              <table:table-cell office:value-type="float" office:value="9.145868">
                <text:p>9.145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925365">
                <text:p>9.925365</text:p>
              </table:table-cell>
              <table:table-cell office:value-type="float" office:value="10.87398">
                <text:p>10.87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894136">
                <text:p>9.894136</text:p>
              </table:table-cell>
              <table:table-cell office:value-type="float" office:value="10.90014">
                <text:p>10.9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86225">
                <text:p>9.86225</text:p>
              </table:table-cell>
              <table:table-cell office:value-type="float" office:value="10.92578">
                <text:p>10.92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829712">
                <text:p>9.829712</text:p>
              </table:table-cell>
              <table:table-cell office:value-type="float" office:value="10.95089">
                <text:p>10.95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796533">
                <text:p>9.796533</text:p>
              </table:table-cell>
              <table:table-cell office:value-type="float" office:value="10.97546">
                <text:p>10.97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762721">
                <text:p>9.762721</text:p>
              </table:table-cell>
              <table:table-cell office:value-type="float" office:value="10.99946">
                <text:p>10.99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728287">
                <text:p>9.728287</text:p>
              </table:table-cell>
              <table:table-cell office:value-type="float" office:value="11.02289">
                <text:p>11.02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693238">
                <text:p>9.693238</text:p>
              </table:table-cell>
              <table:table-cell office:value-type="float" office:value="11.04573">
                <text:p>11.04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657587">
                <text:p>9.657587</text:p>
              </table:table-cell>
              <table:table-cell office:value-type="float" office:value="11.06797">
                <text:p>11.06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621342">
                <text:p>9.621342</text:p>
              </table:table-cell>
              <table:table-cell office:value-type="float" office:value="11.08958">
                <text:p>11.08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55003">
                <text:p>10.55003</text:p>
              </table:table-cell>
              <table:table-cell office:value-type="float" office:value="9.176056">
                <text:p>9.176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584515">
                <text:p>9.584515</text:p>
              </table:table-cell>
              <table:table-cell office:value-type="float" office:value="11.11055">
                <text:p>11.1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547118">
                <text:p>9.547118</text:p>
              </table:table-cell>
              <table:table-cell office:value-type="float" office:value="11.13088">
                <text:p>11.13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509161">
                <text:p>9.509161</text:p>
              </table:table-cell>
              <table:table-cell office:value-type="float" office:value="11.15055">
                <text:p>11.15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470656">
                <text:p>9.470656</text:p>
              </table:table-cell>
              <table:table-cell office:value-type="float" office:value="11.16954">
                <text:p>11.16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431615">
                <text:p>9.431615</text:p>
              </table:table-cell>
              <table:table-cell office:value-type="float" office:value="11.18783">
                <text:p>11.18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392052">
                <text:p>9.392052</text:p>
              </table:table-cell>
              <table:table-cell office:value-type="float" office:value="11.20542">
                <text:p>11.20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351978">
                <text:p>9.351978</text:p>
              </table:table-cell>
              <table:table-cell office:value-type="float" office:value="11.2223">
                <text:p>11.2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311406">
                <text:p>9.311406</text:p>
              </table:table-cell>
              <table:table-cell office:value-type="float" office:value="11.23844">
                <text:p>11.23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270351">
                <text:p>9.270351</text:p>
              </table:table-cell>
              <table:table-cell office:value-type="float" office:value="11.25384">
                <text:p>11.25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228825">
                <text:p>9.228825</text:p>
              </table:table-cell>
              <table:table-cell office:value-type="float" office:value="11.26849">
                <text:p>11.26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.55635">
                <text:p>10.55635</text:p>
              </table:table-cell>
              <table:table-cell office:value-type="float" office:value="9.206556">
                <text:p>9.206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186843">
                <text:p>9.186843</text:p>
              </table:table-cell>
              <table:table-cell office:value-type="float" office:value="11.28237">
                <text:p>11.28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144418">
                <text:p>9.144418</text:p>
              </table:table-cell>
              <table:table-cell office:value-type="float" office:value="11.29546">
                <text:p>11.29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101566">
                <text:p>9.101566</text:p>
              </table:table-cell>
              <table:table-cell office:value-type="float" office:value="11.30777">
                <text:p>11.30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0583018">
                <text:p>9.0583018</text:p>
              </table:table-cell>
              <table:table-cell office:value-type="float" office:value="11.31927">
                <text:p>11.31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0146397">
                <text:p>9.0146397</text:p>
              </table:table-cell>
              <table:table-cell office:value-type="float" office:value="11.32995">
                <text:p>11.32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.9705955">
                <text:p>8.9705955</text:p>
              </table:table-cell>
              <table:table-cell office:value-type="float" office:value="11.33982">
                <text:p>11.33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.9261847">
                <text:p>8.9261847</text:p>
              </table:table-cell>
              <table:table-cell office:value-type="float" office:value="11.34884">
                <text:p>11.34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.881423">
                <text:p>8.881423</text:p>
              </table:table-cell>
              <table:table-cell office:value-type="float" office:value="11.35702">
                <text:p>11.35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.836328">
                <text:p>8.836328</text:p>
              </table:table-cell>
              <table:table-cell office:value-type="float" office:value="11.36434">
                <text:p>11.36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.790914">
                <text:p>8.790914</text:p>
              </table:table-cell>
              <table:table-cell office:value-type="float" office:value="11.3708">
                <text:p>11.3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.56207">
                <text:p>10.56207</text:p>
              </table:table-cell>
              <table:table-cell office:value-type="float" office:value="9.237356">
                <text:p>9.237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.745199">
                <text:p>8.745199</text:p>
              </table:table-cell>
              <table:table-cell office:value-type="float" office:value="11.37638">
                <text:p>11.37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.6992">
                <text:p>8.6992</text:p>
              </table:table-cell>
              <table:table-cell office:value-type="float" office:value="11.38108">
                <text:p>11.38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.652934">
                <text:p>8.652934</text:p>
              </table:table-cell>
              <table:table-cell office:value-type="float" office:value="11.38488">
                <text:p>11.38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.606418">
                <text:p>8.606418</text:p>
              </table:table-cell>
              <table:table-cell office:value-type="float" office:value="11.38778">
                <text:p>11.38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.55967">
                <text:p>8.55967</text:p>
              </table:table-cell>
              <table:table-cell office:value-type="float" office:value="11.38977">
                <text:p>11.38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.512708">
                <text:p>8.512708</text:p>
              </table:table-cell>
              <table:table-cell office:value-type="float" office:value="11.39085">
                <text:p>11.39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.465549">
                <text:p>8.465549</text:p>
              </table:table-cell>
              <table:table-cell office:value-type="float" office:value="11.391">
                <text:p>11.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.418212">
                <text:p>8.418212</text:p>
              </table:table-cell>
              <table:table-cell office:value-type="float" office:value="11.39021">
                <text:p>11.39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.370716">
                <text:p>8.370716</text:p>
              </table:table-cell>
              <table:table-cell office:value-type="float" office:value="11.38849">
                <text:p>11.38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.323079">
                <text:p>8.323079</text:p>
              </table:table-cell>
              <table:table-cell office:value-type="float" office:value="11.38583">
                <text:p>11.38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.48885">
                <text:p>15.48885</text:p>
              </table:table-cell>
              <table:table-cell office:value-type="float" office:value="8.877674">
                <text:p>8.877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.49027">
                <text:p>7.49027</text:p>
              </table:table-cell>
              <table:table-cell office:value-type="float" office:value="NaN">
                <text:p>NaN</text:p>
              </table:table-cell>
              <table:table-cell office:value-type="float" office:value="8.9715389">
                <text:p>8.97153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.48108">
                <text:p>7.48108</text:p>
              </table:table-cell>
              <table:table-cell office:value-type="float" office:value="NaN">
                <text:p>NaN</text:p>
              </table:table-cell>
              <table:table-cell office:value-type="float" office:value="8.9427109">
                <text:p>8.94271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.47245">
                <text:p>7.47245</text:p>
              </table:table-cell>
              <table:table-cell office:value-type="float" office:value="NaN">
                <text:p>NaN</text:p>
              </table:table-cell>
              <table:table-cell office:value-type="float" office:value="8.9135266">
                <text:p>8.913526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.46438">
                <text:p>7.46438</text:p>
              </table:table-cell>
              <table:table-cell office:value-type="float" office:value="NaN">
                <text:p>NaN</text:p>
              </table:table-cell>
              <table:table-cell office:value-type="float" office:value="8.883997">
                <text:p>8.88399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.45688">
                <text:p>7.45688</text:p>
              </table:table-cell>
              <table:table-cell office:value-type="float" office:value="NaN">
                <text:p>NaN</text:p>
              </table:table-cell>
              <table:table-cell office:value-type="float" office:value="8.854132">
                <text:p>8.8541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.44997">
                <text:p>7.44997</text:p>
              </table:table-cell>
              <table:table-cell office:value-type="float" office:value="NaN">
                <text:p>NaN</text:p>
              </table:table-cell>
              <table:table-cell office:value-type="float" office:value="8.823944">
                <text:p>8.8239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.44365">
                <text:p>7.44365</text:p>
              </table:table-cell>
              <table:table-cell office:value-type="float" office:value="NaN">
                <text:p>NaN</text:p>
              </table:table-cell>
              <table:table-cell office:value-type="float" office:value="8.793444">
                <text:p>8.7934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.43793">
                <text:p>7.43793</text:p>
              </table:table-cell>
              <table:table-cell office:value-type="float" office:value="NaN">
                <text:p>NaN</text:p>
              </table:table-cell>
              <table:table-cell office:value-type="float" office:value="8.762644">
                <text:p>8.7626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.43283">
                <text:p>7.43283</text:p>
              </table:table-cell>
              <table:table-cell office:value-type="float" office:value="NaN">
                <text:p>NaN</text:p>
              </table:table-cell>
              <table:table-cell office:value-type="float" office:value="8.731555">
                <text:p>8.7315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.42834">
                <text:p>7.42834</text:p>
              </table:table-cell>
              <table:table-cell office:value-type="float" office:value="NaN">
                <text:p>NaN</text:p>
              </table:table-cell>
              <table:table-cell office:value-type="float" office:value="8.70019">
                <text:p>8.700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.42448">
                <text:p>7.42448</text:p>
              </table:table-cell>
              <table:table-cell office:value-type="float" office:value="NaN">
                <text:p>NaN</text:p>
              </table:table-cell>
              <table:table-cell office:value-type="float" office:value="8.668561">
                <text:p>8.6685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.42127">
                <text:p>7.42127</text:p>
              </table:table-cell>
              <table:table-cell office:value-type="float" office:value="NaN">
                <text:p>NaN</text:p>
              </table:table-cell>
              <table:table-cell office:value-type="float" office:value="8.636681">
                <text:p>8.63668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.41869">
                <text:p>7.41869</text:p>
              </table:table-cell>
              <table:table-cell office:value-type="float" office:value="NaN">
                <text:p>NaN</text:p>
              </table:table-cell>
              <table:table-cell office:value-type="float" office:value="8.604563">
                <text:p>8.6045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.41677">
                <text:p>7.41677</text:p>
              </table:table-cell>
              <table:table-cell office:value-type="float" office:value="NaN">
                <text:p>NaN</text:p>
              </table:table-cell>
              <table:table-cell office:value-type="float" office:value="8.57222">
                <text:p>8.572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.41552">
                <text:p>7.41552</text:p>
              </table:table-cell>
              <table:table-cell office:value-type="float" office:value="NaN">
                <text:p>NaN</text:p>
              </table:table-cell>
              <table:table-cell office:value-type="float" office:value="8.539665">
                <text:p>8.53966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.41492">
                <text:p>7.41492</text:p>
              </table:table-cell>
              <table:table-cell office:value-type="float" office:value="NaN">
                <text:p>NaN</text:p>
              </table:table-cell>
              <table:table-cell office:value-type="float" office:value="8.506911">
                <text:p>8.5069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.41501">
                <text:p>7.41501</text:p>
              </table:table-cell>
              <table:table-cell office:value-type="float" office:value="NaN">
                <text:p>NaN</text:p>
              </table:table-cell>
              <table:table-cell office:value-type="float" office:value="8.473972">
                <text:p>8.4739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.41578">
                <text:p>7.41578</text:p>
              </table:table-cell>
              <table:table-cell office:value-type="float" office:value="NaN">
                <text:p>NaN</text:p>
              </table:table-cell>
              <table:table-cell office:value-type="float" office:value="8.440863">
                <text:p>8.44086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.41723">
                <text:p>7.41723</text:p>
              </table:table-cell>
              <table:table-cell office:value-type="float" office:value="NaN">
                <text:p>NaN</text:p>
              </table:table-cell>
              <table:table-cell office:value-type="float" office:value="8.407597">
                <text:p>8.4075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.41938">
                <text:p>7.41938</text:p>
              </table:table-cell>
              <table:table-cell office:value-type="float" office:value="NaN">
                <text:p>NaN</text:p>
              </table:table-cell>
              <table:table-cell office:value-type="float" office:value="8.374188">
                <text:p>8.37418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.42223">
                <text:p>7.42223</text:p>
              </table:table-cell>
              <table:table-cell office:value-type="float" office:value="NaN">
                <text:p>NaN</text:p>
              </table:table-cell>
              <table:table-cell office:value-type="float" office:value="8.340651">
                <text:p>8.3406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.42579">
                <text:p>7.42579</text:p>
              </table:table-cell>
              <table:table-cell office:value-type="float" office:value="NaN">
                <text:p>NaN</text:p>
              </table:table-cell>
              <table:table-cell office:value-type="float" office:value="8.307001">
                <text:p>8.30700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.43005">
                <text:p>7.43005</text:p>
              </table:table-cell>
              <table:table-cell office:value-type="float" office:value="NaN">
                <text:p>NaN</text:p>
              </table:table-cell>
              <table:table-cell office:value-type="float" office:value="8.273252">
                <text:p>8.2732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.43503">
                <text:p>7.43503</text:p>
              </table:table-cell>
              <table:table-cell office:value-type="float" office:value="NaN">
                <text:p>NaN</text:p>
              </table:table-cell>
              <table:table-cell office:value-type="float" office:value="8.239419">
                <text:p>8.2394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.44074">
                <text:p>7.44074</text:p>
              </table:table-cell>
              <table:table-cell office:value-type="float" office:value="NaN">
                <text:p>NaN</text:p>
              </table:table-cell>
              <table:table-cell office:value-type="float" office:value="8.205517">
                <text:p>8.20551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.44717">
                <text:p>7.44717</text:p>
              </table:table-cell>
              <table:table-cell office:value-type="float" office:value="NaN">
                <text:p>NaN</text:p>
              </table:table-cell>
              <table:table-cell office:value-type="float" office:value="8.171561">
                <text:p>8.17156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.45433">
                <text:p>7.45433</text:p>
              </table:table-cell>
              <table:table-cell office:value-type="float" office:value="NaN">
                <text:p>NaN</text:p>
              </table:table-cell>
              <table:table-cell office:value-type="float" office:value="8.137567">
                <text:p>8.1375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.46222">
                <text:p>7.46222</text:p>
              </table:table-cell>
              <table:table-cell office:value-type="float" office:value="NaN">
                <text:p>NaN</text:p>
              </table:table-cell>
              <table:table-cell office:value-type="float" office:value="8.103551">
                <text:p>8.10355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.47084">
                <text:p>7.47084</text:p>
              </table:table-cell>
              <table:table-cell office:value-type="float" office:value="NaN">
                <text:p>NaN</text:p>
              </table:table-cell>
              <table:table-cell office:value-type="float" office:value="8.069527">
                <text:p>8.06952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.48021">
                <text:p>7.48021</text:p>
              </table:table-cell>
              <table:table-cell office:value-type="float" office:value="NaN">
                <text:p>NaN</text:p>
              </table:table-cell>
              <table:table-cell office:value-type="float" office:value="8.035512">
                <text:p>8.03551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.49032">
                <text:p>7.49032</text:p>
              </table:table-cell>
              <table:table-cell office:value-type="float" office:value="NaN">
                <text:p>NaN</text:p>
              </table:table-cell>
              <table:table-cell office:value-type="float" office:value="8.001521">
                <text:p>8.00152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.50117">
                <text:p>7.50117</text:p>
              </table:table-cell>
              <table:table-cell office:value-type="float" office:value="NaN">
                <text:p>NaN</text:p>
              </table:table-cell>
              <table:table-cell office:value-type="float" office:value="7.96757">
                <text:p>7.967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.51277">
                <text:p>7.51277</text:p>
              </table:table-cell>
              <table:table-cell office:value-type="float" office:value="NaN">
                <text:p>NaN</text:p>
              </table:table-cell>
              <table:table-cell office:value-type="float" office:value="7.93368">
                <text:p>7.9336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.52512">
                <text:p>7.52512</text:p>
              </table:table-cell>
              <table:table-cell office:value-type="float" office:value="NaN">
                <text:p>NaN</text:p>
              </table:table-cell>
              <table:table-cell office:value-type="float" office:value="7.89985">
                <text:p>7.899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.53821">
                <text:p>7.53821</text:p>
              </table:table-cell>
              <table:table-cell office:value-type="float" office:value="NaN">
                <text:p>NaN</text:p>
              </table:table-cell>
              <table:table-cell office:value-type="float" office:value="7.86612">
                <text:p>7.866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.55206">
                <text:p>7.55206</text:p>
              </table:table-cell>
              <table:table-cell office:value-type="float" office:value="NaN">
                <text:p>NaN</text:p>
              </table:table-cell>
              <table:table-cell office:value-type="float" office:value="7.83249">
                <text:p>7.8324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.56666">
                <text:p>7.56666</text:p>
              </table:table-cell>
              <table:table-cell office:value-type="float" office:value="NaN">
                <text:p>NaN</text:p>
              </table:table-cell>
              <table:table-cell office:value-type="float" office:value="7.79899">
                <text:p>7.7989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.58201">
                <text:p>7.58201</text:p>
              </table:table-cell>
              <table:table-cell office:value-type="float" office:value="NaN">
                <text:p>NaN</text:p>
              </table:table-cell>
              <table:table-cell office:value-type="float" office:value="7.76562">
                <text:p>7.7656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.59811">
                <text:p>7.59811</text:p>
              </table:table-cell>
              <table:table-cell office:value-type="float" office:value="NaN">
                <text:p>NaN</text:p>
              </table:table-cell>
              <table:table-cell office:value-type="float" office:value="7.7324">
                <text:p>7.73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.61496">
                <text:p>7.61496</text:p>
              </table:table-cell>
              <table:table-cell office:value-type="float" office:value="NaN">
                <text:p>NaN</text:p>
              </table:table-cell>
              <table:table-cell office:value-type="float" office:value="7.69936">
                <text:p>7.699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.63256">
                <text:p>7.63256</text:p>
              </table:table-cell>
              <table:table-cell office:value-type="float" office:value="NaN">
                <text:p>NaN</text:p>
              </table:table-cell>
              <table:table-cell office:value-type="float" office:value="7.6665">
                <text:p>7.666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.65091">
                <text:p>7.65091</text:p>
              </table:table-cell>
              <table:table-cell office:value-type="float" office:value="NaN">
                <text:p>NaN</text:p>
              </table:table-cell>
              <table:table-cell office:value-type="float" office:value="7.63385">
                <text:p>7.6338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.67001">
                <text:p>7.67001</text:p>
              </table:table-cell>
              <table:table-cell office:value-type="float" office:value="NaN">
                <text:p>NaN</text:p>
              </table:table-cell>
              <table:table-cell office:value-type="float" office:value="7.60142">
                <text:p>7.6014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.68985">
                <text:p>7.68985</text:p>
              </table:table-cell>
              <table:table-cell office:value-type="float" office:value="NaN">
                <text:p>NaN</text:p>
              </table:table-cell>
              <table:table-cell office:value-type="float" office:value="7.56922">
                <text:p>7.5692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.71044">
                <text:p>7.71044</text:p>
              </table:table-cell>
              <table:table-cell office:value-type="float" office:value="NaN">
                <text:p>NaN</text:p>
              </table:table-cell>
              <table:table-cell office:value-type="float" office:value="7.53728">
                <text:p>7.537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.73177">
                <text:p>7.73177</text:p>
              </table:table-cell>
              <table:table-cell office:value-type="float" office:value="NaN">
                <text:p>NaN</text:p>
              </table:table-cell>
              <table:table-cell office:value-type="float" office:value="7.50561">
                <text:p>7.5056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.75384">
                <text:p>7.75384</text:p>
              </table:table-cell>
              <table:table-cell office:value-type="float" office:value="NaN">
                <text:p>NaN</text:p>
              </table:table-cell>
              <table:table-cell office:value-type="float" office:value="7.47423">
                <text:p>7.4742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.77664">
                <text:p>7.77664</text:p>
              </table:table-cell>
              <table:table-cell office:value-type="float" office:value="NaN">
                <text:p>NaN</text:p>
              </table:table-cell>
              <table:table-cell office:value-type="float" office:value="7.44315">
                <text:p>7.443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.80017">
                <text:p>7.80017</text:p>
              </table:table-cell>
              <table:table-cell office:value-type="float" office:value="NaN">
                <text:p>NaN</text:p>
              </table:table-cell>
              <table:table-cell office:value-type="float" office:value="7.41239">
                <text:p>7.4123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.82443">
                <text:p>7.82443</text:p>
              </table:table-cell>
              <table:table-cell office:value-type="float" office:value="NaN">
                <text:p>NaN</text:p>
              </table:table-cell>
              <table:table-cell office:value-type="float" office:value="7.38197">
                <text:p>7.3819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.84941">
                <text:p>7.84941</text:p>
              </table:table-cell>
              <table:table-cell office:value-type="float" office:value="NaN">
                <text:p>NaN</text:p>
              </table:table-cell>
              <table:table-cell office:value-type="float" office:value="7.3519">
                <text:p>7.35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.87511">
                <text:p>7.87511</text:p>
              </table:table-cell>
              <table:table-cell office:value-type="float" office:value="NaN">
                <text:p>NaN</text:p>
              </table:table-cell>
              <table:table-cell office:value-type="float" office:value="7.3222">
                <text:p>7.32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.90152">
                <text:p>7.90152</text:p>
              </table:table-cell>
              <table:table-cell office:value-type="float" office:value="NaN">
                <text:p>NaN</text:p>
              </table:table-cell>
              <table:table-cell office:value-type="float" office:value="7.29288">
                <text:p>7.2928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.92864">
                <text:p>7.92864</text:p>
              </table:table-cell>
              <table:table-cell office:value-type="float" office:value="NaN">
                <text:p>NaN</text:p>
              </table:table-cell>
              <table:table-cell office:value-type="float" office:value="7.26397">
                <text:p>7.2639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.95647">
                <text:p>7.95647</text:p>
              </table:table-cell>
              <table:table-cell office:value-type="float" office:value="NaN">
                <text:p>NaN</text:p>
              </table:table-cell>
              <table:table-cell office:value-type="float" office:value="7.23548">
                <text:p>7.2354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.98498">
                <text:p>7.98498</text:p>
              </table:table-cell>
              <table:table-cell office:value-type="float" office:value="NaN">
                <text:p>NaN</text:p>
              </table:table-cell>
              <table:table-cell office:value-type="float" office:value="7.20742">
                <text:p>7.2074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.014187">
                <text:p>8.014187</text:p>
              </table:table-cell>
              <table:table-cell office:value-type="float" office:value="NaN">
                <text:p>NaN</text:p>
              </table:table-cell>
              <table:table-cell office:value-type="float" office:value="7.17982">
                <text:p>7.1798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.044074">
                <text:p>8.044074</text:p>
              </table:table-cell>
              <table:table-cell office:value-type="float" office:value="NaN">
                <text:p>NaN</text:p>
              </table:table-cell>
              <table:table-cell office:value-type="float" office:value="7.15268">
                <text:p>7.1526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.074635">
                <text:p>8.074635</text:p>
              </table:table-cell>
              <table:table-cell office:value-type="float" office:value="NaN">
                <text:p>NaN</text:p>
              </table:table-cell>
              <table:table-cell office:value-type="float" office:value="7.12602">
                <text:p>7.1260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.105864">
                <text:p>8.105864</text:p>
              </table:table-cell>
              <table:table-cell office:value-type="float" office:value="NaN">
                <text:p>NaN</text:p>
              </table:table-cell>
              <table:table-cell office:value-type="float" office:value="7.09986">
                <text:p>7.0998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.13775">
                <text:p>8.13775</text:p>
              </table:table-cell>
              <table:table-cell office:value-type="float" office:value="NaN">
                <text:p>NaN</text:p>
              </table:table-cell>
              <table:table-cell office:value-type="float" office:value="7.07422">
                <text:p>7.074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.170288">
                <text:p>8.170288</text:p>
              </table:table-cell>
              <table:table-cell office:value-type="float" office:value="NaN">
                <text:p>NaN</text:p>
              </table:table-cell>
              <table:table-cell office:value-type="float" office:value="7.04911">
                <text:p>7.049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.203467">
                <text:p>8.203467</text:p>
              </table:table-cell>
              <table:table-cell office:value-type="float" office:value="NaN">
                <text:p>NaN</text:p>
              </table:table-cell>
              <table:table-cell office:value-type="float" office:value="7.02454">
                <text:p>7.0245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.237279">
                <text:p>8.237279</text:p>
              </table:table-cell>
              <table:table-cell office:value-type="float" office:value="NaN">
                <text:p>NaN</text:p>
              </table:table-cell>
              <table:table-cell office:value-type="float" office:value="7.00054">
                <text:p>7.000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.271713">
                <text:p>8.271713</text:p>
              </table:table-cell>
              <table:table-cell office:value-type="float" office:value="NaN">
                <text:p>NaN</text:p>
              </table:table-cell>
              <table:table-cell office:value-type="float" office:value="6.97711">
                <text:p>6.977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.306762">
                <text:p>8.306762</text:p>
              </table:table-cell>
              <table:table-cell office:value-type="float" office:value="NaN">
                <text:p>NaN</text:p>
              </table:table-cell>
              <table:table-cell office:value-type="float" office:value="6.95427">
                <text:p>6.9542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.342413">
                <text:p>8.342413</text:p>
              </table:table-cell>
              <table:table-cell office:value-type="float" office:value="NaN">
                <text:p>NaN</text:p>
              </table:table-cell>
              <table:table-cell office:value-type="float" office:value="6.93203">
                <text:p>6.9320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.378658">
                <text:p>8.378658</text:p>
              </table:table-cell>
              <table:table-cell office:value-type="float" office:value="NaN">
                <text:p>NaN</text:p>
              </table:table-cell>
              <table:table-cell office:value-type="float" office:value="6.91042">
                <text:p>6.9104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.415485">
                <text:p>8.415485</text:p>
              </table:table-cell>
              <table:table-cell office:value-type="float" office:value="NaN">
                <text:p>NaN</text:p>
              </table:table-cell>
              <table:table-cell office:value-type="float" office:value="6.88945">
                <text:p>6.8894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.452882">
                <text:p>8.452882</text:p>
              </table:table-cell>
              <table:table-cell office:value-type="float" office:value="NaN">
                <text:p>NaN</text:p>
              </table:table-cell>
              <table:table-cell office:value-type="float" office:value="6.86912">
                <text:p>6.8691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.490839">
                <text:p>8.490839</text:p>
              </table:table-cell>
              <table:table-cell office:value-type="float" office:value="NaN">
                <text:p>NaN</text:p>
              </table:table-cell>
              <table:table-cell office:value-type="float" office:value="6.84945">
                <text:p>6.8494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.529344">
                <text:p>8.529344</text:p>
              </table:table-cell>
              <table:table-cell office:value-type="float" office:value="NaN">
                <text:p>NaN</text:p>
              </table:table-cell>
              <table:table-cell office:value-type="float" office:value="6.83046">
                <text:p>6.830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.568385">
                <text:p>8.568385</text:p>
              </table:table-cell>
              <table:table-cell office:value-type="float" office:value="NaN">
                <text:p>NaN</text:p>
              </table:table-cell>
              <table:table-cell office:value-type="float" office:value="6.81217">
                <text:p>6.8121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.607948">
                <text:p>8.607948</text:p>
              </table:table-cell>
              <table:table-cell office:value-type="float" office:value="NaN">
                <text:p>NaN</text:p>
              </table:table-cell>
              <table:table-cell office:value-type="float" office:value="6.79458">
                <text:p>6.7945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.648022">
                <text:p>8.648022</text:p>
              </table:table-cell>
              <table:table-cell office:value-type="float" office:value="NaN">
                <text:p>NaN</text:p>
              </table:table-cell>
              <table:table-cell office:value-type="float" office:value="6.7777">
                <text:p>6.777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.688594">
                <text:p>8.688594</text:p>
              </table:table-cell>
              <table:table-cell office:value-type="float" office:value="NaN">
                <text:p>NaN</text:p>
              </table:table-cell>
              <table:table-cell office:value-type="float" office:value="6.76156">
                <text:p>6.7615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.729649">
                <text:p>8.729649</text:p>
              </table:table-cell>
              <table:table-cell office:value-type="float" office:value="NaN">
                <text:p>NaN</text:p>
              </table:table-cell>
              <table:table-cell office:value-type="float" office:value="6.74616">
                <text:p>6.746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.771175">
                <text:p>8.771175</text:p>
              </table:table-cell>
              <table:table-cell office:value-type="float" office:value="NaN">
                <text:p>NaN</text:p>
              </table:table-cell>
              <table:table-cell office:value-type="float" office:value="6.73151">
                <text:p>6.731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.813157">
                <text:p>8.813157</text:p>
              </table:table-cell>
              <table:table-cell office:value-type="float" office:value="NaN">
                <text:p>NaN</text:p>
              </table:table-cell>
              <table:table-cell office:value-type="float" office:value="6.71763">
                <text:p>6.7176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.855582">
                <text:p>8.855582</text:p>
              </table:table-cell>
              <table:table-cell office:value-type="float" office:value="NaN">
                <text:p>NaN</text:p>
              </table:table-cell>
              <table:table-cell office:value-type="float" office:value="6.70454">
                <text:p>6.7045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.898434">
                <text:p>8.898434</text:p>
              </table:table-cell>
              <table:table-cell office:value-type="float" office:value="NaN">
                <text:p>NaN</text:p>
              </table:table-cell>
              <table:table-cell office:value-type="float" office:value="6.69223">
                <text:p>6.6922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.9416982">
                <text:p>8.9416982</text:p>
              </table:table-cell>
              <table:table-cell office:value-type="float" office:value="NaN">
                <text:p>NaN</text:p>
              </table:table-cell>
              <table:table-cell office:value-type="float" office:value="6.68073">
                <text:p>6.680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.9853603">
                <text:p>8.9853603</text:p>
              </table:table-cell>
              <table:table-cell office:value-type="float" office:value="NaN">
                <text:p>NaN</text:p>
              </table:table-cell>
              <table:table-cell office:value-type="float" office:value="6.67005">
                <text:p>6.670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.0294045">
                <text:p>9.0294045</text:p>
              </table:table-cell>
              <table:table-cell office:value-type="float" office:value="NaN">
                <text:p>NaN</text:p>
              </table:table-cell>
              <table:table-cell office:value-type="float" office:value="6.66018">
                <text:p>6.660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.0738153">
                <text:p>9.0738153</text:p>
              </table:table-cell>
              <table:table-cell office:value-type="float" office:value="NaN">
                <text:p>NaN</text:p>
              </table:table-cell>
              <table:table-cell office:value-type="float" office:value="6.65116">
                <text:p>6.6511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.118577">
                <text:p>9.118577</text:p>
              </table:table-cell>
              <table:table-cell office:value-type="float" office:value="NaN">
                <text:p>NaN</text:p>
              </table:table-cell>
              <table:table-cell office:value-type="float" office:value="6.64298">
                <text:p>6.6429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.163672">
                <text:p>9.163672</text:p>
              </table:table-cell>
              <table:table-cell office:value-type="float" office:value="NaN">
                <text:p>NaN</text:p>
              </table:table-cell>
              <table:table-cell office:value-type="float" office:value="6.63566">
                <text:p>6.6356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.209086">
                <text:p>9.209086</text:p>
              </table:table-cell>
              <table:table-cell office:value-type="float" office:value="NaN">
                <text:p>NaN</text:p>
              </table:table-cell>
              <table:table-cell office:value-type="float" office:value="6.6292">
                <text:p>6.62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.254801">
                <text:p>9.254801</text:p>
              </table:table-cell>
              <table:table-cell office:value-type="float" office:value="NaN">
                <text:p>NaN</text:p>
              </table:table-cell>
              <table:table-cell office:value-type="float" office:value="6.62362">
                <text:p>6.6236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.3008">
                <text:p>9.3008</text:p>
              </table:table-cell>
              <table:table-cell office:value-type="float" office:value="NaN">
                <text:p>NaN</text:p>
              </table:table-cell>
              <table:table-cell office:value-type="float" office:value="6.61892">
                <text:p>6.618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.347066">
                <text:p>9.347066</text:p>
              </table:table-cell>
              <table:table-cell office:value-type="float" office:value="NaN">
                <text:p>NaN</text:p>
              </table:table-cell>
              <table:table-cell office:value-type="float" office:value="6.61512">
                <text:p>6.615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.393582">
                <text:p>9.393582</text:p>
              </table:table-cell>
              <table:table-cell office:value-type="float" office:value="NaN">
                <text:p>NaN</text:p>
              </table:table-cell>
              <table:table-cell office:value-type="float" office:value="6.61222">
                <text:p>6.6122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.44033">
                <text:p>9.44033</text:p>
              </table:table-cell>
              <table:table-cell office:value-type="float" office:value="NaN">
                <text:p>NaN</text:p>
              </table:table-cell>
              <table:table-cell office:value-type="float" office:value="6.61023">
                <text:p>6.6102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.487292">
                <text:p>9.487292</text:p>
              </table:table-cell>
              <table:table-cell office:value-type="float" office:value="NaN">
                <text:p>NaN</text:p>
              </table:table-cell>
              <table:table-cell office:value-type="float" office:value="6.60915">
                <text:p>6.609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.534451">
                <text:p>9.534451</text:p>
              </table:table-cell>
              <table:table-cell office:value-type="float" office:value="NaN">
                <text:p>NaN</text:p>
              </table:table-cell>
              <table:table-cell office:value-type="float" office:value="6.609">
                <text:p>6.60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.581788">
                <text:p>9.581788</text:p>
              </table:table-cell>
              <table:table-cell office:value-type="float" office:value="NaN">
                <text:p>NaN</text:p>
              </table:table-cell>
              <table:table-cell office:value-type="float" office:value="6.60979">
                <text:p>6.609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.629284">
                <text:p>9.629284</text:p>
              </table:table-cell>
              <table:table-cell office:value-type="float" office:value="NaN">
                <text:p>NaN</text:p>
              </table:table-cell>
              <table:table-cell office:value-type="float" office:value="6.61151">
                <text:p>6.611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.676921">
                <text:p>9.676921</text:p>
              </table:table-cell>
              <table:table-cell office:value-type="float" office:value="NaN">
                <text:p>NaN</text:p>
              </table:table-cell>
              <table:table-cell office:value-type="float" office:value="6.61417">
                <text:p>6.6141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.72468">
                <text:p>9.72468</text:p>
              </table:table-cell>
              <table:table-cell office:value-type="float" office:value="NaN">
                <text:p>NaN</text:p>
              </table:table-cell>
              <table:table-cell office:value-type="float" office:value="6.61779">
                <text:p>6.6177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.772542">
                <text:p>9.772542</text:p>
              </table:table-cell>
              <table:table-cell office:value-type="float" office:value="NaN">
                <text:p>NaN</text:p>
              </table:table-cell>
              <table:table-cell office:value-type="float" office:value="6.62236">
                <text:p>6.622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.820489">
                <text:p>9.820489</text:p>
              </table:table-cell>
              <table:table-cell office:value-type="float" office:value="NaN">
                <text:p>NaN</text:p>
              </table:table-cell>
              <table:table-cell office:value-type="float" office:value="6.62789">
                <text:p>6.627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.8685">
                <text:p>9.8685</text:p>
              </table:table-cell>
              <table:table-cell office:value-type="float" office:value="NaN">
                <text:p>NaN</text:p>
              </table:table-cell>
              <table:table-cell office:value-type="float" office:value="6.63439">
                <text:p>6.634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.916557">
                <text:p>9.916557</text:p>
              </table:table-cell>
              <table:table-cell office:value-type="float" office:value="NaN">
                <text:p>NaN</text:p>
              </table:table-cell>
              <table:table-cell office:value-type="float" office:value="6.64186">
                <text:p>6.6418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.964639">
                <text:p>9.964639</text:p>
              </table:table-cell>
              <table:table-cell office:value-type="float" office:value="NaN">
                <text:p>NaN</text:p>
              </table:table-cell>
              <table:table-cell office:value-type="float" office:value="6.6503">
                <text:p>6.650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.01273">
                <text:p>10.01273</text:p>
              </table:table-cell>
              <table:table-cell office:value-type="float" office:value="NaN">
                <text:p>NaN</text:p>
              </table:table-cell>
              <table:table-cell office:value-type="float" office:value="6.65973">
                <text:p>6.6597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.0608">
                <text:p>10.0608</text:p>
              </table:table-cell>
              <table:table-cell office:value-type="float" office:value="NaN">
                <text:p>NaN</text:p>
              </table:table-cell>
              <table:table-cell office:value-type="float" office:value="6.67013">
                <text:p>6.670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.10884">
                <text:p>10.10884</text:p>
              </table:table-cell>
              <table:table-cell office:value-type="float" office:value="NaN">
                <text:p>NaN</text:p>
              </table:table-cell>
              <table:table-cell office:value-type="float" office:value="6.68152">
                <text:p>6.6815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.15683">
                <text:p>10.15683</text:p>
              </table:table-cell>
              <table:table-cell office:value-type="float" office:value="NaN">
                <text:p>NaN</text:p>
              </table:table-cell>
              <table:table-cell office:value-type="float" office:value="6.69389">
                <text:p>6.6938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.20474">
                <text:p>10.20474</text:p>
              </table:table-cell>
              <table:table-cell office:value-type="float" office:value="NaN">
                <text:p>NaN</text:p>
              </table:table-cell>
              <table:table-cell office:value-type="float" office:value="6.70725">
                <text:p>6.707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.25256">
                <text:p>10.25256</text:p>
              </table:table-cell>
              <table:table-cell office:value-type="float" office:value="NaN">
                <text:p>NaN</text:p>
              </table:table-cell>
              <table:table-cell office:value-type="float" office:value="6.7216">
                <text:p>6.72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.30026">
                <text:p>10.30026</text:p>
              </table:table-cell>
              <table:table-cell office:value-type="float" office:value="NaN">
                <text:p>NaN</text:p>
              </table:table-cell>
              <table:table-cell office:value-type="float" office:value="6.73695">
                <text:p>6.736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.34783">
                <text:p>10.34783</text:p>
              </table:table-cell>
              <table:table-cell office:value-type="float" office:value="NaN">
                <text:p>NaN</text:p>
              </table:table-cell>
              <table:table-cell office:value-type="float" office:value="6.75328">
                <text:p>6.7532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.39524">
                <text:p>10.39524</text:p>
              </table:table-cell>
              <table:table-cell office:value-type="float" office:value="NaN">
                <text:p>NaN</text:p>
              </table:table-cell>
              <table:table-cell office:value-type="float" office:value="6.77061">
                <text:p>6.7706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.44248">
                <text:p>10.44248</text:p>
              </table:table-cell>
              <table:table-cell office:value-type="float" office:value="NaN">
                <text:p>NaN</text:p>
              </table:table-cell>
              <table:table-cell office:value-type="float" office:value="6.78893">
                <text:p>6.7889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.48952">
                <text:p>10.48952</text:p>
              </table:table-cell>
              <table:table-cell office:value-type="float" office:value="NaN">
                <text:p>NaN</text:p>
              </table:table-cell>
              <table:table-cell office:value-type="float" office:value="6.80824">
                <text:p>6.808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.53634">
                <text:p>10.53634</text:p>
              </table:table-cell>
              <table:table-cell office:value-type="float" office:value="NaN">
                <text:p>NaN</text:p>
              </table:table-cell>
              <table:table-cell office:value-type="float" office:value="6.82854">
                <text:p>6.828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.58293">
                <text:p>10.58293</text:p>
              </table:table-cell>
              <table:table-cell office:value-type="float" office:value="NaN">
                <text:p>NaN</text:p>
              </table:table-cell>
              <table:table-cell office:value-type="float" office:value="6.84983">
                <text:p>6.8498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.62925">
                <text:p>10.62925</text:p>
              </table:table-cell>
              <table:table-cell office:value-type="float" office:value="NaN">
                <text:p>NaN</text:p>
              </table:table-cell>
              <table:table-cell office:value-type="float" office:value="6.87211">
                <text:p>6.872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.6753">
                <text:p>10.6753</text:p>
              </table:table-cell>
              <table:table-cell office:value-type="float" office:value="NaN">
                <text:p>NaN</text:p>
              </table:table-cell>
              <table:table-cell office:value-type="float" office:value="6.89537">
                <text:p>6.895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.72104">
                <text:p>10.72104</text:p>
              </table:table-cell>
              <table:table-cell office:value-type="float" office:value="NaN">
                <text:p>NaN</text:p>
              </table:table-cell>
              <table:table-cell office:value-type="float" office:value="6.91961">
                <text:p>6.9196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.76647">
                <text:p>10.76647</text:p>
              </table:table-cell>
              <table:table-cell office:value-type="float" office:value="NaN">
                <text:p>NaN</text:p>
              </table:table-cell>
              <table:table-cell office:value-type="float" office:value="6.94484">
                <text:p>6.9448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.81155">
                <text:p>10.81155</text:p>
              </table:table-cell>
              <table:table-cell office:value-type="float" office:value="NaN">
                <text:p>NaN</text:p>
              </table:table-cell>
              <table:table-cell office:value-type="float" office:value="6.97104">
                <text:p>6.9710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.85627">
                <text:p>10.85627</text:p>
              </table:table-cell>
              <table:table-cell office:value-type="float" office:value="NaN">
                <text:p>NaN</text:p>
              </table:table-cell>
              <table:table-cell office:value-type="float" office:value="6.99821">
                <text:p>6.9982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.90061">
                <text:p>10.90061</text:p>
              </table:table-cell>
              <table:table-cell office:value-type="float" office:value="NaN">
                <text:p>NaN</text:p>
              </table:table-cell>
              <table:table-cell office:value-type="float" office:value="7.02635">
                <text:p>7.0263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.94454">
                <text:p>10.94454</text:p>
              </table:table-cell>
              <table:table-cell office:value-type="float" office:value="NaN">
                <text:p>NaN</text:p>
              </table:table-cell>
              <table:table-cell office:value-type="float" office:value="7.05546">
                <text:p>7.0554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.98805">
                <text:p>10.98805</text:p>
              </table:table-cell>
              <table:table-cell office:value-type="float" office:value="NaN">
                <text:p>NaN</text:p>
              </table:table-cell>
              <table:table-cell office:value-type="float" office:value="7.08552">
                <text:p>7.0855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.03112">
                <text:p>11.03112</text:p>
              </table:table-cell>
              <table:table-cell office:value-type="float" office:value="NaN">
                <text:p>NaN</text:p>
              </table:table-cell>
              <table:table-cell office:value-type="float" office:value="7.11653">
                <text:p>7.1165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.07372">
                <text:p>11.07372</text:p>
              </table:table-cell>
              <table:table-cell office:value-type="float" office:value="7.14849">
                <text:p>7.14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.11583">
                <text:p>11.11583</text:p>
              </table:table-cell>
              <table:table-cell office:value-type="float" office:value="7.18138">
                <text:p>7.18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.15744">
                <text:p>11.15744</text:p>
              </table:table-cell>
              <table:table-cell office:value-type="float" office:value="7.21521">
                <text:p>7.21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.19852">
                <text:p>11.19852</text:p>
              </table:table-cell>
              <table:table-cell office:value-type="float" office:value="7.24997">
                <text:p>7.24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.23905">
                <text:p>11.23905</text:p>
              </table:table-cell>
              <table:table-cell office:value-type="float" office:value="7.28564">
                <text:p>7.28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.27902">
                <text:p>11.27902</text:p>
              </table:table-cell>
              <table:table-cell office:value-type="float" office:value="7.32222">
                <text:p>7.3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.3184">
                <text:p>11.3184</text:p>
              </table:table-cell>
              <table:table-cell office:value-type="float" office:value="7.35969">
                <text:p>7.35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.35718">
                <text:p>11.35718</text:p>
              </table:table-cell>
              <table:table-cell office:value-type="float" office:value="7.39806">
                <text:p>7.39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.39533">
                <text:p>11.39533</text:p>
              </table:table-cell>
              <table:table-cell office:value-type="float" office:value="7.43731">
                <text:p>7.43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.43284">
                <text:p>11.43284</text:p>
              </table:table-cell>
              <table:table-cell office:value-type="float" office:value="7.47743">
                <text:p>7.47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.46968">
                <text:p>11.46968</text:p>
              </table:table-cell>
              <table:table-cell office:value-type="float" office:value="7.51841">
                <text:p>7.51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.50583">
                <text:p>11.50583</text:p>
              </table:table-cell>
              <table:table-cell office:value-type="float" office:value="7.56025">
                <text:p>7.56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.54129">
                <text:p>11.54129</text:p>
              </table:table-cell>
              <table:table-cell office:value-type="float" office:value="7.60291">
                <text:p>7.60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.57602">
                <text:p>11.57602</text:p>
              </table:table-cell>
              <table:table-cell office:value-type="float" office:value="7.64641">
                <text:p>7.64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.61002">
                <text:p>11.61002</text:p>
              </table:table-cell>
              <table:table-cell office:value-type="float" office:value="7.69072">
                <text:p>7.69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.64325">
                <text:p>11.64325</text:p>
              </table:table-cell>
              <table:table-cell office:value-type="float" office:value="7.73583">
                <text:p>7.73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.67571">
                <text:p>11.67571</text:p>
              </table:table-cell>
              <table:table-cell office:value-type="float" office:value="7.78174">
                <text:p>7.78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.70738">
                <text:p>11.70738</text:p>
              </table:table-cell>
              <table:table-cell office:value-type="float" office:value="7.82841">
                <text:p>7.82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.73823">
                <text:p>11.73823</text:p>
              </table:table-cell>
              <table:table-cell office:value-type="float" office:value="7.87585">
                <text:p>7.87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.76825">
                <text:p>11.76825</text:p>
              </table:table-cell>
              <table:table-cell office:value-type="float" office:value="7.92404">
                <text:p>7.92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.79743">
                <text:p>11.79743</text:p>
              </table:table-cell>
              <table:table-cell office:value-type="float" office:value="7.97296">
                <text:p>7.97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.82574">
                <text:p>11.82574</text:p>
              </table:table-cell>
              <table:table-cell office:value-type="float" office:value="8.022605">
                <text:p>8.022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.85317">
                <text:p>11.85317</text:p>
              </table:table-cell>
              <table:table-cell office:value-type="float" office:value="8.072949">
                <text:p>8.072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.8797">
                <text:p>11.8797</text:p>
              </table:table-cell>
              <table:table-cell office:value-type="float" office:value="8.123981">
                <text:p>8.123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.90532">
                <text:p>11.90532</text:p>
              </table:table-cell>
              <table:table-cell office:value-type="float" office:value="8.175685">
                <text:p>8.175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.93001">
                <text:p>11.93001</text:p>
              </table:table-cell>
              <table:table-cell office:value-type="float" office:value="8.228045">
                <text:p>8.228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.95376">
                <text:p>11.95376</text:p>
              </table:table-cell>
              <table:table-cell office:value-type="float" office:value="8.281043">
                <text:p>8.281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.97655">
                <text:p>11.97655</text:p>
              </table:table-cell>
              <table:table-cell office:value-type="float" office:value="8.334663">
                <text:p>8.33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.99836">
                <text:p>11.99836</text:p>
              </table:table-cell>
              <table:table-cell office:value-type="float" office:value="8.388887">
                <text:p>8.388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.01918">
                <text:p>12.01918</text:p>
              </table:table-cell>
              <table:table-cell office:value-type="float" office:value="8.443698">
                <text:p>8.443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.03899">
                <text:p>12.03899</text:p>
              </table:table-cell>
              <table:table-cell office:value-type="float" office:value="8.499078">
                <text:p>8.499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.05779">
                <text:p>12.05779</text:p>
              </table:table-cell>
              <table:table-cell office:value-type="float" office:value="8.555007">
                <text:p>8.555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.07556">
                <text:p>12.07556</text:p>
              </table:table-cell>
              <table:table-cell office:value-type="float" office:value="8.611467">
                <text:p>8.611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.09228">
                <text:p>12.09228</text:p>
              </table:table-cell>
              <table:table-cell office:value-type="float" office:value="8.668439">
                <text:p>8.668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.10794">
                <text:p>12.10794</text:p>
              </table:table-cell>
              <table:table-cell office:value-type="float" office:value="8.725904">
                <text:p>8.725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.12253">
                <text:p>12.12253</text:p>
              </table:table-cell>
              <table:table-cell office:value-type="float" office:value="8.783842">
                <text:p>8.783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.13603">
                <text:p>12.13603</text:p>
              </table:table-cell>
              <table:table-cell office:value-type="float" office:value="8.842233">
                <text:p>8.842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.14845">
                <text:p>12.14845</text:p>
              </table:table-cell>
              <table:table-cell office:value-type="float" office:value="8.9010561">
                <text:p>8.9010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.15975">
                <text:p>12.15975</text:p>
              </table:table-cell>
              <table:table-cell office:value-type="float" office:value="8.9602913">
                <text:p>8.9602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.16994">
                <text:p>12.16994</text:p>
              </table:table-cell>
              <table:table-cell office:value-type="float" office:value="9.0199176">
                <text:p>9.0199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.179">
                <text:p>12.179</text:p>
              </table:table-cell>
              <table:table-cell office:value-type="float" office:value="9.0799137">
                <text:p>9.0799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.18692">
                <text:p>12.18692</text:p>
              </table:table-cell>
              <table:table-cell office:value-type="float" office:value="9.140258">
                <text:p>9.140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.19369">
                <text:p>12.19369</text:p>
              </table:table-cell>
              <table:table-cell office:value-type="float" office:value="9.20093">
                <text:p>9.20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.1993">
                <text:p>12.1993</text:p>
              </table:table-cell>
              <table:table-cell office:value-type="float" office:value="9.261906">
                <text:p>9.261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.20374">
                <text:p>12.20374</text:p>
              </table:table-cell>
              <table:table-cell office:value-type="float" office:value="9.323165">
                <text:p>9.323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.20701">
                <text:p>12.20701</text:p>
              </table:table-cell>
              <table:table-cell office:value-type="float" office:value="9.384684">
                <text:p>9.384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.2091">
                <text:p>12.2091</text:p>
              </table:table-cell>
              <table:table-cell office:value-type="float" office:value="9.446441">
                <text:p>9.446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.20999">
                <text:p>12.20999</text:p>
              </table:table-cell>
              <table:table-cell office:value-type="float" office:value="9.508412">
                <text:p>9.508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.20968">
                <text:p>12.20968</text:p>
              </table:table-cell>
              <table:table-cell office:value-type="float" office:value="9.570575">
                <text:p>9.570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2.20817">
                <text:p>12.20817</text:p>
              </table:table-cell>
              <table:table-cell office:value-type="float" office:value="9.632907">
                <text:p>9.632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.20544">
                <text:p>12.20544</text:p>
              </table:table-cell>
              <table:table-cell office:value-type="float" office:value="9.695383">
                <text:p>9.695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2.20149">
                <text:p>12.20149</text:p>
              </table:table-cell>
              <table:table-cell office:value-type="float" office:value="9.757981">
                <text:p>9.757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.19632">
                <text:p>12.19632</text:p>
              </table:table-cell>
              <table:table-cell office:value-type="float" office:value="9.820677">
                <text:p>9.820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.18993">
                <text:p>12.18993</text:p>
              </table:table-cell>
              <table:table-cell office:value-type="float" office:value="9.883446">
                <text:p>9.883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.18229">
                <text:p>12.18229</text:p>
              </table:table-cell>
              <table:table-cell office:value-type="float" office:value="9.946264">
                <text:p>9.946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.17342">
                <text:p>12.17342</text:p>
              </table:table-cell>
              <table:table-cell office:value-type="float" office:value="10.00911">
                <text:p>10.00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.16331">
                <text:p>12.16331</text:p>
              </table:table-cell>
              <table:table-cell office:value-type="float" office:value="10.07195">
                <text:p>10.07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.15195">
                <text:p>12.15195</text:p>
              </table:table-cell>
              <table:table-cell office:value-type="float" office:value="10.13477">
                <text:p>10.13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2.13935">
                <text:p>12.13935</text:p>
              </table:table-cell>
              <table:table-cell office:value-type="float" office:value="10.19754">
                <text:p>10.19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2.12549">
                <text:p>12.12549</text:p>
              </table:table-cell>
              <table:table-cell office:value-type="float" office:value="10.26024">
                <text:p>10.26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.11038">
                <text:p>12.11038</text:p>
              </table:table-cell>
              <table:table-cell office:value-type="float" office:value="10.32284">
                <text:p>10.32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.09402">
                <text:p>12.09402</text:p>
              </table:table-cell>
              <table:table-cell office:value-type="float" office:value="10.38532">
                <text:p>10.38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.07641">
                <text:p>12.07641</text:p>
              </table:table-cell>
              <table:table-cell office:value-type="float" office:value="10.44765">
                <text:p>10.44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2.05755">
                <text:p>12.05755</text:p>
              </table:table-cell>
              <table:table-cell office:value-type="float" office:value="10.50981">
                <text:p>10.50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.03743">
                <text:p>12.03743</text:p>
              </table:table-cell>
              <table:table-cell office:value-type="float" office:value="10.57176">
                <text:p>10.57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.01605">
                <text:p>12.01605</text:p>
              </table:table-cell>
              <table:table-cell office:value-type="float" office:value="10.6335">
                <text:p>10.6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1.99343">
                <text:p>11.99343</text:p>
              </table:table-cell>
              <table:table-cell office:value-type="float" office:value="10.69498">
                <text:p>10.69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.96956">
                <text:p>11.96956</text:p>
              </table:table-cell>
              <table:table-cell office:value-type="float" office:value="10.75619">
                <text:p>10.75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.94444">
                <text:p>11.94444</text:p>
              </table:table-cell>
              <table:table-cell office:value-type="float" office:value="10.8171">
                <text:p>10.8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.91808">
                <text:p>11.91808</text:p>
              </table:table-cell>
              <table:table-cell office:value-type="float" office:value="10.87769">
                <text:p>10.87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.89047">
                <text:p>11.89047</text:p>
              </table:table-cell>
              <table:table-cell office:value-type="float" office:value="10.93793">
                <text:p>10.93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.86163">
                <text:p>11.86163</text:p>
              </table:table-cell>
              <table:table-cell office:value-type="float" office:value="10.99779">
                <text:p>10.99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.83156">
                <text:p>11.83156</text:p>
              </table:table-cell>
              <table:table-cell office:value-type="float" office:value="11.05725">
                <text:p>11.05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.80026">
                <text:p>11.80026</text:p>
              </table:table-cell>
              <table:table-cell office:value-type="float" office:value="11.11628">
                <text:p>11.11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.76774">
                <text:p>11.76774</text:p>
              </table:table-cell>
              <table:table-cell office:value-type="float" office:value="11.17487">
                <text:p>11.17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.734">
                <text:p>11.734</text:p>
              </table:table-cell>
              <table:table-cell office:value-type="float" office:value="11.23297">
                <text:p>11.23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.69905">
                <text:p>11.69905</text:p>
              </table:table-cell>
              <table:table-cell office:value-type="float" office:value="11.29058">
                <text:p>11.29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.66289">
                <text:p>11.66289</text:p>
              </table:table-cell>
              <table:table-cell office:value-type="float" office:value="11.34766">
                <text:p>11.34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.62555">
                <text:p>11.62555</text:p>
              </table:table-cell>
              <table:table-cell office:value-type="float" office:value="11.40418">
                <text:p>11.40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.58701">
                <text:p>11.58701</text:p>
              </table:table-cell>
              <table:table-cell office:value-type="float" office:value="11.46014">
                <text:p>11.46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.5473">
                <text:p>11.5473</text:p>
              </table:table-cell>
              <table:table-cell office:value-type="float" office:value="11.51549">
                <text:p>11.51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.50641">
                <text:p>11.50641</text:p>
              </table:table-cell>
              <table:table-cell office:value-type="float" office:value="11.57021">
                <text:p>11.57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.46437">
                <text:p>11.46437</text:p>
              </table:table-cell>
              <table:table-cell office:value-type="float" office:value="11.62429">
                <text:p>11.62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.42118">
                <text:p>11.42118</text:p>
              </table:table-cell>
              <table:table-cell office:value-type="float" office:value="11.67769">
                <text:p>11.67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.37684">
                <text:p>11.37684</text:p>
              </table:table-cell>
              <table:table-cell office:value-type="float" office:value="11.73039">
                <text:p>11.73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.33138">
                <text:p>11.33138</text:p>
              </table:table-cell>
              <table:table-cell office:value-type="float" office:value="11.78237">
                <text:p>11.78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.2848">
                <text:p>11.2848</text:p>
              </table:table-cell>
              <table:table-cell office:value-type="float" office:value="11.8336">
                <text:p>11.8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.23711">
                <text:p>11.23711</text:p>
              </table:table-cell>
              <table:table-cell office:value-type="float" office:value="11.88407">
                <text:p>11.88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.18833">
                <text:p>11.18833</text:p>
              </table:table-cell>
              <table:table-cell office:value-type="float" office:value="11.93374">
                <text:p>11.93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.13847">
                <text:p>11.13847</text:p>
              </table:table-cell>
              <table:table-cell office:value-type="float" office:value="11.98259">
                <text:p>11.98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.08755">
                <text:p>11.08755</text:p>
              </table:table-cell>
              <table:table-cell office:value-type="float" office:value="12.0306">
                <text:p>12.0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.03557">
                <text:p>11.03557</text:p>
              </table:table-cell>
              <table:table-cell office:value-type="float" office:value="12.07775">
                <text:p>12.07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.98256">
                <text:p>10.98256</text:p>
              </table:table-cell>
              <table:table-cell office:value-type="float" office:value="12.12401">
                <text:p>12.12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.92852">
                <text:p>10.92852</text:p>
              </table:table-cell>
              <table:table-cell office:value-type="float" office:value="12.16937">
                <text:p>12.16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.87348">
                <text:p>10.87348</text:p>
              </table:table-cell>
              <table:table-cell office:value-type="float" office:value="12.2138">
                <text:p>12.2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.81744">
                <text:p>10.81744</text:p>
              </table:table-cell>
              <table:table-cell office:value-type="float" office:value="12.25727">
                <text:p>12.25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.76043">
                <text:p>10.76043</text:p>
              </table:table-cell>
              <table:table-cell office:value-type="float" office:value="12.29977">
                <text:p>12.29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.70246">
                <text:p>10.70246</text:p>
              </table:table-cell>
              <table:table-cell office:value-type="float" office:value="12.34127">
                <text:p>12.34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.64356">
                <text:p>10.64356</text:p>
              </table:table-cell>
              <table:table-cell office:value-type="float" office:value="12.38176">
                <text:p>12.38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.58372">
                <text:p>10.58372</text:p>
              </table:table-cell>
              <table:table-cell office:value-type="float" office:value="12.42122">
                <text:p>12.42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.52299">
                <text:p>10.52299</text:p>
              </table:table-cell>
              <table:table-cell office:value-type="float" office:value="12.45961">
                <text:p>12.45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.46136">
                <text:p>10.46136</text:p>
              </table:table-cell>
              <table:table-cell office:value-type="float" office:value="12.49693">
                <text:p>12.49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.39887">
                <text:p>10.39887</text:p>
              </table:table-cell>
              <table:table-cell office:value-type="float" office:value="12.53315">
                <text:p>12.53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.33554">
                <text:p>10.33554</text:p>
              </table:table-cell>
              <table:table-cell office:value-type="float" office:value="12.56826">
                <text:p>12.56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.27137">
                <text:p>10.27137</text:p>
              </table:table-cell>
              <table:table-cell office:value-type="float" office:value="12.60222">
                <text:p>12.60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.2064">
                <text:p>10.2064</text:p>
              </table:table-cell>
              <table:table-cell office:value-type="float" office:value="12.63504">
                <text:p>12.63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.14064">
                <text:p>10.14064</text:p>
              </table:table-cell>
              <table:table-cell office:value-type="float" office:value="12.66668">
                <text:p>12.66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.07412">
                <text:p>10.07412</text:p>
              </table:table-cell>
              <table:table-cell office:value-type="float" office:value="12.69713">
                <text:p>12.69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.00685">
                <text:p>10.00685</text:p>
              </table:table-cell>
              <table:table-cell office:value-type="float" office:value="12.72637">
                <text:p>12.72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.938859">
                <text:p>9.938859</text:p>
              </table:table-cell>
              <table:table-cell office:value-type="float" office:value="12.75439">
                <text:p>12.75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.870171">
                <text:p>9.870171</text:p>
              </table:table-cell>
              <table:table-cell office:value-type="float" office:value="12.78116">
                <text:p>12.78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.800806">
                <text:p>9.800806</text:p>
              </table:table-cell>
              <table:table-cell office:value-type="float" office:value="12.80668">
                <text:p>12.80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.730787">
                <text:p>9.730787</text:p>
              </table:table-cell>
              <table:table-cell office:value-type="float" office:value="12.83092">
                <text:p>12.83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.660139">
                <text:p>9.660139</text:p>
              </table:table-cell>
              <table:table-cell office:value-type="float" office:value="12.85387">
                <text:p>12.85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.588884">
                <text:p>9.588884</text:p>
              </table:table-cell>
              <table:table-cell office:value-type="float" office:value="12.87551">
                <text:p>12.87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.517048">
                <text:p>9.517048</text:p>
              </table:table-cell>
              <table:table-cell office:value-type="float" office:value="12.89584">
                <text:p>12.89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.444654">
                <text:p>9.444654</text:p>
              </table:table-cell>
              <table:table-cell office:value-type="float" office:value="12.91483">
                <text:p>12.91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.371728">
                <text:p>9.371728</text:p>
              </table:table-cell>
              <table:table-cell office:value-type="float" office:value="12.93247">
                <text:p>12.93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.298294">
                <text:p>9.298294</text:p>
              </table:table-cell>
              <table:table-cell office:value-type="float" office:value="12.94875">
                <text:p>12.9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.224379">
                <text:p>9.224379</text:p>
              </table:table-cell>
              <table:table-cell office:value-type="float" office:value="12.96365">
                <text:p>12.96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.150007">
                <text:p>9.150007</text:p>
              </table:table-cell>
              <table:table-cell office:value-type="float" office:value="12.97717">
                <text:p>12.97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.0752053">
                <text:p>9.0752053</text:p>
              </table:table-cell>
              <table:table-cell office:value-type="float" office:value="12.98929">
                <text:p>12.98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.9244178">
                <text:p>8.9244178</text:p>
              </table:table-cell>
              <table:table-cell office:value-type="float" office:value="13.00929">
                <text:p>13.00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.848485">
                <text:p>8.848485</text:p>
              </table:table-cell>
              <table:table-cell office:value-type="float" office:value="13.01714">
                <text:p>13.01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.77223">
                <text:p>8.77223</text:p>
              </table:table-cell>
              <table:table-cell office:value-type="float" office:value="13.02356">
                <text:p>13.02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.69568">
                <text:p>8.69568</text:p>
              </table:table-cell>
              <table:table-cell office:value-type="float" office:value="13.02852">
                <text:p>13.02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.618861">
                <text:p>8.618861</text:p>
              </table:table-cell>
              <table:table-cell office:value-type="float" office:value="13.03203">
                <text:p>13.03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.541803">
                <text:p>8.541803</text:p>
              </table:table-cell>
              <table:table-cell office:value-type="float" office:value="13.03406">
                <text:p>13.03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.464533">
                <text:p>8.464533</text:p>
              </table:table-cell>
              <table:table-cell office:value-type="float" office:value="13.03462">
                <text:p>13.03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.38708">
                <text:p>8.38708</text:p>
              </table:table-cell>
              <table:table-cell office:value-type="float" office:value="13.0337">
                <text:p>13.0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.309471">
                <text:p>8.309471</text:p>
              </table:table-cell>
              <table:table-cell office:value-type="float" office:value="13.03129">
                <text:p>13.03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.231737">
                <text:p>8.231737</text:p>
              </table:table-cell>
              <table:table-cell office:value-type="float" office:value="13.02738">
                <text:p>13.02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.153905">
                <text:p>8.153905</text:p>
              </table:table-cell>
              <table:table-cell office:value-type="float" office:value="13.02197">
                <text:p>13.02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.076004">
                <text:p>8.076004</text:p>
              </table:table-cell>
              <table:table-cell office:value-type="float" office:value="13.01505">
                <text:p>13.01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99807">
                <text:p>7.99807</text:p>
              </table:table-cell>
              <table:table-cell office:value-type="float" office:value="13.00662">
                <text:p>13.00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92012">
                <text:p>7.92012</text:p>
              </table:table-cell>
              <table:table-cell office:value-type="float" office:value="12.99668">
                <text:p>12.99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84219">
                <text:p>7.84219</text:p>
              </table:table-cell>
              <table:table-cell office:value-type="float" office:value="12.98522">
                <text:p>12.98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76431">
                <text:p>7.76431</text:p>
              </table:table-cell>
              <table:table-cell office:value-type="float" office:value="12.97224">
                <text:p>12.97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651">
                <text:p>7.68651</text:p>
              </table:table-cell>
              <table:table-cell office:value-type="float" office:value="12.95773">
                <text:p>12.95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0881">
                <text:p>7.60881</text:p>
              </table:table-cell>
              <table:table-cell office:value-type="float" office:value="12.9417">
                <text:p>12.9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53126">
                <text:p>7.53126</text:p>
              </table:table-cell>
              <table:table-cell office:value-type="float" office:value="12.92414">
                <text:p>12.92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45388">
                <text:p>7.45388</text:p>
              </table:table-cell>
              <table:table-cell office:value-type="float" office:value="12.90506">
                <text:p>12.90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37669">
                <text:p>7.37669</text:p>
              </table:table-cell>
              <table:table-cell office:value-type="float" office:value="12.88445">
                <text:p>12.88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29973">
                <text:p>7.29973</text:p>
              </table:table-cell>
              <table:table-cell office:value-type="float" office:value="12.86232">
                <text:p>12.86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22304">
                <text:p>7.22304</text:p>
              </table:table-cell>
              <table:table-cell office:value-type="float" office:value="12.83866">
                <text:p>12.83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14663">
                <text:p>7.14663</text:p>
              </table:table-cell>
              <table:table-cell office:value-type="float" office:value="12.81348">
                <text:p>12.81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07054">
                <text:p>7.07054</text:p>
              </table:table-cell>
              <table:table-cell office:value-type="float" office:value="12.78678">
                <text:p>12.78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.9948">
                <text:p>6.9948</text:p>
              </table:table-cell>
              <table:table-cell office:value-type="float" office:value="12.75856">
                <text:p>12.75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.91944">
                <text:p>6.91944</text:p>
              </table:table-cell>
              <table:table-cell office:value-type="float" office:value="12.72883">
                <text:p>12.72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.84449">
                <text:p>6.84449</text:p>
              </table:table-cell>
              <table:table-cell office:value-type="float" office:value="12.69759">
                <text:p>12.69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.76998">
                <text:p>6.76998</text:p>
              </table:table-cell>
              <table:table-cell office:value-type="float" office:value="12.66485">
                <text:p>12.66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.69594">
                <text:p>6.69594</text:p>
              </table:table-cell>
              <table:table-cell office:value-type="float" office:value="12.63061">
                <text:p>12.63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.62241">
                <text:p>6.62241</text:p>
              </table:table-cell>
              <table:table-cell office:value-type="float" office:value="12.59488">
                <text:p>12.59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.5494">
                <text:p>6.5494</text:p>
              </table:table-cell>
              <table:table-cell office:value-type="float" office:value="12.55766">
                <text:p>12.55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.47695">
                <text:p>6.47695</text:p>
              </table:table-cell>
              <table:table-cell office:value-type="float" office:value="12.51897">
                <text:p>12.51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.40509">
                <text:p>6.40509</text:p>
              </table:table-cell>
              <table:table-cell office:value-type="float" office:value="12.4788">
                <text:p>12.4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.33385">
                <text:p>6.33385</text:p>
              </table:table-cell>
              <table:table-cell office:value-type="float" office:value="12.43717">
                <text:p>12.43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.26327">
                <text:p>6.26327</text:p>
              </table:table-cell>
              <table:table-cell office:value-type="float" office:value="12.3941">
                <text:p>12.3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.19336">
                <text:p>6.19336</text:p>
              </table:table-cell>
              <table:table-cell office:value-type="float" office:value="12.34957">
                <text:p>12.34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.12415">
                <text:p>6.12415</text:p>
              </table:table-cell>
              <table:table-cell office:value-type="float" office:value="NaN">
                <text:p>NaN</text:p>
              </table:table-cell>
              <table:table-cell office:value-type="float" office:value="12.30362">
                <text:p>12.3036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.05569">
                <text:p>6.05569</text:p>
              </table:table-cell>
              <table:table-cell office:value-type="float" office:value="NaN">
                <text:p>NaN</text:p>
              </table:table-cell>
              <table:table-cell office:value-type="float" office:value="12.25625">
                <text:p>12.256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.98799">
                <text:p>5.98799</text:p>
              </table:table-cell>
              <table:table-cell office:value-type="float" office:value="NaN">
                <text:p>NaN</text:p>
              </table:table-cell>
              <table:table-cell office:value-type="float" office:value="12.20746">
                <text:p>12.2074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.92109">
                <text:p>5.92109</text:p>
              </table:table-cell>
              <table:table-cell office:value-type="float" office:value="NaN">
                <text:p>NaN</text:p>
              </table:table-cell>
              <table:table-cell office:value-type="float" office:value="12.15728">
                <text:p>12.157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.85501">
                <text:p>5.85501</text:p>
              </table:table-cell>
              <table:table-cell office:value-type="float" office:value="NaN">
                <text:p>NaN</text:p>
              </table:table-cell>
              <table:table-cell office:value-type="float" office:value="12.10571">
                <text:p>12.1057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.78979">
                <text:p>5.78979</text:p>
              </table:table-cell>
              <table:table-cell office:value-type="float" office:value="NaN">
                <text:p>NaN</text:p>
              </table:table-cell>
              <table:table-cell office:value-type="float" office:value="12.05277">
                <text:p>12.0527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.72544">
                <text:p>5.72544</text:p>
              </table:table-cell>
              <table:table-cell office:value-type="float" office:value="NaN">
                <text:p>NaN</text:p>
              </table:table-cell>
              <table:table-cell office:value-type="float" office:value="11.99848">
                <text:p>11.9984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.66201">
                <text:p>5.66201</text:p>
              </table:table-cell>
              <table:table-cell office:value-type="float" office:value="NaN">
                <text:p>NaN</text:p>
              </table:table-cell>
              <table:table-cell office:value-type="float" office:value="11.94284">
                <text:p>11.9428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.59951">
                <text:p>5.59951</text:p>
              </table:table-cell>
              <table:table-cell office:value-type="float" office:value="NaN">
                <text:p>NaN</text:p>
              </table:table-cell>
              <table:table-cell office:value-type="float" office:value="11.88587">
                <text:p>11.8858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.53797">
                <text:p>5.53797</text:p>
              </table:table-cell>
              <table:table-cell office:value-type="float" office:value="NaN">
                <text:p>NaN</text:p>
              </table:table-cell>
              <table:table-cell office:value-type="float" office:value="11.82759">
                <text:p>11.8275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.47743">
                <text:p>5.47743</text:p>
              </table:table-cell>
              <table:table-cell office:value-type="float" office:value="NaN">
                <text:p>NaN</text:p>
              </table:table-cell>
              <table:table-cell office:value-type="float" office:value="11.76801">
                <text:p>11.7680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.4179">
                <text:p>5.4179</text:p>
              </table:table-cell>
              <table:table-cell office:value-type="float" office:value="NaN">
                <text:p>NaN</text:p>
              </table:table-cell>
              <table:table-cell office:value-type="float" office:value="11.70715">
                <text:p>11.7071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.35942">
                <text:p>5.35942</text:p>
              </table:table-cell>
              <table:table-cell office:value-type="float" office:value="NaN">
                <text:p>NaN</text:p>
              </table:table-cell>
              <table:table-cell office:value-type="float" office:value="11.64503">
                <text:p>11.6450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.30202">
                <text:p>5.30202</text:p>
              </table:table-cell>
              <table:table-cell office:value-type="float" office:value="NaN">
                <text:p>NaN</text:p>
              </table:table-cell>
              <table:table-cell office:value-type="float" office:value="11.58167">
                <text:p>11.581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.24571">
                <text:p>5.24571</text:p>
              </table:table-cell>
              <table:table-cell office:value-type="float" office:value="NaN">
                <text:p>NaN</text:p>
              </table:table-cell>
              <table:table-cell office:value-type="float" office:value="11.51708">
                <text:p>11.5170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.19052">
                <text:p>5.19052</text:p>
              </table:table-cell>
              <table:table-cell office:value-type="float" office:value="NaN">
                <text:p>NaN</text:p>
              </table:table-cell>
              <table:table-cell office:value-type="float" office:value="11.45128">
                <text:p>11.4512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.13649">
                <text:p>5.13649</text:p>
              </table:table-cell>
              <table:table-cell office:value-type="float" office:value="NaN">
                <text:p>NaN</text:p>
              </table:table-cell>
              <table:table-cell office:value-type="float" office:value="11.38429">
                <text:p>11.3842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.08362">
                <text:p>5.08362</text:p>
              </table:table-cell>
              <table:table-cell office:value-type="float" office:value="NaN">
                <text:p>NaN</text:p>
              </table:table-cell>
              <table:table-cell office:value-type="float" office:value="11.31614">
                <text:p>11.3161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.03196">
                <text:p>5.03196</text:p>
              </table:table-cell>
              <table:table-cell office:value-type="float" office:value="NaN">
                <text:p>NaN</text:p>
              </table:table-cell>
              <table:table-cell office:value-type="float" office:value="11.24684">
                <text:p>11.2468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.98152">
                <text:p>4.98152</text:p>
              </table:table-cell>
              <table:table-cell office:value-type="float" office:value="NaN">
                <text:p>NaN</text:p>
              </table:table-cell>
              <table:table-cell office:value-type="float" office:value="11.17641">
                <text:p>11.1764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.93233">
                <text:p>4.93233</text:p>
              </table:table-cell>
              <table:table-cell office:value-type="float" office:value="NaN">
                <text:p>NaN</text:p>
              </table:table-cell>
              <table:table-cell office:value-type="float" office:value="11.10488">
                <text:p>11.1048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.88442">
                <text:p>4.88442</text:p>
              </table:table-cell>
              <table:table-cell office:value-type="float" office:value="NaN">
                <text:p>NaN</text:p>
              </table:table-cell>
              <table:table-cell office:value-type="float" office:value="11.03226">
                <text:p>11.0322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.8378">
                <text:p>4.8378</text:p>
              </table:table-cell>
              <table:table-cell office:value-type="float" office:value="NaN">
                <text:p>NaN</text:p>
              </table:table-cell>
              <table:table-cell office:value-type="float" office:value="10.95858">
                <text:p>10.9585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.79249">
                <text:p>4.79249</text:p>
              </table:table-cell>
              <table:table-cell office:value-type="float" office:value="NaN">
                <text:p>NaN</text:p>
              </table:table-cell>
              <table:table-cell office:value-type="float" office:value="10.88387">
                <text:p>10.8838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.74853">
                <text:p>4.74853</text:p>
              </table:table-cell>
              <table:table-cell office:value-type="float" office:value="NaN">
                <text:p>NaN</text:p>
              </table:table-cell>
              <table:table-cell office:value-type="float" office:value="10.80815">
                <text:p>10.8081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.70593">
                <text:p>4.70593</text:p>
              </table:table-cell>
              <table:table-cell office:value-type="float" office:value="NaN">
                <text:p>NaN</text:p>
              </table:table-cell>
              <table:table-cell office:value-type="float" office:value="10.73143">
                <text:p>10.7314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.66471">
                <text:p>4.66471</text:p>
              </table:table-cell>
              <table:table-cell office:value-type="float" office:value="NaN">
                <text:p>NaN</text:p>
              </table:table-cell>
              <table:table-cell office:value-type="float" office:value="10.65375">
                <text:p>10.653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.6249">
                <text:p>4.6249</text:p>
              </table:table-cell>
              <table:table-cell office:value-type="float" office:value="NaN">
                <text:p>NaN</text:p>
              </table:table-cell>
              <table:table-cell office:value-type="float" office:value="10.57513">
                <text:p>10.5751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.58652">
                <text:p>4.58652</text:p>
              </table:table-cell>
              <table:table-cell office:value-type="float" office:value="NaN">
                <text:p>NaN</text:p>
              </table:table-cell>
              <table:table-cell office:value-type="float" office:value="10.4956">
                <text:p>10.495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.54959">
                <text:p>4.54959</text:p>
              </table:table-cell>
              <table:table-cell office:value-type="float" office:value="NaN">
                <text:p>NaN</text:p>
              </table:table-cell>
              <table:table-cell office:value-type="float" office:value="10.41517">
                <text:p>10.4151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.51412">
                <text:p>4.51412</text:p>
              </table:table-cell>
              <table:table-cell office:value-type="float" office:value="NaN">
                <text:p>NaN</text:p>
              </table:table-cell>
              <table:table-cell office:value-type="float" office:value="10.33389">
                <text:p>10.3338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.48014">
                <text:p>4.48014</text:p>
              </table:table-cell>
              <table:table-cell office:value-type="float" office:value="NaN">
                <text:p>NaN</text:p>
              </table:table-cell>
              <table:table-cell office:value-type="float" office:value="10.25177">
                <text:p>10.2517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.44766">
                <text:p>4.44766</text:p>
              </table:table-cell>
              <table:table-cell office:value-type="float" office:value="NaN">
                <text:p>NaN</text:p>
              </table:table-cell>
              <table:table-cell office:value-type="float" office:value="10.16884">
                <text:p>10.1688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.41671">
                <text:p>4.41671</text:p>
              </table:table-cell>
              <table:table-cell office:value-type="float" office:value="NaN">
                <text:p>NaN</text:p>
              </table:table-cell>
              <table:table-cell office:value-type="float" office:value="10.08513">
                <text:p>10.0851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.38729">
                <text:p>4.38729</text:p>
              </table:table-cell>
              <table:table-cell office:value-type="float" office:value="NaN">
                <text:p>NaN</text:p>
              </table:table-cell>
              <table:table-cell office:value-type="float" office:value="10.00067">
                <text:p>10.0006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.35944">
                <text:p>4.35944</text:p>
              </table:table-cell>
              <table:table-cell office:value-type="float" office:value="NaN">
                <text:p>NaN</text:p>
              </table:table-cell>
              <table:table-cell office:value-type="float" office:value="9.915489">
                <text:p>9.91548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.33317">
                <text:p>4.33317</text:p>
              </table:table-cell>
              <table:table-cell office:value-type="float" office:value="NaN">
                <text:p>NaN</text:p>
              </table:table-cell>
              <table:table-cell office:value-type="float" office:value="9.829609">
                <text:p>9.82960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.30848">
                <text:p>4.30848</text:p>
              </table:table-cell>
              <table:table-cell office:value-type="float" office:value="NaN">
                <text:p>NaN</text:p>
              </table:table-cell>
              <table:table-cell office:value-type="float" office:value="9.743064">
                <text:p>9.74306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.2854">
                <text:p>4.2854</text:p>
              </table:table-cell>
              <table:table-cell office:value-type="float" office:value="NaN">
                <text:p>NaN</text:p>
              </table:table-cell>
              <table:table-cell office:value-type="float" office:value="9.655882">
                <text:p>9.65588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.26395">
                <text:p>4.26395</text:p>
              </table:table-cell>
              <table:table-cell office:value-type="float" office:value="NaN">
                <text:p>NaN</text:p>
              </table:table-cell>
              <table:table-cell office:value-type="float" office:value="9.568093">
                <text:p>9.56809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.24413">
                <text:p>4.24413</text:p>
              </table:table-cell>
              <table:table-cell office:value-type="float" office:value="NaN">
                <text:p>NaN</text:p>
              </table:table-cell>
              <table:table-cell office:value-type="float" office:value="9.479729">
                <text:p>9.47972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.22597">
                <text:p>4.22597</text:p>
              </table:table-cell>
              <table:table-cell office:value-type="float" office:value="NaN">
                <text:p>NaN</text:p>
              </table:table-cell>
              <table:table-cell office:value-type="float" office:value="9.390819">
                <text:p>9.3908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.20947">
                <text:p>4.20947</text:p>
              </table:table-cell>
              <table:table-cell office:value-type="float" office:value="NaN">
                <text:p>NaN</text:p>
              </table:table-cell>
              <table:table-cell office:value-type="float" office:value="9.301394">
                <text:p>9.30139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.19465">
                <text:p>4.19465</text:p>
              </table:table-cell>
              <table:table-cell office:value-type="float" office:value="NaN">
                <text:p>NaN</text:p>
              </table:table-cell>
              <table:table-cell office:value-type="float" office:value="9.211487">
                <text:p>9.21148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.18152">
                <text:p>4.18152</text:p>
              </table:table-cell>
              <table:table-cell office:value-type="float" office:value="NaN">
                <text:p>NaN</text:p>
              </table:table-cell>
              <table:table-cell office:value-type="float" office:value="9.121127">
                <text:p>9.12112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.1701">
                <text:p>4.1701</text:p>
              </table:table-cell>
              <table:table-cell office:value-type="float" office:value="NaN">
                <text:p>NaN</text:p>
              </table:table-cell>
              <table:table-cell office:value-type="float" office:value="9.0303476">
                <text:p>9.030347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.16038">
                <text:p>4.16038</text:p>
              </table:table-cell>
              <table:table-cell office:value-type="float" office:value="NaN">
                <text:p>NaN</text:p>
              </table:table-cell>
              <table:table-cell office:value-type="float" office:value="8.9391804">
                <text:p>8.939180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.15239">
                <text:p>4.15239</text:p>
              </table:table-cell>
              <table:table-cell office:value-type="float" office:value="NaN">
                <text:p>NaN</text:p>
              </table:table-cell>
              <table:table-cell office:value-type="float" office:value="8.847658">
                <text:p>8.84765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.14614">
                <text:p>4.14614</text:p>
              </table:table-cell>
              <table:table-cell office:value-type="float" office:value="NaN">
                <text:p>NaN</text:p>
              </table:table-cell>
              <table:table-cell office:value-type="float" office:value="8.755813">
                <text:p>8.7558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.14163">
                <text:p>4.14163</text:p>
              </table:table-cell>
              <table:table-cell office:value-type="float" office:value="NaN">
                <text:p>NaN</text:p>
              </table:table-cell>
              <table:table-cell office:value-type="float" office:value="8.663678">
                <text:p>8.66367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.13887">
                <text:p>4.13887</text:p>
              </table:table-cell>
              <table:table-cell office:value-type="float" office:value="NaN">
                <text:p>NaN</text:p>
              </table:table-cell>
              <table:table-cell office:value-type="float" office:value="8.571286">
                <text:p>8.57128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.13787">
                <text:p>4.13787</text:p>
              </table:table-cell>
              <table:table-cell office:value-type="float" office:value="NaN">
                <text:p>NaN</text:p>
              </table:table-cell>
              <table:table-cell office:value-type="float" office:value="8.478671">
                <text:p>8.47867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.13864">
                <text:p>4.13864</text:p>
              </table:table-cell>
              <table:table-cell office:value-type="float" office:value="NaN">
                <text:p>NaN</text:p>
              </table:table-cell>
              <table:table-cell office:value-type="float" office:value="8.385867">
                <text:p>8.38586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.14118">
                <text:p>4.14118</text:p>
              </table:table-cell>
              <table:table-cell office:value-type="float" office:value="NaN">
                <text:p>NaN</text:p>
              </table:table-cell>
              <table:table-cell office:value-type="float" office:value="8.292907">
                <text:p>8.29290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.1455">
                <text:p>4.1455</text:p>
              </table:table-cell>
              <table:table-cell office:value-type="float" office:value="NaN">
                <text:p>NaN</text:p>
              </table:table-cell>
              <table:table-cell office:value-type="float" office:value="8.199825">
                <text:p>8.19982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.15162">
                <text:p>4.15162</text:p>
              </table:table-cell>
              <table:table-cell office:value-type="float" office:value="NaN">
                <text:p>NaN</text:p>
              </table:table-cell>
              <table:table-cell office:value-type="float" office:value="8.106656">
                <text:p>8.1066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.15952">
                <text:p>4.15952</text:p>
              </table:table-cell>
              <table:table-cell office:value-type="float" office:value="NaN">
                <text:p>NaN</text:p>
              </table:table-cell>
              <table:table-cell office:value-type="float" office:value="8.013433">
                <text:p>8.01343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.16921">
                <text:p>4.16921</text:p>
              </table:table-cell>
              <table:table-cell office:value-type="float" office:value="NaN">
                <text:p>NaN</text:p>
              </table:table-cell>
              <table:table-cell office:value-type="float" office:value="7.92019">
                <text:p>7.9201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.18071">
                <text:p>4.18071</text:p>
              </table:table-cell>
              <table:table-cell office:value-type="float" office:value="NaN">
                <text:p>NaN</text:p>
              </table:table-cell>
              <table:table-cell office:value-type="float" office:value="7.82696">
                <text:p>7.8269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.194">
                <text:p>4.194</text:p>
              </table:table-cell>
              <table:table-cell office:value-type="float" office:value="NaN">
                <text:p>NaN</text:p>
              </table:table-cell>
              <table:table-cell office:value-type="float" office:value="7.73379">
                <text:p>7.7337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.2091">
                <text:p>4.2091</text:p>
              </table:table-cell>
              <table:table-cell office:value-type="float" office:value="NaN">
                <text:p>NaN</text:p>
              </table:table-cell>
              <table:table-cell office:value-type="float" office:value="7.6407">
                <text:p>7.640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.22601">
                <text:p>4.22601</text:p>
              </table:table-cell>
              <table:table-cell office:value-type="float" office:value="NaN">
                <text:p>NaN</text:p>
              </table:table-cell>
              <table:table-cell office:value-type="float" office:value="7.54773">
                <text:p>7.5477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.24472">
                <text:p>4.24472</text:p>
              </table:table-cell>
              <table:table-cell office:value-type="float" office:value="NaN">
                <text:p>NaN</text:p>
              </table:table-cell>
              <table:table-cell office:value-type="float" office:value="7.45492">
                <text:p>7.4549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.26523">
                <text:p>4.26523</text:p>
              </table:table-cell>
              <table:table-cell office:value-type="float" office:value="NaN">
                <text:p>NaN</text:p>
              </table:table-cell>
              <table:table-cell office:value-type="float" office:value="7.36229">
                <text:p>7.3622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.28756">
                <text:p>4.28756</text:p>
              </table:table-cell>
              <table:table-cell office:value-type="float" office:value="NaN">
                <text:p>NaN</text:p>
              </table:table-cell>
              <table:table-cell office:value-type="float" office:value="7.26989">
                <text:p>7.2698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.31168">
                <text:p>4.31168</text:p>
              </table:table-cell>
              <table:table-cell office:value-type="float" office:value="NaN">
                <text:p>NaN</text:p>
              </table:table-cell>
              <table:table-cell office:value-type="float" office:value="7.17775">
                <text:p>7.1777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.33761">
                <text:p>4.33761</text:p>
              </table:table-cell>
              <table:table-cell office:value-type="float" office:value="NaN">
                <text:p>NaN</text:p>
              </table:table-cell>
              <table:table-cell office:value-type="float" office:value="7.08591">
                <text:p>7.0859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.36534">
                <text:p>4.36534</text:p>
              </table:table-cell>
              <table:table-cell office:value-type="float" office:value="NaN">
                <text:p>NaN</text:p>
              </table:table-cell>
              <table:table-cell office:value-type="float" office:value="6.9944">
                <text:p>6.994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39486">
                <text:p>4.39486</text:p>
              </table:table-cell>
              <table:table-cell office:value-type="float" office:value="NaN">
                <text:p>NaN</text:p>
              </table:table-cell>
              <table:table-cell office:value-type="float" office:value="6.90326">
                <text:p>6.9032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.42618">
                <text:p>4.42618</text:p>
              </table:table-cell>
              <table:table-cell office:value-type="float" office:value="NaN">
                <text:p>NaN</text:p>
              </table:table-cell>
              <table:table-cell office:value-type="float" office:value="6.81252">
                <text:p>6.8125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.45929">
                <text:p>4.45929</text:p>
              </table:table-cell>
              <table:table-cell office:value-type="float" office:value="NaN">
                <text:p>NaN</text:p>
              </table:table-cell>
              <table:table-cell office:value-type="float" office:value="6.72221">
                <text:p>6.7222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.49417">
                <text:p>4.49417</text:p>
              </table:table-cell>
              <table:table-cell office:value-type="float" office:value="NaN">
                <text:p>NaN</text:p>
              </table:table-cell>
              <table:table-cell office:value-type="float" office:value="6.63238">
                <text:p>6.6323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.53084">
                <text:p>4.53084</text:p>
              </table:table-cell>
              <table:table-cell office:value-type="float" office:value="NaN">
                <text:p>NaN</text:p>
              </table:table-cell>
              <table:table-cell office:value-type="float" office:value="6.54306">
                <text:p>6.5430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.56927">
                <text:p>4.56927</text:p>
              </table:table-cell>
              <table:table-cell office:value-type="float" office:value="NaN">
                <text:p>NaN</text:p>
              </table:table-cell>
              <table:table-cell office:value-type="float" office:value="6.45427">
                <text:p>6.4542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.60946">
                <text:p>4.60946</text:p>
              </table:table-cell>
              <table:table-cell office:value-type="float" office:value="NaN">
                <text:p>NaN</text:p>
              </table:table-cell>
              <table:table-cell office:value-type="float" office:value="6.36607">
                <text:p>6.3660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.65141">
                <text:p>4.65141</text:p>
              </table:table-cell>
              <table:table-cell office:value-type="float" office:value="NaN">
                <text:p>NaN</text:p>
              </table:table-cell>
              <table:table-cell office:value-type="float" office:value="6.27848">
                <text:p>6.2784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.69511">
                <text:p>4.69511</text:p>
              </table:table-cell>
              <table:table-cell office:value-type="float" office:value="NaN">
                <text:p>NaN</text:p>
              </table:table-cell>
              <table:table-cell office:value-type="float" office:value="6.19153">
                <text:p>6.1915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.74054">
                <text:p>4.74054</text:p>
              </table:table-cell>
              <table:table-cell office:value-type="float" office:value="NaN">
                <text:p>NaN</text:p>
              </table:table-cell>
              <table:table-cell office:value-type="float" office:value="6.10527">
                <text:p>6.1052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.78769">
                <text:p>4.78769</text:p>
              </table:table-cell>
              <table:table-cell office:value-type="float" office:value="NaN">
                <text:p>NaN</text:p>
              </table:table-cell>
              <table:table-cell office:value-type="float" office:value="6.01972">
                <text:p>6.0197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.83656">
                <text:p>4.83656</text:p>
              </table:table-cell>
              <table:table-cell office:value-type="float" office:value="NaN">
                <text:p>NaN</text:p>
              </table:table-cell>
              <table:table-cell office:value-type="float" office:value="5.93493">
                <text:p>5.9349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.88713">
                <text:p>4.88713</text:p>
              </table:table-cell>
              <table:table-cell office:value-type="float" office:value="NaN">
                <text:p>NaN</text:p>
              </table:table-cell>
              <table:table-cell office:value-type="float" office:value="5.85092">
                <text:p>5.8509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.93939">
                <text:p>4.93939</text:p>
              </table:table-cell>
              <table:table-cell office:value-type="float" office:value="NaN">
                <text:p>NaN</text:p>
              </table:table-cell>
              <table:table-cell office:value-type="float" office:value="5.76773">
                <text:p>5.7677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.99333">
                <text:p>4.99333</text:p>
              </table:table-cell>
              <table:table-cell office:value-type="float" office:value="NaN">
                <text:p>NaN</text:p>
              </table:table-cell>
              <table:table-cell office:value-type="float" office:value="5.6854">
                <text:p>5.685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.04893">
                <text:p>5.04893</text:p>
              </table:table-cell>
              <table:table-cell office:value-type="float" office:value="NaN">
                <text:p>NaN</text:p>
              </table:table-cell>
              <table:table-cell office:value-type="float" office:value="5.60395">
                <text:p>5.6039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.10619">
                <text:p>5.10619</text:p>
              </table:table-cell>
              <table:table-cell office:value-type="float" office:value="NaN">
                <text:p>NaN</text:p>
              </table:table-cell>
              <table:table-cell office:value-type="float" office:value="5.52342">
                <text:p>5.5234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.16507">
                <text:p>5.16507</text:p>
              </table:table-cell>
              <table:table-cell office:value-type="float" office:value="NaN">
                <text:p>NaN</text:p>
              </table:table-cell>
              <table:table-cell office:value-type="float" office:value="5.44384">
                <text:p>5.4438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.22558">
                <text:p>5.22558</text:p>
              </table:table-cell>
              <table:table-cell office:value-type="float" office:value="NaN">
                <text:p>NaN</text:p>
              </table:table-cell>
              <table:table-cell office:value-type="float" office:value="5.36526">
                <text:p>5.3652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.28769">
                <text:p>5.28769</text:p>
              </table:table-cell>
              <table:table-cell office:value-type="float" office:value="NaN">
                <text:p>NaN</text:p>
              </table:table-cell>
              <table:table-cell office:value-type="float" office:value="5.28769">
                <text:p>5.2876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.35138">
                <text:p>5.35138</text:p>
              </table:table-cell>
              <table:table-cell office:value-type="float" office:value="NaN">
                <text:p>NaN</text:p>
              </table:table-cell>
              <table:table-cell office:value-type="float" office:value="5.21117">
                <text:p>5.2111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.41665">
                <text:p>5.41665</text:p>
              </table:table-cell>
              <table:table-cell office:value-type="float" office:value="NaN">
                <text:p>NaN</text:p>
              </table:table-cell>
              <table:table-cell office:value-type="float" office:value="5.13574">
                <text:p>5.1357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.48346">
                <text:p>5.48346</text:p>
              </table:table-cell>
              <table:table-cell office:value-type="float" office:value="NaN">
                <text:p>NaN</text:p>
              </table:table-cell>
              <table:table-cell office:value-type="float" office:value="5.06143">
                <text:p>5.0614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.5518">
                <text:p>5.5518</text:p>
              </table:table-cell>
              <table:table-cell office:value-type="float" office:value="NaN">
                <text:p>NaN</text:p>
              </table:table-cell>
              <table:table-cell office:value-type="float" office:value="4.98827">
                <text:p>4.9882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.62165">
                <text:p>5.62165</text:p>
              </table:table-cell>
              <table:table-cell office:value-type="float" office:value="NaN">
                <text:p>NaN</text:p>
              </table:table-cell>
              <table:table-cell office:value-type="float" office:value="4.91628">
                <text:p>4.9162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.693">
                <text:p>5.693</text:p>
              </table:table-cell>
              <table:table-cell office:value-type="float" office:value="NaN">
                <text:p>NaN</text:p>
              </table:table-cell>
              <table:table-cell office:value-type="float" office:value="4.8455">
                <text:p>4.84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.76581">
                <text:p>5.76581</text:p>
              </table:table-cell>
              <table:table-cell office:value-type="float" office:value="NaN">
                <text:p>NaN</text:p>
              </table:table-cell>
              <table:table-cell office:value-type="float" office:value="4.77597">
                <text:p>4.7759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.84007">
                <text:p>5.84007</text:p>
              </table:table-cell>
              <table:table-cell office:value-type="float" office:value="NaN">
                <text:p>NaN</text:p>
              </table:table-cell>
              <table:table-cell office:value-type="float" office:value="4.70771">
                <text:p>4.7077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.91576">
                <text:p>5.91576</text:p>
              </table:table-cell>
              <table:table-cell office:value-type="float" office:value="NaN">
                <text:p>NaN</text:p>
              </table:table-cell>
              <table:table-cell office:value-type="float" office:value="4.64075">
                <text:p>4.6407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.99285">
                <text:p>5.99285</text:p>
              </table:table-cell>
              <table:table-cell office:value-type="float" office:value="NaN">
                <text:p>NaN</text:p>
              </table:table-cell>
              <table:table-cell office:value-type="float" office:value="4.57512">
                <text:p>4.5751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.07133">
                <text:p>6.07133</text:p>
              </table:table-cell>
              <table:table-cell office:value-type="float" office:value="NaN">
                <text:p>NaN</text:p>
              </table:table-cell>
              <table:table-cell office:value-type="float" office:value="4.51085">
                <text:p>4.5108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.15115">
                <text:p>6.15115</text:p>
              </table:table-cell>
              <table:table-cell office:value-type="float" office:value="NaN">
                <text:p>NaN</text:p>
              </table:table-cell>
              <table:table-cell office:value-type="float" office:value="4.44797">
                <text:p>4.4479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.23232">
                <text:p>6.23232</text:p>
              </table:table-cell>
              <table:table-cell office:value-type="float" office:value="NaN">
                <text:p>NaN</text:p>
              </table:table-cell>
              <table:table-cell office:value-type="float" office:value="4.38651">
                <text:p>4.3865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.31478">
                <text:p>6.31478</text:p>
              </table:table-cell>
              <table:table-cell office:value-type="float" office:value="NaN">
                <text:p>NaN</text:p>
              </table:table-cell>
              <table:table-cell office:value-type="float" office:value="4.32649">
                <text:p>4.3264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.39853">
                <text:p>6.39853</text:p>
              </table:table-cell>
              <table:table-cell office:value-type="float" office:value="NaN">
                <text:p>NaN</text:p>
              </table:table-cell>
              <table:table-cell office:value-type="float" office:value="4.26794">
                <text:p>4.2679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.48353">
                <text:p>6.48353</text:p>
              </table:table-cell>
              <table:table-cell office:value-type="float" office:value="NaN">
                <text:p>NaN</text:p>
              </table:table-cell>
              <table:table-cell office:value-type="float" office:value="4.2109">
                <text:p>4.210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.56976">
                <text:p>6.56976</text:p>
              </table:table-cell>
              <table:table-cell office:value-type="float" office:value="NaN">
                <text:p>NaN</text:p>
              </table:table-cell>
              <table:table-cell office:value-type="float" office:value="4.15538">
                <text:p>4.1553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.65719">
                <text:p>6.65719</text:p>
              </table:table-cell>
              <table:table-cell office:value-type="float" office:value="NaN">
                <text:p>NaN</text:p>
              </table:table-cell>
              <table:table-cell office:value-type="float" office:value="4.10141">
                <text:p>4.1014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.7458">
                <text:p>6.7458</text:p>
              </table:table-cell>
              <table:table-cell office:value-type="float" office:value="NaN">
                <text:p>NaN</text:p>
              </table:table-cell>
              <table:table-cell office:value-type="float" office:value="4.04902">
                <text:p>4.0490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.83554">
                <text:p>6.83554</text:p>
              </table:table-cell>
              <table:table-cell office:value-type="float" office:value="NaN">
                <text:p>NaN</text:p>
              </table:table-cell>
              <table:table-cell office:value-type="float" office:value="3.99824">
                <text:p>3.9982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.92641">
                <text:p>6.92641</text:p>
              </table:table-cell>
              <table:table-cell office:value-type="float" office:value="NaN">
                <text:p>NaN</text:p>
              </table:table-cell>
              <table:table-cell office:value-type="float" office:value="3.94908">
                <text:p>3.9490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.01835">
                <text:p>7.01835</text:p>
              </table:table-cell>
              <table:table-cell office:value-type="float" office:value="NaN">
                <text:p>NaN</text:p>
              </table:table-cell>
              <table:table-cell office:value-type="float" office:value="3.90157">
                <text:p>3.9015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.11136">
                <text:p>7.11136</text:p>
              </table:table-cell>
              <table:table-cell office:value-type="float" office:value="NaN">
                <text:p>NaN</text:p>
              </table:table-cell>
              <table:table-cell office:value-type="float" office:value="3.85574">
                <text:p>3.8557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.20538">
                <text:p>7.20538</text:p>
              </table:table-cell>
              <table:table-cell office:value-type="float" office:value="NaN">
                <text:p>NaN</text:p>
              </table:table-cell>
              <table:table-cell office:value-type="float" office:value="3.8116">
                <text:p>3.81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.30041">
                <text:p>7.30041</text:p>
              </table:table-cell>
              <table:table-cell office:value-type="float" office:value="NaN">
                <text:p>NaN</text:p>
              </table:table-cell>
              <table:table-cell office:value-type="float" office:value="3.76919">
                <text:p>3.7691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.39639">
                <text:p>7.39639</text:p>
              </table:table-cell>
              <table:table-cell office:value-type="float" office:value="NaN">
                <text:p>NaN</text:p>
              </table:table-cell>
              <table:table-cell office:value-type="float" office:value="3.72852">
                <text:p>3.7285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.49331">
                <text:p>7.49331</text:p>
              </table:table-cell>
              <table:table-cell office:value-type="float" office:value="NaN">
                <text:p>NaN</text:p>
              </table:table-cell>
              <table:table-cell office:value-type="float" office:value="3.68961">
                <text:p>3.6896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.59112">
                <text:p>7.59112</text:p>
              </table:table-cell>
              <table:table-cell office:value-type="float" office:value="NaN">
                <text:p>NaN</text:p>
              </table:table-cell>
              <table:table-cell office:value-type="float" office:value="3.65248">
                <text:p>3.6524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.6898">
                <text:p>7.6898</text:p>
              </table:table-cell>
              <table:table-cell office:value-type="float" office:value="NaN">
                <text:p>NaN</text:p>
              </table:table-cell>
              <table:table-cell office:value-type="float" office:value="3.61716">
                <text:p>3.617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.7893">
                <text:p>7.7893</text:p>
              </table:table-cell>
              <table:table-cell office:value-type="float" office:value="NaN">
                <text:p>NaN</text:p>
              </table:table-cell>
              <table:table-cell office:value-type="float" office:value="3.58366">
                <text:p>3.5836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.88961">
                <text:p>7.88961</text:p>
              </table:table-cell>
              <table:table-cell office:value-type="float" office:value="NaN">
                <text:p>NaN</text:p>
              </table:table-cell>
              <table:table-cell office:value-type="float" office:value="3.55201">
                <text:p>3.5520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.99068">
                <text:p>7.99068</text:p>
              </table:table-cell>
              <table:table-cell office:value-type="float" office:value="NaN">
                <text:p>NaN</text:p>
              </table:table-cell>
              <table:table-cell office:value-type="float" office:value="3.52221">
                <text:p>3.5222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.092485">
                <text:p>8.092485</text:p>
              </table:table-cell>
              <table:table-cell office:value-type="float" office:value="NaN">
                <text:p>NaN</text:p>
              </table:table-cell>
              <table:table-cell office:value-type="float" office:value="3.49429">
                <text:p>3.4942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.19498">
                <text:p>8.19498</text:p>
              </table:table-cell>
              <table:table-cell office:value-type="float" office:value="NaN">
                <text:p>NaN</text:p>
              </table:table-cell>
              <table:table-cell office:value-type="float" office:value="3.46827">
                <text:p>3.4682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.298134">
                <text:p>8.298134</text:p>
              </table:table-cell>
              <table:table-cell office:value-type="float" office:value="NaN">
                <text:p>NaN</text:p>
              </table:table-cell>
              <table:table-cell office:value-type="float" office:value="3.44416">
                <text:p>3.4441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.401911">
                <text:p>8.401911</text:p>
              </table:table-cell>
              <table:table-cell office:value-type="float" office:value="NaN">
                <text:p>NaN</text:p>
              </table:table-cell>
              <table:table-cell office:value-type="float" office:value="3.42197">
                <text:p>3.4219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.506276">
                <text:p>8.506276</text:p>
              </table:table-cell>
              <table:table-cell office:value-type="float" office:value="NaN">
                <text:p>NaN</text:p>
              </table:table-cell>
              <table:table-cell office:value-type="float" office:value="3.40173">
                <text:p>3.4017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.611192">
                <text:p>8.611192</text:p>
              </table:table-cell>
              <table:table-cell office:value-type="float" office:value="NaN">
                <text:p>NaN</text:p>
              </table:table-cell>
              <table:table-cell office:value-type="float" office:value="3.38344">
                <text:p>3.3834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.716622">
                <text:p>8.716622</text:p>
              </table:table-cell>
              <table:table-cell office:value-type="float" office:value="NaN">
                <text:p>NaN</text:p>
              </table:table-cell>
              <table:table-cell office:value-type="float" office:value="3.36712">
                <text:p>3.3671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.822529">
                <text:p>8.822529</text:p>
              </table:table-cell>
              <table:table-cell office:value-type="float" office:value="NaN">
                <text:p>NaN</text:p>
              </table:table-cell>
              <table:table-cell office:value-type="float" office:value="3.35279">
                <text:p>3.3527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.9288762">
                <text:p>8.9288762</text:p>
              </table:table-cell>
              <table:table-cell office:value-type="float" office:value="NaN">
                <text:p>NaN</text:p>
              </table:table-cell>
              <table:table-cell office:value-type="float" office:value="3.34045">
                <text:p>3.340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0356254">
                <text:p>9.0356254</text:p>
              </table:table-cell>
              <table:table-cell office:value-type="float" office:value="NaN">
                <text:p>NaN</text:p>
              </table:table-cell>
              <table:table-cell office:value-type="float" office:value="3.33011">
                <text:p>3.330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42739">
                <text:p>9.142739</text:p>
              </table:table-cell>
              <table:table-cell office:value-type="float" office:value="NaN">
                <text:p>NaN</text:p>
              </table:table-cell>
              <table:table-cell office:value-type="float" office:value="3.32179">
                <text:p>3.3217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50179">
                <text:p>9.250179</text:p>
              </table:table-cell>
              <table:table-cell office:value-type="float" office:value="NaN">
                <text:p>NaN</text:p>
              </table:table-cell>
              <table:table-cell office:value-type="float" office:value="3.3155">
                <text:p>3.315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357906">
                <text:p>9.357906</text:p>
              </table:table-cell>
              <table:table-cell office:value-type="float" office:value="NaN">
                <text:p>NaN</text:p>
              </table:table-cell>
              <table:table-cell office:value-type="float" office:value="3.31125">
                <text:p>3.3112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465882">
                <text:p>9.465882</text:p>
              </table:table-cell>
              <table:table-cell office:value-type="float" office:value="NaN">
                <text:p>NaN</text:p>
              </table:table-cell>
              <table:table-cell office:value-type="float" office:value="3.30904">
                <text:p>3.3090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574069">
                <text:p>9.574069</text:p>
              </table:table-cell>
              <table:table-cell office:value-type="float" office:value="NaN">
                <text:p>NaN</text:p>
              </table:table-cell>
              <table:table-cell office:value-type="float" office:value="3.30888">
                <text:p>3.3088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682427">
                <text:p>9.682427</text:p>
              </table:table-cell>
              <table:table-cell office:value-type="float" office:value="NaN">
                <text:p>NaN</text:p>
              </table:table-cell>
              <table:table-cell office:value-type="float" office:value="3.31078">
                <text:p>3.3107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790916">
                <text:p>9.790916</text:p>
              </table:table-cell>
              <table:table-cell office:value-type="float" office:value="NaN">
                <text:p>NaN</text:p>
              </table:table-cell>
              <table:table-cell office:value-type="float" office:value="3.31475">
                <text:p>3.3147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899498">
                <text:p>9.899498</text:p>
              </table:table-cell>
              <table:table-cell office:value-type="float" office:value="NaN">
                <text:p>NaN</text:p>
              </table:table-cell>
              <table:table-cell office:value-type="float" office:value="3.32079">
                <text:p>3.3207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.00813">
                <text:p>10.00813</text:p>
              </table:table-cell>
              <table:table-cell office:value-type="float" office:value="NaN">
                <text:p>NaN</text:p>
              </table:table-cell>
              <table:table-cell office:value-type="float" office:value="3.32891">
                <text:p>3.3289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.11678">
                <text:p>10.11678</text:p>
              </table:table-cell>
              <table:table-cell office:value-type="float" office:value="NaN">
                <text:p>NaN</text:p>
              </table:table-cell>
              <table:table-cell office:value-type="float" office:value="3.33911">
                <text:p>3.3391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.2254">
                <text:p>10.2254</text:p>
              </table:table-cell>
              <table:table-cell office:value-type="float" office:value="NaN">
                <text:p>NaN</text:p>
              </table:table-cell>
              <table:table-cell office:value-type="float" office:value="3.35139">
                <text:p>3.3513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.33395">
                <text:p>10.33395</text:p>
              </table:table-cell>
              <table:table-cell office:value-type="float" office:value="NaN">
                <text:p>NaN</text:p>
              </table:table-cell>
              <table:table-cell office:value-type="float" office:value="3.36576">
                <text:p>3.3657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.4424">
                <text:p>10.4424</text:p>
              </table:table-cell>
              <table:table-cell office:value-type="float" office:value="NaN">
                <text:p>NaN</text:p>
              </table:table-cell>
              <table:table-cell office:value-type="float" office:value="3.38222">
                <text:p>3.3822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.5507">
                <text:p>10.5507</text:p>
              </table:table-cell>
              <table:table-cell office:value-type="float" office:value="NaN">
                <text:p>NaN</text:p>
              </table:table-cell>
              <table:table-cell office:value-type="float" office:value="3.40077">
                <text:p>3.4007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.65881">
                <text:p>10.65881</text:p>
              </table:table-cell>
              <table:table-cell office:value-type="float" office:value="NaN">
                <text:p>NaN</text:p>
              </table:table-cell>
              <table:table-cell office:value-type="float" office:value="3.4214">
                <text:p>3.421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.7667">
                <text:p>10.7667</text:p>
              </table:table-cell>
              <table:table-cell office:value-type="float" office:value="NaN">
                <text:p>NaN</text:p>
              </table:table-cell>
              <table:table-cell office:value-type="float" office:value="3.44413">
                <text:p>3.4441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.87431">
                <text:p>10.87431</text:p>
              </table:table-cell>
              <table:table-cell office:value-type="float" office:value="NaN">
                <text:p>NaN</text:p>
              </table:table-cell>
              <table:table-cell office:value-type="float" office:value="3.46895">
                <text:p>3.4689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.98162">
                <text:p>10.98162</text:p>
              </table:table-cell>
              <table:table-cell office:value-type="float" office:value="NaN">
                <text:p>NaN</text:p>
              </table:table-cell>
              <table:table-cell office:value-type="float" office:value="3.49585">
                <text:p>3.4958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1.08857">
                <text:p>11.08857</text:p>
              </table:table-cell>
              <table:table-cell office:value-type="float" office:value="NaN">
                <text:p>NaN</text:p>
              </table:table-cell>
              <table:table-cell office:value-type="float" office:value="3.52483">
                <text:p>3.5248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1.19514">
                <text:p>11.19514</text:p>
              </table:table-cell>
              <table:table-cell office:value-type="float" office:value="NaN">
                <text:p>NaN</text:p>
              </table:table-cell>
              <table:table-cell office:value-type="float" office:value="3.5559">
                <text:p>3.555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.30128">
                <text:p>11.30128</text:p>
              </table:table-cell>
              <table:table-cell office:value-type="float" office:value="NaN">
                <text:p>NaN</text:p>
              </table:table-cell>
              <table:table-cell office:value-type="float" office:value="3.58904">
                <text:p>3.5890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.40694">
                <text:p>11.40694</text:p>
              </table:table-cell>
              <table:table-cell office:value-type="float" office:value="NaN">
                <text:p>NaN</text:p>
              </table:table-cell>
              <table:table-cell office:value-type="float" office:value="3.62425">
                <text:p>3.6242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.5121">
                <text:p>11.5121</text:p>
              </table:table-cell>
              <table:table-cell office:value-type="float" office:value="NaN">
                <text:p>NaN</text:p>
              </table:table-cell>
              <table:table-cell office:value-type="float" office:value="3.66152">
                <text:p>3.6615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.6167">
                <text:p>11.6167</text:p>
              </table:table-cell>
              <table:table-cell office:value-type="float" office:value="NaN">
                <text:p>NaN</text:p>
              </table:table-cell>
              <table:table-cell office:value-type="float" office:value="3.70085">
                <text:p>3.7008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.72071">
                <text:p>11.72071</text:p>
              </table:table-cell>
              <table:table-cell office:value-type="float" office:value="NaN">
                <text:p>NaN</text:p>
              </table:table-cell>
              <table:table-cell office:value-type="float" office:value="3.74223">
                <text:p>3.7422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.82409">
                <text:p>11.82409</text:p>
              </table:table-cell>
              <table:table-cell office:value-type="float" office:value="NaN">
                <text:p>NaN</text:p>
              </table:table-cell>
              <table:table-cell office:value-type="float" office:value="3.78565">
                <text:p>3.7856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.9268">
                <text:p>11.9268</text:p>
              </table:table-cell>
              <table:table-cell office:value-type="float" office:value="NaN">
                <text:p>NaN</text:p>
              </table:table-cell>
              <table:table-cell office:value-type="float" office:value="3.83111">
                <text:p>3.831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2.0288">
                <text:p>12.0288</text:p>
              </table:table-cell>
              <table:table-cell office:value-type="float" office:value="NaN">
                <text:p>NaN</text:p>
              </table:table-cell>
              <table:table-cell office:value-type="float" office:value="3.87858">
                <text:p>3.8785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2.13004">
                <text:p>12.13004</text:p>
              </table:table-cell>
              <table:table-cell office:value-type="float" office:value="NaN">
                <text:p>NaN</text:p>
              </table:table-cell>
              <table:table-cell office:value-type="float" office:value="3.92807">
                <text:p>3.9280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.23049">
                <text:p>12.23049</text:p>
              </table:table-cell>
              <table:table-cell office:value-type="float" office:value="NaN">
                <text:p>NaN</text:p>
              </table:table-cell>
              <table:table-cell office:value-type="float" office:value="3.97956">
                <text:p>3.9795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2.33012">
                <text:p>12.33012</text:p>
              </table:table-cell>
              <table:table-cell office:value-type="float" office:value="4.03304">
                <text:p>4.03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2.42887">
                <text:p>12.42887</text:p>
              </table:table-cell>
              <table:table-cell office:value-type="float" office:value="4.08849">
                <text:p>4.08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2.52671">
                <text:p>12.52671</text:p>
              </table:table-cell>
              <table:table-cell office:value-type="float" office:value="4.1459">
                <text:p>4.1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2.62361">
                <text:p>12.62361</text:p>
              </table:table-cell>
              <table:table-cell office:value-type="float" office:value="4.20526">
                <text:p>4.20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2.71951">
                <text:p>12.71951</text:p>
              </table:table-cell>
              <table:table-cell office:value-type="float" office:value="4.26654">
                <text:p>4.26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.8144">
                <text:p>12.8144</text:p>
              </table:table-cell>
              <table:table-cell office:value-type="float" office:value="4.32975">
                <text:p>4.32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2.90822">
                <text:p>12.90822</text:p>
              </table:table-cell>
              <table:table-cell office:value-type="float" office:value="4.39485">
                <text:p>4.39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3.00094">
                <text:p>13.00094</text:p>
              </table:table-cell>
              <table:table-cell office:value-type="float" office:value="4.46183">
                <text:p>4.46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3.09252">
                <text:p>13.09252</text:p>
              </table:table-cell>
              <table:table-cell office:value-type="float" office:value="4.53067">
                <text:p>4.53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3.18292">
                <text:p>13.18292</text:p>
              </table:table-cell>
              <table:table-cell office:value-type="float" office:value="4.60136">
                <text:p>4.60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3.27211">
                <text:p>13.27211</text:p>
              </table:table-cell>
              <table:table-cell office:value-type="float" office:value="4.67386">
                <text:p>4.67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3.36005">
                <text:p>13.36005</text:p>
              </table:table-cell>
              <table:table-cell office:value-type="float" office:value="4.74817">
                <text:p>4.74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3.44671">
                <text:p>13.44671</text:p>
              </table:table-cell>
              <table:table-cell office:value-type="float" office:value="4.82426">
                <text:p>4.82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3.53204">
                <text:p>13.53204</text:p>
              </table:table-cell>
              <table:table-cell office:value-type="float" office:value="4.90211">
                <text:p>4.90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3.61602">
                <text:p>13.61602</text:p>
              </table:table-cell>
              <table:table-cell office:value-type="float" office:value="4.9817">
                <text:p>4.9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3.6986">
                <text:p>13.6986</text:p>
              </table:table-cell>
              <table:table-cell office:value-type="float" office:value="5.06299">
                <text:p>5.06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3.77976">
                <text:p>13.77976</text:p>
              </table:table-cell>
              <table:table-cell office:value-type="float" office:value="5.14598">
                <text:p>5.14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3.85945">
                <text:p>13.85945</text:p>
              </table:table-cell>
              <table:table-cell office:value-type="float" office:value="5.23062">
                <text:p>5.23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3.93765">
                <text:p>13.93765</text:p>
              </table:table-cell>
              <table:table-cell office:value-type="float" office:value="5.31691">
                <text:p>5.31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4.01432">
                <text:p>14.01432</text:p>
              </table:table-cell>
              <table:table-cell office:value-type="float" office:value="5.4048">
                <text:p>5.4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.08943">
                <text:p>14.08943</text:p>
              </table:table-cell>
              <table:table-cell office:value-type="float" office:value="5.49428">
                <text:p>5.49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4.16295">
                <text:p>14.16295</text:p>
              </table:table-cell>
              <table:table-cell office:value-type="float" office:value="5.58531">
                <text:p>5.58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.23483">
                <text:p>14.23483</text:p>
              </table:table-cell>
              <table:table-cell office:value-type="float" office:value="5.67787">
                <text:p>5.67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4.30506">
                <text:p>14.30506</text:p>
              </table:table-cell>
              <table:table-cell office:value-type="float" office:value="5.77193">
                <text:p>5.77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4.3736">
                <text:p>14.3736</text:p>
              </table:table-cell>
              <table:table-cell office:value-type="float" office:value="5.86746">
                <text:p>5.86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4.44042">
                <text:p>14.44042</text:p>
              </table:table-cell>
              <table:table-cell office:value-type="float" office:value="5.96443">
                <text:p>5.96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4.5055">
                <text:p>14.5055</text:p>
              </table:table-cell>
              <table:table-cell office:value-type="float" office:value="6.06281">
                <text:p>6.0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4.56879">
                <text:p>14.56879</text:p>
              </table:table-cell>
              <table:table-cell office:value-type="float" office:value="6.16256">
                <text:p>6.16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4.63028">
                <text:p>14.63028</text:p>
              </table:table-cell>
              <table:table-cell office:value-type="float" office:value="6.26366">
                <text:p>6.26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4.68993">
                <text:p>14.68993</text:p>
              </table:table-cell>
              <table:table-cell office:value-type="float" office:value="6.36606">
                <text:p>6.36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4.74771">
                <text:p>14.74771</text:p>
              </table:table-cell>
              <table:table-cell office:value-type="float" office:value="6.46975">
                <text:p>6.46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4.80361">
                <text:p>14.80361</text:p>
              </table:table-cell>
              <table:table-cell office:value-type="float" office:value="6.57468">
                <text:p>6.57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4.85759">
                <text:p>14.85759</text:p>
              </table:table-cell>
              <table:table-cell office:value-type="float" office:value="6.68082">
                <text:p>6.68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4.90963">
                <text:p>14.90963</text:p>
              </table:table-cell>
              <table:table-cell office:value-type="float" office:value="6.78813">
                <text:p>6.78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.9597">
                <text:p>14.9597</text:p>
              </table:table-cell>
              <table:table-cell office:value-type="float" office:value="6.89658">
                <text:p>6.89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.00778">
                <text:p>15.00778</text:p>
              </table:table-cell>
              <table:table-cell office:value-type="float" office:value="7.00614">
                <text:p>7.00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.05384">
                <text:p>15.05384</text:p>
              </table:table-cell>
              <table:table-cell office:value-type="float" office:value="7.11676">
                <text:p>7.11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.09787">
                <text:p>15.09787</text:p>
              </table:table-cell>
              <table:table-cell office:value-type="float" office:value="7.22841">
                <text:p>7.22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.13983">
                <text:p>15.13983</text:p>
              </table:table-cell>
              <table:table-cell office:value-type="float" office:value="7.34105">
                <text:p>7.34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.17971">
                <text:p>15.17971</text:p>
              </table:table-cell>
              <table:table-cell office:value-type="float" office:value="7.45464">
                <text:p>7.45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.21748">
                <text:p>15.21748</text:p>
              </table:table-cell>
              <table:table-cell office:value-type="float" office:value="7.56915">
                <text:p>7.56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.25313">
                <text:p>15.25313</text:p>
              </table:table-cell>
              <table:table-cell office:value-type="float" office:value="7.68454">
                <text:p>7.68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.28664">
                <text:p>15.28664</text:p>
              </table:table-cell>
              <table:table-cell office:value-type="float" office:value="7.80076">
                <text:p>7.80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.31798">
                <text:p>15.31798</text:p>
              </table:table-cell>
              <table:table-cell office:value-type="float" office:value="7.91778">
                <text:p>7.91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.34714">
                <text:p>15.34714</text:p>
              </table:table-cell>
              <table:table-cell office:value-type="float" office:value="8.035552">
                <text:p>8.035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.37411">
                <text:p>15.37411</text:p>
              </table:table-cell>
              <table:table-cell office:value-type="float" office:value="8.154041">
                <text:p>8.154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.39886">
                <text:p>15.39886</text:p>
              </table:table-cell>
              <table:table-cell office:value-type="float" office:value="8.273205">
                <text:p>8.273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.42137">
                <text:p>15.42137</text:p>
              </table:table-cell>
              <table:table-cell office:value-type="float" office:value="8.393001">
                <text:p>8.393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.44165">
                <text:p>15.44165</text:p>
              </table:table-cell>
              <table:table-cell office:value-type="float" office:value="8.513389">
                <text:p>8.513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.45966">
                <text:p>15.45966</text:p>
              </table:table-cell>
              <table:table-cell office:value-type="float" office:value="8.634325">
                <text:p>8.634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.4754">
                <text:p>15.4754</text:p>
              </table:table-cell>
              <table:table-cell office:value-type="float" office:value="8.755768">
                <text:p>8.75576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